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text-align="center" style:justify-single-word="false"/>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6"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7" style:family="paragraph" style:parent-style-name="Standard">
      <style:paragraph-properties fo:margin-left="0.741cm" fo:margin-right="0cm" fo:text-indent="0cm" style:auto-text-indent="false"/>
    </style:style>
    <style:style style:name="P88"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9"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cm" style:auto-text-indent="false"/>
      <style:text-properties style:font-name="宋体1" style:font-name-asian="宋体1"/>
    </style:style>
    <style:style style:name="P98"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0"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1"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2" style:family="paragraph" style:parent-style-name="Table_20_Contents">
      <style:text-properties style:font-name="Courier New1" fo:font-weight="bold" style:font-name-asian="Courier New1" style:font-weight-asian="bold"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4" style:family="paragraph" style:parent-style-name="Table_20_Contents">
      <style:text-properties style:font-name="Courier New1" fo:font-weight="bold" style:font-name-asian="Courier New1" style:font-weight-asian="bold" style:font-name-complex="Courier New" style:font-weight-complex="bold"/>
    </style:style>
    <style:style style:name="P10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6" style:family="paragraph" style:parent-style-name="Table_20_Contents">
      <style:text-properties style:font-name="Courier New1" fo:font-weight="bold" style:font-name-asian="宋体1" style:font-weight-asian="bold" style:font-name-complex="Courier New" style:font-weight-complex="bold"/>
    </style:style>
    <style:style style:name="P107"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9"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1"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2" style:family="paragraph" style:parent-style-name="Table_20_Contents">
      <style:text-properties style:font-name="Times New Roman" style:font-name-asian="宋体1" style:font-name-complex="Courier New" style:font-size-complex="10.5pt"/>
    </style:style>
    <style:style style:name="P113" style:family="paragraph" style:parent-style-name="Table_20_Contents">
      <style:text-properties style:font-name="Times New Roman" style:font-name-asian="Times New Roman"/>
    </style:style>
    <style:style style:name="P114" style:family="paragraph" style:parent-style-name="Table_20_Contents">
      <style:text-properties style:font-name="宋体1" style:font-name-asian="宋体1"/>
    </style:style>
    <style:style style:name="P115" style:family="paragraph" style:parent-style-name="Table_20_Contents">
      <style:text-properties style:font-name="宋体1" style:font-name-asian="宋体1" style:font-name-complex="Courier New" style:font-size-complex="10.5pt"/>
    </style:style>
    <style:style style:name="P116"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7" style:family="paragraph" style:parent-style-name="Table_20_Contents">
      <style:paragraph-properties fo:text-align="center" style:justify-single-word="false"/>
    </style:style>
    <style:style style:name="P118"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9" style:family="paragraph" style:parent-style-name="Standard">
      <style:paragraph-properties fo:margin-left="0.185cm" fo:margin-right="0cm" fo:text-indent="-0.185cm" style:auto-text-indent="false"/>
      <style:text-properties style:font-name="宋体1" style:font-name-asian="宋体1"/>
    </style:style>
    <style:style style:name="P120"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21" style:family="paragraph" style:parent-style-name="Contents_20_2">
      <style:paragraph-properties>
        <style:tab-stops>
          <style:tab-stop style:position="19.006cm" style:type="right" style:leader-style="dotted" style:leader-text="."/>
        </style:tab-stops>
      </style:paragraph-properties>
    </style:style>
    <style:style style:name="P122" style:family="paragraph" style:parent-style-name="Contents_20_1">
      <style:paragraph-properties>
        <style:tab-stops>
          <style:tab-stop style:position="19.006cm" style:type="right" style:leader-style="dotted" style:leader-text="."/>
        </style:tab-stops>
      </style:paragraph-properties>
    </style:style>
    <style:style style:name="P123" style:family="paragraph" style:parent-style-name="Contents_20_3">
      <style:paragraph-properties>
        <style:tab-stops>
          <style:tab-stop style:position="19.006cm" style:type="right" style:leader-style="dotted" style:leader-text="."/>
        </style:tab-stops>
      </style:paragraph-properties>
    </style:style>
    <style:style style:name="P124"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2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6"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33"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4"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5"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6"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7"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8"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9"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8"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9"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60"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61"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2"/>
    <style:style style:name="P190" style:family="paragraph" style:parent-style-name="Standard" style:list-style-name="L12">
      <style:text-properties style:font-name="宋体1" style:font-name-asian="宋体1"/>
    </style:style>
    <style:style style:name="P191" style:family="paragraph" style:parent-style-name="Standard" style:list-style-name="L13">
      <style:text-properties style:font-name="宋体1" style:font-name-asian="宋体1"/>
    </style:style>
    <style:style style:name="P192" style:family="paragraph" style:parent-style-name="Standard" style:list-style-name="L15">
      <style:text-properties style:font-name="宋体1" style:font-name-asian="宋体1"/>
    </style:style>
    <style:style style:name="P193" style:family="paragraph" style:parent-style-name="Standard" style:list-style-name="L19">
      <style:text-properties style:font-name="宋体1" style:font-name-asian="宋体1" style:font-name-complex="Courier New" style:font-size-complex="10.5pt"/>
    </style:style>
    <style:style style:name="P194" style:family="paragraph" style:parent-style-name="Standard" style:list-style-name="L20">
      <style:text-properties style:font-name="宋体1" style:font-name-asian="宋体1" style:font-name-complex="Courier New" style:font-size-complex="10.5pt"/>
    </style:style>
    <style:style style:name="P195" style:family="paragraph" style:parent-style-name="Standard" style:list-style-name="L71">
      <style:text-properties style:font-name="宋体1" style:font-name-asian="宋体1" style:font-name-complex="Courier New" style:font-size-complex="10.5pt"/>
    </style:style>
    <style:style style:name="P196" style:family="paragraph" style:parent-style-name="Standard" style:list-style-name="L72">
      <style:text-properties style:font-name="宋体1" style:font-name-asian="宋体1" style:font-name-complex="Courier New" style:font-size-complex="10.5pt"/>
    </style:style>
    <style:style style:name="P197" style:family="paragraph" style:parent-style-name="Standard" style:list-style-name="L78">
      <style:text-properties style:font-name="宋体1" style:font-name-asian="宋体1" style:font-name-complex="Courier New" style:font-size-complex="10.5pt"/>
    </style:style>
    <style:style style:name="P198" style:family="paragraph" style:parent-style-name="Standard" style:list-style-name="L79">
      <style:text-properties style:font-name="宋体1" style:font-name-asian="宋体1" style:font-name-complex="Courier New" style:font-size-complex="10.5pt"/>
    </style:style>
    <style:style style:name="P199" style:family="paragraph" style:parent-style-name="Standard" style:list-style-name="L108">
      <style:text-properties style:font-name="宋体1" style:font-name-asian="宋体1" style:font-name-complex="Courier New" style:font-size-complex="10.5pt"/>
    </style:style>
    <style:style style:name="P200" style:family="paragraph" style:parent-style-name="Standard" style:list-style-name="L97">
      <style:text-properties style:font-name="宋体1" style:font-name-asian="宋体1" style:font-name-complex="Courier New"/>
    </style:style>
    <style:style style:name="P201" style:family="paragraph" style:parent-style-name="Standard" style:list-style-name="L103">
      <style:text-properties style:font-name="宋体1" style:font-name-asian="宋体1" style:font-name-complex="Courier New"/>
    </style:style>
    <style:style style:name="P202" style:family="paragraph" style:parent-style-name="Standard" style:list-style-name="L104">
      <style:text-properties style:font-name="宋体1" style:font-name-asian="宋体1" style:font-name-complex="Courier New"/>
    </style:style>
    <style:style style:name="P203" style:family="paragraph" style:parent-style-name="Standard" style:list-style-name="L47">
      <style:text-properties style:font-name="宋体1" style:font-name-asian="宋体1"/>
    </style:style>
    <style:style style:name="P204" style:family="paragraph" style:parent-style-name="Standard" style:list-style-name="L48">
      <style:text-properties style:font-name="宋体1" style:font-name-asian="宋体1"/>
    </style:style>
    <style:style style:name="P205" style:family="paragraph" style:parent-style-name="Standard" style:list-style-name="L49">
      <style:text-properties style:font-name="宋体1" style:font-name-asian="宋体1"/>
    </style:style>
    <style:style style:name="P206" style:family="paragraph" style:parent-style-name="Standard" style:list-style-name="L70">
      <style:text-properties style:font-name="宋体1" style:font-name-asian="宋体1"/>
    </style:style>
    <style:style style:name="P207" style:family="paragraph" style:parent-style-name="Standard" style:list-style-name="L84">
      <style:text-properties style:font-name="宋体1" style:font-name-asian="宋体1"/>
    </style:style>
    <style:style style:name="P208" style:family="paragraph" style:parent-style-name="Standard" style:list-style-name="L91">
      <style:text-properties style:font-name="宋体1" style:font-name-asian="宋体1"/>
    </style:style>
    <style:style style:name="P209" style:family="paragraph" style:parent-style-name="Standard" style:list-style-name="L98">
      <style:text-properties style:font-name="宋体1" style:font-name-asian="宋体1"/>
    </style:style>
    <style:style style:name="P210" style:family="paragraph" style:parent-style-name="Standard" style:list-style-name="L113">
      <style:text-properties style:font-name="宋体1" style:font-name-asian="宋体1"/>
    </style:style>
    <style:style style:name="P211" style:family="paragraph" style:parent-style-name="Standard" style:list-style-name="L41">
      <style:text-properties style:font-name="宋体1" fo:font-weight="bold" style:font-name-asian="宋体1" style:font-weight-asian="bold" style:font-name-complex="Courier New" style:font-size-complex="10.5pt"/>
    </style:style>
    <style:style style:name="P212" style:family="paragraph" style:parent-style-name="Standard" style:list-style-name="L44">
      <style:text-properties style:font-name="宋体1" fo:font-weight="bold" style:font-name-asian="宋体1" style:font-weight-asian="bold" style:font-name-complex="Courier New" style:font-size-complex="10.5pt"/>
    </style:style>
    <style:style style:name="P213" style:family="paragraph" style:parent-style-name="Standard" style:list-style-name="L45">
      <style:text-properties style:font-name="宋体1" fo:font-weight="bold" style:font-name-asian="宋体1" style:font-weight-asian="bold" style:font-name-complex="Courier New" style:font-size-complex="10.5pt"/>
    </style:style>
    <style:style style:name="P214"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46"/>
    <style:style style:name="P264" style:family="paragraph" style:parent-style-name="Standard" style:list-style-name="L53">
      <style:text-properties style:font-name="Courier New1" fo:font-weight="bold" style:font-name-asian="宋体1" style:font-weight-asian="bold" style:font-name-complex="Courier New" style:font-size-complex="10.5pt"/>
    </style:style>
    <style:style style:name="P265" style:family="paragraph" style:parent-style-name="Standard" style:list-style-name="L54">
      <style:text-properties style:font-name="Courier New1" fo:font-weight="bold" style:font-name-asian="宋体1" style:font-weight-asian="bold" style:font-name-complex="Courier New" style:font-size-complex="10.5pt"/>
    </style:style>
    <style:style style:name="P266" style:family="paragraph" style:parent-style-name="Standard" style:list-style-name="L78"/>
    <style:style style:name="P267" style:family="paragraph" style:parent-style-name="Standard" style:list-style-name="L79"/>
    <style:style style:name="P268" style:family="paragraph" style:parent-style-name="Standard" style:list-style-name="L113"/>
    <style:style style:name="P269" style:family="paragraph" style:parent-style-name="Standard" style:list-style-name="L139"/>
    <style:style style:name="P270" style:family="paragraph" style:parent-style-name="Standard" style:list-style-name="L140"/>
    <style:style style:name="P271" style:family="paragraph" style:parent-style-name="Standard" style:list-style-name="L141"/>
    <style:style style:name="P272" style:family="paragraph" style:parent-style-name="Standard" style:list-style-name="L142"/>
    <style:style style:name="P273" style:family="paragraph" style:parent-style-name="Standard" style:list-style-name="L143"/>
    <style:style style:name="P274" style:family="paragraph" style:parent-style-name="Standard" style:list-style-name="L144"/>
    <style:style style:name="P275" style:family="paragraph" style:parent-style-name="Standard" style:list-style-name="L145"/>
    <style:style style:name="P276" style:family="paragraph" style:parent-style-name="Standard" style:list-style-name="L146"/>
    <style:style style:name="P277" style:family="paragraph" style:parent-style-name="Standard" style:list-style-name="L147"/>
    <style:style style:name="P278" style:family="paragraph" style:parent-style-name="Standard" style:list-style-name="L148"/>
    <style:style style:name="P279" style:family="paragraph" style:parent-style-name="Standard" style:list-style-name="L149"/>
    <style:style style:name="P280" style:family="paragraph" style:parent-style-name="Standard" style:list-style-name="L150"/>
    <style:style style:name="P281" style:family="paragraph" style:parent-style-name="Standard" style:list-style-name="L151"/>
    <style:style style:name="P282" style:family="paragraph" style:parent-style-name="Standard" style:list-style-name="L152"/>
    <style:style style:name="P283" style:family="paragraph" style:parent-style-name="Standard" style:list-style-name="L153"/>
    <style:style style:name="P284" style:family="paragraph" style:parent-style-name="Standard" style:list-style-name="L154"/>
    <style:style style:name="P285" style:family="paragraph" style:parent-style-name="Standard" style:list-style-name="L155"/>
    <style:style style:name="P286" style:family="paragraph" style:parent-style-name="Standard" style:list-style-name="L156"/>
    <style:style style:name="P287" style:family="paragraph" style:parent-style-name="Standard" style:list-style-name="L157"/>
    <style:style style:name="P288" style:family="paragraph" style:parent-style-name="Standard" style:list-style-name="L158"/>
    <style:style style:name="P289" style:family="paragraph" style:parent-style-name="Standard" style:list-style-name="L159"/>
    <style:style style:name="P290" style:family="paragraph" style:parent-style-name="Standard" style:list-style-name="L160"/>
    <style:style style:name="P291" style:family="paragraph" style:parent-style-name="Standard" style:list-style-name="L161"/>
    <style:style style:name="P292" style:family="paragraph" style:parent-style-name="Standard" style:list-style-name="L162"/>
    <style:style style:name="P293" style:family="paragraph" style:parent-style-name="Standard" style:list-style-name="L163"/>
    <style:style style:name="P294" style:family="paragraph" style:parent-style-name="Standard" style:list-style-name="L164"/>
    <style:style style:name="P295" style:family="paragraph" style:parent-style-name="Standard" style:list-style-name="L167"/>
    <style:style style:name="P296" style:family="paragraph" style:parent-style-name="Standard" style:list-style-name="L168"/>
    <style:style style:name="P297" style:family="paragraph" style:parent-style-name="Standard" style:list-style-name="L169"/>
    <style:style style:name="P298" style:family="paragraph" style:parent-style-name="Standard" style:list-style-name="L170"/>
    <style:style style:name="P299" style:family="paragraph" style:parent-style-name="Standard" style:list-style-name="L171"/>
    <style:style style:name="P300" style:family="paragraph" style:parent-style-name="Standard" style:list-style-name="L172"/>
    <style:style style:name="P301" style:family="paragraph" style:parent-style-name="Standard" style:list-style-name="L14">
      <style:paragraph-properties fo:margin-left="0cm" fo:margin-right="0cm" fo:text-indent="0.741cm" style:auto-text-indent="false"/>
    </style:style>
    <style:style style:name="P302" style:family="paragraph" style:parent-style-name="Heading_20_1" style:list-style-name="WW8Num13">
      <style:paragraph-properties fo:margin-left="0.75cm" fo:margin-right="0cm" fo:text-indent="-0.75cm" style:auto-text-indent="false"/>
    </style:style>
    <style:style style:name="P30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04"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0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0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0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0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0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1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1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12"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13"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14"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15"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16"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17"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1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1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2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2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2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2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2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2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26"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2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28"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29" style:family="paragraph" style:parent-style-name="Heading_20_3" style:list-style-name="WW8Num13">
      <style:paragraph-properties fo:margin-left="1.251cm" fo:margin-right="0cm" fo:text-indent="-1.251cm" style:auto-text-indent="false"/>
    </style:style>
    <style:style style:name="P330"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31"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32"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33"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34" style:family="paragraph">
      <style:paragraph-properties fo:text-align="center" style:writing-mode="lr-tb"/>
      <style:text-properties fo:font-size="24pt"/>
    </style:style>
    <style:style style:name="P335" style:family="paragraph">
      <style:paragraph-properties fo:text-align="justify" style:writing-mode="lr-tb"/>
    </style:style>
    <style:style style:name="P336" style:family="paragraph">
      <style:paragraph-properties style:writing-mode="lr-tb"/>
    </style:style>
    <style:style style:name="P337" style:family="paragraph">
      <style:paragraph-properties fo:text-align="center" style:writing-mode="lr-tb"/>
    </style:style>
    <style:style style:name="P338"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style>
    <style:style style:name="T66" style:family="text">
      <style:text-properties fo:font-weight="normal" style:font-weight-asian="normal" style:font-weight-complex="normal"/>
    </style:style>
    <style:style style:name="T67" style:family="text">
      <style:text-properties fo:font-weight="normal" style:font-weight-asian="normal" style:font-name-complex="Courier New" style:font-size-complex="10.5pt" style:font-weight-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name-asian="宋体1" style:font-weight-asian="normal" style:font-weight-complex="normal"/>
    </style:style>
    <style:style style:name="T70" style:family="text">
      <style:text-properties fo:font-weight="normal" style:font-name-asian="Haettenschweiler" style:font-weight-asian="normal" style:font-weight-complex="normal"/>
    </style:style>
    <style:style style:name="T71" style:family="text">
      <style:text-properties style:font-name="Courier New1" fo:font-weight="normal" style:font-name-asian="宋体1" style:font-weight-asian="normal" style:font-weight-complex="normal"/>
    </style:style>
    <style:style style:name="T72" style:family="text">
      <style:text-properties style:font-name="Courier New1" fo:font-weight="bold" style:font-weight-asian="bold" style:font-name-complex="Courier New" style:font-size-complex="10.5pt"/>
    </style:style>
    <style:style style:name="T73" style:family="text">
      <style:text-properties style:font-name-asian="Courier New1"/>
    </style:style>
    <style:style style:name="T74"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5" style:family="text">
      <style:text-properties fo:language="zxx" fo:country="none" style:language-asian="zxx" style:country-asian="none"/>
    </style:style>
    <style:style style:name="T76" style:family="text">
      <style:text-properties style:font-weight-asian="normal"/>
    </style:style>
    <style:style style:name="T77" style:family="text">
      <style:text-properties style:font-weight-complex="normal"/>
    </style:style>
    <style:style style:name="T78"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0"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1"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2"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3"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4"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5"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22">第一章简介<text:tab/>7</text:p>
          <text:p text:style-name="P121">第一节关于这本指南 <text:tab/>7</text:p>
          <text:p text:style-name="P121">第二节关于libcstl<text:tab/>8</text:p>
          <text:p text:style-name="P121">第三节libcstl的编译和安装<text:tab/>10</text:p>
          <text:p text:style-name="P123">1.编译和安装<text:tab/>10</text:p>
          <text:p text:style-name="P123">2.特殊的编译选项<text:tab/>10</text:p>
          <text:p text:style-name="P122">第二章libcstl库的基本概念<text:tab/>11</text:p>
          <text:p text:style-name="P121">第一节libcstl的组成部分<text:tab/>11</text:p>
          <text:p text:style-name="P121">第二节容器<text:tab/>12</text:p>
          <text:p text:style-name="P123">1.序列容器<text:tab/>14</text:p>
          <text:p text:style-name="P123">2.关联容器<text:tab/>19</text:p>
          <text:p text:style-name="P123">3.容器适配器<text:tab/>20</text:p>
          <text:p text:style-name="P121">第三节迭代器<text:tab/>20</text:p>
          <text:p text:style-name="P123">1.使用关联容器的例子<text:tab/>23</text:p>
          <text:p text:style-name="P123">2.迭代器种类<text:tab/>29</text:p>
          <text:p text:style-name="P121">第四节算法和函数<text:tab/>30</text:p>
          <text:p text:style-name="P123">1.数据区间<text:tab/>32</text:p>
          <text:p text:style-name="P123">2.处理多个数据区间<text:tab/>34</text:p>
          <text:p text:style-name="P123">3.质变算法<text:tab/>36</text:p>
          <text:p text:style-name="P123">4.质变算法和关联容器<text:tab/>40</text:p>
          <text:p text:style-name="P123">5.算法和容器操作函数<text:tab/>42</text:p>
          <text:p text:style-name="P123">6.用户自定义规则<text:tab/>43</text:p>
          <text:p text:style-name="P123">7.自定义规则，函数和谓词<text:tab/>46</text:p>
          <text:p text:style-name="P123">8.libcstl函数<text:tab/>51</text:p>
          <text:p text:style-name="P121">第五节libcstl容器的使用过程<text:tab/>52</text:p>
          <text:p text:style-name="P123">1.libcstl容器的使用过程<text:tab/>52</text:p>
          <text:p text:style-name="P123">2.数据类型的使用<text:tab/>53</text:p>
          <text:p text:style-name="P122">第三章libcstl工具类型<text:tab/>54</text:p>
          <text:p text:style-name="P121">第一节bool_t<text:tab/>54</text:p>
          <text:p text:style-name="P121">第二节pair_t<text:tab/>54</text:p>
          <text:p text:style-name="P123">1.pair_t的使用过程<text:tab/>54</text:p>
          <text:p text:style-name="P123">2.pair_t的主要操作<text:tab/>55</text:p>
          <text:p text:style-name="P123">3.pair_t的应用实例 <text:tab/>55</text:p>
          <text:p text:style-name="P121">第三节range_t<text:tab/>59</text:p>
          <text:p text:style-name="P122">第四章libcstl容器<text:tab/>59</text:p>
          <text:p text:style-name="P121">第一节容器的特点和共同的操作<text:tab/>59</text:p>
          <text:p text:style-name="P123">1.容器的共同特点<text:tab/>60</text:p>
          <text:p text:style-name="P123">2.容器的共同操作<text:tab/>60</text:p>
          <text:p text:style-name="P121">第二节vector_t<text:tab/>61</text:p>
          <text:p text:style-name="P123">1.vector_t的能力<text:tab/>61</text:p>
          <text:p text:style-name="P123">2.vector_t的操作<text:tab/>61</text:p>
          <text:p text:style-name="P123"><text:soft-page-break/>3.将vector_t作为数组使用<text:tab/>64</text:p>
          <text:p text:style-name="P123">4.vector_t的使用实例<text:tab/>65</text:p>
          <text:p text:style-name="P121">第三节deque_t<text:tab/>67</text:p>
          <text:p text:style-name="P123">1.deque_t的能力<text:tab/>67</text:p>
          <text:p text:style-name="P123">2.deque_t的操作<text:tab/>67</text:p>
          <text:p text:style-name="P123">3.deque_t的应用实例<text:tab/>69</text:p>
          <text:p text:style-name="P121">第四节list_t<text:tab/>70</text:p>
          <text:p text:style-name="P123">1.list_t的能力<text:tab/>71</text:p>
          <text:p text:style-name="P123">2.list_t的操作<text:tab/>71</text:p>
          <text:p text:style-name="P123">3.list_t的使用实例<text:tab/>74</text:p>
          <text:p text:style-name="P121">第五节slist_t<text:tab/>76</text:p>
          <text:p text:style-name="P123">1.slist_t的能力<text:tab/>76</text:p>
          <text:p text:style-name="P123">2.slist_t的操作<text:tab/>76</text:p>
          <text:p text:style-name="P123">3.slist_t使用实例<text:tab/>78</text:p>
          <text:p text:style-name="P121">第六节set_t和multiset_t<text:tab/>81</text:p>
          <text:p text:style-name="P123">1.set_t和multiset_t的能力<text:tab/>81</text:p>
          <text:p text:style-name="P123">2.set_t和multiset_t操作<text:tab/>82</text:p>
          <text:p text:style-name="P123">3.set_t和multiset_t的使用实例<text:tab/>85</text:p>
          <text:p text:style-name="P121">第七节map_t和multimap_t<text:tab/>90</text:p>
          <text:p text:style-name="P123">1.map_t和multimap_t的能力<text:tab/>91</text:p>
          <text:p text:style-name="P123">2.map_t和multimap_t的操作<text:tab/>91</text:p>
          <text:p text:style-name="P123">3.将map_t作为关联数组使用<text:tab/>93</text:p>
          <text:p text:style-name="P123">4.map_t和multimap_t的使用实例<text:tab/>93</text:p>
          <text:p text:style-name="P121">第八节hash_set_t，hash_multiset_t，hash_map_t，hash_multimap_t<text:tab/>100</text:p>
          <text:p text:style-name="P123">1.基于哈希结构的关联容器的能力<text:tab/>101</text:p>
          <text:p text:style-name="P123">2.基于哈希结构的关联容器的操作<text:tab/>101</text:p>
          <text:p text:style-name="P123">3.将hash_map_t作为关联数组使用<text:tab/>103</text:p>
          <text:p text:style-name="P123">4.基于哈希结构的关联容器的使用实例<text:tab/>103</text:p>
          <text:p text:style-name="P121">第九节怎样选择容器类型<text:tab/>107</text:p>
          <text:p text:style-name="P122">第五章libcstl迭代器<text:tab/>110</text:p>
          <text:p text:style-name="P121">第一节迭代器的种类<text:tab/>111</text:p>
          <text:p text:style-name="P123">1.input_iterator_t<text:tab/>113</text:p>
          <text:p text:style-name="P123">2.output_iterator_t<text:tab/>113</text:p>
          <text:p text:style-name="P123">3.forward_iterator_t<text:tab/>113</text:p>
          <text:p text:style-name="P123">4.bidirectional_iterator_t<text:tab/>114</text:p>
          <text:p text:style-name="P123">5.random_access_iterator_t<text:tab/>114</text:p>
          <text:p text:style-name="P121">第二节迭代器的辅助操作<text:tab/>117</text:p>
          <text:p text:style-name="P123">1.使用iterator_advance()移动迭代器<text:tab/>117</text:p>
          <text:p text:style-name="P123">2.使用iterator_distance()计算迭代器之间的距离<text:tab/>119</text:p>
          <text:p text:style-name="P122">第六章libcstl函数<text:tab/>120</text:p>
          <text:p text:style-name="P121">第一节函数的作用<text:tab/>120</text:p>
          <text:p text:style-name="P123">1.作为谓词<text:tab/>120</text:p>
          <text:p text:style-name="P123">2.作为行为规则<text:tab/>123</text:p>
          <text:p text:style-name="P121">第二节函数的类型<text:tab/>124</text:p>
          <text:p text:style-name="P123"><text:soft-page-break/>1.一元函数<text:tab/>124</text:p>
          <text:p text:style-name="P123">2.二元函数<text:tab/>124</text:p>
          <text:p text:style-name="P121">第三节预定义的函数<text:tab/>125</text:p>
          <text:p text:style-name="P123">1.算术运算函数<text:tab/>125</text:p>
          <text:p text:style-name="P123">2.关系运算函数<text:tab/>125</text:p>
          <text:p text:style-name="P123">3.逻辑运算函数<text:tab/>125</text:p>
          <text:p text:style-name="P123">4.其他函数<text:tab/>126</text:p>
          <text:p text:style-name="P122">第七章libcstl算法<text:tab/>126</text:p>
          <text:p text:style-name="P121">第一节算法的分类<text:tab/>126</text:p>
          <text:p text:style-name="P121">第二节非质变算法<text:tab/>126</text:p>
          <text:p text:style-name="P123">1.查找单一数据<text:tab/>128</text:p>
          <text:p text:style-name="P123">2.数据区间匹配<text:tab/>136</text:p>
          <text:p text:style-name="P121">第三节质变算法<text:tab/>146</text:p>
          <text:p text:style-name="P123">1.拷贝数据<text:tab/>147</text:p>
          <text:p text:style-name="P123">2.交换数据<text:tab/>154</text:p>
          <text:p text:style-name="P123">3.数据变换<text:tab/>156</text:p>
          <text:p text:style-name="P123">4.数据替换<text:tab/>159</text:p>
          <text:p text:style-name="P123">5.数据填充<text:tab/>161</text:p>
          <text:p text:style-name="P123">6.移除数据<text:tab/>163</text:p>
          <text:p text:style-name="P123">7.逆序<text:tab/>166</text:p>
          <text:p text:style-name="P123">8.旋转数据<text:tab/>168</text:p>
          <text:p text:style-name="P123">9.随机重排<text:tab/>169</text:p>
          <text:p text:style-name="P123">10.划分<text:tab/>172</text:p>
          <text:p text:style-name="P121">第四节排序算法<text:tab/>174</text:p>
          <text:p text:style-name="P123">1.排序<text:tab/>175</text:p>
          <text:p text:style-name="P123">2.二分查找<text:tab/>188</text:p>
          <text:p text:style-name="P123">3.合并<text:tab/>191</text:p>
          <text:p text:style-name="P123">4.与集合有关的算法<text:tab/>193</text:p>
          <text:p text:style-name="P123">5.堆算法<text:tab/>197</text:p>
          <text:p text:style-name="P123">6.最大数据和最小数据<text:tab/>199</text:p>
          <text:p text:style-name="P123">7.按词典顺序比较<text:tab/>202</text:p>
          <text:p text:style-name="P123">8.排列组合<text:tab/>206</text:p>
          <text:p text:style-name="P121">第五节算术算法<text:tab/>208</text:p>
          <text:p text:style-name="P123">1. 依次赋值<text:tab/>208</text:p>
          <text:p text:style-name="P123">2.求和算法<text:tab/>209</text:p>
          <text:p text:style-name="P123">3.计算内积<text:tab/>211</text:p>
          <text:p text:style-name="P123">4.局部总和<text:tab/>212</text:p>
          <text:p text:style-name="P123">5.相邻数据的差<text:tab/>213</text:p>
          <text:p text:style-name="P123">6.幂运算<text:tab/>215</text:p>
          <text:p text:style-name="P122">第八章libcstl容器适配器<text:tab/>216</text:p>
          <text:p text:style-name="P121">第一节stack_t<text:tab/>216</text:p>
          <text:p text:style-name="P123">1.stack_t的操作<text:tab/>217</text:p>
          <text:p text:style-name="P123">2.stack_t的使用实例<text:tab/>217</text:p>
          <text:p text:style-name="P121">第二节queue_t<text:tab/>218</text:p>
          <text:p text:style-name="P123"><text:soft-page-break/>1.queue_t的操作<text:tab/>219</text:p>
          <text:p text:style-name="P123">2.queue_t的使用实例<text:tab/>220</text:p>
          <text:p text:style-name="P121">第三节priority_queue_t<text:tab/>221</text:p>
          <text:p text:style-name="P123">1.priority_queue_t的操作<text:tab/>221</text:p>
          <text:p text:style-name="P123">2.priority_queue_t的使用实例<text:tab/>222</text:p>
          <text:p text:style-name="P122">第九章libcstl字符串<text:tab/>223</text:p>
          <text:p text:style-name="P121">第一节两个string_t的使用实例<text:tab/>223</text:p>
          <text:p text:style-name="P123">1.第一个例子:提取文件名模版<text:tab/>223</text:p>
          <text:p text:style-name="P123">2.第二个例子:提取单词并逆序打印<text:tab/>226</text:p>
          <text:p text:style-name="P121">第二节string_t类型的描述<text:tab/>228</text:p>
          <text:p text:style-name="P123">1.strint_t的能力<text:tab/>228</text:p>
          <text:p text:style-name="P123">2.string_t的操作概览<text:tab/>228</text:p>
          <text:p text:style-name="P123">3.初始化和销毁<text:tab/>229</text:p>
          <text:p text:style-name="P123">4.string_t和C字符串<text:tab/>229</text:p>
          <text:p text:style-name="P123">5.string_t的大小和容量<text:tab/>230</text:p>
          <text:p text:style-name="P123">6.string_t数据访问<text:tab/>230</text:p>
          <text:p text:style-name="P123">7.string_t比较操作<text:tab/>230</text:p>
          <text:p text:style-name="P123">8.赋值<text:tab/>231</text:p>
          <text:p text:style-name="P123">9.数据交换<text:tab/>232</text:p>
          <text:p text:style-name="P123">10.添加和连接<text:tab/>232</text:p>
          <text:p text:style-name="P123">11.插入数据<text:tab/>233</text:p>
          <text:p text:style-name="P123">12.删除数据<text:tab/>233</text:p>
          <text:p text:style-name="P123">13.替换<text:tab/>233</text:p>
          <text:p text:style-name="P123">14.子串<text:tab/>234</text:p>
          <text:p text:style-name="P123">15.输入输出<text:tab/>234</text:p>
          <text:p text:style-name="P123">16.查找<text:tab/>235</text:p>
          <text:p text:style-name="P123">17.NPOS值<text:tab/>236</text:p>
          <text:p text:style-name="P123">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06079991" text:style-name="WW8Num13">
        <text:list-item>
          <text:h text:style-name="P302" text:outline-level="1"><text:soft-page-break/>简介</text:h>
          <text:list>
            <text:list-item>
              <text:h text:style-name="P306"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448240418" text:style-name="L1">
        <text:list-item>
          <text:p text:style-name="P126">第一章：简介</text:p>
        </text:list-item>
      </text:list>
      <text:p text:style-name="P28"><text:tab/> <text:s text:c="4"/>简单介绍本书的结构和相关的内容，简单介绍libcstl库。</text:p>
      <text:list xml:id="list1815012967" text:style-name="L2">
        <text:list-item>
          <text:p text:style-name="P189">第二章：libcstl库的基本概念</text:p>
        </text:list-item>
      </text:list>
      <text:p text:style-name="P28"><text:tab/> <text:s text:c="4"/>介绍使用libcstl库需要知道的基本概念，库的组成部分，包含的头文件，要使用到的数据机构等。</text:p>
      <text:list xml:id="list2147033866" text:style-name="L3">
        <text:list-item>
          <text:p text:style-name="P127">第三章：工具类型</text:p>
        </text:list-item>
      </text:list>
      <text:p text:style-name="P28"><text:tab/> <text:s text:c="4"/>这一章主要介绍libcstl提供的小的工具类型，一些辅助的数据结构和宏定义。</text:p>
      <text:list xml:id="list81158644" text:style-name="L4">
        <text:list-item>
          <text:p text:style-name="P128">第四章：容器</text:p>
        </text:list-item>
      </text:list>
      <text:p text:style-name="P28"><text:tab/> <text:s text:c="4"/>这一章解释容器的概念，介绍各个容器的功能以及对各个容器的能力进行对比。</text:p>
      <text:list xml:id="list1419720548" text:style-name="L5">
        <text:list-item>
          <text:p text:style-name="P129">第五章：迭代器</text:p>
        </text:list-item>
      </text:list>
      <text:p text:style-name="P28"><text:tab/> <text:s text:c="4"/>详细讨论迭代器的概念，功能，用途以及迭代器的一些辅助函数。</text:p>
      <text:list xml:id="list874205359" text:style-name="L6">
        <text:list-item>
          <text:p text:style-name="P130">第六章：算法</text:p>
        </text:list-item>
      </text:list>
      <text:p text:style-name="P28"><text:tab/> <text:s text:c="4"/>列举了讨论了算法的应用，详细的讨论了算法的适用范围，对各种算法进行了比较。</text:p>
      <text:list xml:id="list1246875913" text:style-name="L7">
        <text:list-item>
          <text:p text:style-name="P131">第七章：函数</text:p>
        </text:list-item>
      </text:list>
      <text:p text:style-name="P28"><text:tab/> <text:s text:c="4"/>讨论libcstl库的一元函数，二元函数以及谓词的用法。</text:p>
      <text:list xml:id="list2119230617" text:style-name="L8">
        <text:list-item>
          <text:p text:style-name="P132">第八章：容器适配器</text:p>
        </text:list-item>
      </text:list>
      <text:p text:style-name="P28"><text:tab/> <text:s text:c="4"/>详细描述了特殊的容器 – 容器适配器，介绍了适配器的特点和用法。</text:p>
      <text:list xml:id="list1905038820" text:style-name="L9">
        <text:list-item>
          <text:p text:style-name="P133">第九章：字符串</text:p>
        </text:list-item>
      </text:list>
      <text:p text:style-name="P28"><text:tab/> <text:s text:c="4"/>描述了libcstl提供的字符串类型，它不同于传统的C字符串。</text:p>
      <text:list xml:id="list113549045" text:style-name="L10">
        <text:list-item>
          <text:p text:style-name="P134">第十章：类型机制</text:p>
        </text:list-item>
      </text:list>
      <text:p text:style-name="P28"><text:tab/> <text:s text:c="4"/>描述了libcstl对于用户自定义类型的处理，以及类型的注册和管理机制。</text:p>
      <text:list xml:id="list998162819" text:style-name="L11">
        <text:list-item>
          <text:p text:style-name="P135">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1771045463" text:continue-list="list1206079991" text:style-name="WW8Num13">
        <text:list-item>
          <text:list>
            <text:list-item>
              <text:h text:style-name="P307"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959182991" text:continue-numbering="true" text:style-name="WW8Num13">
        <text:list-item>
          <text:list>
            <text:list-item>
              <text:h text:style-name="P309" text:outline-level="2"><text:span text:style-name="T35">libcstl</text:span><text:span text:style-name="T4">的编译和安装</text:span></text:h>
              <text:list>
                <text:list-item>
                  <text:h text:style-name="P318"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7"><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8"><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8"><text:span text:style-name="T53"><text:tab/></text:span>这样编译并安装了<text:span text:style-name="T25">libcstl</text:span>库.</text:p>
      <text:p text:style-name="P84">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9"><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9"/>
      <text:p text:style-name="P99"><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1"/>
      <text:list xml:id="list565377553" text:continue-numbering="true" text:style-name="WW8Num13">
        <text:list-item>
          <text:list>
            <text:list-item>
              <text:list>
                <text:list-item>
                  <text:h text:style-name="P318"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963990447" text:style-name="L12">
        <text:list-item>
          <text:p text:style-name="P190"><text:span text:style-name="T38">NDEBUG</text:span><text:span text:style-name="T55"> </text:span><text:span text:style-name="T59">控制断言.</text:span></text:p>
        </text:list-item>
      </text:list>
      <text:p text:style-name="P84">定义这个编译选项可以去掉库中的断言.当库函数接受到非法参数时,断言就会报错,但是有断言的版本执行效率<text:soft-page-break/>低(非断言版本效率大约是有断言版本的<text:span text:style-name="T23">20~40</text:span>倍).</text:p>
      <text:p text:style-name="P84"/>
      <text:list xml:id="list1716662629" text:style-name="L13">
        <text:list-item>
          <text:p text:style-name="P191"><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91"><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4">这两个选项都是控制<text:span text:style-name="T23">stack_t</text:span>适配器的底层实现的.如果不指定则使用<text:span text:style-name="T23">deque_t</text:span>作为<text:span text:style-name="T23">stack_t</text:span>的底层实现.</text:p>
      <text:p text:style-name="P84"/>
      <text:list xml:id="list1042559264" text:style-name="L14">
        <text:list-item>
          <text:p text:style-name="P301"><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4">这个选项控制<text:span text:style-name="T23">queue_t</text:span>的底层实现.如果不指定则使用<text:span text:style-name="T23">deque_t</text:span>为<text:span text:style-name="T23">queue_t</text:span>的底层实现.</text:p>
      <text:p text:style-name="P84"/>
      <text:list xml:id="list1926648317" text:style-name="L15">
        <text:list-item>
          <text:p text:style-name="P192"><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92"><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92"><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92"><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4">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8"/>
      <text:p text:style-name="P98"/>
      <text:list xml:id="list1687487697" text:continue-list="list565377553" text:style-name="WW8Num13">
        <text:list-item>
          <text:h text:style-name="P303"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929155668" text:continue-numbering="true" text:style-name="WW8Num13">
        <text:list-item>
          <text:list>
            <text:list-item>
              <text:h text:style-name="P308" text:outline-level="2"><text:span text:style-name="T23">libcstl</text:span>的组成部分</text:h>
            </text:list-item>
          </text:list>
        </text:list-item>
      </text:list>
      <text:p text:style-name="P29"><text:tab/>libcstl由很多部分组成，其中最主要的有容器，迭代器，算法以及函数。</text:p>
      <text:list xml:id="list1687839293" text:style-name="L16">
        <text:list-item>
          <text:p text:style-name="P136">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997152347" text:style-name="L17">
        <text:list-item>
          <text:p text:style-name="P137">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000105962" text:style-name="L18">
        <text:list-item>
          <text:p text:style-name="P138">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641471482" text:continue-list="list1929155668" text:style-name="WW8Num13">
        <text:list-item>
          <text:list>
            <text:list-item>
              <text:h text:style-name="P312"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1261766368" text:style-name="L19">
        <text:list-item>
          <text:p text:style-name="P193">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406572167" text:style-name="L20">
        <text:list-item>
          <text:p text:style-name="P194">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634308647" text:continue-list="list641471482" text:style-name="WW8Num13">
        <text:list-item>
          <text:list>
            <text:list-item>
              <text:list>
                <text:list-item>
                  <text:h text:style-name="P326"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913864321" text:style-name="L21">
        <text:list-item>
          <text:p text:style-name="P139">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313801711" text:style-name="L22">
        <text:list-item>
          <text:p text:style-name="P140">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2">/* </text:p>
            <text:p text:style-name="P102"><text:s/>* deque1.c </text:p>
            <text:p text:style-name="P102"><text:s/>* compile with : -lcstl </text:p>
            <text:p text:style-name="P102"><text:s/>*/ </text:p>
            <text:p text:style-name="P102"/>
            <text:p text:style-name="P102">#include &lt;stdio.h&gt; </text:p>
            <text:p text:style-name="P102">#include &lt;cstl/cdeque.h&gt; </text:p>
            <text:p text:style-name="P102"/>
            <text:p text:style-name="P102">int main(int argc, char* argv[]) </text:p>
            <text:p text:style-name="P102">{ </text:p>
            <text:p text:style-name="P102"><text:s text:c="4"/>/* deque container for float-point elements */ </text:p>
            <text:p text:style-name="P102"><text:s text:c="4"/>deque_t* pdq_coll = create_deque(float); </text:p>
            <text:p text:style-name="P102"><text:s text:c="4"/>int i = 0; </text:p>
            <text:p text:style-name="P102"/>
            <text:p text:style-name="P102"><text:s text:c="4"/>if(pdq_coll == NULL) </text:p>
            <text:p text:style-name="P102"><text:s text:c="4"/>{ </text:p>
            <text:p text:style-name="P102"><text:s text:c="8"/>return -1; </text:p>
            <text:p text:style-name="P102"><text:s text:c="4"/>} </text:p>
            <text:p text:style-name="P102"/>
            <text:p text:style-name="P102"><text:s text:c="4"/>deque_init(pdq_coll); </text:p>
            <text:p text:style-name="P102"/>
            <text:p text:style-name="P102"><text:s text:c="4"/>/* insert elements from 1.1 to 6.6 each at the front */ </text:p>
            <text:p text:style-name="P102"><text:s text:c="4"/>for(i = 1; i &lt;= 6; ++i) </text:p>
            <text:p text:style-name="P102"><text:s text:c="4"/>{ </text:p>
            <text:p text:style-name="P102"><text:s text:c="8"/>/* insert at the front */ </text:p>
            <text:p text:style-name="P102"><text:s text:c="8"/>deque_push_front(pdq_coll, i * 1.1); </text:p>
            <text:p text:style-name="P102"><text:s text:c="4"/>} </text:p>
            <text:p text:style-name="P102"/>
            <text:p text:style-name="P102"><text:s text:c="4"/>/* print all elements followed by a space */ </text:p>
            <text:p text:style-name="P102"><text:s text:c="4"/>for(i = 0; i &lt; deque_size(pdq_coll); ++i) </text:p>
            <text:p text:style-name="P102"><text:s text:c="4"/>{ </text:p>
            <text:p text:style-name="P102"><text:s text:c="8"/>printf("%f ", *(float*)deque_at(pdq_coll, i)); </text:p>
            <text:p text:style-name="P102"><text:s text:c="4"/>} </text:p>
            <text:p text:style-name="P102"><text:s text:c="4"/>printf("\n"); </text:p>
            <text:p text:style-name="P102"/>
            <text:p text:style-name="P102"><text:s text:c="4"/>deque_destroy(pdq_coll); </text:p>
            <text:p text:style-name="P102"/>
            <text:p text:style-name="P102"><text:s text:c="4"/>return 0; </text:p>
            <text:p text:style-name="P102">}</text:p>
          </table:table-cell>
        </table:table-row>
      </table:table>
      <text:p text:style-name="P48"/>
      <text:p text:style-name="P42">使用<text:span text:style-name="T23">deque_t</text:span>需要包含头文件</text:p>
      <text:p text:style-name="P103">#include &lt;cstl/cdeque.h&gt; </text:p>
      <text:p text:style-name="P42"><text:soft-page-break/>创建一个保存浮点数类型数据的<text:span text:style-name="T23">deque_t</text:span>容器并初始化</text:p>
      <text:p text:style-name="P102">deque_t* pdq_coll = create_deque(float); </text:p>
      <text:p text:style-name="P102">...</text:p>
      <text:p text:style-name="P103">deque_init(pdq_coll); </text:p>
      <text:p text:style-name="P42">在<text:span text:style-name="T23">deque_t</text:span>开头插入数据</text:p>
      <text:p text:style-name="P103">deque_push_front(pdq_coll, i * 1.1); </text:p>
      <text:p text:style-name="P107">以这种方式插入数据得到的结果是与插入顺序相反的序列，结果如下：</text:p>
      <text:p text:style-name="P110">6.600000 5.500000 4.400000 3.300000 2.200000 1.100000 </text:p>
      <text:p text:style-name="P110">这是因为每一个数据都插入到了第一个数据的前面。</text:p>
      <text:p text:style-name="P112"><text:span text:style-name="T69">deque_t</text:span><text:span text:style-name="T63">容器也提供了</text:span><text:span text:style-name="T69">deque_size()</text:span><text:span text:style-name="T63">函数和</text:span><text:span text:style-name="T69">deque_at()</text:span><text:span text:style-name="T63">函数，所以我们也可以使用与第一个例子相同的方式打印数据：</text:span></text:p>
      <text:p text:style-name="P69">for(i = 0; i &lt; deque_size(pdq_coll); ++i) </text:p>
      <text:p text:style-name="P102">{ </text:p>
      <text:p text:style-name="P102"><text:s text:c="4"/>printf("%f ", *(float*)deque_at(pdq_coll, i)); </text:p>
      <text:p text:style-name="P103">} </text:p>
      <text:p text:style-name="P42">最后也要销毁<text:span text:style-name="T23">deque_t</text:span></text:p>
      <text:p text:style-name="P103">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1259788050" text:style-name="L23">
        <text:list-item>
          <text:p text:style-name="P141">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2">/* </text:p>
            <text:p text:style-name="P102"><text:s/>* list1.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char c = '\0'; </text:p>
            <text:p text:style-name="P102"/>
            <text:p text:style-name="P102"><text:s text:c="4"/>if(plist_coll == NULL) </text:p>
            <text:p text:style-name="P102"><text:s text:c="4"/>{ </text:p>
            <text:p text:style-name="P102"><text:s text:c="8"/>return -1; </text:p>
            <text:p text:style-name="P102"><text:s text:c="4"/>} </text:p>
            <text:p text:style-name="P102"><text:soft-page-break/><text:s/></text:p>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while there are elements </text:p>
            <text:p text:style-name="P102"><text:s text:c="5"/>* - print and remove the first element </text:p>
            <text:p text:style-name="P102"><text:s text:c="5"/>*/ </text:p>
            <text:p text:style-name="P102"><text:s text:c="4"/>while(!list_empty(plist_coll)) </text:p>
            <text:p text:style-name="P102"><text:s text:c="4"/>{ </text:p>
            <text:p text:style-name="P102"><text:s text:c="8"/>printf("%c ", *(char*)list_front(plist_coll)); </text:p>
            <text:p text:style-name="P102"><text:s text:c="8"/>list_pop_front(plist_coll);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使用<text:span text:style-name="T23">list_t</text:span>需要包含头文件</text:p>
      <text:p text:style-name="P103">#include &lt;cstl/clist.h&gt; </text:p>
      <text:p text:style-name="P42">创建一个字符类型的<text:span text:style-name="T23">list_t</text:span>并初始化</text:p>
      <text:p text:style-name="P103">list_t* plist_coll = create_list(char); </text:p>
      <text:p text:style-name="P103">...</text:p>
      <text:p text:style-name="P103">list_init(plist_coll); </text:p>
      <text:p text:style-name="P42">向<text:span text:style-name="T23">list_t</text:span>中插入字符</text:p>
      <text:p text:style-name="P69">for(c = 'a'; c &lt;= 'z'; ++c) </text:p>
      <text:p text:style-name="P102">{ </text:p>
      <text:p text:style-name="P102"><text:s text:c="4"/>list_push_back(plist_coll, c); </text:p>
      <text:p text:style-name="P103">}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2">{ </text:p>
      <text:p text:style-name="P102"><text:s text:c="4"/>printf("%c ", *(char*)list_front(plist_coll)); </text:p>
      <text:p text:style-name="P102"><text:s text:c="4"/>list_pop_front(plist_coll); </text:p>
      <text:p text:style-name="P103">} </text:p>
      <text:p text:style-name="P42">销毁<text:span text:style-name="T23">list_t</text:span></text:p>
      <text:p text:style-name="P103"><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870621212" text:style-name="L24">
        <text:list-item>
          <text:p text:style-name="P142">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875067672" text:style-name="L25">
        <text:list-item>
          <text:p text:style-name="P143">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978089416" text:continue-list="list634308647" text:style-name="WW8Num13">
        <text:list-item>
          <text:list>
            <text:list-item>
              <text:list>
                <text:list-item>
                  <text:h text:style-name="P326"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1545228870" text:style-name="L26">
        <text:list-item>
          <text:p text:style-name="P144">set_t</text:p>
        </text:list-item>
      </text:list>
      <text:p text:style-name="P42"><text:tab/><text:span text:style-name="T23">set_t</text:span>容器根据它保存的数据进行自动排序,每一个数据在容器中只出现一次,重复的数据是不允许的。</text:p>
      <text:list xml:id="list263968300" text:style-name="L27">
        <text:list-item>
          <text:p text:style-name="P145">mulitset_t</text:p>
        </text:list-item>
      </text:list>
      <text:p text:style-name="P42"><text:tab/><text:span text:style-name="T23">multiset_t</text:span>容器除了允许保存的数据重复,其他的与<text:span text:style-name="T23">set_t</text:span>容器相同。</text:p>
      <text:list xml:id="list2059993421" text:style-name="L28">
        <text:list-item>
          <text:p text:style-name="P146">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1222296792" text:style-name="L29">
        <text:list-item>
          <text:p text:style-name="P147">multimap_t</text:p>
        </text:list-item>
      </text:list>
      <text:p text:style-name="P84"><text:span text:style-name="T23">multimap_t</text:span>允许有<text:span text:style-name="T23">key</text:span>值重复的<text:span text:style-name="T23">key/value</text:span>数据,并且它不具备关联数组的性质,除此之外与<text:span text:style-name="T23">map_t</text:span>特点相同。</text:p>
      <text:list xml:id="list357409601" text:style-name="L30">
        <text:list-item>
          <text:p text:style-name="P148">hash_set_t</text:p>
        </text:list-item>
      </text:list>
      <text:p text:style-name="P84"><text:span text:style-name="T23">hash_set_t</text:span>除了底层采用<text:span text:style-name="T23">hash</text:span>表实现外其他的特性与<text:span text:style-name="T23">set_t</text:span>相同。</text:p>
      <text:list xml:id="list988766377" text:style-name="L31">
        <text:list-item>
          <text:p text:style-name="P149"><text:soft-page-break/>hash_multiset_t</text:p>
        </text:list-item>
      </text:list>
      <text:p text:style-name="P84"><text:span text:style-name="T23">hash_multiset_t</text:span>除了底层采用<text:span text:style-name="T23">hash</text:span>表实现外其他的特性与<text:span text:style-name="T23">multiset_t</text:span>相同。</text:p>
      <text:list xml:id="list482690740" text:style-name="L32">
        <text:list-item>
          <text:p text:style-name="P150">hash_map_t</text:p>
        </text:list-item>
      </text:list>
      <text:p text:style-name="P84"><text:span text:style-name="T23">hash_map_t</text:span>除了底层采用<text:span text:style-name="T23">hash</text:span>表实现外其他的特性与<text:span text:style-name="T23">map_t</text:span>相同。</text:p>
      <text:list xml:id="list2132059746" text:style-name="L33">
        <text:list-item>
          <text:p text:style-name="P151">hash_multimap_t</text:p>
        </text:list-item>
      </text:list>
      <text:p text:style-name="P84"><text:span text:style-name="T23">hash_multimap_t</text:span>除了底层采用<text:span text:style-name="T23">hash</text:span>实现外其他的特性与<text:span text:style-name="T23">multimap_t</text:span>相同。</text:p>
      <text:p text:style-name="P84"/>
      <text:p text:style-name="P84">由于操作关联容器要用到迭代器，所以关联容器的例子在介绍完迭代器之后给出。</text:p>
      <text:list xml:id="list1256096194" text:continue-list="list978089416" text:style-name="WW8Num13">
        <text:list-item>
          <text:list>
            <text:list-item>
              <text:list>
                <text:list-item>
                  <text:h text:style-name="P326" text:outline-level="3">容器适配器</text:h>
                </text:list-item>
              </text:list>
            </text:list-item>
          </text:list>
        </text:list-item>
      </text:list>
      <text:p text:style-name="P84">除了以上这些容器之外,<text:span text:style-name="T25">libcstl</text:span>为了特殊的目的还提供了容器适配器,它们都是基本的容器实现的。</text:p>
      <text:list xml:id="list947953773" text:style-name="L34">
        <text:list-item>
          <text:p text:style-name="P152">stack_t</text:p>
        </text:list-item>
      </text:list>
      <text:p text:style-name="P84"><text:span text:style-name="T23">stack_t</text:span>是堆栈,它采用<text:span text:style-name="T23">LIFO</text:span>(后进先出)的原则来管理数据。</text:p>
      <text:list xml:id="list523486562" text:style-name="L35">
        <text:list-item>
          <text:p text:style-name="P153">queue_t</text:p>
        </text:list-item>
      </text:list>
      <text:p text:style-name="P84"><text:span text:style-name="T23">queue_t</text:span>是队列,它采用<text:span text:style-name="T23">FIFO</text:span>(先进先出)的原则管理数据。</text:p>
      <text:list xml:id="list1363933824" text:style-name="L36">
        <text:list-item>
          <text:p text:style-name="P154">priority_queue_t</text:p>
        </text:list-item>
      </text:list>
      <text:p text:style-name="P84"><text:span text:style-name="T23">priority_queue_t</text:span>是优先队列,它保存的数据具有优先级,<text:span text:style-name="T25">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2147541757" text:continue-list="list1256096194" text:style-name="WW8Num13">
        <text:list-item>
          <text:list>
            <text:list-item>
              <text:h text:style-name="P312" text:outline-level="2">迭代器</text:h>
            </text:list-item>
          </text:list>
        </text:list-item>
      </text:list>
      <text:p text:style-name="P8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1781796310" text:style-name="L37">
        <text:list-item>
          <text:p text:style-name="P155">iterator_get_value()</text:p>
        </text:list-item>
      </text:list>
      <text:p text:style-name="P84">获得迭代器所指的数据,将迭代器所指的数据拷贝到指定的缓冲区中。</text:p>
      <text:list xml:id="list1729999654" text:style-name="L38">
        <text:list-item>
          <text:p text:style-name="P156">iterator_get_pointer()</text:p>
        </text:list-item>
      </text:list>
      <text:p text:style-name="P84">获得迭代器所指的数据的指针。</text:p>
      <text:list xml:id="list1295317971" text:style-name="L39">
        <text:list-item>
          <text:p text:style-name="P157">iterator_next()</text:p>
        </text:list-item>
      </text:list>
      <text:p text:style-name="P84">指向下一个数据,使迭代器向前行进一步。</text:p>
      <text:list xml:id="list1498988661" text:style-name="L40">
        <text:list-item>
          <text:p text:style-name="P158">iterator_equal() <text:span text:style-name="T66">和</text:span> iterator_not_equal()</text:p>
        </text:list-item>
      </text:list>
      <text:p text:style-name="P84">判断两个迭代器是否指向相同的位置。</text:p>
      <text:list xml:id="list1803185877" text:style-name="L41">
        <text:list-item>
          <text:p text:style-name="P211"><text:span text:style-name="T66">赋值运算符</text:span> =</text:p>
        </text:list-item>
      </text:list>
      <text:p text:style-name="P84"><text:soft-page-break/>在<text:span text:style-name="T23">libcstl</text:span>中，迭代器类型可以直接使用赋值运算符 = 来进行赋值。</text:p>
      <text:p text:style-name="P98"/>
      <text:p text:style-name="P98"><text:tab/>上面都是迭代器本身的操作，下面我们来看一看容器是怎样和迭代器建立联系的：</text:p>
      <text:p text:style-name="P84">为了实现容器和迭代器的相互操作,所有的容器都提供了基本的函数。</text:p>
      <text:list xml:id="list105634320" text:style-name="L42">
        <text:list-item>
          <text:p text:style-name="P159">xxxx_begin()</text:p>
        </text:list-item>
      </text:list>
      <text:p text:style-name="P84">获得指向特定容器中第一个数据的迭代器(如果有第一个数据)。例如<text:span text:style-name="T23">vector_t</text:span>容器就是<text:span text:style-name="T23">vector_begin()。</text:span></text:p>
      <text:list xml:id="list275132638" text:style-name="L43">
        <text:list-item>
          <text:p text:style-name="P160">xxxx_end()</text:p>
        </text:list-item>
      </text:list>
      <text:p text:style-name="P84">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2">/* </text:p>
            <text:p text:style-name="P102"><text:s/>* list2.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list_iterator_t it_pos; </text:p>
            <text:p text:style-name="P102"><text:s text:c="4"/>char c = '\0'; </text:p>
            <text:p text:style-name="P102"/>
            <text:p text:style-name="P102"><text:s text:c="4"/>if(plist_coll == NULL) </text:p>
            <text:p text:style-name="P102"><text:s text:c="4"/>{ </text:p>
            <text:p text:style-name="P102"><text:soft-page-break/><text:s text:c="8"/>return -1; </text:p>
            <text:p text:style-name="P102"><text:s text:c="4"/>} </text:p>
            <text:p text:style-name="P102"/>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iterate over all elements </text:p>
            <text:p text:style-name="P102"><text:s text:c="5"/>*/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c ", *(char*)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首先要定义一个迭代器：</text:p>
      <text:p text:style-name="P103">list_iterator_t it_pos; </text:p>
      <text:p text:style-name="P107">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2">for(it_pos = list_begin(plist_coll); </text:p>
      <text:p text:style-name="P102"><text:s text:c="4"/>!iterator_equal(it_pos, list_end(plist_coll)); </text:p>
      <text:p text:style-name="P102"><text:s text:c="4"/>it_pos = iterator_next(it_pos)) </text:p>
      <text:p text:style-name="P102">{ </text:p>
      <text:p text:style-name="P102"><text:s text:c="4"/>printf("%c ", *(char*)iterator_get_pointer(it_pos)); </text:p>
      <text:p text:style-name="P103">}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8">it_pos = list_begin(plist_coll); </text:p>
      <text:p text:style-name="P52">然后判断当前位置是否为链表的末尾：</text:p>
      <text:p text:style-name="P108">!iterator_equal(it_pos, list_end(plist_coll)); </text:p>
      <text:p text:style-name="P109">如果不是链表的末尾就或者指向当前数据的指针，并将数据打印出来：</text:p>
      <text:p text:style-name="P108">printf("%c ", *(char*)iterator_get_pointer(it_pos)); </text:p>
      <text:p text:style-name="P109">然后在移动到下一个数据的位置：</text:p>
      <text:p text:style-name="P108">it_pos = iterator_next(it_pos)</text:p>
      <text:list xml:id="list670653803" text:continue-list="list2147541757" text:style-name="WW8Num13">
        <text:list-item>
          <text:list>
            <text:list-item>
              <text:list>
                <text:list-item>
                  <text:h text:style-name="P326" text:outline-level="3">使用关联容器的例子</text:h>
                </text:list-item>
              </text:list>
            </text:list-item>
          </text:list>
        </text:list-item>
      </text:list>
      <text:p text:style-name="P48"><text:tab/><text:span text:style-name="T63">上面例子</text:span><text:span text:style-name="T70">中的</text:span><text:span text:style-name="T63">遍历是通用的，它可以用在任何容器中，下面就将这种便利用在关联容器中。下面这些例子都是使用关联容器的例子：</text:span></text:p>
      <text:list xml:id="list1332002136" text:style-name="L44">
        <text:list-item>
          <text:p text:style-name="P212"><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2">/* </text:p>
            <text:p text:style-name="P102"><text:s/>* set1.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 set container for int values */ </text:p>
            <text:p text:style-name="P102"><text:s text:c="4"/>set_t* pset_coll = create_set(int); </text:p>
            <text:p text:style-name="P102"><text:s text:c="4"/>set_iterator_t it_pos; </text:p>
            <text:p text:style-name="P102"><text:soft-page-break/><text:s/></text:p>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 </text:p>
            <text:p text:style-name="P102"><text:s text:c="5"/>* insert elements for 1 to 6 in arbitray order </text:p>
            <text:p text:style-name="P102"><text:s text:c="5"/>* - value 1 gets inserted twice </text:p>
            <text:p text:style-name="P102"><text:s text:c="5"/>*/ </text:p>
            <text:p text:style-name="P102"><text:s text:c="4"/>set_insert(pset_coll, 3); </text:p>
            <text:p text:style-name="P102"><text:s text:c="4"/>set_insert(pset_coll, 1); </text:p>
            <text:p text:style-name="P102"><text:s text:c="4"/>set_insert(pset_coll, 6); </text:p>
            <text:p text:style-name="P102"><text:s text:c="4"/>set_insert(pset_coll, 4); </text:p>
            <text:p text:style-name="P102"><text:s text:c="4"/>set_insert(pset_coll, 1); </text:p>
            <text:p text:style-name="P102"><text:s text:c="4"/>set_insert(pset_coll, 2); </text:p>
            <text:p text:style-name="P102"><text:s text:c="4"/>set_insert(pset_coll, 5); </text:p>
            <text:p text:style-name="P102"/>
            <text:p text:style-name="P102"><text:s text:c="4"/>/* </text:p>
            <text:p text:style-name="P102"><text:s text:c="5"/>* print all elements </text:p>
            <text:p text:style-name="P102"><text:s text:c="5"/>* - iterate over all elements </text:p>
            <text:p text:style-name="P102"><text:s text:c="5"/>*/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
            <text:p text:style-name="P102"><text:s text:c="4"/>return 0; </text:p>
            <text:p text:style-name="P102">}</text:p>
          </table:table-cell>
        </table:table-row>
      </table:table>
      <text:p text:style-name="P48"/>
      <text:p text:style-name="P42">要使用<text:span text:style-name="T23">set_t</text:span>必须包含头文件</text:p>
      <text:p text:style-name="P103">#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2">set_insert(pset_coll, 3); </text:p>
      <text:p text:style-name="P102"><text:soft-page-break/>set_insert(pset_coll, 1); </text:p>
      <text:p text:style-name="P102">set_insert(pset_coll, 6); </text:p>
      <text:p text:style-name="P102">set_insert(pset_coll, 4); </text:p>
      <text:p text:style-name="P102">set_insert(pset_coll, 1); </text:p>
      <text:p text:style-name="P102">set_insert(pset_coll, 2); </text:p>
      <text:p text:style-name="P103">set_insert(pset_coll, 5); </text:p>
      <text:p text:style-name="P103"/>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2"><text:s text:c="4"/>!iterator_equal(it_pos, set_end(pset_coll)); </text:p>
      <text:p text:style-name="P102"><text:s text:c="4"/>it_pos = iterator_next(it_pos)) </text:p>
      <text:p text:style-name="P102">{ </text:p>
      <text:p text:style-name="P102"><text:s text:c="4"/>printf("%d ", *(int*)iterator_get_pointer(it_pos)); </text:p>
      <text:p text:style-name="P103">}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1107830863" text:style-name="L45">
        <text:list-item>
          <text:p text:style-name="P213"><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2">/* </text:p>
            <text:p text:style-name="P102"><text:s/>* multimap1.c </text:p>
            <text:p text:style-name="P102"><text:s/>* compile with : -lcstl </text:p>
            <text:p text:style-name="P102"><text:s/>*/ </text:p>
            <text:p text:style-name="P102"/>
            <text:p text:style-name="P102">#include &lt;stdio.h&gt; </text:p>
            <text:p text:style-name="P102">#include &lt;cstl/cmap.h&gt; </text:p>
            <text:p text:style-name="P102">#include &lt;cstl/cutility.h&gt; </text:p>
            <text:p text:style-name="P102"/>
            <text:p text:style-name="P102">int main(int argc, char* argv[]) </text:p>
            <text:p text:style-name="P102">{ </text:p>
            <text:p text:style-name="P102"><text:s text:c="4"/>/* multimap container for int/c-string value */ </text:p>
            <text:p text:style-name="P102"><text:s text:c="4"/>multimap_t* pmmap_coll = create_multimap(int, char*); </text:p>
            <text:p text:style-name="P102"><text:s text:c="4"/>multimap_iterator_t it_pos; </text:p>
            <text:p text:style-name="P102"><text:soft-page-break/><text:s text:c="4"/>pair_t* ppair_elem = create_pair(int, char*); </text:p>
            <text:p text:style-name="P102"/>
            <text:p text:style-name="P102"><text:s text:c="4"/>if(pmmap_coll == NULL || ppair_elem == NULL) </text:p>
            <text:p text:style-name="P102"><text:s text:c="4"/>{ </text:p>
            <text:p text:style-name="P102"><text:s text:c="8"/>return -1; </text:p>
            <text:p text:style-name="P102"><text:s text:c="4"/>} </text:p>
            <text:p text:style-name="P102"/>
            <text:p text:style-name="P102"><text:s text:c="4"/>multimap_init(pmmap_coll); </text:p>
            <text:p text:style-name="P102"><text:s text:c="4"/>pair_init(ppair_elem); </text:p>
            <text:p text:style-name="P102"/>
            <text:p text:style-name="P102"><text:s text:c="4"/>/* </text:p>
            <text:p text:style-name="P102"><text:s text:c="5"/>* insert some elements in arbitray order </text:p>
            <text:p text:style-name="P102"><text:s text:c="5"/>* - a value with key 1 gets inserted twice </text:p>
            <text:p text:style-name="P102"><text:s text:c="5"/>*/ </text:p>
            <text:p text:style-name="P102"><text:s text:c="4"/>pair_make(ppair_elem, 5, "tagged"); </text:p>
            <text:p text:style-name="P102"><text:s text:c="4"/>multimap_insert(pmmap_coll, ppair_elem); </text:p>
            <text:p text:style-name="P102"><text:s text:c="4"/>pair_make(ppair_elem, 2, "a"); </text:p>
            <text:p text:style-name="P102"><text:s text:c="4"/>multimap_insert(pmmap_coll, ppair_elem); </text:p>
            <text:p text:style-name="P102"><text:s text:c="4"/>pair_make(ppair_elem, 1, "this"); </text:p>
            <text:p text:style-name="P102"><text:s text:c="4"/>multimap_insert(pmmap_coll, ppair_elem); </text:p>
            <text:p text:style-name="P102"><text:s text:c="4"/>pair_make(ppair_elem, 4, "of"); </text:p>
            <text:p text:style-name="P102"><text:s text:c="4"/>multimap_insert(pmmap_coll, ppair_elem); </text:p>
            <text:p text:style-name="P102"><text:s text:c="4"/>pair_make(ppair_elem, 6, "strings"); </text:p>
            <text:p text:style-name="P102"><text:s text:c="4"/>multimap_insert(pmmap_coll, ppair_elem); </text:p>
            <text:p text:style-name="P102"><text:s text:c="4"/>pair_make(ppair_elem, 1, "is"); </text:p>
            <text:p text:style-name="P102"><text:s text:c="4"/>multimap_insert(pmmap_coll, ppair_elem); </text:p>
            <text:p text:style-name="P102"><text:s text:c="4"/>pair_make(ppair_elem, 3, "multimap"); </text:p>
            <text:p text:style-name="P102"><text:s text:c="4"/>multimap_insert(pmmap_coll, ppair_elem); </text:p>
            <text:p text:style-name="P102"/>
            <text:p text:style-name="P102"><text:s text:c="4"/>/* </text:p>
            <text:p text:style-name="P102"><text:s text:c="5"/>* print all element values </text:p>
            <text:p text:style-name="P102"><text:s text:c="5"/>* - iterate over all elements </text:p>
            <text:p text:style-name="P102"><text:s text:c="5"/>* - element member second is value </text:p>
            <text:p text:style-name="P102"><text:s text:c="5"/>*/ </text:p>
            <text:p text:style-name="P102"><text:s text:c="4"/>for(it_pos = multimap_begin(pmmap_coll); </text:p>
            <text:p text:style-name="P102"><text:s text:c="8"/>!iterator_equal(it_pos, multimap_end(pmmap_coll)); </text:p>
            <text:p text:style-name="P102"><text:s text:c="8"/>it_pos = iterator_next(it_pos)) </text:p>
            <text:p text:style-name="P102"><text:s text:c="4"/>{ </text:p>
            <text:p text:style-name="P102"><text:s text:c="8"/>printf("%s ", (char*)pair_second(iterator_get_pointer(it_pos))); </text:p>
            <text:p text:style-name="P102"><text:s text:c="4"/>} </text:p>
            <text:p text:style-name="P102"><text:s text:c="4"/>printf("\n"); </text:p>
            <text:p text:style-name="P102"/>
            <text:p text:style-name="P102"><text:s text:c="4"/>multimap_destroy(pmmap_coll); </text:p>
            <text:p text:style-name="P102"><text:soft-page-break/><text:s text:c="4"/>pair_destroy(ppair_elem); </text:p>
            <text:p text:style-name="P102"/>
            <text:p text:style-name="P102"><text:s text:c="4"/>return 0; </text:p>
            <text:p text:style-name="P102">}</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3">printf("%s ", (char*)pair_second(iterator_get_pointer(it_pos))); </text:p>
      <text:p text:style-name="P42"><text:tab/><text:span text:style-name="T23">pair_t</text:span>类型第三章中详细的介绍。</text:p>
      <text:p text:style-name="P42"/>
      <text:list xml:id="list2161418233" text:style-name="L46">
        <text:list-item>
          <text:p text:style-name="P263"><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2">/* </text:p>
            <text:p text:style-name="P102"><text:s/>* map1.c </text:p>
            <text:p text:style-name="P102"><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 map container for c-string/double value */ </text:p>
            <text:p text:style-name="P102"><text:s text:c="4"/>map_t* pmap_coll = create_map(char*, double);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 insert some element into the collection */ </text:p>
            <text:p text:style-name="P102"><text:s text:c="4"/>*(double*)map_at(pmap_coll, "VAT") = 0.15; </text:p>
            <text:p text:style-name="P102"><text:s text:c="4"/>*(double*)map_at(pmap_coll, "Pi") = 3.1415; </text:p>
            <text:p text:style-name="P102"><text:s text:c="4"/>*(double*)map_at(pmap_coll, "an arbitray number") = 445.903; </text:p>
            <text:p text:style-name="P102"><text:soft-page-break/><text:s text:c="4"/>*(double*)map_at(pmap_coll, "Null") = 0.0; </text:p>
            <text:p text:style-name="P102"/>
            <text:p text:style-name="P102"><text:s text:c="4"/>/* </text:p>
            <text:p text:style-name="P102"><text:s text:c="5"/>* print all element values </text:p>
            <text:p text:style-name="P102"><text:s text:c="5"/>* - iterate over all elements </text:p>
            <text:p text:style-name="P102"><text:s text:c="5"/>* - element member first is key </text:p>
            <text:p text:style-name="P102"><text:s text:c="5"/>* - element member second is value </text:p>
            <text:p text:style-name="P102"><text:s text:c="5"/>*/ </text:p>
            <text:p text:style-name="P102"><text:s text:c="4"/>for(it_pos = map_begin(pmap_coll); </text:p>
            <text:p text:style-name="P102"><text:s text:c="8"/>!iterator_equal(it_pos, map_end(pmap_coll)); </text:p>
            <text:p text:style-name="P102"><text:s text:c="8"/>it_pos = iterator_next(it_pos)) </text:p>
            <text:p text:style-name="P102"><text:s text:c="4"/>{ </text:p>
            <text:p text:style-name="P102"><text:s text:c="8"/>printf("key: \"%s\" value: %lf\n", </text:p>
            <text:p text:style-name="P102"><text:s text:c="12"/>(char*)pair_first(iterator_get_pointer(it_pos)), </text:p>
            <text:p text:style-name="P102"><text:s text:c="12"/>*(double*)pair_second(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5">*(double*)map_at(pmap_coll, "VAT") = 0.15; </text:p>
      <text:p text:style-name="P107">如果像下面这样的写法：</text:p>
      <text:p text:style-name="P105">map_at(pmap_coll, "VAT"); </text:p>
      <text:p text:style-name="P115"><text:span text:style-name="T46">“VAT”</text:span><text:span text:style-name="T66">键对应的值就是双精度浮点值的默认值</text:span><text:span text:style-name="T42">0.0</text:span><text:span text:style-name="T66">。</text:span></text:p>
      <text:p text:style-name="P116"/>
      <text:p text:style-name="P42">执行结果:</text:p>
      <text:p text:style-name="P35">key: "Null" value: 0.000000 </text:p>
      <text:p text:style-name="P35">key: "Pi" value: 3.141500 </text:p>
      <text:p text:style-name="P35">key: "VAT" value: 0.150000 </text:p>
      <text:p text:style-name="P35">key: "an arbitray number" value: 445.903000</text:p>
      <text:list xml:id="list387052817" text:continue-list="list670653803" text:style-name="WW8Num13">
        <text:list-item>
          <text:list>
            <text:list-item>
              <text:list>
                <text:list-item>
                  <text:h text:style-name="P326"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7"><text:tab/>根据迭代已经访问数据的能力，可以将迭代器分为五大类(具体的种类在第五章中介绍)，所有的</text:span><text:span text:style-name="T40">libcstl</text:span><text:span text:style-name="T67">提供的容器的迭代器都属于其中的三类：</text:span></text:p>
      <text:list xml:id="list831994959" text:style-name="L47">
        <text:list-item>
          <text:p text:style-name="P203"><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2064620388" text:style-name="L48">
        <text:list-item>
          <text:p text:style-name="P204"><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1973677725" text:style-name="L49">
        <text:list-item>
          <text:p text:style-name="P205"><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857530915" text:continue-list="list387052817" text:style-name="WW8Num13">
        <text:list-item>
          <text:list>
            <text:list-item>
              <text:h text:style-name="P312"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2">/* </text:p>
            <text:p text:style-name="P102"><text:s/>* algo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int main(int argc, char* argv[]) </text:p>
            <text:p text:style-name="P102">{ </text:p>
            <text:p text:style-name="P102"><text:s text:c="4"/>vector_t* pvec_coll = create_vector(int); </text:p>
            <text:p text:style-name="P102"><text:s text:c="4"/>vector_iterator_t it_pos;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 insert elements from 1 to 6 in arbitrary order */ </text:p>
            <text:p text:style-name="P102"><text:s text:c="4"/>vector_push_back(pvec_coll, 3); </text:p>
            <text:p text:style-name="P102"><text:s text:c="4"/>vector_push_back(pvec_coll, 2); </text:p>
            <text:p text:style-name="P102"><text:s text:c="4"/>vector_push_back(pvec_coll, 5); </text:p>
            <text:p text:style-name="P102"><text:s text:c="4"/>vector_push_back(pvec_coll, 6); </text:p>
            <text:p text:style-name="P102"><text:soft-page-break/><text:s text:c="4"/>vector_push_back(pvec_coll, 4); </text:p>
            <text:p text:style-name="P102"><text:s text:c="4"/>vector_push_back(pvec_coll, 1); </text:p>
            <text:p text:style-name="P102"/>
            <text:p text:style-name="P102"><text:s text:c="4"/>/* find and print minimum and maximum element */ </text:p>
            <text:p text:style-name="P102"><text:s text:c="4"/>it_pos = algo_min_element(vector_begin(pvec_coll), vector_end(pvec_coll)); </text:p>
            <text:p text:style-name="P102"><text:s text:c="4"/>printf("min: %d\n", *(int*)iterator_get_pointer(it_pos)); </text:p>
            <text:p text:style-name="P102"><text:s text:c="4"/>it_pos = algo_max_element(vector_begin(pvec_coll), vector_end(pvec_coll)); </text:p>
            <text:p text:style-name="P102"><text:s text:c="4"/>printf("max: %d\n", *(int*)iterator_get_pointer(it_pos)); </text:p>
            <text:p text:style-name="P102"/>
            <text:p text:style-name="P102"><text:s text:c="4"/>/* sort all elements */ </text:p>
            <text:p text:style-name="P102"><text:s text:c="4"/>algo_sort(vector_begin(pvec_coll), vector_end(pvec_coll)); </text:p>
            <text:p text:style-name="P102"/>
            <text:p text:style-name="P102"><text:s text:c="4"/>/* find the first element with value 3 */ </text:p>
            <text:p text:style-name="P102"><text:s text:c="4"/>it_pos = algo_find(vector_begin(pvec_coll), vector_end(pvec_coll), 3); </text:p>
            <text:p text:style-name="P102"/>
            <text:p text:style-name="P102"><text:s text:c="4"/>/* </text:p>
            <text:p text:style-name="P102"><text:s text:c="5"/>* reverse the order of the found element with value 3 </text:p>
            <text:p text:style-name="P102"><text:s text:c="5"/>* and all following elements </text:p>
            <text:p text:style-name="P102"><text:s text:c="5"/>*/ </text:p>
            <text:p text:style-name="P102"><text:s text:c="4"/>algo_reverse(it_pos, vector_end(pvec_coll)); </text:p>
            <text:p text:style-name="P102"/>
            <text:p text:style-name="P102"><text:s text:c="4"/>/* print all elements */ </text:p>
            <text:p text:style-name="P102"><text:s text:c="4"/>for(it_pos = vector_begin(pvec_coll); </text:p>
            <text:p text:style-name="P102"><text:s text:c="8"/>!iterator_equal(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要使用<text:span text:style-name="T25">libcstl</text:span>算法必须包含头文件</text:p>
      <text:p text:style-name="P103">#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3">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3">algo_reverse(it_pos, vector_end(pvec_coll)); </text:p>
      <text:p text:style-name="P42">这样例子中程序的输出结果就是：</text:p>
      <text:p text:style-name="P35">min: 1 </text:p>
      <text:p text:style-name="P35">max: 6 </text:p>
      <text:p text:style-name="P35">1 2 6 5 4 3 </text:p>
      <text:list xml:id="list1585562859" text:continue-numbering="true" text:style-name="WW8Num13">
        <text:list-item>
          <text:list>
            <text:list-item>
              <text:list>
                <text:list-item>
                  <text:h text:style-name="P326"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2">/* </text:p>
            <text:p text:style-name="P102"><text:s/>* find1.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pos25; </text:p>
            <text:p text:style-name="P102"><text:s text:c="4"/>list_iterator_t it_pos35;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oft-page-break/><text:s text:c="4"/>/* insert elements from 20 to 40 */ </text:p>
            <text:p text:style-name="P102"><text:s text:c="4"/>for(i = 20; i &lt;= 40; ++i) </text:p>
            <text:p text:style-name="P102"><text:s text:c="4"/>{ </text:p>
            <text:p text:style-name="P102"><text:s text:c="8"/>list_push_back(plist_coll, i); </text:p>
            <text:p text:style-name="P102"><text:s text:c="4"/>} </text:p>
            <text:p text:style-name="P102"/>
            <text:p text:style-name="P102"><text:s text:c="4"/>/* </text:p>
            <text:p text:style-name="P102"><text:s text:c="5"/>* find position of element with value 3 </text:p>
            <text:p text:style-name="P102"><text:s text:c="5"/>* - there is none, so it_pos gets end() </text:p>
            <text:p text:style-name="P102"><text:s text:c="5"/>*/ </text:p>
            <text:p text:style-name="P102"><text:s text:c="4"/>it_pos = algo_find(list_begin(plist_coll), list_end(plist_coll), 3); </text:p>
            <text:p text:style-name="P102"/>
            <text:p text:style-name="P102"><text:s text:c="4"/>/* </text:p>
            <text:p text:style-name="P102"><text:s text:c="5"/>* reverse the order of element between found element and then end </text:p>
            <text:p text:style-name="P102"><text:s text:c="5"/>* - because the it_pos is end(), it reverses an empty range </text:p>
            <text:p text:style-name="P102"><text:s text:c="5"/>*/ </text:p>
            <text:p text:style-name="P102"><text:s text:c="4"/>algo_reverse(it_pos, list_end(plist_coll)); </text:p>
            <text:p text:style-name="P102"/>
            <text:p text:style-name="P102"><text:s text:c="4"/>/* find the position of value 25 and 35 */ </text:p>
            <text:p text:style-name="P102"><text:s text:c="4"/>it_pos25 = algo_find(list_begin(plist_coll), list_end(plist_coll), 25); </text:p>
            <text:p text:style-name="P102"><text:s text:c="4"/>it_pos35 = algo_find(list_begin(plist_coll), list_end(plist_coll), 35); </text:p>
            <text:p text:style-name="P102"/>
            <text:p text:style-name="P102"><text:s text:c="4"/>/* </text:p>
            <text:p text:style-name="P102"><text:s text:c="5"/>* print the maximum of corresponding range </text:p>
            <text:p text:style-name="P102"><text:s text:c="5"/>* - note: including pos25 and exculding pos35 </text:p>
            <text:p text:style-name="P102"><text:s text:c="5"/>*/ </text:p>
            <text:p text:style-name="P102"><text:s text:c="4"/>printf("max: %d\n",</text:p>
            <text:p text:style-name="P102"><text:s text:c="8"/>*(int*)iterator_get_pointer(algo_max_element(it_pos25, it_pos35)));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3">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1">，</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460876906" text:continue-numbering="true" text:style-name="WW8Num13">
        <text:list-item>
          <text:list>
            <text:list-item>
              <text:list>
                <text:list-item>
                  <text:h text:style-name="P326"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2">/* </text:p>
            <text:p text:style-name="P102"><text:s/>* copy1.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int i = 0; </text:p>
            <text:p text:style-name="P102"/>
            <text:p text:style-name="P102"><text:s text:c="4"/>if(plist_coll1 == NULL || pvec_coll2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
            <text:p text:style-name="P102"><text:s text:c="4"/>for(i = 1; i &lt;= 9; ++i) </text:p>
            <text:p text:style-name="P102"><text:s text:c="4"/>{ </text:p>
            <text:p text:style-name="P102"><text:s text:c="8"/>list_push_back(plist_coll1, i); </text:p>
            <text:p text:style-name="P102"><text:s text:c="4"/>} </text:p>
            <text:p text:style-name="P102"><text:soft-page-break/><text:s/></text:p>
            <text:p text:style-name="P102"><text:s text:c="4"/>/* </text:p>
            <text:p text:style-name="P102"><text:s text:c="5"/>* RUNTIME ERROR. </text:p>
            <text:p text:style-name="P102"><text:s text:c="5"/>* overwrites nonexisting elements in the destination. </text:p>
            <text:p text:style-name="P102"><text:s text:c="5"/>*/ </text:p>
            <text:p text:style-name="P102"><text:s text:c="4"/>algo_copy(list_begin(plist_coll1), list_end(plist_coll1), /* source */ </text:p>
            <text:p text:style-name="P102"><text:s text:c="8"/>vector_begin(pvec_coll2)); <text:s text:c="27"/>/* destination */ </text:p>
            <text:p text:style-name="P102"/>
            <text:p text:style-name="P102"><text:s text:c="4"/>list_destroy(plist_coll1); </text:p>
            <text:p text:style-name="P102"><text:s text:c="4"/>vector_destroy(pvec_coll2); </text:p>
            <text:p text:style-name="P102"/>
            <text:p text:style-name="P102"><text:s text:c="4"/>return 0; </text:p>
            <text:p text:style-name="P102">}</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2">/* </text:p>
            <text:p text:style-name="P102"><text:s/>* copy2.c </text:p>
            <text:p text:style-name="P102"><text:s/>* compile with : -lcstl </text:p>
            <text:p text:style-name="P102"><text:s/>*/ </text:p>
            <text:p text:style-name="P102"/>
            <text:p text:style-name="P102">#include &lt;stdio.h&gt; </text:p>
            <text:p text:style-name="P102">#include &lt;cstl/clist.h&gt; </text:p>
            <text:p text:style-name="P102">#include &lt;cstl/cdeque.h&gt; </text:p>
            <text:p text:style-name="P102">#include &lt;cstl/cvector.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deque_t* pdeq_coll3 = create_deque(int); </text:p>
            <text:p text:style-name="P102"><text:s text:c="4"/>int i = 0; </text:p>
            <text:p text:style-name="P102"/>
            <text:p text:style-name="P102"><text:s text:c="4"/>if(plist_coll1 == NULL || pvec_coll2 == NULL || pdeq_coll3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text:soft-page-break/><text:s/></text:p>
            <text:p text:style-name="P102"><text:s text:c="4"/>/* insert elements from 1 to 9 */ </text:p>
            <text:p text:style-name="P102"><text:s text:c="4"/>for(i = 1; i &lt;= 9; ++i) </text:p>
            <text:p text:style-name="P102"><text:s text:c="4"/>{ </text:p>
            <text:p text:style-name="P102"><text:s text:c="8"/>list_push_back(plist_coll1, i); </text:p>
            <text:p text:style-name="P102"><text:s text:c="4"/>} </text:p>
            <text:p text:style-name="P102"/>
            <text:p text:style-name="P102"><text:s text:c="4"/>/* </text:p>
            <text:p text:style-name="P102"><text:s text:c="5"/>* resize distination to have enough room for </text:p>
            <text:p text:style-name="P102"><text:s text:c="5"/>* the overwrite algorithm </text:p>
            <text:p text:style-name="P102"><text:s text:c="5"/>*/ </text:p>
            <text:p text:style-name="P102"><text:s text:c="4"/>vector_resize(pvec_coll2, list_size(plist_coll1)); </text:p>
            <text:p text:style-name="P102"/>
            <text:p text:style-name="P102"><text:s text:c="4"/>/* copy elements from first to second collection */ </text:p>
            <text:p text:style-name="P102"><text:s text:c="4"/>algo_copy(list_begin(plist_coll1), list_end(plist_coll1),</text:p>
            <text:p text:style-name="P102"><text:s text:c="8"/>vector_begin(pvec_coll2)); </text:p>
            <text:p text:style-name="P102"/>
            <text:p text:style-name="P102"><text:s text:c="4"/>/* initialize third collection with enough room */ </text:p>
            <text:p text:style-name="P102"><text:s text:c="4"/>deque_init_n(pdeq_coll3, list_size(plist_coll1)); </text:p>
            <text:p text:style-name="P102"/>
            <text:p text:style-name="P102"><text:s text:c="4"/>/* copy elements from first to third collection */ </text:p>
            <text:p text:style-name="P102"><text:s text:c="4"/>algo_copy(list_begin(plist_coll1), list_end(plist_coll1), </text:p>
            <text:p text:style-name="P102"><text:s text:c="8"/>deque_begin(pdeq_coll3)); </text:p>
            <text:p text:style-name="P102"/>
            <text:p text:style-name="P102"><text:s text:c="4"/>list_destroy(plist_coll1); </text:p>
            <text:p text:style-name="P102"><text:s text:c="4"/>vector_destroy(pvec_coll2); </text:p>
            <text:p text:style-name="P102"><text:s text:c="4"/>deque_destroy(pdeq_coll3); </text:p>
            <text:p text:style-name="P102"/>
            <text:p text:style-name="P102"><text:s text:c="4"/>return 0; </text:p>
            <text:p text:style-name="P102">}</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419011851" text:continue-numbering="true" text:style-name="WW8Num13">
        <text:list-item>
          <text:list>
            <text:list-item>
              <text:list>
                <text:list-item>
                  <text:h text:style-name="P326"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2">/* </text:p>
            <text:p text:style-name="P102"><text:s/>* remove1.c </text:p>
            <text:p text:style-name="P102"><text:s/>* compile with : -lcstl </text:p>
            <text:p text:style-name="P102"><text:soft-page-break/><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printf("Pre: <text:s/>");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algo_remove(list_begin(plist_coll), list_end(plist_coll), 3); </text:p>
            <text:p text:style-name="P102"/>
            <text:p text:style-name="P102"><text:s text:c="4"/>printf("Post: "); </text:p>
            <text:p text:style-name="P102"><text:s text:c="4"/>for(it_pos = list_begin(plist_coll); </text:p>
            <text:p text:style-name="P102"><text:s text:c="8"/>!iterator_equal(it_pos, list_end(plist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4">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2">/* </text:p>
            <text:p text:style-name="P102"><text:s/>* remove2.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end; </text:p>
            <text:p text:style-name="P102"><text:s text:c="4"/>int i = 0; </text:p>
            <text:p text:style-name="P102"/>
            <text:p text:style-name="P102"><text:s text:c="4"/>if(plist_coll == NULL) </text:p>
            <text:p text:style-name="P102"><text:soft-page-break/><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it_end = algo_remove(list_begin(plist_coll), list_end(plist_coll), 3); </text:p>
            <text:p text:style-name="P102"/>
            <text:p text:style-name="P102"><text:s text:c="4"/>/* print resulting elements of the collection */ </text:p>
            <text:p text:style-name="P102"><text:s text:c="4"/>for(it_pos = list_begin(plist_coll); </text:p>
            <text:p text:style-name="P102"><text:s text:c="8"/>!iterator_equal(it_pos, it_end);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print number of resulting elements */ </text:p>
            <text:p text:style-name="P102"><text:s text:c="4"/>printf("number of removed elements: %d\n", </text:p>
            <text:p text:style-name="P102"><text:s text:c="8"/>iterator_distance(it_end, list_end(plist_coll))); </text:p>
            <text:p text:style-name="P102"/>
            <text:p text:style-name="P102"><text:s text:c="4"/>/* remove "removed" elements */ </text:p>
            <text:p text:style-name="P102"><text:s text:c="4"/>list_erase_range(plist_coll, it_end, list_end(plist_coll)); </text:p>
            <text:p text:style-name="P102"/>
            <text:p text:style-name="P102"><text:s text:c="4"/>/* print all elements of modified collection */ </text:p>
            <text:p text:style-name="P102"><text:s text:c="4"/>for(it_pos = list_begin(plist_coll); </text:p>
            <text:p text:style-name="P102"><text:soft-page-break/><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remove()</text:span>返回了删除数据<text:span text:style-name="T23">3</text:span>后的有效数据区间的结尾迭代器。</text:p>
      <text:p text:style-name="P103">it_end = algo_remove(list_begin(plist_coll), list_end(plist_coll), 3); </text:p>
      <text:p text:style-name="P42">可以使用这个新的结尾做很多工作,如获得这个新结尾和实际结尾之间的距离，也就是实际删除的数据的数目。</text:p>
      <text:p text:style-name="P103">iterator_distance(it_end, list_end(plist_coll));</text:p>
      <text:p text:style-name="P42">还可以把残余的数据从<text:span text:style-name="T48"> </text:span><text:span text:style-name="T46">plist_coll </text:span>中真正的删除掉。</text:p>
      <text:p text:style-name="P103">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330199749" text:continue-numbering="true" text:style-name="WW8Num13">
        <text:list-item>
          <text:list>
            <text:list-item>
              <text:list>
                <text:list-item>
                  <text:h text:style-name="P326"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2">/* </text:p>
            <text:p text:style-name="P102"><text:s/>* remove3.c </text:p>
            <text:p text:style-name="P102"><text:s/>* compile with : -lcstl </text:p>
            <text:p text:style-name="P102"><text:s/>*/ </text:p>
            <text:p text:style-name="P102"/>
            <text:p text:style-name="P102">#include &lt;stdio.h&gt; </text:p>
            <text:p text:style-name="P102">#include &lt;cstl/cset.h&gt; </text:p>
            <text:p text:style-name="P102">#include &lt;cstl/calgorithm.h&gt; </text:p>
            <text:p text:style-name="P102"><text:soft-page-break/><text:s/></text:p>
            <text:p text:style-name="P102">int main(int argc, char* argv[]) </text:p>
            <text:p text:style-name="P102">{ </text:p>
            <text:p text:style-name="P102"><text:s text:c="4"/>set_t* pset_coll = create_set(int); </text:p>
            <text:p text:style-name="P102"><text:s text:c="4"/>set_iterator_t it_pos; </text:p>
            <text:p text:style-name="P102"><text:s text:c="4"/>size_t t_num = 0; </text:p>
            <text:p text:style-name="P102"><text:s text:c="4"/>int i = 0; </text:p>
            <text:p text:style-name="P102"/>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for(i = 1; i &lt;= 9; ++i) </text:p>
            <text:p text:style-name="P102"><text:s text:c="4"/>{ </text:p>
            <text:p text:style-name="P102"><text:s text:c="8"/>set_insert(pset_coll, i); </text:p>
            <text:p text:style-name="P102"><text:s text:c="4"/>} </text:p>
            <text:p text:style-name="P102"/>
            <text:p text:style-name="P102"><text:s text:c="4"/>/* print all elements of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 with value 3 */ </text:p>
            <text:p text:style-name="P102"><text:s text:c="4"/>t_num = set_erase(pset_coll, 3); </text:p>
            <text:p text:style-name="P102"><text:s text:c="4"/>printf("number of removed elements: %u.\n", t_num); </text:p>
            <text:p text:style-name="P102"/>
            <text:p text:style-name="P102"><text:s text:c="4"/>/* printf all elements of the modified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text:soft-page-break/><text:s/></text:p>
            <text:p text:style-name="P102"><text:s text:c="4"/>return 0; </text:p>
            <text:p text:style-name="P102">}</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248145185" text:continue-numbering="true" text:style-name="WW8Num13">
        <text:list-item>
          <text:list>
            <text:list-item>
              <text:list>
                <text:list-item>
                  <text:h text:style-name="P326" text:outline-level="3">算法和容器操作函数</text:h>
                </text:list-item>
              </text:list>
            </text:list-item>
          </text:list>
        </text:list-item>
      </text:list>
      <text:p text:style-name="P40"><text:span text:style-name="T67"><text:tab/></text:span><text:span text:style-name="T40">libcstl</text:span><text:span text:style-name="T67">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2">/* </text:p>
            <text:p text:style-name="P102"><text:s/>* remove4.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text:soft-page-break/><text:s/></text:p>
            <text:p text:style-name="P102"><text:s text:c="4"/>/* </text:p>
            <text:p text:style-name="P102"><text:s text:c="5"/>* remove all elements with value 3 </text:p>
            <text:p text:style-name="P102"><text:s text:c="5"/>* - poor performance </text:p>
            <text:p text:style-name="P102"><text:s text:c="5"/>*/ </text:p>
            <text:p text:style-name="P102"><text:s text:c="4"/>list_erase_range(plist_coll, </text:p>
            <text:p text:style-name="P102"><text:s text:c="8"/>algo_remove(list_begin(plist_coll), list_end(plist_coll), 3), </text:p>
            <text:p text:style-name="P102"><text:s text:c="8"/>list_end(plist_coll)); </text:p>
            <text:p text:style-name="P102"/>
            <text:p text:style-name="P102"><text:s text:c="4"/>/* </text:p>
            <text:p text:style-name="P102"><text:s text:c="5"/>* remove all elements with value 4 </text:p>
            <text:p text:style-name="P102"><text:s text:c="5"/>* - good performance </text:p>
            <text:p text:style-name="P102"><text:s text:c="5"/>*/ </text:p>
            <text:p text:style-name="P102"><text:s text:c="4"/>list_remove(plist_coll, 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761023661" text:continue-numbering="true" text:style-name="WW8Num13">
        <text:list-item>
          <text:list>
            <text:list-item>
              <text:list>
                <text:list-item>
                  <text:h text:style-name="P326"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text:soft-page-break/>{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2">/* </text:p>
            <text:p text:style-name="P102"><text:s/>* transform1.c </text:p>
            <text:p text:style-name="P102"><text:s/>* compile with : -lcstl </text:p>
            <text:p text:style-name="P102"><text:s/>*/ </text:p>
            <text:p text:style-name="P102"/>
            <text:p text:style-name="P102">#include &lt;stdio.h&gt; </text:p>
            <text:p text:style-name="P102">#include &lt;cstl/cvector.h&gt; </text:p>
            <text:p text:style-name="P102">#include &lt;cstl/cset.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static void _square(const void* cpv_input, void* pv_output) </text:p>
            <text:p text:style-name="P102">{ </text:p>
            <text:p text:style-name="P102"><text:s text:c="4"/>*(int*)pv_output = *(int*)cpv_input * *(int*)cpv_input; </text:p>
            <text:p text:style-name="P102">} </text:p>
            <text:p text:style-name="P102"/>
            <text:p text:style-name="P102">int main(int argc, char* argv[]) </text:p>
            <text:p text:style-name="P102">{ </text:p>
            <text:p text:style-name="P102"><text:s text:c="4"/>set_t* pset_coll1 = create_set(int); </text:p>
            <text:p text:style-name="P102"><text:s text:c="4"/>vector_t* pvec_coll2 = create_vector(int); </text:p>
            <text:p text:style-name="P102"><text:s text:c="4"/>int i = 0; </text:p>
            <text:p text:style-name="P102"/>
            <text:p text:style-name="P102"><text:s text:c="4"/>if(pset_coll1 == NULL || pvec_coll2 == NULL) </text:p>
            <text:p text:style-name="P102"><text:s text:c="4"/>{ </text:p>
            <text:p text:style-name="P102"><text:s text:c="8"/>return -1; </text:p>
            <text:p text:style-name="P102"><text:s text:c="4"/>} </text:p>
            <text:p text:style-name="P102"/>
            <text:p text:style-name="P102"><text:s text:c="4"/>set_init(pset_coll1); </text:p>
            <text:p text:style-name="P102"><text:s text:c="4"/>vector_init(pvec_coll2); </text:p>
            <text:p text:style-name="P102"/>
            <text:p text:style-name="P102"><text:s text:c="4"/>for(i = 1; i &lt;= 9; ++i) </text:p>
            <text:p text:style-name="P102"><text:s text:c="4"/>{ </text:p>
            <text:p text:style-name="P102"><text:s text:c="8"/>set_insert(pset_coll1, i); </text:p>
            <text:p text:style-name="P102"><text:s text:c="4"/>} </text:p>
            <text:p text:style-name="P102"/>
            <text:p text:style-name="P102"><text:s text:c="4"/>printf("initialized: "); </text:p>
            <text:p text:style-name="P102"><text:s text:c="4"/>algo_for_each(set_begin(pset_coll1), set_end(pset_coll1), _print); </text:p>
            <text:p text:style-name="P102"><text:s text:c="4"/>printf("\n"); </text:p>
            <text:p text:style-name="P102"/>
            <text:p text:style-name="P102"><text:s text:c="4"/>/* transform each element from coll1 to coll2 */ </text:p>
            <text:p text:style-name="P102"><text:s text:c="4"/>vector_resize(pvec_coll2, set_size(pset_coll1)); </text:p>
            <text:p text:style-name="P102"><text:s text:c="4"/>algo_transform(set_begin(pset_coll1), set_end(pset_coll1), </text:p>
            <text:p text:style-name="P102"><text:s text:c="8"/>vector_begin(pvec_coll2), _square); </text:p>
            <text:p text:style-name="P102"/>
            <text:p text:style-name="P102"><text:s text:c="4"/>printf("squared: "); </text:p>
            <text:p text:style-name="P102"><text:s text:c="4"/>algo_for_each(vector_begin(pvec_coll2), vector_end(pvec_coll2), _print); </text:p>
            <text:p text:style-name="P102"><text:s text:c="4"/>printf("\n"); </text:p>
            <text:p text:style-name="P102"/>
            <text:p text:style-name="P102"><text:soft-page-break/><text:s text:c="4"/>set_destroy(pset_coll1); </text:p>
            <text:p text:style-name="P102"><text:s text:c="4"/>vector_destroy(pvec_coll2); </text:p>
            <text:p text:style-name="P102"/>
            <text:p text:style-name="P102"><text:s text:c="4"/>return 0; </text:p>
            <text:p text:style-name="P102">}</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1092496867" text:continue-numbering="true" text:style-name="WW8Num13">
        <text:list-item>
          <text:list>
            <text:list-item>
              <text:list>
                <text:list-item>
                  <text:h text:style-name="P326"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3">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3">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7"><text:tab/>算法在使用这些自定义规则的时候，大部分的规则的输出参数都是</text:span><text:span text:style-name="T40">bool_t</text:span><text:span text:style-name="T67">类型的(</text:span><text:span text:style-name="T40">bool_t是辅助类型在第三章介</text:span><text:soft-page-break/><text:span text:style-name="T40">绍</text:span><text:span text:style-name="T67">)，还有些输出参数不是</text:span><text:span text:style-name="T40">bool_t</text:span><text:span text:style-name="T67">类型的如上面两个例子中的自定义规则</text:span><text:span text:style-name="T40">_print</text:span><text:span text:style-name="T67">和</text:span><text:span text:style-name="T40">_square</text:span><text:span text:style-name="T67">。我们把输出参数是</text:span><text:span text:style-name="T40">bool_t</text:span><text:span text:style-name="T67">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2">/* </text:p>
            <text:p text:style-name="P102"><text:s/>* prime1.c </text:p>
            <text:p text:style-name="P102"><text:s/>* compile with : -lcstl </text:p>
            <text:p text:style-name="P102"><text:s/>*/ </text:p>
            <text:p text:style-name="P102"/>
            <text:p text:style-name="P102">#include &lt;stdio.h&gt; </text:p>
            <text:p text:style-name="P102">#include &lt;stdlib.h&gt; </text:p>
            <text:p text:style-name="P102">#include &lt;cstl/clist.h&gt; </text:p>
            <text:p text:style-name="P102">#include &lt;cstl/calgorithm.h&gt; </text:p>
            <text:p text:style-name="P102"/>
            <text:p text:style-name="P102">static void _is_prime(const void* cpv_input, void* pv_output) </text:p>
            <text:p text:style-name="P102">{ </text:p>
            <text:p text:style-name="P102"><text:s text:c="4"/>int number = abs(*(int*)cpv_input); </text:p>
            <text:p text:style-name="P102"><text:s text:c="4"/>int divisor = 0; </text:p>
            <text:p text:style-name="P102"/>
            <text:p text:style-name="P102"><text:s text:c="4"/>/* 0 and 1 are prime number */ </text:p>
            <text:p text:style-name="P102"><text:s text:c="4"/>if(number == 0 || number == 1) </text:p>
            <text:p text:style-name="P102"><text:s text:c="4"/>{ </text:p>
            <text:p text:style-name="P102"><text:s text:c="8"/>*(bool_t*)pv_output = true; </text:p>
            <text:p text:style-name="P102"><text:s text:c="8"/>return; </text:p>
            <text:p text:style-name="P102"><text:s text:c="4"/>} </text:p>
            <text:p text:style-name="P102"/>
            <text:p text:style-name="P102"><text:s text:c="4"/>for(divisor = number / 2; number % divisor != 0; --divisor) </text:p>
            <text:p text:style-name="P102"><text:s text:c="4"/>{ </text:p>
            <text:p text:style-name="P102"><text:s text:c="8"/>continue; </text:p>
            <text:p text:style-name="P102"><text:s text:c="4"/>} </text:p>
            <text:p text:style-name="P102"/>
            <text:p text:style-name="P102"><text:s text:c="4"/>*(bool_t*)pv_output = divisor == 1 ? true : false; </text:p>
            <text:p text:style-name="P102">}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text:s/></text:p>
            <text:p text:style-name="P102"><text:s text:c="4"/>if(plist_coll == NULL) </text:p>
            <text:p text:style-name="P102"><text:s text:c="4"/>{ </text:p>
            <text:p text:style-name="P102"><text:s text:c="8"/>return -1; </text:p>
            <text:p text:style-name="P102"><text:s text:c="4"/>} </text:p>
            <text:p text:style-name="P102"><text:soft-page-break/></text:p>
            <text:p text:style-name="P102"><text:s text:c="4"/>list_init(plist_coll); </text:p>
            <text:p text:style-name="P102"/>
            <text:p text:style-name="P102"><text:s text:c="4"/>for(i = 24; i &lt;= 30; ++i) </text:p>
            <text:p text:style-name="P102"><text:s text:c="4"/>{ </text:p>
            <text:p text:style-name="P102"><text:s text:c="8"/>list_push_back(plist_coll, i); </text:p>
            <text:p text:style-name="P102"><text:s text:c="4"/>} </text:p>
            <text:p text:style-name="P102"/>
            <text:p text:style-name="P102"><text:s text:c="4"/>/* search for prime number */ </text:p>
            <text:p text:style-name="P102"><text:s text:c="4"/>it_pos = algo_find_if(list_begin(plist_coll), list_end(plist_coll), _is_prime); </text:p>
            <text:p text:style-name="P102"><text:s text:c="4"/>if(iterator_equal(it_pos, list_end(plist_coll))) </text:p>
            <text:p text:style-name="P102"><text:s text:c="4"/>{ </text:p>
            <text:p text:style-name="P102"><text:s text:c="8"/>printf("no prime number found.\n"); </text:p>
            <text:p text:style-name="P102"><text:s text:c="4"/>} </text:p>
            <text:p text:style-name="P102"><text:s text:c="4"/>else </text:p>
            <text:p text:style-name="P102"><text:s text:c="4"/>{ </text:p>
            <text:p text:style-name="P102"><text:s text:c="8"/>printf("%d is the first prime.\n", *(int*)iterator_get_pointer(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2">/* </text:p>
            <text:p text:style-name="P102"><text:s/>* sort1.c </text:p>
            <text:p text:style-name="P102"><text:s/>* compile with : -lcstl </text:p>
            <text:p text:style-name="P102"><text:s/>*/ </text:p>
            <text:p text:style-name="P102"/>
            <text:p text:style-name="P102">#include &lt;stdio.h&gt; </text:p>
            <text:p text:style-name="P102">#include &lt;string.h&gt; </text:p>
            <text:p text:style-name="P102">#include &lt;cstl/cdeque.h&gt; </text:p>
            <text:p text:style-name="P102">#include &lt;cstl/calgorithm.h&gt; </text:p>
            <text:p text:style-name="P102"/>
            <text:p text:style-name="P102">typedef struct _tagperson </text:p>
            <text:p text:style-name="P102">{ </text:p>
            <text:p text:style-name="P102"><text:s text:c="4"/>char s_firstname[21]; </text:p>
            <text:p text:style-name="P102"><text:soft-page-break/><text:s text:c="4"/>char s_lastname[21]; </text:p>
            <text:p text:style-name="P102">}person_t; </text:p>
            <text:p text:style-name="P102"/>
            <text:p text:style-name="P102">static void _print(const void* cpv_input, void* pv_output) </text:p>
            <text:p text:style-name="P102">{ </text:p>
            <text:p text:style-name="P102"><text:s text:c="4"/>printf("%s.%s ", </text:p>
            <text:p text:style-name="P102"><text:s text:c="8"/>((person_t*)cpv_input)-&gt;s_firstname, </text:p>
            <text:p text:style-name="P102"><text:s text:c="8"/>((person_t*)cpv_input)-&gt;s_lastname); </text:p>
            <text:p text:style-name="P102">} </text:p>
            <text:p text:style-name="P102"/>
            <text:p text:style-name="P102">static void _person_sort_criterion( </text:p>
            <text:p text:style-name="P102"><text:s text:c="4"/>const void* cpv_first, const void* cpv_second, void* pv_output) </text:p>
            <text:p text:style-name="P102">{ </text:p>
            <text:p text:style-name="P102"><text:s text:c="4"/>person_t* pt_first = (person_t*)cpv_first; </text:p>
            <text:p text:style-name="P102"><text:s text:c="4"/>person_t* pt_second = (person_t*)cpv_second; </text:p>
            <text:p text:style-name="P102"><text:s text:c="4"/>int n_result1 = strncmp(pt_first-&gt;s_firstname, pt_second-&gt;s_firstname, 21); </text:p>
            <text:p text:style-name="P102"><text:s text:c="4"/>int n_result2 = strncmp(pt_first-&gt;s_lastname, pt_second-&gt;s_lastname, 21); </text:p>
            <text:p text:style-name="P102"/>
            <text:p text:style-name="P102"><text:s text:c="4"/>if(n_result1 &lt; 0 || (n_result1 == 0 &amp;&amp; n_result2 &lt; 0))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deque_t* pdeq_coll = NULL; </text:p>
            <text:p text:style-name="P102"><text:s text:c="4"/>person_t t_person; </text:p>
            <text:p text:style-name="P102"/>
            <text:p text:style-name="P102"><text:s text:c="4"/>type_register(person_t, NULL, NULL, NULL, NULL); </text:p>
            <text:p text:style-name="P102"><text:s text:c="4"/>pdeq_coll = create_deque(person_t); </text:p>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memset(t_person.s_firstname, '\0', 21); </text:p>
            <text:p text:style-name="P102"><text:soft-page-break/><text:s text:c="4"/>memset(t_person.s_lastname, '\0', 21); </text:p>
            <text:p text:style-name="P102"><text:s text:c="4"/>strcpy(t_person.s_firstname, "Jonh"); </text:p>
            <text:p text:style-name="P102"><text:s text:c="4"/>strcpy(t_person.s_lastname, "right");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ll"); </text:p>
            <text:p text:style-name="P102"><text:s text:c="4"/>strcpy(t_person.s_lastname, "killer");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Jonh"); </text:p>
            <text:p text:style-name="P102"><text:s text:c="4"/>strcpy(t_person.s_lastname, "sound");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n"); </text:p>
            <text:p text:style-name="P102"><text:s text:c="4"/>strcpy(t_person.s_lastname, "lee");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Lee"); </text:p>
            <text:p text:style-name="P102"><text:s text:c="4"/>strcpy(t_person.s_lastname, "bird"); </text:p>
            <text:p text:style-name="P102"><text:s text:c="4"/>deque_push_back(pdeq_coll, &amp;t_person); </text:p>
            <text:p text:style-name="P102"/>
            <text:p text:style-name="P102"><text:s text:c="4"/>algo_for_each(deque_begin(pdeq_coll), deque_end(pdeq_coll), _print); </text:p>
            <text:p text:style-name="P102"><text:s text:c="4"/>printf("\n"); </text:p>
            <text:p text:style-name="P102"/>
            <text:p text:style-name="P102"><text:s text:c="4"/>algo_sort_if(deque_begin(pdeq_coll), deque_end(pdeq_coll),</text:p>
            <text:p text:style-name="P102"><text:s text:c="8"/>_person_sort_criterion); </text:p>
            <text:p text:style-name="P102"/>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3">_person_sort_criterion()</text:span>制定的规则排序的。</text:p>
      <text:list xml:id="list1080226586" text:continue-numbering="true" text:style-name="WW8Num13">
        <text:list-item>
          <text:list>
            <text:list-item>
              <text:list>
                <text:list-item>
                  <text:h text:style-name="P329" text:outline-level="3"><text:soft-page-break/>libcstl函数</text:h>
                </text:list-item>
              </text:list>
            </text:list-item>
          </text:list>
        </text:list-item>
      </text:list>
      <text:p text:style-name="P40"><text:span text:style-name="T55"><text:tab/></text:span><text:span text:style-name="T67">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7">库提供了大量的自定义规则，在这里我们把这些</text:span><text:span text:style-name="T40">libcstl</text:span><text:span text:style-name="T67">库预定以的自定义规则叫做</text:span><text:span text:style-name="T40">libcstl</text:span><text:span text:style-name="T67">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2">/* </text:p>
            <text:p text:style-name="P102"><text:s/>* sort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include &lt;cstl/cfunctional.h&gt; </text:p>
            <text:p text:style-name="P102"/>
            <text:p text:style-name="P102">int main(int argc, char* argv[]) </text:p>
            <text:p text:style-name="P102">{ </text:p>
            <text:p text:style-name="P102"><text:s text:c="4"/>deque_t* pdeq_coll = create_deque(int); </text:p>
            <text:p text:style-name="P102"><text:s text:c="4"/>deque_iterator_t it_pos;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push_back(pdeq_coll, 34); </text:p>
            <text:p text:style-name="P102"><text:s text:c="4"/>deque_push_back(pdeq_coll, 22); </text:p>
            <text:p text:style-name="P102"><text:s text:c="4"/>deque_push_back(pdeq_coll, 90); </text:p>
            <text:p text:style-name="P102"><text:s text:c="4"/>deque_push_back(pdeq_coll, 51); </text:p>
            <text:p text:style-name="P102"><text:s text:c="4"/>deque_push_back(pdeq_coll, 11); </text:p>
            <text:p text:style-name="P102"><text:s text:c="4"/>deque_push_back(pdeq_coll, 47); </text:p>
            <text:p text:style-name="P102"><text:s text:c="4"/>deque_push_back(pdeq_coll, 33); </text:p>
            <text:p text:style-name="P102"/>
            <text:p text:style-name="P102"><text:s text:c="4"/>for(it_pos = deque_begin(pdeq_coll); </text:p>
            <text:p text:style-name="P102"><text:s text:c="8"/>!iterator_equal(it_pos, deque_end(pdeq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algo_sort(deque_begin(pdeq_coll), deque_end(pdeq_coll));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algo_sort_if(deque_begin(pdeq_coll), deque_end(pdeq_coll), fun_greater_int);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842824848" text:continue-numbering="true" text:style-name="WW8Num13">
        <text:list-item>
          <text:list>
            <text:list-item>
              <text:h text:style-name="P313" text:outline-level="2"><text:span text:style-name="T23">libcstl容器</text:span>的使用过程</text:h>
              <text:list>
                <text:list-item>
                  <text:h text:style-name="P321"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2053398506" text:style-name="L50">
        <text:list-item>
          <text:p text:style-name="P214">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283346085" text:style-name="L51">
        <text:list-item>
          <text:p text:style-name="P215">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699695576" text:style-name="L52">
        <text:list-item>
          <text:p text:style-name="P216">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936182223" text:continue-list="list842824848" text:style-name="WW8Num13">
        <text:list-item>
          <text:list>
            <text:list-item>
              <text:list>
                <text:list-item>
                  <text:h text:style-name="P319"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179353747" text:style-name="L53">
        <text:list-item>
          <text:p text:style-name="P264"><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1502771313" text:style-name="L54">
        <text:list-item>
          <text:p text:style-name="P265"><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1529953966" text:style-name="L55">
        <text:list-item>
          <text:p text:style-name="P217">用户自定义类型</text:p>
        </text:list-item>
      </text:list>
      <text:p text:style-name="P64"><text:tab/><text:span text:style-name="T66">用户自己定义的结构，联合，枚举或者重定义的类型。</text:span></text:p>
      <text:p text:style-name="P64"/>
      <text:p text:style-name="P64"><text:tab/><text:span text:style-name="T66">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6">等等(这里创建保存</text:span><text:span text:style-name="T44">libcstl</text:span><text:span text:style-name="T63">内建类型的容器时类型的描述有些特别，我会在第十章中详细介绍</text:span><text:span text:style-name="T66">)。但是对于用户自定义类型这样的方式就会创建失败，如有一种用户自定义类型</text:span><text:span text:style-name="T42">abc_t</text:span><text:span text:style-name="T66">，现在要创建一个保存</text:span><text:span text:style-name="T42">abc_t</text:span><text:span text:style-name="T66">类型的</text:span><text:span text:style-name="T42">vector_t</text:span><text:span text:style-name="T66">容器：</text:span></text:p>
      <text:p text:style-name="P65">vector_t* pvec_coll = create_vector(abc_t);</text:p>
      <text:p text:style-name="P64"><text:soft-page-break/><text:span text:style-name="T66">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702450541" text:continue-list="list936182223" text:style-name="WW8Num13">
        <text:list-item>
          <text:h text:style-name="P304"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877746649" text:continue-numbering="true" text:style-name="WW8Num13">
        <text:list-item>
          <text:list>
            <text:list-item>
              <text:h text:style-name="P310"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288436745" text:continue-numbering="true" text:style-name="WW8Num13">
        <text:list-item>
          <text:list>
            <text:list-item>
              <text:h text:style-name="P314"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7">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647755568" text:continue-numbering="true" text:style-name="WW8Num13">
        <text:list-item>
          <text:list>
            <text:list-item>
              <text:list>
                <text:list-item>
                  <text:h text:style-name="P323"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459174342" text:continue-numbering="true" text:style-name="WW8Num13">
        <text:list-item>
          <text:list>
            <text:list-item>
              <text:list>
                <text:list-item>
                  <text:h text:style-name="P327"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9"><text:tab/>通过上面的操作函数我们就能够自由的使用<text:span text:style-name="T23">pair_t</text:span>中的数据了。</text:p>
      <text:p text:style-name="P99"><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7">除了这些以外</text:span><text:span text:style-name="T40">pair_t</text:span><text:span text:style-name="T67">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1437315102" text:continue-numbering="true" text:style-name="WW8Num13">
        <text:list-item>
          <text:list>
            <text:list-item>
              <text:list>
                <text:list-item>
                  <text:h text:style-name="P325" text:outline-level="3"><text:span text:style-name="T74">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2">/* </text:p>
            <text:p text:style-name="P102"><text:s/>* pair1.c </text:p>
            <text:p text:style-name="P102"><text:soft-page-break/><text:s/>* compile with : -lcstl </text:p>
            <text:p text:style-name="P102"><text:s/>*/ </text:p>
            <text:p text:style-name="P102"/>
            <text:p text:style-name="P102">#include &lt;stdio.h&gt; </text:p>
            <text:p text:style-name="P102">#include &lt;cstl/cutility.h&gt; </text:p>
            <text:p text:style-name="P102"/>
            <text:p text:style-name="P102">int main(int argc, char* argv[]) </text:p>
            <text:p text:style-name="P102">{ </text:p>
            <text:p text:style-name="P102"><text:s text:c="4"/>pair_t* ppair_p1 = create_pair(int, double); </text:p>
            <text:p text:style-name="P102"><text:s text:c="4"/>pair_t* ppair_p2 = create_pair(int, double); </text:p>
            <text:p text:style-name="P102"><text:s text:c="4"/>pair_t* ppair_p3 = create_pair(int, double); </text:p>
            <text:p text:style-name="P102"/>
            <text:p text:style-name="P102"><text:s text:c="4"/>if(ppair_p1 == NULL || ppair_p2 == NULL || ppair_p3 == NULL) </text:p>
            <text:p text:style-name="P102"><text:s text:c="4"/>{ </text:p>
            <text:p text:style-name="P102"><text:s text:c="8"/>return -1; </text:p>
            <text:p text:style-name="P102"><text:s text:c="4"/>} </text:p>
            <text:p text:style-name="P102"/>
            <text:p text:style-name="P102"><text:s text:c="4"/>pair_init(ppair_p1); </text:p>
            <text:p text:style-name="P102"><text:s text:c="4"/>pair_init_elem(ppair_p2, 10, 1.1e-2); </text:p>
            <text:p text:style-name="P102"><text:s text:c="4"/>pair_init_copy(ppair_p3, ppair_p2); </text:p>
            <text:p text:style-name="P102"/>
            <text:p text:style-name="P102"><text:s text:c="4"/>printf("Original pair:\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 text:c="8"/>*(double*)pair_second(ppair_p3)); </text:p>
            <text:p text:style-name="P102"/>
            <text:p text:style-name="P102"><text:s text:c="4"/>pair_make(ppair_p1, 10, 2.222); </text:p>
            <text:p text:style-name="P102"><text:s text:c="4"/>pair_assign(ppair_p3, ppair_p1); </text:p>
            <text:p text:style-name="P102"><text:s text:c="4"/>printf("After modifying:\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oft-page-break/><text:s text:c="8"/>*(double*)pair_second(ppair_p3)); </text:p>
            <text:p text:style-name="P102"/>
            <text:p text:style-name="P102"><text:s text:c="4"/>printf("Compare:\n"); </text:p>
            <text:p text:style-name="P102"><text:s text:c="4"/>if(pair_equal(ppair_p1, ppair_p3))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if(pair_not_equal(ppair_p1, ppair_p2))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
            <text:p text:style-name="P102"><text:s text:c="4"/>pair_make(ppair_p1, 22, 35.2); </text:p>
            <text:p text:style-name="P102"><text:s text:c="4"/>pair_make(ppair_p2, 62, 35.2); </text:p>
            <text:p text:style-name="P102"><text:s text:c="4"/>pair_make(ppair_p3, 22, 70.0); </text:p>
            <text:p text:style-name="P102"><text:s text:c="4"/>if(pair_less(ppair_p1, ppair_p2)) </text:p>
            <text:p text:style-name="P102"><text:s text:c="4"/>{ </text:p>
            <text:p text:style-name="P102"><text:s text:c="8"/>printf("p1(%d, %lf) &lt; p2(%d, %lf)\n", </text:p>
            <text:p text:style-name="P102"><text:s text:c="12"/>*(int*)pair_first(ppair_p1), </text:p>
            <text:p text:style-name="P102"><text:soft-page-break/><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gt;=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if(pair_less(ppair_p1, ppair_p3)) </text:p>
            <text:p text:style-name="P102"><text:s text:c="4"/>{ </text:p>
            <text:p text:style-name="P102"><text:s text:c="8"/>printf("p1(%d, %lf) &l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g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
            <text:p text:style-name="P102"><text:s text:c="4"/>pair_destroy(ppair_p1); </text:p>
            <text:p text:style-name="P102"><text:s text:c="4"/>pair_destroy(ppair_p2); </text:p>
            <text:p text:style-name="P102"><text:s text:c="4"/>pair_destroy(ppair_p3); </text:p>
            <text:p text:style-name="P102"/>
            <text:p text:style-name="P102"><text:s text:c="4"/>return 0; </text:p>
            <text:p text:style-name="P102">}</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417320789" text:continue-numbering="true" text:style-name="WW8Num13">
        <text:list-item>
          <text:list>
            <text:list-item>
              <text:h text:style-name="P310"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982417774" text:continue-numbering="true" text:style-name="WW8Num13">
        <text:list-item>
          <text:h text:style-name="P304"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1849420300" text:continue-numbering="true" text:style-name="WW8Num13">
        <text:list-item>
          <text:list>
            <text:list-item>
              <text:h text:style-name="P313" text:outline-level="2">容器的特点和共同的操作</text:h>
            </text:list-item>
          </text:list>
        </text:list-item>
      </text:list>
      <text:p text:style-name="P59"><text:tab/>在详细讨论各个容器之前我们先来讨论下一容器的共同特点和共同的操作。</text:p>
      <text:list xml:id="list1471921330" text:continue-numbering="true" text:style-name="WW8Num13">
        <text:list-item>
          <text:list>
            <text:list-item>
              <text:list>
                <text:list-item>
                  <text:h text:style-name="P318" text:outline-level="3"><text:soft-page-break/>容器的共同特点</text:h>
                </text:list-item>
              </text:list>
            </text:list-item>
          </text:list>
        </text:list-item>
      </text:list>
      <text:p text:style-name="P59"><text:tab/>各种类型的容器它们都有如下的共同特点:</text:p>
      <text:list xml:id="list1014058697" text:style-name="L56">
        <text:list-item>
          <text:p text:style-name="P218">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860153814" text:style-name="L57">
        <text:list-item>
          <text:p text:style-name="P219">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1753559545" text:style-name="L58">
        <text:list-item>
          <text:p text:style-name="P220">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886205649" text:style-name="L59">
        <text:list-item>
          <text:p text:style-name="P221">操作函数并非安全</text:p>
        </text:list-item>
      </text:list>
      <text:p text:style-name="P59"><text:tab/>容器的操作函数并非安全，用户要保证传入操作函数的参数是合法并且有效的，非法或者是无效的参数导致操作函数的行为未定义。</text:p>
      <text:list xml:id="list554179198" text:continue-list="list1471921330" text:style-name="WW8Num13">
        <text:list-item>
          <text:list>
            <text:list-item>
              <text:list>
                <text:list-item>
                  <text:h text:style-name="P324" text:outline-level="3">容器的共同操作</text:h>
                </text:list-item>
              </text:list>
            </text:list-item>
          </text:list>
        </text:list-item>
      </text:list>
      <text:p text:style-name="P59"><text:tab/>无论是那种容器类型都有如下这几种操作：</text:p>
      <text:list xml:id="list2042087784" text:style-name="L60">
        <text:list-item>
          <text:p text:style-name="P222">创建容器</text:p>
        </text:list-item>
      </text:list>
      <text:p text:style-name="P59"><text:tab/>容器在使用之前都要创建，创建是为了确定容器中保存数据的类型。</text:p>
      <text:list xml:id="list2070606324" text:style-name="L61">
        <text:list-item>
          <text:p text:style-name="P223">初始化和销毁</text:p>
        </text:list-item>
      </text:list>
      <text:p text:style-name="P59"><text:tab/>初始化和销毁是为了申请和释放容器占用的资源，同时初始化和销毁还对容器中的数据进行了初始化和销毁。</text:p>
      <text:list xml:id="list1834609204" text:style-name="L62">
        <text:list-item>
          <text:p text:style-name="P224">与数据数量有关的操作</text:p>
        </text:list-item>
      </text:list>
      <text:p text:style-name="P59"><text:tab/>每个容器都有下面三个与数据数量有关的操作函数。</text:p>
      <text:p text:style-name="P40"><text:span text:style-name="T67"><text:tab/></text:span><text:span text:style-name="T40">xxxx_size()</text:span></text:p>
      <text:p text:style-name="P59"><text:tab/>返回容器中数据的数量。</text:p>
      <text:p text:style-name="P40"><text:span text:style-name="T67"><text:tab/></text:span><text:span text:style-name="T40">xxxx_empty()</text:span></text:p>
      <text:p text:style-name="P59"><text:tab/>判断容器是否为空。</text:p>
      <text:p text:style-name="P40"><text:span text:style-name="T67"><text:tab/></text:span><text:span text:style-name="T40">xxxx_max_size()</text:span></text:p>
      <text:p text:style-name="P59"><text:tab/>返回容器可以容纳的数据的最大数量，这个值是一个与系统相关的常量，同时它还与保存在容器中的数据类型相关。</text:p>
      <text:list xml:id="list336932054" text:style-name="L63">
        <text:list-item>
          <text:p text:style-name="P225">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014819600" text:style-name="L64">
        <text:list-item>
          <text:p text:style-name="P226"><text:soft-page-break/>赋值和交换</text:p>
        </text:list-item>
      </text:list>
      <text:p text:style-name="P59"><text:tab/>赋值是使用现有的数据将容器中原有的数据替换掉，交换就是交换两个容器中的内容。</text:p>
      <text:p text:style-name="P59"/>
      <text:list xml:id="list1347290227" text:continue-list="list554179198" text:style-name="WW8Num13">
        <text:list-item>
          <text:list>
            <text:list-item>
              <text:h text:style-name="P314"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2">&lt;cstl/cvector.h&gt;</text:span></text:p>
      <text:list xml:id="list1211459228" text:continue-numbering="true" text:style-name="WW8Num13">
        <text:list-item>
          <text:list>
            <text:list-item>
              <text:list>
                <text:list-item>
                  <text:h text:style-name="P327"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594716507" text:style-name="L65">
        <text:list-item>
          <text:p text:style-name="P227">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1153516558" text:continue-list="list1211459228" text:style-name="WW8Num13">
        <text:list-item>
          <text:list>
            <text:list-item>
              <text:list>
                <text:list-item>
                  <text:h text:style-name="P330" text:outline-level="3"><text:span text:style-name="T23">vector_t</text:span>的操作</text:h>
                </text:list-item>
              </text:list>
            </text:list-item>
          </text:list>
        </text:list-item>
      </text:list>
      <text:list xml:id="list820055794" text:style-name="L66">
        <text:list-item>
          <text:p text:style-name="P228">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1190906955" text:style-name="L67">
        <text:list-item>
          <text:p text:style-name="P229">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188666348" text:style-name="L68">
        <text:list-item>
          <text:p text:style-name="P230">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362208978" text:style-name="L69">
        <text:list-item>
          <text:p text:style-name="P231">数据访问</text:p>
        </text:list-item>
      </text:list>
      <text:p text:style-name="P40"><text:span text:style-name="T67"><text:tab/>数据的访问是直接对数据进行操作，这些函数返回的都是</text:span><text:span text:style-name="T40">void</text:span><text:span text:style-name="T67">*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298378456" text:style-name="L70">
        <text:list-item>
          <text:p text:style-name="P206"><text:span text:style-name="T59">与</text:span><text:span text:style-name="T67">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6">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6">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939464752" text:continue-list="list1153516558" text:style-name="WW8Num13">
        <text:list-item>
          <text:list>
            <text:list-item>
              <text:list>
                <text:list-item>
                  <text:h text:style-name="P327"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2">/* </text:p>
            <text:p text:style-name="P102"><text:s/>* vector2.c </text:p>
            <text:p text:style-name="P102"><text:s/>* compile with : -lcstl </text:p>
            <text:p text:style-name="P102"><text:s/>*/ </text:p>
            <text:p text:style-name="P102"/>
            <text:p text:style-name="P102">#include &lt;stdio.h&gt; </text:p>
            <text:p text:style-name="P102">#include &lt;string.h&gt; </text:p>
            <text:p text:style-name="P102">#include &lt;cstl/cvector.h&gt; </text:p>
            <text:p text:style-name="P102"/>
            <text:p text:style-name="P102">int main(int argc, char* argv[]) </text:p>
            <text:p text:style-name="P102">{ </text:p>
            <text:p text:style-name="P102"><text:s text:c="4"/>vector_t* pvec_coll = create_vector(char);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text:s text:c="4"/>vector_resize_elem(pvec_coll, 30, '\0'); </text:p>
            <text:p text:style-name="P102"/>
            <text:p text:style-name="P102"><text:s text:c="4"/>strcpy((char*)vector_at(pvec_coll, 0), "Hello World!"); </text:p>
            <text:p text:style-name="P102"><text:s text:c="4"/>printf("%s\n", (char*)vector_front(pvec_coll));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下面这句将<text:span text:style-name="T23">vector_t</text:span>视为数据并将数据拷贝到<text:span text:style-name="T23">vector_t</text:span>中</text:p>
      <text:p text:style-name="P103">strcpy((char*)vector_at(pvec_coll, 0), "Hello World!"); </text:p>
      <text:p text:style-name="P42">结果是:</text:p>
      <text:p text:style-name="P35">Hello World!</text:p>
      <text:list xml:id="list2147414423" text:continue-numbering="true" text:style-name="WW8Num13">
        <text:list-item>
          <text:list>
            <text:list-item>
              <text:list>
                <text:list-item>
                  <text:h text:style-name="P327"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2">/* </text:p>
            <text:p text:style-name="P102"><text:s/>* vector3.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 </text:p>
            <text:p text:style-name="P102"><text:s text:c="4"/>printf("%s ", (char*)cpv_input); </text:p>
            <text:p text:style-name="P102">} </text:p>
            <text:p text:style-name="P102"/>
            <text:p text:style-name="P102">int main(int argc, char* argv[]) </text:p>
            <text:p text:style-name="P102">{ </text:p>
            <text:p text:style-name="P102"><text:s text:c="4"/>vector_t* pvec_sentence = create_vector(char*); </text:p>
            <text:p text:style-name="P102"><text:s text:c="4"/>vector_iterator_t it_pos; </text:p>
            <text:p text:style-name="P102"/>
            <text:p text:style-name="P102"><text:s text:c="4"/>if(pvec_sentence == NULL) </text:p>
            <text:p text:style-name="P102"><text:s text:c="4"/>{ </text:p>
            <text:p text:style-name="P102"><text:s text:c="8"/>return -1; </text:p>
            <text:p text:style-name="P102"><text:s text:c="4"/>} </text:p>
            <text:p text:style-name="P102"/>
            <text:p text:style-name="P102"><text:s text:c="4"/>vector_init(pvec_sentence); </text:p>
            <text:p text:style-name="P102"/>
            <text:p text:style-name="P102"><text:s text:c="4"/>/* reserve memory for five elements to avoid reallocation */ </text:p>
            <text:p text:style-name="P102"><text:s text:c="4"/>vector_reserve(pvec_sentence, 5); </text:p>
            <text:p text:style-name="P102"/>
            <text:p text:style-name="P102"><text:s text:c="4"/>/* append some element */ </text:p>
            <text:p text:style-name="P102"><text:s text:c="4"/>vector_push_back(pvec_sentence, "Hello,"); </text:p>
            <text:p text:style-name="P102"><text:s text:c="4"/>vector_push_back(pvec_sentence, "how"); </text:p>
            <text:p text:style-name="P102"><text:s text:c="4"/>vector_push_back(pvec_sentence, "are"); </text:p>
            <text:p text:style-name="P102"><text:s text:c="4"/>vector_push_back(pvec_sentence, "you"); </text:p>
            <text:p text:style-name="P102"><text:s text:c="4"/>vector_push_back(pvec_sentence, "?"); </text:p>
            <text:p text:style-name="P102"/>
            <text:p text:style-name="P102"><text:s text:c="4"/>/* print all elements with space */ </text:p>
            <text:p text:style-name="P102"><text:s text:c="4"/>algo_for_each(vector_begin(pvec_sentence), vector_end(pvec_sentence), _print); </text:p>
            <text:p text:style-name="P102"><text:soft-page-break/><text:s text:c="4"/>printf("\n"); </text:p>
            <text:p text:style-name="P102"/>
            <text:p text:style-name="P102"><text:s text:c="4"/>/* print technial data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 swap the second and fourth elements */ </text:p>
            <text:p text:style-name="P102"><text:s text:c="4"/>algo_iter_swap(iterator_next(vector_begin(pvec_sentence)), </text:p>
            <text:p text:style-name="P102"><text:s text:c="8"/>iterator_next_n(vector_begin(pvec_sentence), 3)); </text:p>
            <text:p text:style-name="P102"/>
            <text:p text:style-name="P102"><text:s text:c="4"/>/* insert "always" before "?" */ </text:p>
            <text:p text:style-name="P102"><text:s text:c="4"/>it_pos = algo_find(vector_begin(pvec_sentence), vector_end(pvec_sentence), "?"); </text:p>
            <text:p text:style-name="P102"><text:s text:c="4"/>vector_insert(pvec_sentence, it_pos, "always"); </text:p>
            <text:p text:style-name="P102"/>
            <text:p text:style-name="P102"><text:s text:c="4"/>/* print all elements with space */ </text:p>
            <text:p text:style-name="P102"><text:s text:c="4"/>algo_for_each(vector_begin(pvec_sentence), vector_end(pvec_sentence), _print); </text:p>
            <text:p text:style-name="P102"><text:s text:c="4"/>printf("\n"); </text:p>
            <text:p text:style-name="P102"/>
            <text:p text:style-name="P102"><text:s text:c="4"/>/* print technial data again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vector_destroy(pvec_sentence); </text:p>
            <text:p text:style-name="P102"/>
            <text:p text:style-name="P102"><text:s text:c="4"/>return 0; </text:p>
            <text:p text:style-name="P102">}</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219994982" text:continue-numbering="true" text:style-name="WW8Num13">
        <text:list-item>
          <text:list>
            <text:list-item>
              <text:h text:style-name="P314"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1897388739" text:continue-numbering="true" text:style-name="WW8Num13">
        <text:list-item>
          <text:list>
            <text:list-item>
              <text:list>
                <text:list-item>
                  <text:h text:style-name="P327"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1647292187" text:style-name="L71">
        <text:list-item>
          <text:p text:style-name="P195"><text:span text:style-name="T23">deque_t</text:span>在开头和结尾插入或删除数据都是高效的。</text:p>
        </text:list-item>
        <text:list-item>
          <text:p text:style-name="P195"><text:tab/>没有容量的概念和内存再分配的概念，所以没有deque_capacity()函数。</text:p>
        </text:list-item>
        <text:list-item>
          <text:p text:style-name="P195"><text:tab/>当数据被删除后deque_t会成块的释放占用的内存。</text:p>
        </text:list-item>
      </text:list>
      <text:p text:style-name="P42"><text:tab/><text:span text:style-name="T23">deque_t</text:span>与<text:span text:style-name="T23">vector_t</text:span>相似之处：</text:p>
      <text:list xml:id="list2125032033" text:style-name="L72">
        <text:list-item>
          <text:p text:style-name="P196">在中间插入或者删除数据比较慢，因为要移动数据。</text:p>
        </text:list-item>
        <text:list-item>
          <text:p text:style-name="P196"><text:tab/>支持随即访问,提供随即访问迭代器。</text:p>
        </text:list-item>
      </text:list>
      <text:list xml:id="list628450456" text:continue-list="list1897388739" text:style-name="WW8Num13">
        <text:list-item>
          <text:list>
            <text:list-item>
              <text:list>
                <text:list-item>
                  <text:h text:style-name="P327" text:outline-level="3"><text:span text:style-name="T23">deque_t</text:span>的操作</text:h>
                </text:list-item>
              </text:list>
            </text:list-item>
          </text:list>
        </text:list-item>
      </text:list>
      <text:list xml:id="list363649955" text:style-name="L73">
        <text:list-item>
          <text:p text:style-name="P232">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9"/>
      <text:list xml:id="list1882062003" text:style-name="L74">
        <text:list-item>
          <text:p text:style-name="P233">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0"/>
      <text:list xml:id="list1269187599" text:style-name="L75">
        <text:list-item>
          <text:p text:style-name="P234">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1431117896" text:style-name="L76">
        <text:list-item>
          <text:p text:style-name="P235">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1855633666" text:style-name="L77">
        <text:list-item>
          <text:p text:style-name="P236">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6">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3">deque_t</text:span>与<text:span text:style-name="T23">vector_t</text:span>不同的是提供了针对第一个数据的插入和删除操作<text:span text:style-name="T23">(deque_push_front()</text:span>和<text:span text:style-name="T23">deque_pop_front())。</text:span></text:p>
      <text:list xml:id="list564913578" text:continue-list="list628450456" text:style-name="WW8Num13">
        <text:list-item>
          <text:list>
            <text:list-item>
              <text:list>
                <text:list-item>
                  <text:h text:style-name="P327"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2">/* </text:p>
            <text:p text:style-name="P102"><text:s/>* deque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
            <text:p text:style-name="P102">static void _print(const void* cpv_input, void* pv_output) </text:p>
            <text:p text:style-name="P102">{ </text:p>
            <text:p text:style-name="P102"><text:s text:c="4"/>printf("%s\n", (char*)cpv_input); </text:p>
            <text:p text:style-name="P102">} </text:p>
            <text:p text:style-name="P102"/>
            <text:p text:style-name="P102">int main(int argc, char* argv[]) </text:p>
            <text:p text:style-name="P102">{ </text:p>
            <text:p text:style-name="P102"><text:s text:c="4"/>deque_t* pdeq_coll = create_deque(char*);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assign_elem(pdeq_coll, 3, "string"); </text:p>
            <text:p text:style-name="P102"><text:s text:c="4"/>deque_push_back(pdeq_coll, "last string"); </text:p>
            <text:p text:style-name="P102"><text:s text:c="4"/>deque_push_front(pdeq_coll, "first string"); </text:p>
            <text:p text:style-name="P102"/>
            <text:p text:style-name="P102"><text:s text:c="4"/>/* print all elements with new line */ </text:p>
            <text:p text:style-name="P102"><text:s text:c="4"/>algo_for_each(deque_begin(pdeq_coll), deque_end(pdeq_coll), _print); </text:p>
            <text:p text:style-name="P102"><text:soft-page-break/><text:s text:c="4"/>printf("\n"); </text:p>
            <text:p text:style-name="P102"/>
            <text:p text:style-name="P102"><text:s text:c="4"/>/* remove first and last elements */ </text:p>
            <text:p text:style-name="P102"><text:s text:c="4"/>deque_pop_back(pdeq_coll); </text:p>
            <text:p text:style-name="P102"><text:s text:c="4"/>deque_pop_front(pdeq_coll);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 change size to four elements */ </text:p>
            <text:p text:style-name="P102"><text:s text:c="4"/>deque_resize_elem(pdeq_coll, 4, "resized string");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565301784" text:continue-numbering="true" text:style-name="WW8Num13">
        <text:list-item>
          <text:list>
            <text:list-item>
              <text:h text:style-name="P314"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2171879093" text:continue-numbering="true" text:style-name="WW8Num13">
        <text:list-item>
          <text:list>
            <text:list-item>
              <text:list>
                <text:list-item>
                  <text:h text:style-name="P327"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2060819637" text:style-name="L78">
        <text:list-item>
          <text:p text:style-name="P197"><text:span text:style-name="T23">list_t</text:span>不支持随即访问，例如要访问的五个数据，就必须从头开始查找，一直到的五个数据，所以要访问<text:span text:style-name="T23">list_t</text:span>中的任意数据是低效的。</text:p>
        </text:list-item>
        <text:list-item>
          <text:p text:style-name="P266"><text:span text:style-name="T34">list_t</text:span><text:span text:style-name="T62">支持在任意位置高效的插入和删除数据，不仅仅实在开头和结尾。</text:span></text:p>
        </text:list-item>
        <text:list-item>
          <text:p text:style-name="P266"><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307891714" text:style-name="L79">
        <text:list-item>
          <text:p text:style-name="P198"><text:span text:style-name="T23">list_t</text:span>不支持随机访问数据所以不提供<text:span text:style-name="T23">list_at()</text:span>函数。</text:p>
        </text:list-item>
        <text:list-item>
          <text:p text:style-name="P267"><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67"><text:span text:style-name="T34">list_t</text:span><text:span text:style-name="T62">还提供了和很多特有的函数如</text:span><text:span text:style-name="T34">list_sort()</text:span><text:span text:style-name="T62">等。</text:span></text:p>
        </text:list-item>
      </text:list>
      <text:list xml:id="list983656262" text:continue-list="list2171879093" text:style-name="WW8Num13">
        <text:list-item>
          <text:list>
            <text:list-item>
              <text:list>
                <text:list-item>
                  <text:h text:style-name="P327" text:outline-level="3"><text:span text:style-name="T23">list_t</text:span>的操作</text:h>
                </text:list-item>
              </text:list>
            </text:list-item>
          </text:list>
        </text:list-item>
      </text:list>
      <text:list xml:id="list1641464821" text:style-name="L80">
        <text:list-item>
          <text:p text:style-name="P237">创建,初始化和销毁操作</text:p>
        </text:list-item>
      </text:list>
      <text:p text:style-name="P40"><text:span text:style-name="T67"><text:tab/></text:span><text:span text:style-name="T40">list_t</text:span><text:span text:style-name="T67">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0"/>
      <text:list xml:id="list1926371573" text:style-name="L81">
        <text:list-item>
          <text:p text:style-name="P238">非质变操作</text:p>
        </text:list-item>
      </text:list>
      <text:p text:style-name="P97"><text:span text:style-name="T67"><text:tab/></text:span><text:span text:style-name="T40">list_t</text:span><text:span text:style-name="T67">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1550874878" text:style-name="L82">
        <text:list-item>
          <text:p text:style-name="P239">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153313827" text:style-name="L83">
        <text:list-item>
          <text:p text:style-name="P240">数据访问</text:p>
        </text:list-item>
      </text:list>
      <text:p text:style-name="P40"><text:span text:style-name="T67"><text:tab/></text:span><text:span text:style-name="T40">list_t</text:span><text:span text:style-name="T67">没有随机访问能力所以不提供</text:span><text:span text:style-name="T40">list_at()</text:span><text:span text:style-name="T67">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2065362398" text:style-name="L84">
        <text:list-item>
          <text:p text:style-name="P207"><text:span text:style-name="T59">与</text:span><text:span text:style-name="T67">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865799621" text:style-name="L85">
        <text:list-item>
          <text:p text:style-name="P241">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642904872" text:style-name="L86">
        <text:list-item>
          <text:p text:style-name="P242">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942179414" text:continue-list="list983656262" text:style-name="WW8Num13">
        <text:list-item>
          <text:list>
            <text:list-item>
              <text:list>
                <text:list-item>
                  <text:h text:style-name="P327"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2">/* </text:p>
            <text:p text:style-name="P102"><text:s/>* list3.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list(const list_t* cplist_coll1, const list_t* cplist_coll2) </text:p>
            <text:p text:style-name="P102">{ </text:p>
            <text:p text:style-name="P102"><text:s text:c="4"/>printf("list1: "); </text:p>
            <text:p text:style-name="P102"><text:s text:c="4"/>algo_for_each(list_begin(cplist_coll1), list_end(cplist_coll1), _print); </text:p>
            <text:p text:style-name="P102"><text:s text:c="4"/>printf("\n"); </text:p>
            <text:p text:style-name="P102"><text:s text:c="4"/>printf("list2: "); </text:p>
            <text:p text:style-name="P102"><text:s text:c="4"/>algo_for_each(list_begin(cplist_coll2), list_end(cplist_coll2), _print); </text:p>
            <text:p text:style-name="P102"><text:s text:c="4"/>printf("\n"); </text:p>
            <text:p text:style-name="P102">} </text:p>
            <text:p text:style-name="P102"/>
            <text:p text:style-name="P102">int main(int argc, char* argv[]) </text:p>
            <text:p text:style-name="P102">{ </text:p>
            <text:p text:style-name="P102"><text:s text:c="4"/>list_t* plist_coll1 = create_list(int); </text:p>
            <text:p text:style-name="P102"><text:s text:c="4"/>list_t* plist_coll2 = create_list(int); </text:p>
            <text:p text:style-name="P102"><text:s text:c="4"/>list_iterator_t it_pos; </text:p>
            <text:p text:style-name="P102"><text:s text:c="4"/>int i = 0; </text:p>
            <text:p text:style-name="P102"/>
            <text:p text:style-name="P102"><text:s text:c="4"/>if(plist_coll1 == NULL || plist_coll2 == NULL) </text:p>
            <text:p text:style-name="P102"><text:s text:c="4"/>{ </text:p>
            <text:p text:style-name="P102"><text:s text:c="8"/>return -1; </text:p>
            <text:p text:style-name="P102"><text:s text:c="4"/>} </text:p>
            <text:p text:style-name="P102"/>
            <text:p text:style-name="P102"><text:s text:c="4"/>list_init(plist_coll1); </text:p>
            <text:p text:style-name="P102"><text:s text:c="4"/>list_init(plist_coll2); </text:p>
            <text:p text:style-name="P102"/>
            <text:p text:style-name="P102"><text:soft-page-break/><text:s text:c="4"/>for(i = 0; i &lt; 6; ++i) </text:p>
            <text:p text:style-name="P102"><text:s text:c="4"/>{ </text:p>
            <text:p text:style-name="P102"><text:s text:c="8"/>list_push_back(plist_coll1, i); </text:p>
            <text:p text:style-name="P102"><text:s text:c="8"/>list_push_front(plist_coll2, i); </text:p>
            <text:p text:style-name="P102"><text:s text:c="4"/>} </text:p>
            <text:p text:style-name="P102"><text:s text:c="4"/>_print_list(plist_coll1, plist_coll2); </text:p>
            <text:p text:style-name="P102"/>
            <text:p text:style-name="P102"><text:s text:c="4"/>it_pos = algo_find(list_begin(plist_coll1), list_end(plist_coll1), 3); </text:p>
            <text:p text:style-name="P102"><text:s text:c="4"/>list_splice(plist_coll1, it_pos, plist_coll2); </text:p>
            <text:p text:style-name="P102"/>
            <text:p text:style-name="P102"><text:s text:c="4"/>_print_list(plist_coll1, plist_coll2); </text:p>
            <text:p text:style-name="P102"/>
            <text:p text:style-name="P102"><text:s text:c="4"/>list_splice_pos(plist_coll1, list_end(plist_coll1), </text:p>
            <text:p text:style-name="P102"><text:s text:c="8"/>plist_coll1, list_begin(plist_coll1)); </text:p>
            <text:p text:style-name="P102"><text:s text:c="4"/>_print_list(plist_coll1, plist_coll2); </text:p>
            <text:p text:style-name="P102"/>
            <text:p text:style-name="P102"><text:s text:c="4"/>list_sort(plist_coll1); </text:p>
            <text:p text:style-name="P102"/>
            <text:p text:style-name="P102"><text:s text:c="4"/>list_assign(plist_coll2, plist_coll1); </text:p>
            <text:p text:style-name="P102"><text:s text:c="4"/>list_unique(plist_coll2); </text:p>
            <text:p text:style-name="P102"><text:s text:c="4"/>_print_list(plist_coll1, plist_coll2); </text:p>
            <text:p text:style-name="P102"/>
            <text:p text:style-name="P102"><text:s text:c="4"/>list_merge(plist_coll1, plist_coll2); </text:p>
            <text:p text:style-name="P102"><text:s text:c="4"/>_print_list(plist_coll1, plist_coll2); </text:p>
            <text:p text:style-name="P102"/>
            <text:p text:style-name="P102"><text:s text:c="4"/>list_destroy(plist_coll1); </text:p>
            <text:p text:style-name="P102"><text:s text:c="4"/>list_destroy(plist_coll2); </text:p>
            <text:p text:style-name="P102"/>
            <text:p text:style-name="P102"><text:s text:c="4"/>return 0; </text:p>
            <text:p text:style-name="P102">}</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312460873" text:continue-numbering="true" text:style-name="WW8Num13">
        <text:list-item>
          <text:list>
            <text:list-item>
              <text:h text:style-name="P314"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1189667125" text:continue-numbering="true" text:style-name="WW8Num13">
        <text:list-item>
          <text:list>
            <text:list-item>
              <text:list>
                <text:list-item>
                  <text:h text:style-name="P327"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1661068753" text:continue-numbering="true" text:style-name="WW8Num13">
        <text:list-item>
          <text:list>
            <text:list-item>
              <text:list>
                <text:list-item>
                  <text:h text:style-name="P327" text:outline-level="3"><text:span text:style-name="T23">slist_t</text:span>的操作</text:h>
                </text:list-item>
              </text:list>
            </text:list-item>
          </text:list>
        </text:list-item>
      </text:list>
      <text:list xml:id="list891574426" text:style-name="L87">
        <text:list-item>
          <text:p text:style-name="P243">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1685590413" text:style-name="L88">
        <text:list-item>
          <text:p text:style-name="P244">非质变操作</text:p>
        </text:list-item>
      </text:list>
      <text:p text:style-name="P85">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1208617747" text:style-name="L89">
        <text:list-item>
          <text:p text:style-name="P245">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1737417053" text:style-name="L90">
        <text:list-item>
          <text:p text:style-name="P246">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1539831627" text:style-name="L91">
        <text:list-item>
          <text:p text:style-name="P208"><text:span text:style-name="T59">与</text:span><text:span text:style-name="T67">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1091377501" text:style-name="L92">
        <text:list-item>
          <text:p text:style-name="P247">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384179687" text:style-name="L93">
        <text:list-item>
          <text:p text:style-name="P248">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1362823418" text:continue-list="list1661068753" text:style-name="WW8Num13">
        <text:list-item>
          <text:list>
            <text:list-item>
              <text:list>
                <text:list-item>
                  <text:h text:style-name="P327"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2">/* </text:p>
            <text:p text:style-name="P102"><text:s/>* slist1.c </text:p>
            <text:p text:style-name="P102"><text:s/>* compile with : -lcstl </text:p>
            <text:p text:style-name="P102"><text:s/>*/ </text:p>
            <text:p text:style-name="P102"/>
            <text:p text:style-name="P102"><text:soft-page-break/>#include &lt;stdio.h&gt; </text:p>
            <text:p text:style-name="P102">#include &lt;cstl/cs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slist(const slist_t* cpslist_coll1, const slist_t* cpslist_coll2, </text:p>
            <text:p text:style-name="P102"><text:s text:c="4"/>const slist_t* cpslist_coll3, const slist_t* cpslist_coll4) </text:p>
            <text:p text:style-name="P102">{ </text:p>
            <text:p text:style-name="P102"><text:s text:c="4"/>printf("slist1: "); </text:p>
            <text:p text:style-name="P102"><text:s text:c="4"/>algo_for_each(slist_begin(cpslist_coll1), slist_end(cpslist_coll1), _print); </text:p>
            <text:p text:style-name="P102"><text:s text:c="4"/>printf("\n"); </text:p>
            <text:p text:style-name="P102"><text:s text:c="4"/>printf("slist2: "); </text:p>
            <text:p text:style-name="P102"><text:s text:c="4"/>algo_for_each(slist_begin(cpslist_coll2), slist_end(cpslist_coll2), _print); </text:p>
            <text:p text:style-name="P102"><text:s text:c="4"/>printf("\n"); </text:p>
            <text:p text:style-name="P102"><text:s text:c="4"/>printf("slist3: "); </text:p>
            <text:p text:style-name="P102"><text:s text:c="4"/>algo_for_each(slist_begin(cpslist_coll3), slist_end(cpslist_coll3), _print); </text:p>
            <text:p text:style-name="P102"><text:s text:c="4"/>printf("\n"); </text:p>
            <text:p text:style-name="P102"><text:s text:c="4"/>printf("slist4: "); </text:p>
            <text:p text:style-name="P102"><text:s text:c="4"/>algo_for_each(slist_begin(cpslist_coll4), slist_end(cpslist_coll4), _print); </text:p>
            <text:p text:style-name="P102"><text:s text:c="4"/>printf("\n\n"); </text:p>
            <text:p text:style-name="P102">} </text:p>
            <text:p text:style-name="P102"/>
            <text:p text:style-name="P102">int main(int argc, char* argv[]) </text:p>
            <text:p text:style-name="P102">{ </text:p>
            <text:p text:style-name="P102"><text:s text:c="4"/>slist_t* pslist_coll1 = create_slist(int); </text:p>
            <text:p text:style-name="P102"><text:s text:c="4"/>slist_t* pslist_coll2 = create_slist(int); </text:p>
            <text:p text:style-name="P102"><text:s text:c="4"/>slist_t* pslist_coll3 = create_slist(int); </text:p>
            <text:p text:style-name="P102"><text:s text:c="4"/>slist_t* pslist_coll4 = create_slist(int); </text:p>
            <text:p text:style-name="P102"><text:s text:c="4"/>int i = 0; </text:p>
            <text:p text:style-name="P102"/>
            <text:p text:style-name="P102"><text:s text:c="4"/>if(pslist_coll1 == NULL || pslist_coll2 == NULL || </text:p>
            <text:p text:style-name="P102"><text:s text:c="7"/>pslist_coll3 == NULL || pslist_coll4 == NULL) </text:p>
            <text:p text:style-name="P102"><text:s text:c="4"/>{ </text:p>
            <text:p text:style-name="P102"><text:s text:c="8"/>return -1; </text:p>
            <text:p text:style-name="P102"><text:s text:c="4"/>} </text:p>
            <text:p text:style-name="P102"/>
            <text:p text:style-name="P102"><text:s text:c="4"/>slist_init(pslist_coll1); </text:p>
            <text:p text:style-name="P102"><text:s text:c="4"/>slist_init(pslist_coll2); </text:p>
            <text:p text:style-name="P102"><text:s text:c="4"/>slist_init(pslist_coll3); </text:p>
            <text:p text:style-name="P102"><text:soft-page-break/><text:s text:c="4"/>slist_init(pslist_coll4); </text:p>
            <text:p text:style-name="P102"/>
            <text:p text:style-name="P102"><text:s text:c="4"/>for(i = 0; i &lt; 6; ++i) </text:p>
            <text:p text:style-name="P102"><text:s text:c="4"/>{ </text:p>
            <text:p text:style-name="P102"><text:s text:c="8"/>slist_push_front(pslist_coll1, i + 1); </text:p>
            <text:p text:style-name="P102"><text:s text:c="8"/>slist_push_front(pslist_coll2, - i - 1); </text:p>
            <text:p text:style-name="P102"><text:s text:c="8"/>slist_push_front(pslist_coll3, i + 1); </text:p>
            <text:p text:style-name="P102"><text:s text:c="8"/>slist_push_front(pslist_coll4, - i - 1); </text:p>
            <text:p text:style-name="P102"><text:s text:c="4"/>} </text:p>
            <text:p text:style-name="P102"><text:s text:c="4"/>_print_slist(pslist_coll1, pslist_coll2, pslist_coll3, pslist_coll4); </text:p>
            <text:p text:style-name="P102"/>
            <text:p text:style-name="P102"><text:s text:c="4"/>slist_splice_pos( </text:p>
            <text:p text:style-name="P102"><text:s text:c="8"/>pslist_coll1, </text:p>
            <text:p text:style-name="P102"><text:s text:c="8"/>algo_find(slist_begin(pslist_coll1), slist_end(pslist_coll1), 3), </text:p>
            <text:p text:style-name="P102"><text:s text:c="8"/>pslist_coll2, </text:p>
            <text:p text:style-name="P102"><text:s text:c="8"/>algo_find(slist_begin(pslist_coll2), slist_end(pslist_coll2), -3)); </text:p>
            <text:p text:style-name="P102"><text:s text:c="4"/>slist_splice_after_pos( </text:p>
            <text:p text:style-name="P102"><text:s text:c="8"/>pslist_coll3, </text:p>
            <text:p text:style-name="P102"><text:s text:c="8"/>algo_find(slist_begin(pslist_coll3), slist_end(pslist_coll3), 3), </text:p>
            <text:p text:style-name="P102"><text:s text:c="8"/>pslist_coll4, </text:p>
            <text:p text:style-name="P102"><text:s text:c="8"/>algo_find(slist_begin(pslist_coll4), slist_end(pslist_coll4), -3)); </text:p>
            <text:p text:style-name="P102"/>
            <text:p text:style-name="P102"><text:s text:c="4"/>_print_slist(pslist_coll1, pslist_coll2, pslist_coll3, pslist_coll4); </text:p>
            <text:p text:style-name="P102"/>
            <text:p text:style-name="P102"><text:s text:c="4"/>slist_destroy(pslist_coll1); </text:p>
            <text:p text:style-name="P102"><text:s text:c="4"/>slist_destroy(pslist_coll2); </text:p>
            <text:p text:style-name="P102"><text:s text:c="4"/>slist_destroy(pslist_coll3); </text:p>
            <text:p text:style-name="P102"><text:s text:c="4"/>slist_destroy(pslist_coll4); </text:p>
            <text:p text:style-name="P102"/>
            <text:p text:style-name="P102"><text:s text:c="4"/>return 0; </text:p>
            <text:p text:style-name="P102">}</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80275742" text:continue-numbering="true" text:style-name="WW8Num13">
        <text:list-item>
          <text:list>
            <text:list-item>
              <text:h text:style-name="P313"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314275631" text:continue-numbering="true" text:style-name="WW8Num13">
        <text:list-item>
          <text:list>
            <text:list-item>
              <text:list>
                <text:list-item>
                  <text:h text:style-name="P327"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109387672" text:continue-numbering="true" text:style-name="WW8Num13">
        <text:list-item>
          <text:list>
            <text:list-item>
              <text:list>
                <text:list-item>
                  <text:h text:style-name="P327"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836400659" text:style-name="L94">
        <text:list-item>
          <text:p text:style-name="P249">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918350431" text:style-name="L95">
        <text:list-item>
          <text:p text:style-name="P250">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1938533172" text:style-name="L96">
        <text:list-item>
          <text:p text:style-name="P251">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2">/* </text:p>
            <text:p text:style-name="P102"><text:s/>* set2.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set_t* pset_coll = create_set(int); </text:p>
            <text:p text:style-name="P102"><text:s text:c="4"/>set_iterator_t it_lower; </text:p>
            <text:p text:style-name="P102"><text:s text:c="4"/>set_iterator_t it_upper; </text:p>
            <text:p text:style-name="P102"><text:s text:c="4"/>range_t t_range; </text:p>
            <text:p text:style-name="P102"/>
            <text:p text:style-name="P102"><text:s text:c="4"/>if(pset_coll == NULL) </text:p>
            <text:p text:style-name="P102"><text:s text:c="4"/>{ </text:p>
            <text:p text:style-name="P102"><text:s text:c="8"/>return -1; </text:p>
            <text:p text:style-name="P102"><text:soft-page-break/><text:s text:c="4"/>} </text:p>
            <text:p text:style-name="P102"/>
            <text:p text:style-name="P102"><text:s text:c="4"/>set_init(pset_coll); </text:p>
            <text:p text:style-name="P102"/>
            <text:p text:style-name="P102"><text:s text:c="4"/>set_insert(pset_coll, 1); </text:p>
            <text:p text:style-name="P102"><text:s text:c="4"/>set_insert(pset_coll, 2); </text:p>
            <text:p text:style-name="P102"><text:s text:c="4"/>set_insert(pset_coll, 4); </text:p>
            <text:p text:style-name="P102"><text:s text:c="4"/>set_insert(pset_coll, 5); </text:p>
            <text:p text:style-name="P102"><text:s text:c="4"/>set_insert(pset_coll, 6); </text:p>
            <text:p text:style-name="P102"/>
            <text:p text:style-name="P102"><text:s text:c="4"/>it_lower = set_lower_bound(pset_coll, 3); </text:p>
            <text:p text:style-name="P102"><text:s text:c="4"/>it_upper = set_upper_bound(pset_coll, 3); </text:p>
            <text:p text:style-name="P102"><text:s text:c="4"/>t_range = set_equal_range(pset_coll, 3); </text:p>
            <text:p text:style-name="P102"><text:s text:c="4"/>printf("set_lower_bound(3) : %d\n", *(int*)iterator_get_pointer(it_lower)); </text:p>
            <text:p text:style-name="P102"><text:s text:c="4"/>printf("set_upper_bound(3) : %d\n", *(int*)iterator_get_pointer(it_upper)); </text:p>
            <text:p text:style-name="P102"><text:s text:c="4"/>printf("set_equal_range(3) : %d %d\n", </text:p>
            <text:p text:style-name="P102"><text:s text:c="8"/>*(int*)iterator_get_pointer(t_range.it_begin), </text:p>
            <text:p text:style-name="P102"><text:s text:c="8"/>*(int*)iterator_get_pointer(t_range.it_end)); </text:p>
            <text:p text:style-name="P102"/>
            <text:p text:style-name="P102"><text:s text:c="4"/>printf("\n"); </text:p>
            <text:p text:style-name="P102"><text:s text:c="4"/>it_lower = set_lower_bound(pset_coll, 5); </text:p>
            <text:p text:style-name="P102"><text:s text:c="4"/>it_upper = set_upper_bound(pset_coll, 5); </text:p>
            <text:p text:style-name="P102"><text:s text:c="4"/>t_range = set_equal_range(pset_coll, 5); </text:p>
            <text:p text:style-name="P102"><text:s text:c="4"/>printf("set_lower_bound(5) : %d\n", *(int*)iterator_get_pointer(it_lower)); </text:p>
            <text:p text:style-name="P102"><text:s text:c="4"/>printf("set_upper_bound(5) : %d\n", *(int*)iterator_get_pointer(it_upper)); </text:p>
            <text:p text:style-name="P102"><text:s text:c="4"/>printf("set_equal_range(5) : %d %d\n", </text:p>
            <text:p text:style-name="P102"><text:s text:c="8"/>*(int*)iterator_get_pointer(t_range.it_begin), </text:p>
            <text:p text:style-name="P102"><text:s text:c="8"/>*(int*)iterator_get_pointer(t_range.it_end)); </text:p>
            <text:p text:style-name="P102"/>
            <text:p text:style-name="P102"><text:s text:c="4"/>set_destroy(pset_coll); </text:p>
            <text:p text:style-name="P102"/>
            <text:p text:style-name="P102"><text:s text:c="4"/>return 0; </text:p>
            <text:p text:style-name="P102">}</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468609784" text:style-name="L97">
        <text:list-item>
          <text:p text:style-name="P200">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2068894364" text:style-name="L98">
        <text:list-item>
          <text:p text:style-name="P209"><text:span text:style-name="T68">与</text:span><text:span text:style-name="T67">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2086836498" text:style-name="L99">
        <text:list-item>
          <text:p text:style-name="P252">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740591961" text:continue-list="list109387672" text:style-name="WW8Num13">
        <text:list-item>
          <text:list>
            <text:list-item>
              <text:list>
                <text:list-item>
                  <text:h text:style-name="P327" text:outline-level="3"><text:span text:style-name="T23">set_t</text:span>和<text:span text:style-name="T23">multiset_t</text:span>的使用实例</text:h>
                </text:list-item>
              </text:list>
            </text:list-item>
          </text:list>
        </text:list-item>
      </text:list>
      <text:p text:style-name="P48"><text:tab/><text:span text:style-name="T66">下面这个例子展示了</text:span><text:span text:style-name="T42">set_t</text:span><text:span text:style-name="T66">的一些能力：</text:span></text:p>
      <table:table table:name="表格76" table:style-name="表格76">
        <table:table-column table:style-name="表格76.A"/>
        <table:table-row>
          <table:table-cell table:style-name="表格76.A1" office:value-type="string">
            <text:p text:style-name="P102">/* </text:p>
            <text:p text:style-name="P102"><text:s/>* set3.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text:soft-page-break/>int main(int argc, char* argv[]) </text:p>
            <text:p text:style-name="P102">{ </text:p>
            <text:p text:style-name="P102"><text:s text:c="4"/>set_t* pset_coll1 = create_set(int); </text:p>
            <text:p text:style-name="P102"><text:s text:c="4"/>set_t* pset_coll2 = create_set(int); </text:p>
            <text:p text:style-name="P102"><text:s text:c="4"/>set_iterator_t it_pos; </text:p>
            <text:p text:style-name="P102"><text:s text:c="4"/>size_t t_count = 0; </text:p>
            <text:p text:style-name="P102"/>
            <text:p text:style-name="P102"/>
            <text:p text:style-name="P102"><text:s text:c="4"/>if(pset_coll1 == NULL || pset_coll2 == NULL) </text:p>
            <text:p text:style-name="P102"><text:s text:c="4"/>{ </text:p>
            <text:p text:style-name="P102"><text:s text:c="8"/>return -1; </text:p>
            <text:p text:style-name="P102"><text:s text:c="4"/>} </text:p>
            <text:p text:style-name="P102"/>
            <text:p text:style-name="P102"><text:s text:c="4"/>/* empty set container and descending order */ </text:p>
            <text:p text:style-name="P102"><text:s text:c="4"/>set_init_ex(pset_coll1, fun_greater_int); </text:p>
            <text:p text:style-name="P102"/>
            <text:p text:style-name="P102"><text:s text:c="4"/>/* insert elements in random order */ </text:p>
            <text:p text:style-name="P102"><text:s text:c="4"/>set_insert(pset_coll1, 4); </text:p>
            <text:p text:style-name="P102"><text:s text:c="4"/>set_insert(pset_coll1, 3); </text:p>
            <text:p text:style-name="P102"><text:s text:c="4"/>set_insert(pset_coll1, 5); </text:p>
            <text:p text:style-name="P102"><text:s text:c="4"/>set_insert(pset_coll1, 1); </text:p>
            <text:p text:style-name="P102"><text:s text:c="4"/>set_insert(pset_coll1, 6); </text:p>
            <text:p text:style-name="P102"><text:s text:c="4"/>set_insert(pset_coll1, 2); </text:p>
            <text:p text:style-name="P102"><text:s text:c="4"/>set_insert(pset_coll1, 5); </text:p>
            <text:p text:style-name="P102"/>
            <text:p text:style-name="P102"><text:s text:c="4"/>/* iterate over all elements and print them */ </text:p>
            <text:p text:style-name="P102"><text:s text:c="4"/>for(it_pos = set_begin(pset_coll1); </text:p>
            <text:p text:style-name="P102"><text:s text:c="8"/>!iterator_equal(it_pos, set_end(pset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set_insert(pset_coll1, 4); </text:p>
            <text:p text:style-name="P102"><text:s text:c="4"/>if(iterator_equal(it_pos, set_end(p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oft-page-break/><text:s text:c="12"/>iterator_distance(set_begin(pset_coll1), it_pos)); </text:p>
            <text:p text:style-name="P102"><text:s text:c="4"/>} </text:p>
            <text:p text:style-name="P102"/>
            <text:p text:style-name="P102"><text:s text:c="4"/>/* initialize set_t with another and ascending order */ </text:p>
            <text:p text:style-name="P102"><text:s text:c="4"/>set_init_copy_range(pset_coll2, set_begin(pset_coll1), set_end(pset_coll1));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set_erase_range(pset_coll2, set_begin(pset_coll2), set_find(pset_coll2, 3)); </text:p>
            <text:p text:style-name="P102"/>
            <text:p text:style-name="P102"><text:s text:c="4"/>/* remove all elements with value 5 */ </text:p>
            <text:p text:style-name="P102"><text:s text:c="4"/>t_count = set_erase(pset_coll2, 5); </text:p>
            <text:p text:style-name="P102"><text:s text:c="4"/>printf("%u elements removed\n", t_count);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1); </text:p>
            <text:p text:style-name="P102"><text:s text:c="4"/>set_destroy(pset_coll2); </text:p>
            <text:p text:style-name="P102"/>
            <text:p text:style-name="P102"><text:s text:c="4"/>return 0; </text:p>
            <text:p text:style-name="P102">}</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2">/* </text:p>
            <text:p text:style-name="P102"><text:s/>* multiset2.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int main(int argc, char* argv[]) </text:p>
            <text:p text:style-name="P102">{ </text:p>
            <text:p text:style-name="P102"><text:s text:c="4"/>multiset_t* pmset_coll1 = create_multiset(int); </text:p>
            <text:p text:style-name="P102"><text:s text:c="4"/>multiset_t* pmset_coll2 = create_multiset(int); </text:p>
            <text:p text:style-name="P102"><text:s text:c="4"/>multiset_iterator_t it_pos; </text:p>
            <text:p text:style-name="P102"><text:s text:c="4"/>size_t t_count = 0; </text:p>
            <text:p text:style-name="P102"/>
            <text:p text:style-name="P102"/>
            <text:p text:style-name="P102"><text:s text:c="4"/>if(pmset_coll1 == NULL || pmset_coll2 == NULL) </text:p>
            <text:p text:style-name="P102"><text:s text:c="4"/>{ </text:p>
            <text:p text:style-name="P102"><text:s text:c="8"/>return -1; </text:p>
            <text:p text:style-name="P102"><text:s text:c="4"/>} </text:p>
            <text:p text:style-name="P102"/>
            <text:p text:style-name="P102"><text:s text:c="4"/>/* empty multiset container and descending order */ </text:p>
            <text:p text:style-name="P102"><text:s text:c="4"/>multiset_init_ex(pmset_coll1, fun_greater_int); </text:p>
            <text:p text:style-name="P102"/>
            <text:p text:style-name="P102"><text:s text:c="4"/>/* insert elements in random order */ </text:p>
            <text:p text:style-name="P102"><text:s text:c="4"/>multiset_insert(pmset_coll1, 4); </text:p>
            <text:p text:style-name="P102"><text:s text:c="4"/>multiset_insert(pmset_coll1, 3); </text:p>
            <text:p text:style-name="P102"><text:s text:c="4"/>multiset_insert(pmset_coll1, 5); </text:p>
            <text:p text:style-name="P102"><text:s text:c="4"/>multiset_insert(pmset_coll1, 1); </text:p>
            <text:p text:style-name="P102"><text:s text:c="4"/>multiset_insert(pmset_coll1, 6); </text:p>
            <text:p text:style-name="P102"><text:s text:c="4"/>multiset_insert(pmset_coll1, 2); </text:p>
            <text:p text:style-name="P102"><text:s text:c="4"/>multiset_insert(pmset_coll1, 5); </text:p>
            <text:p text:style-name="P102"/>
            <text:p text:style-name="P102"><text:s text:c="4"/>/* iterate over all elements and print them */ </text:p>
            <text:p text:style-name="P102"><text:s text:c="4"/>for(it_pos = multiset_begin(pmset_coll1); </text:p>
            <text:p text:style-name="P102"><text:s text:c="8"/>!iterator_equal(it_pos, multiset_end(pmset_coll1));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multiset_insert(pmset_coll1, 4); </text:p>
            <text:p text:style-name="P102"><text:s text:c="4"/>if(iterator_equal(it_pos, multiset_end(pm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 text:c="12"/>iterator_distance(multiset_begin(pmset_coll1), it_pos)); </text:p>
            <text:p text:style-name="P102"><text:s text:c="4"/>} </text:p>
            <text:p text:style-name="P102"/>
            <text:p text:style-name="P102"><text:s text:c="4"/>/* initialize multiset_t with another and ascending order */ </text:p>
            <text:p text:style-name="P102"><text:s text:c="4"/>multiset_init_copy_range(pmset_coll2, </text:p>
            <text:p text:style-name="P102"><text:s text:c="8"/>multiset_begin(pmset_coll1), multiset_end(pmset_coll1));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multiset_erase_range(pmset_coll2, </text:p>
            <text:p text:style-name="P102"><text:s text:c="8"/>multiset_begin(pmset_coll2), multiset_find(pmset_coll2, 3)); </text:p>
            <text:p text:style-name="P102"/>
            <text:p text:style-name="P102"><text:s text:c="4"/>/* remove all elements with value 5 */ </text:p>
            <text:p text:style-name="P102"><text:s text:c="4"/>t_count = multiset_erase(pmset_coll2, 5); </text:p>
            <text:p text:style-name="P102"><text:s text:c="4"/>printf("%u elements removed\n", t_count);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oft-page-break/><text:s text:c="8"/>printf("%d ", *(int*)iterator_get_pointer(it_pos)); </text:p>
            <text:p text:style-name="P102"><text:s text:c="4"/>} </text:p>
            <text:p text:style-name="P102"><text:s text:c="4"/>printf("\n"); </text:p>
            <text:p text:style-name="P102"/>
            <text:p text:style-name="P102"><text:s text:c="4"/>multiset_destroy(pmset_coll1); </text:p>
            <text:p text:style-name="P102"><text:s text:c="4"/>multiset_destroy(pmset_coll2); </text:p>
            <text:p text:style-name="P102"/>
            <text:p text:style-name="P102"><text:s text:c="4"/>return 0; </text:p>
            <text:p text:style-name="P102">}</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149888058" text:continue-numbering="true" text:style-name="WW8Num13">
        <text:list-item>
          <text:list>
            <text:list-item>
              <text:h text:style-name="P313"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7">用户可以在初始化容器的时候指定排序规则，如果没有指定排序规则使用默认的排序规则。</text:span><text:span text:style-name="T40">map_t</text:span><text:span text:style-name="T67">和</text:span><text:span text:style-name="T40">multimap_t</text:span><text:span text:style-name="T67">类型都是根据</text:span><text:span text:style-name="T40">key</text:span><text:span text:style-name="T67">排序的，不管是默认的排序规则还是用户指定的排序规则都是针对与</text:span><text:span text:style-name="T40">key</text:span><text:span text:style-name="T67">的，与</text:span><text:span text:style-name="T40">value</text:span><text:span text:style-name="T67">无关。</text:span></text:p>
      <text:p text:style-name="P59"><text:soft-page-break/></text:p>
      <text:list xml:id="list355690195" text:continue-numbering="true" text:style-name="WW8Num13">
        <text:list-item>
          <text:list>
            <text:list-item>
              <text:list>
                <text:list-item>
                  <text:h text:style-name="P327"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5">图 </text:span><text:span text:style-name="T51">4.9 map_t</text:span><text:span text:style-name="T75">和</text:span><text:span text:style-name="T51">multimap_t</text:span><text:span text:style-name="T75">的内部结构</text:span></text:p>
      <text:p text:style-name="P84">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198729659" text:continue-numbering="true" text:style-name="WW8Num13">
        <text:list-item>
          <text:list>
            <text:list-item>
              <text:list>
                <text:list-item>
                  <text:h text:style-name="P327"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790455740" text:style-name="L100">
        <text:list-item>
          <text:p text:style-name="P253">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79426151" text:style-name="L101">
        <text:list-item>
          <text:p text:style-name="P254">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1546282015" text:style-name="L102">
        <text:list-item>
          <text:p text:style-name="P255">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727641104" text:style-name="L103">
        <text:list-item>
          <text:p text:style-name="P201">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502713084" text:style-name="L104">
        <text:list-item>
          <text:p text:style-name="P202">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1240497348" text:style-name="L105">
        <text:list-item>
          <text:p text:style-name="P256">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1566928079" text:continue-list="list198729659" text:style-name="WW8Num13">
        <text:list-item>
          <text:list>
            <text:list-item>
              <text:list>
                <text:list-item>
                  <text:h text:style-name="P327"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2"><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1750870975" text:continue-numbering="true" text:style-name="WW8Num13">
        <text:list-item>
          <text:list>
            <text:list-item>
              <text:list>
                <text:list-item>
                  <text:h text:style-name="P327"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2">/* </text:p>
            <text:p text:style-name="P102"><text:s/>* map2.c </text:p>
            <text:p text:style-name="P102"><text:soft-page-break/><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map_t* pmap_stocks = create_map(char*, double); </text:p>
            <text:p text:style-name="P102"><text:s text:c="4"/>map_iterator_t it_pos; </text:p>
            <text:p text:style-name="P102"/>
            <text:p text:style-name="P102"><text:s text:c="4"/>if(pmap_stocks == NULL) </text:p>
            <text:p text:style-name="P102"><text:s text:c="4"/>{ </text:p>
            <text:p text:style-name="P102"><text:s text:c="8"/>return -1; </text:p>
            <text:p text:style-name="P102"><text:s text:c="4"/>} </text:p>
            <text:p text:style-name="P102"/>
            <text:p text:style-name="P102"><text:s text:c="4"/>map_init(pmap_stocks); </text:p>
            <text:p text:style-name="P102"/>
            <text:p text:style-name="P102"><text:s text:c="4"/>*(double*)map_at(pmap_stocks, "Google") = 834.50; </text:p>
            <text:p text:style-name="P102"><text:s text:c="4"/>*(double*)map_at(pmap_stocks, "IBM") = 431.93; </text:p>
            <text:p text:style-name="P102"><text:s text:c="4"/>*(double*)map_at(pmap_stocks, "Apple") = 557.28; </text:p>
            <text:p text:style-name="P102"><text:s text:c="4"/>*(double*)map_at(pmap_stocks, "MS") = 691.03; </text:p>
            <text:p text:style-name="P102"><text:s text:c="4"/>*(double*)map_at(pmap_stocks, "Oracle") = 670.37;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all price double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oft-page-break/><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map_at(pmap_stocks, "Microsoft") = </text:p>
            <text:p text:style-name="P102"><text:s text:c="8"/>*(double*)map_at(pmap_stocks, "MS"); </text:p>
            <text:p text:style-name="P102"><text:s text:c="4"/>map_erase(pmap_stocks, "MS");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map_destroy(pmap_stocks); </text:p>
            <text:p text:style-name="P102"/>
            <text:p text:style-name="P102"><text:s text:c="4"/>return 0; </text:p>
            <text:p text:style-name="P102">}</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2">/* </text:p>
            <text:p text:style-name="P102"><text:s/>* multimap2.c </text:p>
            <text:p text:style-name="P102"><text:s/>* compile with : -lcstl </text:p>
            <text:p text:style-name="P102"><text:s/>*/ </text:p>
            <text:p text:style-name="P102"/>
            <text:p text:style-name="P102">#include &lt;stdio.h&gt; </text:p>
            <text:p text:style-name="P102">#include &lt;string.h&gt; </text:p>
            <text:p text:style-name="P102">#include &lt;cstl/cmap.h&gt; </text:p>
            <text:p text:style-name="P102"/>
            <text:p text:style-name="P102">int main(int argc, char* argv[]) </text:p>
            <text:p text:style-name="P102">{ </text:p>
            <text:p text:style-name="P102"><text:s text:c="4"/>multimap_t* pmmap_dict = create_multimap(char*, char*); </text:p>
            <text:p text:style-name="P102"><text:s text:c="4"/>pair_t* ppair_item = create_pair(char*, char*); </text:p>
            <text:p text:style-name="P102"><text:s text:c="4"/>multimap_iterator_t it_pos; </text:p>
            <text:p text:style-name="P102"/>
            <text:p text:style-name="P102"><text:s text:c="4"/>if(pmmap_dict == NULL || ppair_item == NULL) </text:p>
            <text:p text:style-name="P102"><text:s text:c="4"/>{ </text:p>
            <text:p text:style-name="P102"><text:s text:c="8"/>return -1; </text:p>
            <text:p text:style-name="P102"><text:s text:c="4"/>} </text:p>
            <text:p text:style-name="P102"/>
            <text:p text:style-name="P102"><text:s text:c="4"/>multimap_init(pmmap_dict); </text:p>
            <text:p text:style-name="P102"><text:s text:c="4"/>pair_init(ppair_item); </text:p>
            <text:p text:style-name="P102"/>
            <text:p text:style-name="P102"><text:s text:c="4"/>pair_make(ppair_item, "day", "Tag"); </text:p>
            <text:p text:style-name="P102"><text:s text:c="4"/>multimap_insert(pmmap_dict, ppair_item); </text:p>
            <text:p text:style-name="P102"><text:s text:c="4"/>pair_make(ppair_item, "strange", "fremd"); </text:p>
            <text:p text:style-name="P102"><text:s text:c="4"/>multimap_insert(pmmap_dict, ppair_item); </text:p>
            <text:p text:style-name="P102"><text:s text:c="4"/>pair_make(ppair_item, "car", "Auto"); </text:p>
            <text:p text:style-name="P102"><text:s text:c="4"/>multimap_insert(pmmap_dict, ppair_item); </text:p>
            <text:p text:style-name="P102"><text:s text:c="4"/>pair_make(ppair_item, "smart", "elegant"); </text:p>
            <text:p text:style-name="P102"><text:s text:c="4"/>multimap_insert(pmmap_dict, ppair_item); </text:p>
            <text:p text:style-name="P102"><text:s text:c="4"/>pair_make(ppair_item, "trait", "Merkmal"); </text:p>
            <text:p text:style-name="P102"><text:s text:c="4"/>multimap_insert(pmmap_dict, ppair_item); </text:p>
            <text:p text:style-name="P102"><text:s text:c="4"/>pair_make(ppair_item, "strange", "seltsam"); </text:p>
            <text:p text:style-name="P102"><text:soft-page-break/><text:s text:c="4"/>multimap_insert(pmmap_dict, ppair_item); </text:p>
            <text:p text:style-name="P102"><text:s text:c="4"/>pair_make(ppair_item, "smart", "raffiniert"); </text:p>
            <text:p text:style-name="P102"><text:s text:c="4"/>multimap_insert(pmmap_dict, ppair_item); </text:p>
            <text:p text:style-name="P102"><text:s text:c="4"/>pair_make(ppair_item, "smart", "klug"); </text:p>
            <text:p text:style-name="P102"><text:s text:c="4"/>multimap_insert(pmmap_dict, ppair_item); </text:p>
            <text:p text:style-name="P102"><text:s text:c="4"/>pair_make(ppair_item, "clever", "raffiniert"); </text:p>
            <text:p text:style-name="P102"><text:s text:c="4"/>multimap_insert(pmmap_dict, ppair_item); </text:p>
            <text:p text:style-name="P102"/>
            <text:p text:style-name="P102"><text:s text:c="4"/>/* print all elements */ </text:p>
            <text:p text:style-name="P102"><text:s text:c="4"/>printf("english\t\tgerman\n"); </text:p>
            <text:p text:style-name="P102"><text:s text:c="4"/>printf("--------------------------------\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printf("%s\t\t%s\n", </text:p>
            <text:p text:style-name="P102"><text:s text:c="12"/>(char*)pair_first((pair_t*)iterator_get_pointer(it_pos)), </text:p>
            <text:p text:style-name="P102"><text:s text:c="12"/>(char*)pair_second((pair_t*)iterator_get_pointer(it_pos))); </text:p>
            <text:p text:style-name="P102"><text:s text:c="4"/>} </text:p>
            <text:p text:style-name="P102"><text:s text:c="4"/>printf("\n"); </text:p>
            <text:p text:style-name="P102"/>
            <text:p text:style-name="P102"><text:s text:c="4"/>/* print all values for key "smart" */ </text:p>
            <text:p text:style-name="P102"><text:s text:c="4"/>printf("sma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first((pair_t*)iterator_get_pointer(it_pos)), </text:p>
            <text:p text:style-name="P102"><text:s text:c="12"/>"smart") == 0) </text:p>
            <text:p text:style-name="P102"><text:s text:c="8"/>{ </text:p>
            <text:p text:style-name="P102"><text:s text:c="12"/>printf("\t%s\n", </text:p>
            <text:p text:style-name="P102"><text:s text:c="16"/>(char*)pair_second((pair_t*)iterator_get_pointer(it_pos))); </text:p>
            <text:p text:style-name="P102"><text:s text:c="8"/>} </text:p>
            <text:p text:style-name="P102"><text:s text:c="4"/>} </text:p>
            <text:p text:style-name="P102"><text:s text:c="4"/>printf("\n"); </text:p>
            <text:p text:style-name="P102"/>
            <text:p text:style-name="P102"><text:s text:c="4"/>/* print all keys for value "raffiniert" */ </text:p>
            <text:p text:style-name="P102"><text:s text:c="4"/>printf("raffinie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second((pair_t*)iterator_get_pointer(it_pos)), </text:p>
            <text:p text:style-name="P102"><text:soft-page-break/><text:s text:c="12"/>"raffiniert") == 0) </text:p>
            <text:p text:style-name="P102"><text:s text:c="8"/>{ </text:p>
            <text:p text:style-name="P102"><text:s text:c="12"/>printf("\t%s\n", </text:p>
            <text:p text:style-name="P102"><text:s text:c="16"/>(char*)pair_first((pair_t*)iterator_get_pointer(it_pos))); </text:p>
            <text:p text:style-name="P102"><text:s text:c="8"/>} </text:p>
            <text:p text:style-name="P102"><text:s text:c="4"/>} </text:p>
            <text:p text:style-name="P102"><text:s text:c="4"/>printf("\n"); </text:p>
            <text:p text:style-name="P102"/>
            <text:p text:style-name="P102"><text:s text:c="4"/>multimap_destroy(pmmap_dict); </text:p>
            <text:p text:style-name="P102"><text:s text:c="4"/>pair_destroy(ppair_item); </text:p>
            <text:p text:style-name="P102"/>
            <text:p text:style-name="P102"><text:s text:c="4"/>return 0; </text:p>
            <text:p text:style-name="P102">}</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2">/* </text:p>
            <text:p text:style-name="P102"><text:s/>* mapfind.c </text:p>
            <text:p text:style-name="P102"><text:s/>* compile with : -lcstl </text:p>
            <text:p text:style-name="P102"><text:s/>*/ </text:p>
            <text:p text:style-name="P102"/>
            <text:p text:style-name="P102">#include &lt;stdio.h&gt; </text:p>
            <text:p text:style-name="P102"><text:soft-page-break/>#include &lt;cstl/cmap.h&gt; </text:p>
            <text:p text:style-name="P102">#include &lt;cstl/calgorithm.h&gt; </text:p>
            <text:p text:style-name="P102"/>
            <text:p text:style-name="P102">static void _find_valud(const void* cpv_input, void* pv_output) </text:p>
            <text:p text:style-name="P102">{ </text:p>
            <text:p text:style-name="P102"><text:s text:c="4"/>if(*(int*)pair_second((pair_t*)cpv_input) == 3)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map_t* pmap_coll = create_map(int, int);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int*)map_at(pmap_coll, 1) = 7; </text:p>
            <text:p text:style-name="P102"><text:s text:c="4"/>*(int*)map_at(pmap_coll, 2) = 4; </text:p>
            <text:p text:style-name="P102"><text:s text:c="4"/>*(int*)map_at(pmap_coll, 3) = 2; </text:p>
            <text:p text:style-name="P102"><text:s text:c="4"/>*(int*)map_at(pmap_coll, 4) = 3; </text:p>
            <text:p text:style-name="P102"><text:s text:c="4"/>*(int*)map_at(pmap_coll, 5) = 6; </text:p>
            <text:p text:style-name="P102"><text:s text:c="4"/>*(int*)map_at(pmap_coll, 6) = 1; </text:p>
            <text:p text:style-name="P102"><text:s text:c="4"/>*(int*)map_at(pmap_coll, 7) = 7; </text:p>
            <text:p text:style-name="P102"/>
            <text:p text:style-name="P102"><text:s text:c="4"/>/* search an element with key 3 */ </text:p>
            <text:p text:style-name="P102"><text:s text:c="4"/>it_pos = map_find(pmap_coll, 3);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text:soft-page-break/><text:s text:c="4"/>/* search an element with value 3 */ </text:p>
            <text:p text:style-name="P102"><text:s text:c="4"/>it_pos = algo_find_if(map_begin(pmap_coll), map_end(pmap_coll), _find_valud);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结果：</text:p>
      <text:p text:style-name="P35">3 : 2</text:p>
      <text:p text:style-name="P35">4 : 3</text:p>
      <text:p text:style-name="P35"/>
      <text:p text:style-name="P35"/>
      <text:list xml:id="list573916126" text:continue-numbering="true" text:style-name="WW8Num13">
        <text:list-item>
          <text:list>
            <text:list-item>
              <text:h text:style-name="P315"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359727883" text:continue-numbering="true" text:style-name="WW8Num13">
        <text:list-item>
          <text:list>
            <text:list-item>
              <text:list>
                <text:list-item>
                  <text:h text:style-name="P327"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410673305" text:continue-numbering="true" text:style-name="WW8Num13">
        <text:list-item>
          <text:list>
            <text:list-item>
              <text:list>
                <text:list-item>
                  <text:h text:style-name="P327"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1956465781" text:style-name="L106">
        <text:list-item>
          <text:p text:style-name="P257">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1893468058" text:style-name="L107">
        <text:list-item>
          <text:p text:style-name="P258">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908284444" text:style-name="L108">
        <text:list-item>
          <text:p text:style-name="P199">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9"><text:tab/>这些操作函数都是与哈希表相关的都是基于哈希结构的关联容器特有的操作函数。</text:p>
      <text:p text:style-name="P100"/>
      <text:list xml:id="list1829438748" text:style-name="L109">
        <text:list-item>
          <text:p text:style-name="P259">特殊的查找函数</text:p>
        </text:list-item>
      </text:list>
      <text:p text:style-name="P40"><text:span text:style-name="T55"><text:tab/></text:span><text:span text:style-name="T67">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7">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1013513102" text:style-name="L110">
        <text:list-item>
          <text:p text:style-name="P260">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361902595" text:style-name="L111">
        <text:list-item>
          <text:p text:style-name="P261">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1567963651" text:style-name="L112">
        <text:list-item>
          <text:p text:style-name="P262">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2003703135" text:continue-list="list1410673305" text:style-name="WW8Num13">
        <text:list-item>
          <text:list>
            <text:list-item>
              <text:list>
                <text:list-item>
                  <text:h text:style-name="P327"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871772759" text:continue-numbering="true" text:style-name="WW8Num13">
        <text:list-item>
          <text:list>
            <text:list-item>
              <text:list>
                <text:list-item>
                  <text:h text:style-name="P328" text:outline-level="3"><text:span text:style-name="T22">基于哈希结构的关联容器</text:span>的使用实例</text:h>
                </text:list-item>
              </text:list>
            </text:list-item>
          </text:list>
        </text:list-item>
      </text:list>
      <text:p text:style-name="P48"><text:tab/><text:span text:style-name="T66">第一个例子展示了容器中的数据存储情况：</text:span></text:p>
      <table:table table:name="表格96" table:style-name="表格96">
        <table:table-column table:style-name="表格96.A"/>
        <table:table-row>
          <table:table-cell table:style-name="表格96.A1" office:value-type="string">
            <text:p text:style-name="P102">/* </text:p>
            <text:p text:style-name="P102"><text:s/>* hash_set1.c </text:p>
            <text:p text:style-name="P102"><text:s/>* compile with : -lcstl </text:p>
            <text:p text:style-name="P102"><text:s/>*/ </text:p>
            <text:p text:style-name="P102"/>
            <text:p text:style-name="P102">#include &lt;stdio.h&gt; </text:p>
            <text:p text:style-name="P102">#include &lt;cstl/chash_set.h&gt; </text:p>
            <text:p text:style-name="P102"/>
            <text:p text:style-name="P102">int main(int argc, char* argv[]) </text:p>
            <text:p text:style-name="P102">{ </text:p>
            <text:p text:style-name="P102"><text:s text:c="4"/>hash_set_t* phset_coll = create_hash_set(int); </text:p>
            <text:p text:style-name="P102"><text:s text:c="4"/>hash_set_iterator_t it_pos; </text:p>
            <text:p text:style-name="P102"><text:s text:c="4"/>int i = 0; </text:p>
            <text:p text:style-name="P102"/>
            <text:p text:style-name="P102"><text:s text:c="4"/>if(phset_coll == NULL) </text:p>
            <text:p text:style-name="P102"><text:s text:c="4"/>{ </text:p>
            <text:p text:style-name="P102"><text:s text:c="8"/>return -1; </text:p>
            <text:p text:style-name="P102"><text:soft-page-break/><text:s text:c="4"/>} </text:p>
            <text:p text:style-name="P102"/>
            <text:p text:style-name="P102"><text:s text:c="4"/>hash_set_init(phset_coll); </text:p>
            <text:p text:style-name="P102"/>
            <text:p text:style-name="P102"><text:s text:c="4"/>hash_set_insert(phset_coll, 7); </text:p>
            <text:p text:style-name="P102"><text:s text:c="4"/>hash_set_insert(phset_coll, 99); </text:p>
            <text:p text:style-name="P102"><text:s text:c="4"/>hash_set_insert(phset_coll, 63); </text:p>
            <text:p text:style-name="P102"><text:s text:c="4"/>hash_set_insert(phset_coll, 2); </text:p>
            <text:p text:style-name="P102"><text:s text:c="4"/>hash_set_insert(phset_coll, 108); </text:p>
            <text:p text:style-name="P102"><text:s text:c="4"/>hash_set_insert(phset_coll, 444); </text:p>
            <text:p text:style-name="P102"><text:s text:c="4"/>hash_set_insert(phset_coll, 53); </text:p>
            <text:p text:style-name="P102"><text:s text:c="4"/>hash_set_insert(phset_coll, 55); </text:p>
            <text:p text:style-name="P102"><text:s text:c="4"/>hash_set_insert(phset_coll, 255); </text:p>
            <text:p text:style-name="P102"><text:s text:c="4"/>hash_set_insert(phset_coll, 55);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for(i = 0; i &lt; 50; ++i) </text:p>
            <text:p text:style-name="P102"><text:s text:c="4"/>{ </text:p>
            <text:p text:style-name="P102"><text:s text:c="8"/>hash_set_insert(phset_coll, i); </text:p>
            <text:p text:style-name="P102"><text:s text:c="4"/>}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hash_set_destroy(phset_coll); </text:p>
            <text:p text:style-name="P102"/>
            <text:p text:style-name="P102"><text:s text:c="4"/>return 0; </text:p>
            <text:p text:style-name="P102">}</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2">/* </text:p>
            <text:p text:style-name="P102"><text:s/>* hash_map1.c </text:p>
            <text:p text:style-name="P102"><text:s/>* compile with : -lcstl </text:p>
            <text:p text:style-name="P102"><text:s/>*/ </text:p>
            <text:p text:style-name="P102"/>
            <text:p text:style-name="P102">#include &lt;stdio.h&gt; </text:p>
            <text:p text:style-name="P102">#include &lt;cstl/chash_map.h&gt; </text:p>
            <text:p text:style-name="P102"/>
            <text:p text:style-name="P102">int main(int argc, char* argv[]) </text:p>
            <text:p text:style-name="P102">{ </text:p>
            <text:p text:style-name="P102"><text:s text:c="4"/>hash_map_t* phmap_stocks = create_hash_map(char*, double); </text:p>
            <text:p text:style-name="P102"><text:s text:c="4"/>hash_map_iterator_t it_pos; </text:p>
            <text:p text:style-name="P102"/>
            <text:p text:style-name="P102"><text:s text:c="4"/>if(phmap_stocks == NULL) </text:p>
            <text:p text:style-name="P102"><text:s text:c="4"/>{ </text:p>
            <text:p text:style-name="P102"><text:s text:c="8"/>return -1; </text:p>
            <text:p text:style-name="P102"><text:s text:c="4"/>} </text:p>
            <text:p text:style-name="P102"/>
            <text:p text:style-name="P102"><text:s text:c="4"/>hash_map_init(phmap_stocks); </text:p>
            <text:p text:style-name="P102"/>
            <text:p text:style-name="P102"><text:s text:c="4"/>*(double*)hash_map_at(phmap_stocks, "Google") = 834.50; </text:p>
            <text:p text:style-name="P102"><text:s text:c="4"/>*(double*)hash_map_at(phmap_stocks, "IBM") = 431.93; </text:p>
            <text:p text:style-name="P102"><text:s text:c="4"/>*(double*)hash_map_at(phmap_stocks, "Apple") = 557.28; </text:p>
            <text:p text:style-name="P102"><text:s text:c="4"/>*(double*)hash_map_at(phmap_stocks, "MS") = 691.03; </text:p>
            <text:p text:style-name="P102"><text:s text:c="4"/>*(double*)hash_map_at(phmap_stocks, "Oracle") = 670.37;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oft-page-break/><text:s text:c="4"/>} </text:p>
            <text:p text:style-name="P102"><text:s text:c="4"/>printf("\n"); </text:p>
            <text:p text:style-name="P102"/>
            <text:p text:style-name="P102"><text:s text:c="4"/>/* all price double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hash_map_at(phmap_stocks, "Microsoft") = </text:p>
            <text:p text:style-name="P102"><text:s text:c="8"/>*(double*)hash_map_at(phmap_stocks, "MS"); </text:p>
            <text:p text:style-name="P102"><text:s text:c="4"/>hash_map_erase(phmap_stocks, "MS");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hash_map_destroy(phmap_stocks); </text:p>
            <text:p text:style-name="P102"/>
            <text:p text:style-name="P102"><text:s text:c="4"/>return 0; </text:p>
            <text:p text:style-name="P102">}</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568345562" text:continue-numbering="true" text:style-name="WW8Num13">
        <text:list-item>
          <text:list>
            <text:list-item>
              <text:h text:style-name="P313"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7"/>
          </table:table-cell>
          <table:table-cell table:style-name="表格98.A1" office:value-type="string">
            <text:p text:style-name="P117">vector_t</text:p>
          </table:table-cell>
          <table:table-cell table:style-name="表格98.A1" office:value-type="string">
            <text:p text:style-name="P117">deque_t</text:p>
          </table:table-cell>
          <table:table-cell table:style-name="表格98.A1" office:value-type="string">
            <text:p text:style-name="P117">list_t</text:p>
          </table:table-cell>
          <table:table-cell table:style-name="表格98.E1" office:value-type="string">
            <text:p text:style-name="P117">slist_t</text:p>
          </table:table-cell>
        </table:table-row>
        <table:table-row>
          <table:table-cell table:style-name="表格98.A2" office:value-type="string">
            <text:p text:style-name="P117">典型的数据结构</text:p>
          </table:table-cell>
          <table:table-cell table:style-name="表格98.B2" office:value-type="string">
            <text:p text:style-name="P117">动态数组</text:p>
          </table:table-cell>
          <table:table-cell table:style-name="表格98.B2" office:value-type="string">
            <text:p text:style-name="P117">分段的动态数据</text:p>
          </table:table-cell>
          <table:table-cell table:style-name="表格98.B2" office:value-type="string">
            <text:p text:style-name="P117">双向链表</text:p>
          </table:table-cell>
          <table:table-cell table:style-name="表格98.E2" office:value-type="string">
            <text:p text:style-name="P117">单向链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E2" office:value-type="string">
            <text:p text:style-name="P117">value</text:p>
          </table:table-cell>
        </table:table-row>
        <table:table-row>
          <table:table-cell table:style-name="表格98.A2" office:value-type="string">
            <text:p text:style-name="P117">是否允许数据重复</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否</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随机</text:p>
          </table:table-cell>
          <table:table-cell table:style-name="表格98.B2" office:value-type="string">
            <text:p text:style-name="P117">随机</text:p>
          </table:table-cell>
          <table:table-cell table:style-name="表格98.B2" office:value-type="string">
            <text:p text:style-name="P117">双向</text:p>
          </table:table-cell>
          <table:table-cell table:style-name="表格98.E2" office:value-type="string">
            <text:p text:style-name="P117">单向</text:p>
          </table:table-cell>
        </table:table-row>
        <table:table-row>
          <table:table-cell table:style-name="表格98.A2" office:value-type="string">
            <text:p text:style-name="P117">数据查找速度</text:p>
          </table:table-cell>
          <table:table-cell table:style-name="表格98.B2" office:value-type="string">
            <text:p text:style-name="P117">慢</text:p>
          </table:table-cell>
          <table:table-cell table:style-name="表格98.B2" office:value-type="string">
            <text:p text:style-name="P117">慢</text:p>
          </table:table-cell>
          <table:table-cell table:style-name="表格98.B2" office:value-type="string">
            <text:p text:style-name="P117">慢</text:p>
          </table:table-cell>
          <table:table-cell table:style-name="表格98.E2" office:value-type="string">
            <text:p text:style-name="P117">慢</text:p>
          </table:table-cell>
        </table:table-row>
        <table:table-row>
          <table:table-cell table:style-name="表格98.A2" office:value-type="string">
            <text:p text:style-name="P117">快速插入删除数据的位置</text:p>
          </table:table-cell>
          <table:table-cell table:style-name="表格98.B2" office:value-type="string">
            <text:p text:style-name="P117">末尾</text:p>
          </table:table-cell>
          <table:table-cell table:style-name="表格98.B2" office:value-type="string">
            <text:p text:style-name="P117">开头和末尾</text:p>
          </table:table-cell>
          <table:table-cell table:style-name="表格98.B2" office:value-type="string">
            <text:p text:style-name="P117">任何位置</text:p>
          </table:table-cell>
          <table:table-cell table:style-name="表格98.E2" office:value-type="string">
            <text:p text:style-name="P117">任意位置后面</text:p>
          </table:table-cell>
        </table:table-row>
        <table:table-row>
          <table:table-cell table:style-name="表格98.A2" office:value-type="string">
            <text:p text:style-name="P117">插入删除数据导致迭代器失效</text:p>
          </table:table-cell>
          <table:table-cell table:style-name="表格98.B2" office:value-type="string">
            <text:p text:style-name="P117">重新分配内存</text:p>
          </table:table-cell>
          <table:table-cell table:style-name="表格98.B2" office:value-type="string">
            <text:p text:style-name="P117">任何时候</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否</text:p>
          </table:table-cell>
          <table:table-cell table:style-name="表格98.B2" office:value-type="string">
            <text:p text:style-name="P117">有时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set_t</text:p>
          </table:table-cell>
          <table:table-cell table:style-name="表格98.A2" office:value-type="string">
            <text:p text:style-name="P117">multiset_t</text:p>
          </table:table-cell>
          <table:table-cell table:style-name="表格98.A2" office:value-type="string">
            <text:p text:style-name="P117">map_t</text:p>
          </table:table-cell>
          <table:table-cell table:style-name="表格98.E11" office:value-type="string">
            <text:p text:style-name="P117">multimap_t</text:p>
          </table:table-cell>
        </table:table-row>
        <table:table-row>
          <table:table-cell table:style-name="表格98.A2" office:value-type="string">
            <text:p text:style-name="P117">典型的数据结构</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E2" office:value-type="string">
            <text:p text:style-name="P117">平衡二叉树</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ext:soft-page-break/>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快</text:p>
          </table:table-cell>
          <table:table-cell table:style-name="表格98.B2" office:value-type="string">
            <text:p text:style-name="P117">快</text:p>
          </table:table-cell>
          <table:table-cell table:style-name="表格98.B2" office:value-type="string">
            <text:p text:style-name="P117">查找key快</text:p>
          </table:table-cell>
          <table:table-cell table:style-name="表格98.E2" office:value-type="string">
            <text:p text:style-name="P117">查找key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hash_set_t</text:p>
          </table:table-cell>
          <table:table-cell table:style-name="表格98.A2" office:value-type="string">
            <text:p text:style-name="P117">hash_multiset_t</text:p>
          </table:table-cell>
          <table:table-cell table:style-name="表格98.A2" office:value-type="string">
            <text:p text:style-name="P117">hash_map_t</text:p>
          </table:table-cell>
          <table:table-cell table:style-name="表格98.E11" office:value-type="string">
            <text:p text:style-name="P117">hash_multimap_t</text:p>
          </table:table-cell>
        </table:table-row>
        <table:table-row>
          <table:table-cell table:style-name="表格98.A2" office:value-type="string">
            <text:p text:style-name="P117">典型的数据结构</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E2" office:value-type="string">
            <text:p text:style-name="P117">哈希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非常快</text:p>
          </table:table-cell>
          <table:table-cell table:style-name="表格98.B2" office:value-type="string">
            <text:p text:style-name="P117">非常快</text:p>
          </table:table-cell>
          <table:table-cell table:style-name="表格98.B2" office:value-type="string">
            <text:p text:style-name="P117">查找key非常快</text:p>
          </table:table-cell>
          <table:table-cell table:style-name="表格98.E2" office:value-type="string">
            <text:p text:style-name="P117">查找key非常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E2" office:value-type="string">
            <text:p text:style-name="P117">存储单元变化</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
      <text:p text:style-name="P40"/>
      <text:list xml:id="list376541310" text:style-name="L113">
        <text:list-item>
          <text:p text:style-name="P210">在预分配存储的情况下使用<text:span text:style-name="T23">vector_t</text:span>，它简单并且提供了对数据的随即访问，使用起来方便。</text:p>
        </text:list-item>
        <text:list-item>
          <text:p text:style-name="P268"><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68"><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68"><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210"><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2">/* </text:p>
            <text:p text:style-name="P102"><text:s/>* sortvec.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include &lt;cstl/cfunctional.h&gt; </text:p>
            <text:p text:style-name="P102"/>
            <text:p text:style-name="P102">int main(int argc, char* argv[]) </text:p>
            <text:p text:style-name="P102">{ </text:p>
            <text:p text:style-name="P102"><text:s text:c="4"/>vector_t* pvec_coll = create_vector(int); </text:p>
            <text:p text:style-name="P102"><text:s text:c="4"/>int n_random = 0; </text:p>
            <text:p text:style-name="P102"><text:s text:c="4"/>int n_input = 1000000;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_n(pvec_coll, 1000000); </text:p>
            <text:p text:style-name="P102"/>
            <text:p text:style-name="P102"><text:s text:c="4"/>for(i = 0; i &lt; 1000000; ++i) </text:p>
            <text:p text:style-name="P102"><text:s text:c="4"/>{ </text:p>
            <text:p text:style-name="P102"><text:s text:c="8"/>fun_random_number(&amp;n_input, &amp;n_random); </text:p>
            <text:p text:style-name="P102"><text:s text:c="8"/>*(int*)vector_at(pvec_coll, i) = n_random; </text:p>
            <text:p text:style-name="P102"><text:s text:c="4"/>} </text:p>
            <text:p text:style-name="P102"/>
            <text:p text:style-name="P102"><text:s text:c="4"/>algo_sort(vector_begin(pvec_coll), vector_end(pvec_coll));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2">/* </text:p>
            <text:p text:style-name="P102"><text:s/>* sortmset.c </text:p>
            <text:p text:style-name="P102"><text:s/>* compile with : -lcstl </text:p>
            <text:p text:style-name="P102"><text:s/>*/ </text:p>
            <text:p text:style-name="P102"/>
            <text:p text:style-name="P102">#include &lt;stdio.h&gt; </text:p>
            <text:p text:style-name="P102">#include &lt;cstl/cset.h&gt; </text:p>
            <text:p text:style-name="P102">#include &lt;cstl/cfunctional.h&gt; </text:p>
            <text:p text:style-name="P102"><text:soft-page-break/><text:s/></text:p>
            <text:p text:style-name="P102">int main(int argc, char* argv[]) </text:p>
            <text:p text:style-name="P102">{ </text:p>
            <text:p text:style-name="P102"><text:s text:c="4"/>multiset_t* pmset_coll = create_multiset(int); </text:p>
            <text:p text:style-name="P102"><text:s text:c="4"/>int n_randmo = 0; </text:p>
            <text:p text:style-name="P102"><text:s text:c="4"/>int n_input = 1000000; </text:p>
            <text:p text:style-name="P102"><text:s text:c="4"/>int i = 0; </text:p>
            <text:p text:style-name="P102"/>
            <text:p text:style-name="P102"><text:s text:c="4"/>if(pmset_coll == NULL) </text:p>
            <text:p text:style-name="P102"><text:s text:c="4"/>{ </text:p>
            <text:p text:style-name="P102"><text:s text:c="8"/>return -1; </text:p>
            <text:p text:style-name="P102"><text:s text:c="4"/>} </text:p>
            <text:p text:style-name="P102"/>
            <text:p text:style-name="P102"><text:s text:c="4"/>multiset_init(pmset_coll); </text:p>
            <text:p text:style-name="P102"/>
            <text:p text:style-name="P102"><text:s text:c="4"/>for(i = 0; i &lt; 1000000; ++i) </text:p>
            <text:p text:style-name="P102"><text:s text:c="4"/>{ </text:p>
            <text:p text:style-name="P102"><text:s text:c="8"/>fun_random_number(&amp;n_input, &amp;n_randmo); </text:p>
            <text:p text:style-name="P102"><text:s text:c="8"/>multiset_insert(pmset_coll, n_randmo); </text:p>
            <text:p text:style-name="P102"><text:s text:c="4"/>} </text:p>
            <text:p text:style-name="P102"/>
            <text:p text:style-name="P102"><text:s text:c="4"/>multiset_destroy(pmset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1025544493" text:continue-list="list568345562" text:style-name="WW8Num13">
        <text:list-item>
          <text:h text:style-name="P304"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1983155096" text:continue-numbering="true" text:style-name="WW8Num13">
        <text:list-item>
          <text:list>
            <text:list-item>
              <text:h text:style-name="P313"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7">迭代器类型</text:p>
          </table:table-cell>
          <table:table-cell table:style-name="表格101.A1" office:value-type="string">
            <text:p text:style-name="P117">能力</text:p>
          </table:table-cell>
          <table:table-cell table:style-name="表格101.C1" office:value-type="string">
            <text:p text:style-name="P117">相关容器</text:p>
          </table:table-cell>
        </table:table-row>
        <table:table-row>
          <table:table-cell table:style-name="表格101.A2" office:value-type="string">
            <text:p text:style-name="P117">iterator_t</text:p>
          </table:table-cell>
          <table:table-cell table:style-name="表格101.A2" office:value-type="string">
            <text:p text:style-name="P117">[1]</text:p>
          </table:table-cell>
          <table:table-cell table:style-name="表格101.C2" office:value-type="string">
            <text:p text:style-name="P117">-</text:p>
          </table:table-cell>
        </table:table-row>
        <table:table-row>
          <table:table-cell table:style-name="表格101.A2" office:value-type="string">
            <text:p text:style-name="P117">input_iterator_t</text:p>
          </table:table-cell>
          <table:table-cell table:style-name="表格101.A2" office:value-type="string">
            <text:p text:style-name="P117">输入，先前迭代</text:p>
          </table:table-cell>
          <table:table-cell table:style-name="表格101.C2" office:value-type="string">
            <text:p text:style-name="P117">-</text:p>
          </table:table-cell>
        </table:table-row>
        <table:table-row>
          <table:table-cell table:style-name="表格101.A2" office:value-type="string">
            <text:p text:style-name="P117">output_iterator_t</text:p>
          </table:table-cell>
          <table:table-cell table:style-name="表格101.A2" office:value-type="string">
            <text:p text:style-name="P117">输出，向前迭代</text:p>
          </table:table-cell>
          <table:table-cell table:style-name="表格101.C2" office:value-type="string">
            <text:p text:style-name="P117">-</text:p>
          </table:table-cell>
        </table:table-row>
        <table:table-row>
          <table:table-cell table:style-name="表格101.A2" office:value-type="string">
            <text:p text:style-name="P117">forward_iterator_t</text:p>
          </table:table-cell>
          <table:table-cell table:style-name="表格101.A2" office:value-type="string">
            <text:p text:style-name="P117">输入，输出，向前迭代</text:p>
          </table:table-cell>
          <table:table-cell table:style-name="表格101.C2" office:value-type="string">
            <text:p text:style-name="P117">slist_t</text:p>
          </table:table-cell>
        </table:table-row>
        <table:table-row>
          <table:table-cell table:style-name="表格101.A2" office:value-type="string">
            <text:p text:style-name="P117">bidirectional_iterator_t</text:p>
          </table:table-cell>
          <table:table-cell table:style-name="表格101.A2" office:value-type="string">
            <text:p text:style-name="P117">输入，输出，双向迭代</text:p>
          </table:table-cell>
          <table:table-cell table:style-name="表格101.C2" office:value-type="string">
            <text:p text:style-name="P117">list_t, set_t, multiset_t, map_t, multimap_t, hash_set_t, hash_multiset_t, hash_map_t, hash_multimap_t</text:p>
          </table:table-cell>
        </table:table-row>
        <table:table-row>
          <table:table-cell table:style-name="表格101.A2" office:value-type="string">
            <text:p text:style-name="P117">random_access_iterator_t</text:p>
          </table:table-cell>
          <table:table-cell table:style-name="表格101.A2" office:value-type="string">
            <text:p text:style-name="P117">输入，输出，随机迭代</text:p>
          </table:table-cell>
          <table:table-cell table:style-name="表格101.C2" office:value-type="string">
            <text:p text:style-name="P117">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2"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7">容器定义的迭代器类型</text:p>
          </table:table-cell>
          <table:table-cell table:style-name="表格102.B1" office:value-type="string">
            <text:p text:style-name="P117">对应的迭代器类型</text:p>
          </table:table-cell>
        </table:table-row>
        <table:table-row>
          <table:table-cell table:style-name="表格102.A2" office:value-type="string">
            <text:p text:style-name="P117">vector_iterator_t</text:p>
          </table:table-cell>
          <table:table-cell table:style-name="表格102.B2" office:value-type="string">
            <text:p text:style-name="P117">random_access_iterator_t</text:p>
          </table:table-cell>
        </table:table-row>
        <table:table-row>
          <table:table-cell table:style-name="表格102.A2" office:value-type="string">
            <text:p text:style-name="P117">deque_iterator_t</text:p>
          </table:table-cell>
          <table:table-cell table:style-name="表格102.B2" office:value-type="string">
            <text:p text:style-name="P117">random_access_iterator_t</text:p>
          </table:table-cell>
        </table:table-row>
        <table:table-row>
          <table:table-cell table:style-name="表格102.A2" office:value-type="string">
            <text:p text:style-name="P117">list_iterator_t</text:p>
          </table:table-cell>
          <table:table-cell table:style-name="表格102.B2" office:value-type="string">
            <text:p text:style-name="P117">bidirectional_iterator_t</text:p>
          </table:table-cell>
        </table:table-row>
        <table:table-row>
          <table:table-cell table:style-name="表格102.A2" office:value-type="string">
            <text:p text:style-name="P117">slist_iterator_t</text:p>
          </table:table-cell>
          <table:table-cell table:style-name="表格102.B2" office:value-type="string">
            <text:p text:style-name="P117">forward_iterator_t</text:p>
          </table:table-cell>
        </table:table-row>
        <table:table-row>
          <table:table-cell table:style-name="表格102.A2" office:value-type="string">
            <text:p text:style-name="P117">string_iterator_t</text:p>
          </table:table-cell>
          <table:table-cell table:style-name="表格102.B2" office:value-type="string">
            <text:p text:style-name="P117">random_access_iterator_t</text:p>
          </table:table-cell>
        </table:table-row>
        <table:table-row>
          <table:table-cell table:style-name="表格102.A2" office:value-type="string">
            <text:p text:style-name="P117">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map_iterator_t</text:p>
          </table:table-cell>
          <table:table-cell table:style-name="表格102.B2" office:value-type="string">
            <text:p text:style-name="P117">bidirectional_iterator_t</text:p>
          </table:table-cell>
        </table:table-row>
      </table:table>
      <text:p text:style-name="P40"/>
      <text:list xml:id="list318192445" text:continue-numbering="true" text:style-name="WW8Num13">
        <text:list-item>
          <text:list>
            <text:list-item>
              <text:list>
                <text:list-item>
                  <text:h text:style-name="P331"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983340946" text:continue-numbering="true" text:style-name="WW8Num13">
        <text:list-item>
          <text:list>
            <text:list-item>
              <text:list>
                <text:list-item>
                  <text:h text:style-name="P331"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2161015656" text:continue-numbering="true" text:style-name="WW8Num13">
        <text:list-item>
          <text:list>
            <text:list-item>
              <text:list>
                <text:list-item>
                  <text:h text:style-name="P331"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2173446762" text:continue-numbering="true" text:style-name="WW8Num13">
        <text:list-item>
          <text:list>
            <text:list-item>
              <text:list>
                <text:list-item>
                  <text:h text:style-name="P332"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1569656980" text:continue-numbering="true" text:style-name="WW8Num13">
        <text:list-item>
          <text:list>
            <text:list-item>
              <text:list>
                <text:list-item>
                  <text:h text:style-name="P331"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2">/* </text:p>
            <text:p text:style-name="P102"><text:s/>* itercat.c </text:p>
            <text:p text:style-name="P102"><text:s/>* compile with : -lcstl </text:p>
            <text:p text:style-name="P102"><text:s/>*/ </text:p>
            <text:p text:style-name="P102"/>
            <text:p text:style-name="P102">#include &lt;stdio.h&gt; </text:p>
            <text:p text:style-name="P102">#include &lt;cstl/cvector.h&gt; </text:p>
            <text:p text:style-name="P102"/>
            <text:p text:style-name="P102">int main(int argc, char* argv[]) </text:p>
            <text:p text:style-name="P102">{ </text:p>
            <text:p text:style-name="P102"><text:s text:c="4"/>vector_t* pvec_coll = create_vector(int); </text:p>
            <text:p text:style-name="P102"><text:s text:c="4"/>iterator_t it_pos; /* uses iterator_t instead of vector_iterator_t */ </text:p>
            <text:p text:style-name="P102"><text:s text:c="4"/>int i = 0; </text:p>
            <text:p text:style-name="P102"><text:s text:c="4"/>int n_value = 0; </text:p>
            <text:p text:style-name="P102"/>
            <text:p text:style-name="P102"><text:s text:c="4"/>if(pvec_coll == NULL) </text:p>
            <text:p text:style-name="P102"><text:soft-page-break/><text:s text:c="4"/>{ </text:p>
            <text:p text:style-name="P102"><text:s text:c="8"/>return -1; </text:p>
            <text:p text:style-name="P102"><text:s text:c="4"/>} </text:p>
            <text:p text:style-name="P102"/>
            <text:p text:style-name="P102"><text:s text:c="4"/>vector_init(pvec_coll); </text:p>
            <text:p text:style-name="P102"/>
            <text:p text:style-name="P102"><text:s text:c="4"/>/* insert from -3 to 9 */ </text:p>
            <text:p text:style-name="P102"><text:s text:c="4"/>for(i = -3; i &lt;= 9; ++i) </text:p>
            <text:p text:style-name="P102"><text:s text:c="4"/>{ </text:p>
            <text:p text:style-name="P102"><text:s text:c="8"/>vector_push_back(pvec_coll, i); </text:p>
            <text:p text:style-name="P102"><text:s text:c="4"/>} </text:p>
            <text:p text:style-name="P102"/>
            <text:p text:style-name="P102"><text:s text:c="4"/>/* </text:p>
            <text:p text:style-name="P102"><text:s text:c="5"/>* print number of elements by processing the distance </text:p>
            <text:p text:style-name="P102"><text:s text:c="5"/>* between vector_begin() and vector_end() </text:p>
            <text:p text:style-name="P102"><text:s text:c="5"/>*/ </text:p>
            <text:p text:style-name="P102"><text:s text:c="4"/>printf("number/distance : %d\n", </text:p>
            <text:p text:style-name="P102"><text:s text:c="8"/>iterator_minus(vector_end(pvec_coll), vector_begin(pvec_coll))); </text:p>
            <text:p text:style-name="P102"/>
            <text:p text:style-name="P102"><text:s text:c="4"/>/* </text:p>
            <text:p text:style-name="P102"><text:s text:c="5"/>* print all elements </text:p>
            <text:p text:style-name="P102"><text:s text:c="5"/>* uses iterator_less instead of !iterator_equal </text:p>
            <text:p text:style-name="P102"><text:s text:c="5"/>*/ </text:p>
            <text:p text:style-name="P102"><text:s text:c="4"/>for(it_pos = vector_begin(pvec_coll); </text:p>
            <text:p text:style-name="P102"><text:s text:c="8"/>iterator_less(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text:p>
            <text:p text:style-name="P102"><text:s text:c="5"/>* print all elements </text:p>
            <text:p text:style-name="P102"><text:s text:c="5"/>* uses iterator_at instead of iterator_get_pointer </text:p>
            <text:p text:style-name="P102"><text:s text:c="5"/>*/ </text:p>
            <text:p text:style-name="P102"><text:s text:c="4"/>for(i = 0; i &lt; vector_size(pvec_coll); ++i) </text:p>
            <text:p text:style-name="P102"><text:s text:c="4"/>{ </text:p>
            <text:p text:style-name="P102"><text:s text:c="8"/>printf("%d ", *(int*)iterator_at(vector_begin(pvec_coll), i)); </text:p>
            <text:p text:style-name="P102"><text:s text:c="4"/>} </text:p>
            <text:p text:style-name="P102"><text:s text:c="4"/>printf("\n"); </text:p>
            <text:p text:style-name="P102"/>
            <text:p text:style-name="P102"><text:s text:c="4"/>/* print every second element */ </text:p>
            <text:p text:style-name="P102"><text:s text:c="4"/>for(it_pos = vector_begin(pvec_coll); </text:p>
            <text:p text:style-name="P102"><text:soft-page-break/><text:s text:c="8"/>iterator_less(it_pos, iterator_prev(vector_end(pvec_coll))); </text:p>
            <text:p text:style-name="P102"><text:s text:c="8"/>it_pos = iterator_next_n(it_pos, 2)) </text:p>
            <text:p text:style-name="P102"><text:s text:c="4"/>{ </text:p>
            <text:p text:style-name="P102"><text:s text:c="8"/>iterator_get_value(it_pos, &amp;n_value); </text:p>
            <text:p text:style-name="P102"><text:s text:c="8"/>printf("%d ", n_value);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3">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4">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1">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2"><text:s text:c="4"/>iterator_less(it_pos, vector_end(pvec_coll)); </text:p>
      <text:p text:style-name="P106"><text:s text:c="4"/>it_pos = iterator_next_n(it_pos, 2)) </text:p>
      <text:p text:style-name="P106">{</text:p>
      <text:p text:style-name="P106"><text:tab/>...</text:p>
      <text:p text:style-name="P106">}</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536311164" text:continue-numbering="true" text:style-name="WW8Num13">
        <text:list-item>
          <text:list>
            <text:list-item>
              <text:h text:style-name="P316"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549130477" text:continue-numbering="true" text:style-name="WW8Num13">
        <text:list-item>
          <text:list>
            <text:list-item>
              <text:list>
                <text:list-item>
                  <text:h text:style-name="P327"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4">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2">/* </text:p>
            <text:p text:style-name="P102"><text:s/>* advance1.c </text:p>
            <text:p text:style-name="P102"><text:s/>* compile with : -lcstl </text:p>
            <text:p text:style-name="P102"><text:s/>*/ </text:p>
            <text:p text:style-name="P102"/>
            <text:p text:style-name="P102">#include &lt;stdio.h&gt; </text:p>
            <text:p text:style-name="P102"><text:soft-page-break/>#include &lt;cstl/clist.h&gt; </text:p>
            <text:p text:style-name="P102"/>
            <text:p text:style-name="P102">int main(int argc, char* argv[]) </text:p>
            <text:p text:style-name="P102">{ </text:p>
            <text:p text:style-name="P102"><text:s text:c="4"/>list_t* plist_coll = create_list(int); </text:p>
            <text:p text:style-name="P102"><text:s text:c="4"/>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9; ++i) </text:p>
            <text:p text:style-name="P102"><text:s text:c="4"/>{ </text:p>
            <text:p text:style-name="P102"><text:s text:c="8"/>list_push_back(plist_coll, i); </text:p>
            <text:p text:style-name="P102"><text:s text:c="4"/>} </text:p>
            <text:p text:style-name="P102"/>
            <text:p text:style-name="P102"><text:s text:c="4"/>it_pos = list_begin(plist_coll); </text:p>
            <text:p text:style-name="P102"><text:s text:c="4"/>/* print actual element */ </text:p>
            <text:p text:style-name="P102"><text:s text:c="4"/>printf("%d\n", *(int*)iterator_get_pointer(it_pos)); </text:p>
            <text:p text:style-name="P102"/>
            <text:p text:style-name="P102"><text:s text:c="4"/>/* step three elements forward */ </text:p>
            <text:p text:style-name="P102"><text:s text:c="4"/>it_pos = iterator_advance(it_pos, 3); </text:p>
            <text:p text:style-name="P102"><text:s text:c="4"/>/* print actual element */ </text:p>
            <text:p text:style-name="P102"><text:s text:c="4"/>printf("%d\n", *(int*)iterator_get_pointer(it_pos)); </text:p>
            <text:p text:style-name="P102"/>
            <text:p text:style-name="P102"><text:s text:c="4"/>/* step one element backward */ </text:p>
            <text:p text:style-name="P102"><text:s text:c="4"/>it_pos = iterator_advance(it_pos, -1); </text:p>
            <text:p text:style-name="P102"><text:s text:c="4"/>/* print actual element */ </text:p>
            <text:p text:style-name="P102"><text:s text:c="4"/>printf("%d\n", *(int*)iterator_get_pointer(it_pos));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结果：</text:p>
      <text:p text:style-name="P35">1</text:p>
      <text:p text:style-name="P35">4</text:p>
      <text:p text:style-name="P35">3</text:p>
      <text:list xml:id="list1551918004" text:continue-numbering="true" text:style-name="WW8Num13">
        <text:list-item>
          <text:list>
            <text:list-item>
              <text:list>
                <text:list-item>
                  <text:h text:style-name="P327"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2">/* </text:p>
            <text:p text:style-name="P102"><text:s/>* distance.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3; i &lt;= 9; ++i) </text:p>
            <text:p text:style-name="P102"><text:s text:c="4"/>{ </text:p>
            <text:p text:style-name="P102"><text:s text:c="8"/>list_push_back(plist_coll, i); </text:p>
            <text:p text:style-name="P102"><text:s text:c="4"/>} </text:p>
            <text:p text:style-name="P102"/>
            <text:p text:style-name="P102"><text:s text:c="4"/>it_pos = algo_find(list_begin(plist_coll), list_end(plist_coll), 5); </text:p>
            <text:p text:style-name="P102"><text:s text:c="4"/>if(iterator_equal(it_pos, list_end(plist_coll))) </text:p>
            <text:p text:style-name="P102"><text:s text:c="4"/>{ </text:p>
            <text:p text:style-name="P102"><text:s text:c="8"/>printf("5 not found!\n"); </text:p>
            <text:p text:style-name="P102"><text:s text:c="4"/>} </text:p>
            <text:p text:style-name="P102"><text:s text:c="4"/>else </text:p>
            <text:p text:style-name="P102"><text:s text:c="4"/>{ </text:p>
            <text:p text:style-name="P102"><text:s text:c="8"/>printf("distance between beginning and 5 : %d\n", </text:p>
            <text:p text:style-name="P102"><text:soft-page-break/><text:s text:c="12"/>iterator_distance(list_begin(plist_coll), 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结果：</text:p>
      <text:p text:style-name="P35">distance between beginning and 5 : 8</text:p>
      <text:p text:style-name="P35"/>
      <text:p text:style-name="P35"/>
      <text:list xml:id="list1477833004" text:continue-numbering="true" text:style-name="WW8Num13">
        <text:list-item>
          <text:h text:style-name="P305" text:outline-level="1">libcstl算法</text:h>
        </text:list-item>
      </text:list>
      <text:p text:style-name="P35"><text:tab/>这一章详细的讨论libcstl提供的算法，算法的一般概念，种类，用法，并且给出使用的实例。</text:p>
      <text:p text:style-name="P35"/>
      <text:list xml:id="list1449175469" text:continue-numbering="true" text:style-name="WW8Num13">
        <text:list-item>
          <text:list>
            <text:list-item>
              <text:h text:style-name="P311" text:outline-level="2">算法的概述</text:h>
            </text:list-item>
          </text:list>
        </text:list-item>
      </text:list>
      <text:p text:style-name="P35"><text:tab/>这一节讲述一些关于算法的概念，让你了解它们的能力并且更好的使用它们来解决问题。</text:p>
      <text:p text:style-name="P35"/>
      <text:list xml:id="list1822244455" text:continue-numbering="true" text:style-name="WW8Num13">
        <text:list-item>
          <text:list>
            <text:list-item>
              <text:list>
                <text:list-item>
                  <text:h text:style-name="P322"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477882060" text:continue-numbering="true" text:style-name="WW8Num13">
        <text:list-item>
          <text:list>
            <text:list-item>
              <text:list>
                <text:list-item>
                  <text:h text:style-name="P319"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920626152" text:continue-numbering="true" text:style-name="WW8Num13">
        <text:list-item>
          <text:list>
            <text:list-item>
              <text:list>
                <text:list-item>
                  <text:h text:style-name="P319"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474853401" text:style-name="L114">
        <text:list-item>
          <text:p text:style-name="P162">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445479380" text:style-name="L115">
        <text:list-item>
          <text:p text:style-name="P163">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1201977910" text:style-name="L116">
        <text:list-item>
          <text:p text:style-name="P164">非质变算法</text:p>
        </text:list-item>
        <text:list-item>
          <text:p text:style-name="P164"><text:tab/>质变算法</text:p>
        </text:list-item>
        <text:list-item>
          <text:p text:style-name="P164"><text:tab/>排序算法</text:p>
        </text:list-item>
        <text:list-item>
          <text:p text:style-name="P164"><text:tab/>算数算法</text:p>
        </text:list-item>
      </text:list>
      <text:p text:style-name="P35"/>
      <text:p text:style-name="P35"><text:tab/>接下来就按照上面的分类详细介绍每一种算法。</text:p>
      <text:list xml:id="list995449803" text:continue-list="list920626152" text:style-name="WW8Num13">
        <text:list-item>
          <text:list>
            <text:list-item>
              <text:h text:style-name="P311"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不能严格算是非质变算法。</text:p>
      <text:p text:style-name="P35"/>
      <text:list xml:id="list516023380" text:continue-numbering="true" text:style-name="WW8Num13">
        <text:list-item>
          <text:list>
            <text:list-item>
              <text:list>
                <text:list-item>
                  <text:h text:style-name="P319" text:outline-level="3">algo_for_each算法</text:h>
                </text:list-item>
              </text:list>
            </text:list-item>
          </text:list>
        </text:list-item>
      </text:list>
      <text:p text:style-name="P35"><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35">程序输出的结果：</text:p>
      <text:p text:style-name="P35">1 2 3 4 5 6 7 8 9 </text:p>
      <text:p text:style-name="P35"/>
      <text:p text:style-name="P35"><text:tab/>algo_for_each算法对pvec_coll中的每一个数据都应用了_print函数，结果就是打印出了pvec_coll中的所有数据。</text:p>
      <text:p text:style-name="P35"><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24">/* </text:p>
            <text:p text:style-name="P124"><text:s/>* foreach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text:soft-page-break/><text:s/></text:p>
            <text:p text:style-name="P124">static void _print(const void* cpv_input, void* pv_output) </text:p>
            <text:p text:style-name="P124">{ </text:p>
            <text:p text:style-name="P124"><text:s text:c="4"/>printf("%d ", *(int*)cpv_input); </text:p>
            <text:p text:style-name="P124">} </text:p>
            <text:p text:style-name="P124"/>
            <text:p text:style-name="P124">static void _plus_10(const void* cpv_input, void* pv_output) </text:p>
            <text:p text:style-name="P124">{ </text:p>
            <text:p text:style-name="P124"><text:s text:c="4"/>*(int*)cpv_input += 10; </text:p>
            <text:p text:style-name="P124">} </text:p>
            <text:p text:style-name="P124"/>
            <text:p text:style-name="P124">int main(int argc, char* argv[]) </text:p>
            <text:p text:style-name="P124">{ </text:p>
            <text:p text:style-name="P124"><text:s text:c="4"/>vector_t* pvec_coll = create_vector(int);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
            <text:p text:style-name="P124"><text:s text:c="4"/>algo_for_each(vector_begin(pvec_coll), vector_end(pvec_coll), _print); </text:p>
            <text:p text:style-name="P124"><text:s text:c="4"/>printf("\n"); </text:p>
            <text:p text:style-name="P124"/>
            <text:p text:style-name="P124"/>
            <text:p text:style-name="P124"><text:s text:c="4"/>algo_for_each(vector_begin(pvec_coll), vector_end(pvec_coll), _plus_10); </text:p>
            <text:p text:style-name="P124"/>
            <text:p text:style-name="P124"><text:s text:c="4"/>algo_for_each(vector_begin(pvec_coll), vector_end(pvec_coll), _print); </text:p>
            <text:p text:style-name="P124"><text:s text:c="4"/>printf("\n"); </text:p>
            <text:p text:style-name="P124"/>
            <text:p text:style-name="P124"><text:s text:c="4"/>vector_destroy(pvec_coll); </text:p>
            <text:p text:style-name="P124"/>
            <text:p text:style-name="P124"><text:s text:c="4"/>return 0; </text:p>
            <text:p text:style-name="P124">}</text:p>
          </table:table-cell>
        </table:table-row>
      </table:table>
      <text:p text:style-name="P35">输出结果：</text:p>
      <text:p text:style-name="P35">1 2 3 4 5 6 7 8 9 </text:p>
      <text:p text:style-name="P35"><text:soft-page-break/>11 12 13 14 15 16 17 18 19 </text:p>
      <text:p text:style-name="P35"/>
      <text:p text:style-name="Standard"><text:tab/>algo_for_each算法将每一个数据都加上10。</text:p>
      <text:p text:style-name="P35"><text:tab/>通过上面两个例子看出algo_for_each算法只用到函数的输入参数，并没有用到输出参数，所以在使用algo_for_each算法的时候输出的函数不要使用输出参数。</text:p>
      <text:p text:style-name="P35"/>
      <text:list xml:id="list1192767362" text:continue-numbering="true" text:style-name="WW8Num13">
        <text:list-item>
          <text:list>
            <text:list-item>
              <text:list>
                <text:list-item>
                  <text:h text:style-name="P319" text:outline-level="3">搜索数据</text:h>
                </text:list-item>
              </text:list>
            </text:list-item>
          </text:list>
        </text:list-item>
      </text:list>
      <text:list xml:id="list2077395351" text:style-name="L117">
        <text:list-item>
          <text:p text:style-name="P165">algo_find <text:s text:c="3"/>algo_find_if搜索第一个匹配的数据</text:p>
        </text:list-item>
      </text:list>
      <text:list xml:id="list149207236" text:style-name="L118">
        <text:list-item>
          <text:p text:style-name="P166">algo_find返回数据区间中与指定数据相等的第一个数据。</text:p>
        </text:list-item>
        <text:list-item>
          <text:p text:style-name="P166">algo_find_if返回数据区间中符合指定函数的第一个数据。</text:p>
        </text:list-item>
        <text:list-item>
          <text:p text:style-name="P166">如果没有符合条件的数据，两个算法都返回数据区间的末尾。</text:p>
        </text:list-item>
        <text:list-item>
          <text:p text:style-name="P166">algo_find_if中的函数一定不能够修改数据。</text:p>
        </text:list-item>
        <text:list-item>
          <text:p text:style-name="P166">关联容器提供了搜索的操作函数。</text:p>
        </text:list-item>
      </text:list>
      <text:p text:style-name="P35"><text:tab/>第一例子展示了如何使用algo_find算法：</text:p>
      <table:table table:name="表格116" table:style-name="表格116">
        <table:table-column table:style-name="表格116.A"/>
        <table:table-row>
          <table:table-cell table:style-name="表格116.A1" office:value-type="string">
            <text:p text:style-name="P124">/* </text:p>
            <text:p text:style-name="P124"><text:s/>* find2.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int); </text:p>
            <text:p text:style-name="P124"><text:s text:c="4"/>list_iterator_t it_pos; </text:p>
            <text:p text:style-name="P124"><text:s text:c="4"/>list_iterator_t it_pos1; </text:p>
            <text:p text:style-name="P124"><text:s text:c="4"/>list_iterator_t it_pos2;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1; i &lt;= 9; ++i) </text:p>
            <text:p text:style-name="P124"><text:s text:c="4"/>{ </text:p>
            <text:p text:style-name="P124"><text:soft-page-break/><text:s text:c="8"/>list_push_back(plist_coll, i); </text:p>
            <text:p text:style-name="P124"><text:s text:c="4"/>} </text:p>
            <text:p text:style-name="P124"><text:s text:c="4"/>for(i = 1; i &lt;= 9; ++i) </text:p>
            <text:p text:style-name="P124"><text:s text:c="4"/>{ </text:p>
            <text:p text:style-name="P124"><text:s text:c="8"/>list_push_back(plist_coll, i); </text:p>
            <text:p text:style-name="P124"><text:s text:c="4"/>}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find first element with value 4 */ </text:p>
            <text:p text:style-name="P124"><text:s text:c="4"/>it_pos1 = algo_find(list_begin(plist_coll), list_end(plist_coll), 4); </text:p>
            <text:p text:style-name="P124"/>
            <text:p text:style-name="P124"><text:s text:c="4"/>/* find second element with value 4 */ </text:p>
            <text:p text:style-name="P124"><text:s text:c="4"/>if(!iterator_equal(it_pos1, list_end(plist_coll))) </text:p>
            <text:p text:style-name="P124"><text:s text:c="4"/>{ </text:p>
            <text:p text:style-name="P124"><text:s text:c="8"/>it_pos2 = algo_find(iterator_next(it_pos1), list_end(plist_coll), 4); </text:p>
            <text:p text:style-name="P124"><text:s text:c="4"/>} </text:p>
            <text:p text:style-name="P124"/>
            <text:p text:style-name="P124"><text:s text:c="4"/>/* print all elements from first to second 4 */ </text:p>
            <text:p text:style-name="P124"><text:s text:c="4"/>if(!iterator_equal(it_pos1, list_end(plist_coll)) &amp;&amp; </text:p>
            <text:p text:style-name="P124"><text:s text:c="7"/>!iterator_equal(it_pos2, list_end(plist_coll))) </text:p>
            <text:p text:style-name="P124"><text:s text:c="4"/>{ </text:p>
            <text:p text:style-name="P124"><text:s text:c="8"/>for(it_pos = it_pos1; </text:p>
            <text:p text:style-name="P124"><text:s text:c="12"/>!iterator_equal(it_pos, iterator_next(it_pos2)); </text:p>
            <text:p text:style-name="P124"><text:s text:c="12"/>it_pos = iterator_next(it_pos)) </text:p>
            <text:p text:style-name="P124"><text:s text:c="8"/>{ </text:p>
            <text:p text:style-name="P124"><text:s text:c="12"/>printf("%d ", *(int*)iterator_get_pointer(it_pos)); </text:p>
            <text:p text:style-name="P124"><text:s text:c="8"/>} </text:p>
            <text:p text:style-name="P124"><text:s text:c="8"/>printf("\n"); </text:p>
            <text:p text:style-name="P124"><text:s text:c="4"/>} </text:p>
            <text:p text:style-name="P124"/>
            <text:p text:style-name="P124"><text:s text:c="4"/>list_destroy(plist_coll); </text:p>
            <text:p text:style-name="P124"/>
            <text:p text:style-name="P124"><text:s text:c="4"/>return 0; </text:p>
            <text:p text:style-name="P124">}</text:p>
          </table:table-cell>
        </table:table-row>
      </table:table>
      <text:p text:style-name="P35">为了找到第二个4，必须将指向第一个4的迭代器向前移动一个数据，在每次查找之后要比较一下，返回的迭代器是否和数据区间的末尾相等。这个例子的结果：</text:p>
      <text:p text:style-name="P35">1 2 3 4 5 6 7 8 9 1 2 3 4 5 6 7 8 9 </text:p>
      <text:p text:style-name="P35"><text:soft-page-break/>4 5 6 7 8 9 1 2 3 4 </text:p>
      <text:p text:style-name="P35"/>
      <text:p text:style-name="P35"><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24">/* </text:p>
            <text:p text:style-name="P124"><text:s/>* find3.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greater_3(const void* cpv_input, void* pv_output) </text:p>
            <text:p text:style-name="P124">{ </text:p>
            <text:p text:style-name="P124"><text:s text:c="4"/>*(bool_t*)pv_output = *(int*)cpv_input &gt; 3 ? true : false; </text:p>
            <text:p text:style-name="P124">} </text:p>
            <text:p text:style-name="P124"/>
            <text:p text:style-name="P124">static void _divisible_3(const void* cpv_input, void* pv_output) </text:p>
            <text:p text:style-name="P124">{ </text:p>
            <text:p text:style-name="P124"><text:s text:c="4"/>*(bool_t*)pv_output = *(int*)cpv_input % 3 == 0 ? true : false; </text:p>
            <text:p text:style-name="P124">} </text:p>
            <text:p text:style-name="P124"/>
            <text:p text:style-name="P124">int main(int argc, char* argv[]) </text:p>
            <text:p text:style-name="P124">{ </text:p>
            <text:p text:style-name="P124"><text:s text:c="4"/>vector_t* pvec_coll = create_vector(int); </text:p>
            <text:p text:style-name="P124"><text:s text:c="4"/>vector_iterator_t it_pos; </text:p>
            <text:p text:style-name="P124"><text:s text:c="4"/>int i = 0; </text:p>
            <text:p text:style-name="P124"/>
            <text:p text:style-name="P124"><text:s text:c="4"/>if(pvec_coll == 0)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
            <text:p text:style-name="P124"><text:s text:c="4"/>/* find first element greater than 3 */ </text:p>
            <text:p text:style-name="P124"><text:s text:c="4"/>it_pos = algo_find_if(vector_begin(pvec_coll), </text:p>
            <text:p text:style-name="P124"><text:s text:c="8"/>vector_end(pvec_coll), _greater_3); </text:p>
            <text:p text:style-name="P124"/>
            <text:p text:style-name="P124"><text:s text:c="4"/>/* print its posititon */ </text:p>
            <text:p text:style-name="P124"><text:s text:c="4"/>printf("the %d. element is the first greater than 3.\n", </text:p>
            <text:p text:style-name="P124"><text:s text:c="8"/>iterator_distance(vector_begin(pvec_coll), it_pos) + 1); </text:p>
            <text:p text:style-name="P124"/>
            <text:p text:style-name="P124"><text:s text:c="4"/>/* find first element divisible by 3 */ </text:p>
            <text:p text:style-name="P124"><text:s text:c="4"/>it_pos = algo_find_if(vector_begin(pvec_coll), </text:p>
            <text:p text:style-name="P124"><text:s text:c="8"/>vector_end(pvec_coll), _divisible_3); </text:p>
            <text:p text:style-name="P124"/>
            <text:p text:style-name="P124"><text:s text:c="4"/>/* print its position */ </text:p>
            <text:p text:style-name="P124"><text:s text:c="4"/>printf("the %d. element is the first divisible by 3.\n", </text:p>
            <text:p text:style-name="P124"><text:s text:c="8"/>iterator_distance(vector_begin(pvec_coll), it_pos) + 1); </text:p>
            <text:p text:style-name="P124"/>
            <text:p text:style-name="P124"><text:s text:c="4"/>vector_destroy(pvec_coll); </text:p>
            <text:p text:style-name="P124"/>
            <text:p text:style-name="P124"><text:s text:c="4"/>return 0; </text:p>
            <text:p text:style-name="P124">}</text:p>
          </table:table-cell>
        </table:table-row>
      </table:table>
      <text:p text:style-name="P35">例子中分别使用了两函数_greater_3和_divisible_3，在数据区间中查找第一个大于3和第一个能够被三整除的数据。程序的结果：</text:p>
      <text:p text:style-name="P35">1 2 3 4 5 6 7 8 9 </text:p>
      <text:p text:style-name="P35">the 4. element is the first greater than 3. </text:p>
      <text:p text:style-name="P35">the 3. element is the first divisible by 3.</text:p>
      <text:p text:style-name="P35"/>
      <text:list xml:id="list699721753" text:style-name="L119">
        <text:list-item>
          <text:p text:style-name="P167">algo_adjacent_find <text:s text:c="3"/>algo_adjacent_find_if搜索相邻的符合规则的数据</text:p>
        </text:list-item>
      </text:list>
      <text:list xml:id="list1098166428" text:style-name="L120">
        <text:list-item>
          <text:p text:style-name="P168">algo_adjacent_find算法返回指向数据区间中第一组相邻且相等的数据的第一个数据的迭代器。</text:p>
        </text:list-item>
        <text:list-item>
          <text:p text:style-name="P168">algo_adjacent_find_if算法发挥指向数据区间中第一组相邻且符合规则的数据的第一个数据的迭代器。</text:p>
        </text:list-item>
        <text:list-item>
          <text:p text:style-name="P168">如果不成功两个算法都返回数据区间末尾的迭代器。</text:p>
        </text:list-item>
        <text:list-item>
          <text:p text:style-name="P168">algo_adjacent_find_if算法使用的函数一定不能修改该传入的数据。</text:p>
        </text:list-item>
      </text:list>
      <text:p text:style-name="P35">下面的例子演示了这两个算法的用法：</text:p>
      <table:table table:name="表格118" table:style-name="表格118">
        <table:table-column table:style-name="表格118.A"/>
        <table:table-row>
          <table:table-cell table:style-name="表格118.A1" office:value-type="string">
            <text:p text:style-name="P124">/* </text:p>
            <text:p text:style-name="P124"><text:s/>* adjfind1.c </text:p>
            <text:p text:style-name="P124"><text:s/>* compile with : -lcstl </text:p>
            <text:p text:style-name="P124"><text:s/>*/ </text:p>
            <text:p text:style-name="P124"/>
            <text:p text:style-name="P124">#include &lt;stdio.h&gt; </text:p>
            <text:p text:style-name="P124">#include &lt;cstl/cvector.h&gt; </text:p>
            <text:p text:style-name="P124"><text:soft-page-break/>#include &lt;cstl/calgorithm.h&gt; </text:p>
            <text:p text:style-name="P124"/>
            <text:p text:style-name="P124">/* </text:p>
            <text:p text:style-name="P124"><text:s/>* return whether the second data has double the value of the first. </text:p>
            <text:p text:style-name="P124"><text:s/>*/ </text:p>
            <text:p text:style-name="P124">static void _doubled(const void* cpv_first, const void* cpv_second, void* pv_output) </text:p>
            <text:p text:style-name="P124">{ </text:p>
            <text:p text:style-name="P124"><text:s text:c="4"/>*(bool_t*)pv_output = *(int*)cpv_first * 2 == *(int*)cpv_second ? true : false; </text:p>
            <text:p text:style-name="P124">} </text:p>
            <text:p text:style-name="P124"/>
            <text:p text:style-name="P124">int main(int argc, char* argv[]) </text:p>
            <text:p text:style-name="P124">{ </text:p>
            <text:p text:style-name="P124"><text:s text:c="4"/>vector_t* pvec_coll = create_vector(int); </text:p>
            <text:p text:style-name="P124"><text:s text:c="4"/>vector_iterator_t it_pos;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vector_push_back(pvec_coll, 1); </text:p>
            <text:p text:style-name="P124"><text:s text:c="4"/>vector_push_back(pvec_coll, 3); </text:p>
            <text:p text:style-name="P124"><text:s text:c="4"/>vector_push_back(pvec_coll, 2); </text:p>
            <text:p text:style-name="P124"><text:s text:c="4"/>vector_push_back(pvec_coll, 4); </text:p>
            <text:p text:style-name="P124"><text:s text:c="4"/>vector_push_back(pvec_coll, 5); </text:p>
            <text:p text:style-name="P124"><text:s text:c="4"/>vector_push_back(pvec_coll, 5); </text:p>
            <text:p text:style-name="P124"><text:s text:c="4"/>vector_push_back(pvec_coll, 0);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search first two elements with equal values */ </text:p>
            <text:p text:style-name="P124"><text:s text:c="4"/>it_pos = algo_adjacent_find(vector_begin(pvec_coll), vector_end(pvec_coll)); </text:p>
            <text:p text:style-name="P124"><text:s text:c="4"/>if(!iterator_equal(it_pos, vector_end(pvec_coll))) </text:p>
            <text:p text:style-name="P124"><text:s text:c="4"/>{ </text:p>
            <text:p text:style-name="P124"><text:s text:c="8"/>printf("first two elements with equal value have position %d\n", </text:p>
            <text:p text:style-name="P124"><text:soft-page-break/><text:s text:c="12"/>iterator_distance(vector_begin(pvec_coll), it_pos) + 1); </text:p>
            <text:p text:style-name="P124"><text:s text:c="4"/>} </text:p>
            <text:p text:style-name="P124"/>
            <text:p text:style-name="P124"><text:s text:c="4"/>/* </text:p>
            <text:p text:style-name="P124"><text:s text:c="5"/>* search first two elements for which </text:p>
            <text:p text:style-name="P124"><text:s text:c="5"/>* the second has double the value of the first </text:p>
            <text:p text:style-name="P124"><text:s text:c="5"/>*/ </text:p>
            <text:p text:style-name="P124"><text:s text:c="4"/>it_pos = algo_adjacent_find_if(vector_begin(pvec_coll), </text:p>
            <text:p text:style-name="P124"><text:s text:c="8"/>vector_end(pvec_coll), _doubled); </text:p>
            <text:p text:style-name="P124"><text:s text:c="4"/>if(!iterator_equal(it_pos, vector_end(pvec_coll))) </text:p>
            <text:p text:style-name="P124"><text:s text:c="4"/>{ </text:p>
            <text:p text:style-name="P124"><text:s text:c="8"/>printf("first two elements with second value twice the first has pos %d\n", </text:p>
            <text:p text:style-name="P124"><text:s text:c="12"/>iterator_distance(vector_begin(pvec_coll), it_pos) + 1); </text:p>
            <text:p text:style-name="P124"><text:s text:c="4"/>} </text:p>
            <text:p text:style-name="P124"/>
            <text:p text:style-name="P124"><text:s text:c="4"/>vector_destroy(pvec_coll); </text:p>
            <text:p text:style-name="P124"/>
            <text:p text:style-name="P124"><text:s text:c="4"/>return 0; </text:p>
            <text:p text:style-name="P124">}</text:p>
          </table:table-cell>
        </table:table-row>
      </table:table>
      <text:p text:style-name="P35">使用algo_adjacent_find算法是为了查找相等的数据，使用algo_adjacent_find_if算法是为了查找满足_double函数的数据，程序的输出结果如下：</text:p>
      <text:p text:style-name="P35">1 3 2 4 5 5 0 </text:p>
      <text:p text:style-name="P35">first two elements with equal value have position 5 </text:p>
      <text:p text:style-name="P35">first two elements with second value twice the first has pos 3</text:p>
      <text:p text:style-name="P35"/>
      <text:list xml:id="list1846261267" text:style-name="L121">
        <text:list-item>
          <text:p text:style-name="P169">algo_find_first_of <text:s text:c="3"/>algo_find_first_of_if在数据区间中查找多个可能数据中的第一个</text:p>
        </text:list-item>
      </text:list>
      <text:list xml:id="list51706611" text:style-name="L122">
        <text:list-item>
          <text:p text:style-name="P170">algo_find_first_of算法返回第一个出现在第一个数据区间中同时也出现在第二个数据区间中的数据。</text:p>
        </text:list-item>
        <text:list-item>
          <text:p text:style-name="P170">algo_find_first_of_if算法返回第一个出现在第一个数据区间中并且和第二个数据区间中的数据满足指定规则的数据。</text:p>
        </text:list-item>
        <text:list-item>
          <text:p text:style-name="P170">如果不成功两个算法都返回第一个数据区间末尾的迭代器。</text:p>
        </text:list-item>
        <text:list-item>
          <text:p text:style-name="P170">algo_find_first_of_if算法使用的函数不能修改使用的数据。</text:p>
        </text:list-item>
      </text:list>
      <text:p text:style-name="P35">下面的例子展示如何使用这两个算法：</text:p>
      <table:table table:name="表格119" table:style-name="表格119">
        <table:table-column table:style-name="表格119.A"/>
        <table:table-row>
          <table:table-cell table:style-name="表格119.A1" office:value-type="string">
            <text:p text:style-name="P124">/* </text:p>
            <text:p text:style-name="P124"><text:s/>* findof1.c </text:p>
            <text:p text:style-name="P124"><text:s/>* compile with : -lcstl </text:p>
            <text:p text:style-name="P124"><text:s/>*/ </text:p>
            <text:p text:style-name="P124"/>
            <text:p text:style-name="P124">#include &lt;stdio.h&gt; </text:p>
            <text:p text:style-name="P124">#include &lt;cstl/clist.h&gt; </text:p>
            <text:p text:style-name="P124">#include &lt;cstl/cvector.h&gt; </text:p>
            <text:p text:style-name="P124">#include &lt;cstl/calgorithm.h&gt; </text:p>
            <text:p text:style-name="P124"/>
            <text:p text:style-name="P124">static void _doubled(const void* cpv_first, const void* cpv_second, void* pv_output) </text:p>
            <text:p text:style-name="P124"><text:soft-page-break/>{ </text:p>
            <text:p text:style-name="P124"><text:s text:c="4"/>*(bool_t*)pv_output = *(int*)cpv_first == *(int*)cpv_second * 2 ? true : false; </text:p>
            <text:p text:style-name="P124">} </text:p>
            <text:p text:style-name="P124"/>
            <text:p text:style-name="P124">int main(int argc, char* argv[]) </text:p>
            <text:p text:style-name="P124">{ </text:p>
            <text:p text:style-name="P124"><text:s text:c="4"/>vector_t* pvec_coll = create_vector(int); </text:p>
            <text:p text:style-name="P124"><text:s text:c="4"/>list_t* plist_searchcoll = create_list(int); </text:p>
            <text:p text:style-name="P124"><text:s text:c="4"/>iterator_t it_pos; </text:p>
            <text:p text:style-name="P124"><text:s text:c="4"/>int i = 0; </text:p>
            <text:p text:style-name="P124"/>
            <text:p text:style-name="P124"><text:s text:c="4"/>if(pvec_coll == NULL || plist_searchcoll == NULL) </text:p>
            <text:p text:style-name="P124"><text:s text:c="4"/>{ </text:p>
            <text:p text:style-name="P124"><text:s text:c="8"/>return -1; </text:p>
            <text:p text:style-name="P124"><text:s text:c="4"/>} </text:p>
            <text:p text:style-name="P124"/>
            <text:p text:style-name="P124"><text:s text:c="4"/>vector_init(pvec_coll); </text:p>
            <text:p text:style-name="P124"><text:s text:c="4"/>list_init(plist_searchcoll); </text:p>
            <text:p text:style-name="P124"/>
            <text:p text:style-name="P124"><text:s text:c="4"/>for(i = 1; i &lt;= 11; ++i) </text:p>
            <text:p text:style-name="P124"><text:s text:c="4"/>{ </text:p>
            <text:p text:style-name="P124"><text:s text:c="8"/>vector_push_back(pvec_coll, i); </text:p>
            <text:p text:style-name="P124"><text:s text:c="4"/>} </text:p>
            <text:p text:style-name="P124"><text:s text:c="4"/>for(i = 3; i &lt;= 5; ++i) </text:p>
            <text:p text:style-name="P124"><text:s text:c="4"/>{ </text:p>
            <text:p text:style-name="P124"><text:s text:c="8"/>list_push_back(plist_searchcoll, i); </text:p>
            <text:p text:style-name="P124"><text:s text:c="4"/>}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earchcoll); </text:p>
            <text:p text:style-name="P124"><text:s text:c="8"/>!iterator_equal(it_pos, list_end(plist_search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oft-page-break/><text:s text:c="4"/>/* search first occurrence of an element of searchcoll in coll */ </text:p>
            <text:p text:style-name="P124"><text:s text:c="4"/>it_pos = algo_find_first_of(vector_begin(pvec_coll), vector_end(pvec_coll), </text:p>
            <text:p text:style-name="P124"><text:s text:c="8"/>list_begin(plist_searchcoll), list_end(plist_searchcoll)); </text:p>
            <text:p text:style-name="P124"><text:s text:c="4"/>if(!iterator_equal(it_pos, vector_end(pvec_coll))) </text:p>
            <text:p text:style-name="P124"><text:s text:c="4"/>{ </text:p>
            <text:p text:style-name="P124"><text:s text:c="8"/>printf("first element of searchcoll in coll is element %d\n", </text:p>
            <text:p text:style-name="P124"><text:s text:c="12"/>iterator_distance(vector_begin(pvec_coll), it_pos) + 1); </text:p>
            <text:p text:style-name="P124"><text:s text:c="4"/>} </text:p>
            <text:p text:style-name="P124"/>
            <text:p text:style-name="P124"><text:s text:c="4"/>it_pos = algo_find_first_of_if(vector_begin(pvec_coll), vector_end(pvec_coll), </text:p>
            <text:p text:style-name="P124"><text:s text:c="8"/>list_begin(plist_searchcoll), list_end(plist_searchcoll), _doubled); </text:p>
            <text:p text:style-name="P124"><text:s text:c="4"/>if(!iterator_equal(it_pos, vector_end(pvec_coll))) </text:p>
            <text:p text:style-name="P124"><text:s text:c="4"/>{ </text:p>
            <text:p text:style-name="P124"><text:s text:c="8"/>printf("first doubled element of searchcoll in coll is element %d\n", </text:p>
            <text:p text:style-name="P124"><text:s text:c="12"/>iterator_distance(vector_begin(pvec_coll), it_pos) + 1); </text:p>
            <text:p text:style-name="P124"><text:s text:c="4"/>} </text:p>
            <text:p text:style-name="P124"/>
            <text:p text:style-name="P124"><text:s text:c="4"/>vector_destroy(pvec_coll); </text:p>
            <text:p text:style-name="P124"><text:s text:c="4"/>list_destroy(plist_searchcoll); </text:p>
            <text:p text:style-name="P124"/>
            <text:p text:style-name="P124"><text:s text:c="4"/>return 0; </text:p>
            <text:p text:style-name="P124">}</text:p>
          </table:table-cell>
        </table:table-row>
      </table:table>
      <text:p text:style-name="P35">这个程序的结果如下：</text:p>
      <text:p text:style-name="P35">1 2 3 4 5 6 7 8 9 10 11 </text:p>
      <text:p text:style-name="P35">3 4 5 </text:p>
      <text:p text:style-name="P35">first element of searchcoll in coll is element 3 </text:p>
      <text:p text:style-name="P35">first doubled element of searchcoll in coll is element 6</text:p>
      <text:p text:style-name="P35"/>
      <text:list xml:id="list2149180807" text:style-name="L123">
        <text:list-item>
          <text:p text:style-name="P171">algo_search <text:s text:c="3"/>algo_search_if搜索第一个子区间</text:p>
        </text:list-item>
      </text:list>
      <text:list xml:id="list1042594184" text:style-name="L124">
        <text:list-item>
          <text:p text:style-name="P172">algo_search返回第二个数据区间在第一个数据区间中第一次出现的位置。</text:p>
        </text:list-item>
        <text:list-item>
          <text:p text:style-name="P172">algo_search_if返回第一个数据区间中第一个与第二个数据区间中的全部数据满足指定规则的位置。</text:p>
        </text:list-item>
        <text:list-item>
          <text:p text:style-name="P172">如果失败两个算法都返回第一个数据区间的末尾。</text:p>
        </text:list-item>
        <text:list-item>
          <text:p text:style-name="P172">algo_search_if算法中使用的函数不能修改数据。</text:p>
        </text:list-item>
      </text:list>
      <text:p text:style-name="P35">下面是展示如果使用algo_search算法的例子：</text:p>
      <table:table table:name="表格120" table:style-name="表格120">
        <table:table-column table:style-name="表格120.A"/>
        <table:table-row>
          <table:table-cell table:style-name="表格120.A1" office:value-type="string">
            <text:p text:style-name="P124">/* </text:p>
            <text:p text:style-name="P124"><text:s/>* search1.c </text:p>
            <text:p text:style-name="P124"><text:s/>* compile with : -lcstl </text:p>
            <text:p text:style-name="P124"><text:s/>*/ </text:p>
            <text:p text:style-name="P124"/>
            <text:p text:style-name="P124">#include &lt;stdio.h&gt; </text:p>
            <text:p text:style-name="P124">#include &lt;cstl/clist.h&gt; </text:p>
            <text:p text:style-name="P124">#include &lt;cstl/cdeque.h&gt; </text:p>
            <text:p text:style-name="P124">#include &lt;cstl/calgorithm.h&gt; </text:p>
            <text:p text:style-name="P124"><text:soft-page-break/><text:s/></text:p>
            <text:p text:style-name="P124">int main(int argc, char* argv[]) </text:p>
            <text:p text:style-name="P124">{ </text:p>
            <text:p text:style-name="P124"><text:s text:c="4"/>deque_t* pdeq_coll = create_deque(int); </text:p>
            <text:p text:style-name="P124"><text:s text:c="4"/>list_t* plist_subcoll = create_list(int); </text:p>
            <text:p text:style-name="P124"><text:s text:c="4"/>iterator_t it_pos; </text:p>
            <text:p text:style-name="P124"><text:s text:c="4"/>int i = 0; </text:p>
            <text:p text:style-name="P124"/>
            <text:p text:style-name="P124"><text:s text:c="4"/>if(pdeq_coll == NULL || plist_subcoll == NULL) </text:p>
            <text:p text:style-name="P124"><text:s text:c="4"/>{ </text:p>
            <text:p text:style-name="P124"><text:s text:c="8"/>return -1; </text:p>
            <text:p text:style-name="P124"><text:s text:c="4"/>} </text:p>
            <text:p text:style-name="P124"/>
            <text:p text:style-name="P124"><text:s text:c="4"/>deque_init(pdeq_coll); </text:p>
            <text:p text:style-name="P124"><text:s text:c="4"/>list_init(plist_subcoll); </text:p>
            <text:p text:style-name="P124"/>
            <text:p text:style-name="P124"><text:s text:c="4"/>for(i = 1; i &lt;= 7; ++i) </text:p>
            <text:p text:style-name="P124"><text:s text:c="4"/>{ </text:p>
            <text:p text:style-name="P124"><text:s text:c="8"/>deque_push_back(pdeq_coll, i); </text:p>
            <text:p text:style-name="P124"><text:s text:c="4"/>} </text:p>
            <text:p text:style-name="P124"><text:s text:c="4"/>for(i = 1; i &lt;= 7; ++i) </text:p>
            <text:p text:style-name="P124"><text:s text:c="4"/>{ </text:p>
            <text:p text:style-name="P124"><text:s text:c="8"/>deque_push_back(pdeq_coll, i); </text:p>
            <text:p text:style-name="P124"><text:s text:c="4"/>} </text:p>
            <text:p text:style-name="P124"><text:s text:c="4"/>for(i = 3; i &lt;= 6; ++i) </text:p>
            <text:p text:style-name="P124"><text:s text:c="4"/>{ </text:p>
            <text:p text:style-name="P124"><text:s text:c="8"/>list_push_back(plist_subcoll, i); </text:p>
            <text:p text:style-name="P124"><text:s text:c="4"/>} </text:p>
            <text:p text:style-name="P124"/>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ubcoll); </text:p>
            <text:p text:style-name="P124"><text:s text:c="8"/>!iterator_equal(it_pos, list_end(plist_sub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text:p>
            <text:p text:style-name="P124"><text:s text:c="4"/>it_pos = algo_search(deque_begin(pdeq_coll), deque_end(pdeq_coll), </text:p>
            <text:p text:style-name="P124"><text:s text:c="8"/>list_begin(plist_subcoll), list_end(plist_subcoll)); </text:p>
            <text:p text:style-name="P124"><text:s text:c="4"/>while(!iterator_equal(it_pos, deque_end(pdeq_coll))) </text:p>
            <text:p text:style-name="P124"><text:s text:c="4"/>{ </text:p>
            <text:p text:style-name="P124"><text:s text:c="8"/>printf("subcoll found starting with element %d\n", </text:p>
            <text:p text:style-name="P124"><text:s text:c="12"/>iterator_distance(deque_begin(pdeq_coll), it_pos) + 1); </text:p>
            <text:p text:style-name="P124"/>
            <text:p text:style-name="P124"><text:s text:c="8"/>it_pos = algo_search(iterator_next(it_pos), deque_end(pdeq_coll), </text:p>
            <text:p text:style-name="P124"><text:s text:c="12"/>list_begin(plist_subcoll), list_end(plist_subcoll)); </text:p>
            <text:p text:style-name="P124"><text:s text:c="4"/>} </text:p>
            <text:p text:style-name="P124"/>
            <text:p text:style-name="P124"><text:s text:c="4"/>deque_destroy(pdeq_coll); </text:p>
            <text:p text:style-name="P124"><text:s text:c="4"/>list_destroy(plist_subcoll); </text:p>
            <text:p text:style-name="P124"/>
            <text:p text:style-name="P124"><text:s text:c="4"/>return 0; </text:p>
            <text:p text:style-name="P124">}</text:p>
          </table:table-cell>
        </table:table-row>
      </table:table>
      <text:p text:style-name="P35">这个例子的输出结果：</text:p>
      <text:p text:style-name="P35">1 2 3 4 5 6 7 1 2 3 4 5 6 7 </text:p>
      <text:p text:style-name="P35">3 4 5 6 </text:p>
      <text:p text:style-name="P35">subcoll found starting with element 3 </text:p>
      <text:p text:style-name="P35">subcoll found starting with element 10</text:p>
      <text:p text:style-name="P35"/>
      <text:p text:style-name="P35">接下来的例子展示了algo_search_if算法的使用：</text:p>
      <table:table table:name="表格121" table:style-name="表格121">
        <table:table-column table:style-name="表格121.A"/>
        <table:table-row>
          <table:table-cell table:style-name="表格121.A1" office:value-type="string">
            <text:p text:style-name="P124">/* </text:p>
            <text:p text:style-name="P124"><text:s/>* search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check_even(const void* cpv_first, </text:p>
            <text:p text:style-name="P124"><text:s text:c="4"/>const void* cpv_second, void* pv_output) </text:p>
            <text:p text:style-name="P124">{ </text:p>
            <text:p text:style-name="P124"><text:s text:c="4"/>if(*(bool_t*)cpv_second) </text:p>
            <text:p text:style-name="P124"><text:s text:c="4"/>{ </text:p>
            <text:p text:style-name="P124"><text:s text:c="8"/>*(bool_t*)pv_output = *(int*)cpv_first % 2 == 0 ? true : false; </text:p>
            <text:p text:style-name="P124"><text:s text:c="4"/>} </text:p>
            <text:p text:style-name="P124"><text:s text:c="4"/>else </text:p>
            <text:p text:style-name="P124"><text:s text:c="4"/>{ </text:p>
            <text:p text:style-name="P124"><text:s text:c="8"/>*(bool_t*)pv_output = *(int*)cpv_first % 2 == 1 ? true : false; </text:p>
            <text:p text:style-name="P124"><text:soft-page-break/><text:s text:c="4"/>} </text:p>
            <text:p text:style-name="P124">} </text:p>
            <text:p text:style-name="P124"/>
            <text:p text:style-name="P124">int main(int argc, char* argv[]) </text:p>
            <text:p text:style-name="P124">{ </text:p>
            <text:p text:style-name="P124"><text:s text:c="4"/>vector_t* pvec_coll = create_vector(int); </text:p>
            <text:p text:style-name="P124"><text:s text:c="4"/>vector_t* pvec_subcoll = create_vector(bool_t); </text:p>
            <text:p text:style-name="P124"><text:s text:c="4"/>iterator_t it_pos; </text:p>
            <text:p text:style-name="P124"><text:s text:c="4"/>int i = 0; </text:p>
            <text:p text:style-name="P124"/>
            <text:p text:style-name="P124"><text:s text:c="4"/>if(pvec_coll == NULL || pvec_subcoll == NULL) </text:p>
            <text:p text:style-name="P124"><text:s text:c="4"/>{ </text:p>
            <text:p text:style-name="P124"><text:s text:c="8"/>return -1; </text:p>
            <text:p text:style-name="P124"><text:s text:c="4"/>} </text:p>
            <text:p text:style-name="P124"/>
            <text:p text:style-name="P124"><text:s text:c="4"/>vector_init(pvec_coll); </text:p>
            <text:p text:style-name="P124"><text:s text:c="4"/>vector_init(pvec_sub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vector_push_back(pvec_subcoll, true); </text:p>
            <text:p text:style-name="P124"><text:s text:c="4"/>vector_push_back(pvec_subcoll, false); </text:p>
            <text:p text:style-name="P124"><text:s text:c="4"/>vector_push_back(pvec_subcoll, true);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if(vector_begin(pvec_coll), vector_end(pvec_coll), </text:p>
            <text:p text:style-name="P124"><text:s text:c="8"/>vector_begin(pvec_subcoll), vector_end(pvec_subcoll), _check_even); </text:p>
            <text:p text:style-name="P124"><text:s text:c="4"/>while(!iterator_equal(it_pos, vector_end(pvec_coll))) </text:p>
            <text:p text:style-name="P124"><text:s text:c="4"/>{ </text:p>
            <text:p text:style-name="P124"><text:s text:c="8"/>printf("subcoll found starting with element %d\n", </text:p>
            <text:p text:style-name="P124"><text:s text:c="12"/>iterator_distance(vector_begin(pvec_coll), it_pos) + 1); </text:p>
            <text:p text:style-name="P124"/>
            <text:p text:style-name="P124"><text:s text:c="8"/>it_pos = algo_search_if(iterator_next(it_pos), vector_end(pvec_coll), </text:p>
            <text:p text:style-name="P124"><text:s text:c="12"/>vector_begin(pvec_subcoll), vector_end(pvec_subcoll), _check_even); </text:p>
            <text:p text:style-name="P124"><text:soft-page-break/><text:s text:c="4"/>} </text:p>
            <text:p text:style-name="P124"/>
            <text:p text:style-name="P124"><text:s text:c="4"/>vector_destroy(pvec_coll); </text:p>
            <text:p text:style-name="P124"><text:s text:c="4"/>vector_destroy(pvec_subcoll); </text:p>
            <text:p text:style-name="P124"/>
            <text:p text:style-name="P124"><text:s text:c="4"/>return 0; </text:p>
            <text:p text:style-name="P124">}</text:p>
          </table:table-cell>
        </table:table-row>
      </table:table>
      <text:p text:style-name="P35">这个例子的输出结果：</text:p>
      <text:p text:style-name="P35">1 2 3 4 5 6 7 8 9 </text:p>
      <text:p text:style-name="P35">subcoll found starting with element 2 </text:p>
      <text:p text:style-name="P35">subcoll found starting with element 4 </text:p>
      <text:p text:style-name="P35">subcoll found starting with element 6</text:p>
      <text:p text:style-name="P35"/>
      <text:list xml:id="list1847744148" text:style-name="L125">
        <text:list-item>
          <text:p text:style-name="P173">algo_search_n <text:s text:c="3"/>algo_search_n_if在数据区间中查找第一个连续n个符合规则的数据</text:p>
        </text:list-item>
      </text:list>
      <text:list xml:id="list879684468" text:style-name="L126">
        <text:list-item>
          <text:p text:style-name="P174">algo_search_n返回数据区间中第一个出现连续n个指定数据的位置迭代器。</text:p>
        </text:list-item>
        <text:list-item>
          <text:p text:style-name="P174">algo_search_n_if返回数据区间中第一个出现连续n个满足指定规则的位置迭代器。</text:p>
        </text:list-item>
        <text:list-item>
          <text:p text:style-name="P174">如果失败，这个算法都返回数据区间的末尾。</text:p>
        </text:list-item>
        <text:list-item>
          <text:p text:style-name="P174">algo_search_n_if算法使用的函数不能修改数据。</text:p>
        </text:list-item>
      </text:list>
      <text:p text:style-name="P35">下面的例子展示了这两个算法的用法：</text:p>
      <table:table table:name="表格122" table:style-name="表格122">
        <table:table-column table:style-name="表格122.A"/>
        <table:table-row>
          <table:table-cell table:style-name="表格122.A1" office:value-type="string">
            <text:p text:style-name="P124">/* </text:p>
            <text:p text:style-name="P124"><text:s/>* searchn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deque_iterator_t it_pos;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for(i = 1; i &lt;= 9; ++i) </text:p>
            <text:p text:style-name="P124"><text:soft-page-break/><text:s text:c="4"/>{ </text:p>
            <text:p text:style-name="P124"><text:s text:c="8"/>deque_push_back(pdeq_coll, i); </text:p>
            <text:p text:style-name="P124"><text:s text:c="4"/>}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n(deque_begin(pdeq_coll), deque_end(pdeq_coll), 4, 3); </text:p>
            <text:p text:style-name="P124"><text:s text:c="4"/>if(iterator_equal(it_pos, deque_end(pdeq_coll))) </text:p>
            <text:p text:style-name="P124"><text:s text:c="4"/>{ </text:p>
            <text:p text:style-name="P124"><text:s text:c="8"/>printf("no four consecutive elements with value 3 found.\n"); </text:p>
            <text:p text:style-name="P124"><text:s text:c="4"/>} </text:p>
            <text:p text:style-name="P124"><text:s text:c="4"/>else </text:p>
            <text:p text:style-name="P124"><text:s text:c="4"/>{ </text:p>
            <text:p text:style-name="P124"><text:s text:c="8"/>printf("four consecutive elements with value 3 start with %d\n", </text:p>
            <text:p text:style-name="P124"><text:s text:c="12"/>iterator_distance(deque_begin(pdeq_coll), it_pos) + 1); </text:p>
            <text:p text:style-name="P124"><text:s text:c="4"/>} </text:p>
            <text:p text:style-name="P124"/>
            <text:p text:style-name="P124"><text:s text:c="4"/>it_pos = algo_search_n_if(deque_begin(pdeq_coll), </text:p>
            <text:p text:style-name="P124"><text:s text:c="8"/>deque_end(pdeq_coll), 4, 3, fun_greater_int); </text:p>
            <text:p text:style-name="P124"><text:s text:c="4"/>if(iterator_equal(it_pos, deque_end(pdeq_coll))) </text:p>
            <text:p text:style-name="P124"><text:s text:c="4"/>{ </text:p>
            <text:p text:style-name="P124"><text:s text:c="8"/>printf("no four consecutive elements with value &gt; 3 found.\n"); </text:p>
            <text:p text:style-name="P124"><text:s text:c="4"/>} </text:p>
            <text:p text:style-name="P124"><text:s text:c="4"/>else </text:p>
            <text:p text:style-name="P124"><text:s text:c="4"/>{ </text:p>
            <text:p text:style-name="P124"><text:s text:c="8"/>printf("four consecutive elements with value &gt; 3 start with %d\n", </text:p>
            <text:p text:style-name="P124"><text:s text:c="12"/>iterator_distance(deque_begin(pdeq_coll), it_pos) + 1); </text:p>
            <text:p text:style-name="P124"><text:s text:c="4"/>} </text:p>
            <text:p text:style-name="P124"/>
            <text:p text:style-name="P124"><text:s text:c="4"/>deque_destroy(pdeq_coll); </text:p>
            <text:p text:style-name="P124"/>
            <text:p text:style-name="P124"><text:s text:c="4"/>return 0; </text:p>
            <text:p text:style-name="P124">}</text:p>
          </table:table-cell>
        </table:table-row>
      </table:table>
      <text:p text:style-name="P35">程序的输出结果如下：</text:p>
      <text:p text:style-name="P35">1 2 3 4 5 6 7 8 9 </text:p>
      <text:p text:style-name="P35">no four consecutive elements with value 3 found. </text:p>
      <text:p text:style-name="P35">four consecutive elements with value &gt; 3 start with 4</text:p>
      <text:p text:style-name="P35"/>
      <text:list xml:id="list793280586" text:style-name="L127">
        <text:list-item>
          <text:p text:style-name="P175"><text:soft-page-break/>algo_search_end <text:s text:c="3"/>algo_search_end_if <text:s text:c="3"/>algo_find_end <text:s text:c="3"/>algo_find_end_if查找最有一个子区间</text:p>
        </text:list-item>
      </text:list>
      <text:p text:style-name="P35">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28507162" text:style-name="L128">
        <text:list-item>
          <text:p text:style-name="P176">algo_search_end和algo_find_end算法返回第二个数据区间在第一个数据区间中最后一次出现的位置。</text:p>
        </text:list-item>
        <text:list-item>
          <text:p text:style-name="P176">algo_search_end_if和algo_find_end_if算法返回第一个数据区间中与第二个数据区间共同满足规则的最后一个指定子区间的位置。</text:p>
        </text:list-item>
        <text:list-item>
          <text:p text:style-name="P176">如果失败四个算法都返回第一个数据区间的末尾。</text:p>
        </text:list-item>
        <text:list-item>
          <text:p text:style-name="P176">algo_search_end_if和algo_find_end_if使用的函数不能修改数据。</text:p>
        </text:list-item>
      </text:list>
      <text:p text:style-name="P35">下面所展示这四个算法用法的例子：</text:p>
      <table:table table:name="表格123" table:style-name="表格123">
        <table:table-column table:style-name="表格123.A"/>
        <table:table-row>
          <table:table-cell table:style-name="表格123.A1" office:value-type="string">
            <text:p text:style-name="P124">/* </text:p>
            <text:p text:style-name="P124"><text:s/>* searchend1.c </text:p>
            <text:p text:style-name="P124"><text:s/>* compile with : -lcstl </text:p>
            <text:p text:style-name="P124"><text:s/>*/ </text:p>
            <text:p text:style-name="P124"/>
            <text:p text:style-name="P124">#include &lt;stdio.h&gt; </text:p>
            <text:p text:style-name="P124">#include &lt;cstl/clist.h&gt; </text:p>
            <text:p text:style-name="P124">#include &lt;cstl/cdeque.h&gt; </text:p>
            <text:p text:style-name="P124">#include &lt;cstl/calgorithm.h&gt; </text:p>
            <text:p text:style-name="P124"/>
            <text:p text:style-name="P124">int main(int argc, char* argv[]) </text:p>
            <text:p text:style-name="P124">{ </text:p>
            <text:p text:style-name="P124"><text:s text:c="4"/>deque_t* pdeq_coll = create_deque(int); </text:p>
            <text:p text:style-name="P124"><text:s text:c="4"/>list_t* plist_subcoll = create_list(int); </text:p>
            <text:p text:style-name="P124"><text:s text:c="4"/>iterator_t it_pos; </text:p>
            <text:p text:style-name="P124"><text:s text:c="4"/>iterator_t it_end; </text:p>
            <text:p text:style-name="P124"><text:s text:c="4"/>int i = 0; </text:p>
            <text:p text:style-name="P124"/>
            <text:p text:style-name="P124"><text:s text:c="4"/>if(pdeq_coll == NULL || plist_subcoll == NULL) </text:p>
            <text:p text:style-name="P124"><text:s text:c="4"/>{ </text:p>
            <text:p text:style-name="P124"><text:s text:c="8"/>return -1; </text:p>
            <text:p text:style-name="P124"><text:s text:c="4"/>} </text:p>
            <text:p text:style-name="P124"/>
            <text:p text:style-name="P124"><text:s text:c="4"/>deque_init(pdeq_coll); </text:p>
            <text:p text:style-name="P124"><text:s text:c="4"/>list_init(plist_subcoll); </text:p>
            <text:p text:style-name="P124"/>
            <text:p text:style-name="P124"><text:s text:c="4"/>for(i = 1; i &lt;= 7; ++i) </text:p>
            <text:p text:style-name="P124"><text:s text:c="4"/>{ </text:p>
            <text:p text:style-name="P124"><text:s text:c="8"/>deque_push_back(pdeq_coll, i); </text:p>
            <text:p text:style-name="P124"><text:s text:c="4"/>} </text:p>
            <text:p text:style-name="P124"><text:s text:c="4"/>for(i = 1; i &lt;= 7; ++i) </text:p>
            <text:p text:style-name="P124"><text:s text:c="4"/>{ </text:p>
            <text:p text:style-name="P124"><text:s text:c="8"/>deque_push_back(pdeq_coll, i); </text:p>
            <text:p text:style-name="P124"><text:soft-page-break/><text:s text:c="4"/>} </text:p>
            <text:p text:style-name="P124"><text:s text:c="4"/>for(i = 3; i &lt;= 5; ++i) </text:p>
            <text:p text:style-name="P124"><text:s text:c="4"/>{ </text:p>
            <text:p text:style-name="P124"><text:s text:c="8"/>list_push_back(plist_subcoll, i); </text:p>
            <text:p text:style-name="P124"><text:s text:c="4"/>} </text:p>
            <text:p text:style-name="P124"/>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ubcoll); </text:p>
            <text:p text:style-name="P124"><text:s text:c="8"/>!iterator_equal(it_pos, list_end(plist_sub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end(deque_begin(pdeq_coll), deque_end(pdeq_coll), </text:p>
            <text:p text:style-name="P124"><text:s text:c="8"/>list_begin(plist_subcoll), list_end(plist_subcoll)); </text:p>
            <text:p text:style-name="P124"><text:s text:c="4"/>it_end = deque_end(pdeq_coll); </text:p>
            <text:p text:style-name="P124"><text:s text:c="4"/>while(!iterator_equal(it_pos, it_end)) </text:p>
            <text:p text:style-name="P124"><text:s text:c="4"/>{ </text:p>
            <text:p text:style-name="P124"><text:s text:c="8"/>printf("subcoll found starting with element %d\n", </text:p>
            <text:p text:style-name="P124"><text:s text:c="12"/>iterator_distance(deque_begin(pdeq_coll), it_pos) + 1); </text:p>
            <text:p text:style-name="P124"/>
            <text:p text:style-name="P124"><text:s text:c="8"/>it_end = it_pos; </text:p>
            <text:p text:style-name="P124"><text:s text:c="8"/>it_pos = algo_find_end(deque_begin(pdeq_coll), it_end, </text:p>
            <text:p text:style-name="P124"><text:s text:c="12"/>list_begin(plist_subcoll), list_end(plist_subcoll)); </text:p>
            <text:p text:style-name="P124"><text:s text:c="4"/>} </text:p>
            <text:p text:style-name="P124"/>
            <text:p text:style-name="P124"><text:s text:c="4"/>deque_destroy(pdeq_coll); </text:p>
            <text:p text:style-name="P124"><text:s text:c="4"/>list_destroy(plist_subcoll); </text:p>
            <text:p text:style-name="P124"/>
            <text:p text:style-name="P124"><text:s text:c="4"/>return 0; </text:p>
            <text:p text:style-name="P124">}</text:p>
          </table:table-cell>
        </table:table-row>
      </table:table>
      <text:p text:style-name="P35">程序的输出：</text:p>
      <text:p text:style-name="P35">1 2 3 4 5 6 7 1 2 3 4 5 6 7 </text:p>
      <text:p text:style-name="P35">3 4 5 </text:p>
      <text:p text:style-name="P35">subcoll found starting with element 10 </text:p>
      <text:p text:style-name="P35"><text:soft-page-break/>subcoll found starting with element 3</text:p>
      <text:p text:style-name="P35"/>
      <text:list xml:id="list1062703153" text:continue-list="list1192767362" text:style-name="WW8Num13">
        <text:list-item>
          <text:list>
            <text:list-item>
              <text:list>
                <text:list-item>
                  <text:h text:style-name="P319" text:outline-level="3">统计数据个数</text:h>
                </text:list-item>
              </text:list>
            </text:list-item>
          </text:list>
        </text:list-item>
      </text:list>
      <text:list xml:id="list760732163" text:style-name="L129">
        <text:list-item>
          <text:p text:style-name="P177">algo_count <text:s text:c="3"/>algo_count_if统计数据区间中符合规则的数据个数</text:p>
        </text:list-item>
      </text:list>
      <text:list xml:id="list692270415" text:style-name="L130">
        <text:list-item>
          <text:p text:style-name="P178">algo_count返回数据区间中指定数据的个数。</text:p>
        </text:list-item>
        <text:list-item>
          <text:p text:style-name="P178">algo_count_if返回数据区间中符合指定规则的数据的个数。</text:p>
        </text:list-item>
        <text:list-item>
          <text:p text:style-name="P178">algo_count_if使用的函数不能修改数据。</text:p>
        </text:list-item>
        <text:list-item>
          <text:p text:style-name="P178">关联容器提供的统计数据个数的操作函数。</text:p>
        </text:list-item>
      </text:list>
      <text:p text:style-name="P35">下面的例子展示了如何使用这两个算法：</text:p>
      <table:table table:name="表格124" table:style-name="表格124">
        <table:table-column table:style-name="表格124.A"/>
        <table:table-row>
          <table:table-cell table:style-name="表格124.A1" office:value-type="string">
            <text:p text:style-name="P124">/* </text:p>
            <text:p text:style-name="P124"><text:s/>* count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is_even(const void* cpv_input, void* pv_output) </text:p>
            <text:p text:style-name="P124">{ </text:p>
            <text:p text:style-name="P124"><text:s text:c="4"/>*(bool_t*)pv_output = *(int*)cpv_input % 2 == 0 ? true : false; </text:p>
            <text:p text:style-name="P124">} </text:p>
            <text:p text:style-name="P124"/>
            <text:p text:style-name="P124">int main(int argc, char* argv[]) </text:p>
            <text:p text:style-name="P124">{ </text:p>
            <text:p text:style-name="P124"><text:s text:c="4"/>vector_t* pvec_coll = create_vector(int); </text:p>
            <text:p text:style-name="P124"><text:s text:c="4"/>iterator_t it_pos; </text:p>
            <text:p text:style-name="P124"><text:s text:c="4"/>size_t t_count = 0;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oft-page-break/><text:s text:c="4"/>}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t_count = algo_count(vector_begin(pvec_coll), vector_end(pvec_coll), 4); </text:p>
            <text:p text:style-name="P124"><text:s text:c="4"/>printf("number of elements equal to 4: %u.\n", t_count); </text:p>
            <text:p text:style-name="P124"/>
            <text:p text:style-name="P124"><text:s text:c="4"/>t_count = algo_count_if(vector_begin(pvec_coll), </text:p>
            <text:p text:style-name="P124"><text:s text:c="8"/>vector_end(pvec_coll), _is_even); </text:p>
            <text:p text:style-name="P124"><text:s text:c="4"/>printf("number of elements with even values: %u.\n", t_count); </text:p>
            <text:p text:style-name="P124"/>
            <text:p text:style-name="P124"><text:s text:c="4"/>vector_destroy(pvec_coll); </text:p>
            <text:p text:style-name="P124"/>
            <text:p text:style-name="P124"><text:s text:c="4"/>return 0; </text:p>
            <text:p text:style-name="P124">}</text:p>
          </table:table-cell>
        </table:table-row>
      </table:table>
      <text:p text:style-name="P35">程序的输出结果：</text:p>
      <text:p text:style-name="P35">1 2 3 4 5 6 7 8 9 </text:p>
      <text:p text:style-name="P35">number of elements equal to 4: 1. </text:p>
      <text:p text:style-name="P35">number of elements with even values: 4.</text:p>
      <text:p text:style-name="P35"/>
      <text:list xml:id="list1214481019" text:continue-list="list1062703153" text:style-name="WW8Num13">
        <text:list-item>
          <text:list>
            <text:list-item>
              <text:list>
                <text:list-item>
                  <text:h text:style-name="P319" text:outline-level="3">数据区间的比较</text:h>
                </text:list-item>
              </text:list>
            </text:list-item>
          </text:list>
        </text:list-item>
      </text:list>
      <text:list xml:id="list878599881" text:style-name="L131">
        <text:list-item>
          <text:p text:style-name="P179">algo_equal <text:s text:c="3"/>algo_equal_if测试两个数据区间是否相等</text:p>
        </text:list-item>
      </text:list>
      <text:list xml:id="list899795192" text:style-name="L132">
        <text:list-item>
          <text:p text:style-name="P180">algo_equal测试两个数据区间是否相等。</text:p>
        </text:list-item>
        <text:list-item>
          <text:p text:style-name="P180">algo_equal_if测试两个数据区间是否符合指定的规则。</text:p>
        </text:list-item>
        <text:list-item>
          <text:p text:style-name="P180">algo_equal_if使用的函数不能修改数据。</text:p>
        </text:list-item>
        <text:list-item>
          <text:p text:style-name="P180">用户必须保证第二个数据区间要有足够的数据。</text:p>
        </text:list-item>
      </text:list>
      <text:p text:style-name="P35">下面的例子展示了如何使用这两个算法：</text:p>
      <table:table table:name="表格125" table:style-name="表格125">
        <table:table-column table:style-name="表格125.A"/>
        <table:table-row>
          <table:table-cell table:style-name="表格125.A1" office:value-type="string">
            <text:p text:style-name="P124">/* </text:p>
            <text:p text:style-name="P124"><text:s/>* equal1.c </text:p>
            <text:p text:style-name="P124"><text:s/>* compile with : -lcstl </text:p>
            <text:p text:style-name="P124"><text:s/>*/ </text:p>
            <text:p text:style-name="P124"/>
            <text:p text:style-name="P124">#include &lt;stdio.h&gt; </text:p>
            <text:p text:style-name="P124"><text:soft-page-break/>#include &lt;cstl/cvector.h&gt; </text:p>
            <text:p text:style-name="P124">#include &lt;cstl/clist.h&gt; </text:p>
            <text:p text:style-name="P124">#include &lt;cstl/calgorithm.h&gt; </text:p>
            <text:p text:style-name="P124"/>
            <text:p text:style-name="P124">static void _both_even_or_odd(const void* cpv_first, </text:p>
            <text:p text:style-name="P124"><text:s text:c="4"/>const void* cpv_second, void* pv_output) </text:p>
            <text:p text:style-name="P124">{ </text:p>
            <text:p text:style-name="P124"><text:s text:c="4"/>*(bool_t*)pv_output = *(int*)cpv_first % 2 == *(int*)cpv_second % 2 ? </text:p>
            <text:p text:style-name="P124"><text:s text:c="8"/>true : false; </text:p>
            <text:p text:style-name="P124">}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7; ++i) </text:p>
            <text:p text:style-name="P124"><text:s text:c="4"/>{ </text:p>
            <text:p text:style-name="P124"><text:s text:c="8"/>vector_push_back(pvec_coll1, i); </text:p>
            <text:p text:style-name="P124"><text:s text:c="4"/>} </text:p>
            <text:p text:style-name="P124"><text:s text:c="4"/>for(i = 3; i &lt;= 9; ++i) </text:p>
            <text:p text:style-name="P124"><text:s text:c="4"/>{ </text:p>
            <text:p text:style-name="P124"><text:s text:c="8"/>list_push_back(plist_coll2, i); </text:p>
            <text:p text:style-name="P124"><text:s text:c="4"/>}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coll2); </text:p>
            <text:p text:style-name="P124"><text:soft-page-break/><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f(algo_equal(vector_begin(pvec_coll1), </text:p>
            <text:p text:style-name="P124"><text:s text:c="8"/>vector_end(pvec_coll1), list_begin(plist_coll2))) </text:p>
            <text:p text:style-name="P124"><text:s text:c="4"/>{ </text:p>
            <text:p text:style-name="P124"><text:s text:c="8"/>printf("coll1 == coll2\n"); </text:p>
            <text:p text:style-name="P124"><text:s text:c="4"/>} </text:p>
            <text:p text:style-name="P124"><text:s text:c="4"/>else </text:p>
            <text:p text:style-name="P124"><text:s text:c="4"/>{ </text:p>
            <text:p text:style-name="P124"><text:s text:c="8"/>printf("coll1 != coll2\n"); </text:p>
            <text:p text:style-name="P124"><text:s text:c="4"/>} </text:p>
            <text:p text:style-name="P124"/>
            <text:p text:style-name="P124"><text:s text:c="4"/>if(algo_equal_if(vector_begin(pvec_coll1), vector_end(pvec_coll1), </text:p>
            <text:p text:style-name="P124"><text:s text:c="8"/>list_begin(plist_coll2), _both_even_or_odd)) </text:p>
            <text:p text:style-name="P124"><text:s text:c="4"/>{ </text:p>
            <text:p text:style-name="P124"><text:s text:c="8"/>printf("even and odd elements correspond\n"); </text:p>
            <text:p text:style-name="P124"><text:s text:c="4"/>} </text:p>
            <text:p text:style-name="P124"><text:s text:c="4"/>else </text:p>
            <text:p text:style-name="P124"><text:s text:c="4"/>{ </text:p>
            <text:p text:style-name="P124"><text:s text:c="8"/>printf("even and odd elements do not correspond\n");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程序的输出结果：</text:p>
      <text:p text:style-name="P35">1 2 3 4 5 6 7 </text:p>
      <text:p text:style-name="P35">3 4 5 6 7 8 9 </text:p>
      <text:p text:style-name="P35">coll1 != coll2 </text:p>
      <text:p text:style-name="P35">even and odd elements correspond</text:p>
      <text:p text:style-name="P35"/>
      <text:p text:style-name="P35">algo_mismatch <text:s text:c="3"/>algo_mismatch_if返回第一个不匹配的位置</text:p>
      <text:p text:style-name="P35">algo_mismatch返回第一处两个数据区间不匹配的位置。</text:p>
      <text:p text:style-name="P35">algo_mismatch_if返回第一处两个数据区间不符合规则的位置。</text:p>
      <text:p text:style-name="P35">如果两个数据区间完全匹配，返回两个区间的末尾。</text:p>
      <text:p text:style-name="P35">algo_mismatch_if使用的函数不能修改数据。</text:p>
      <text:p text:style-name="P35"><text:soft-page-break/>用户必须保证第二个数据区间足够大。</text:p>
      <text:p text:style-name="P35">下面的例子展示怎样使用这两算法：</text:p>
      <table:table table:name="表格126" table:style-name="表格126">
        <table:table-column table:style-name="表格126.A"/>
        <table:table-row>
          <table:table-cell table:style-name="表格126.A1" office:value-type="string">
            <text:p text:style-name="P124">/* </text:p>
            <text:p text:style-name="P124"><text:s/>* misma1.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range_t t_result;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6; ++i) </text:p>
            <text:p text:style-name="P124"><text:s text:c="4"/>{ </text:p>
            <text:p text:style-name="P124"><text:s text:c="8"/>vector_push_back(pvec_coll1, i); </text:p>
            <text:p text:style-name="P124"><text:s text:c="4"/>} </text:p>
            <text:p text:style-name="P124"><text:s text:c="4"/>for(i = 1; i &lt;= 16; i *= 2) </text:p>
            <text:p text:style-name="P124"><text:s text:c="4"/>{ </text:p>
            <text:p text:style-name="P124"><text:s text:c="8"/>list_push_back(plist_coll2, i); </text:p>
            <text:p text:style-name="P124"><text:s text:c="4"/>} </text:p>
            <text:p text:style-name="P124"><text:s text:c="4"/>list_push_back(plist_coll2, 3);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t_result = algo_mismatch(vector_begin(pvec_coll1), </text:p>
            <text:p text:style-name="P124"><text:s text:c="8"/>vector_end(pvec_coll1), list_begin(plist_coll2)); </text:p>
            <text:p text:style-name="P124"><text:s text:c="4"/>if(iterator_equal(t_result.it_begin, vector_end(pvec_coll1))) </text:p>
            <text:p text:style-name="P124"><text:s text:c="4"/>{ </text:p>
            <text:p text:style-name="P124"><text:s text:c="8"/>printf("no mismatch\n"); </text:p>
            <text:p text:style-name="P124"><text:s text:c="4"/>} </text:p>
            <text:p text:style-name="P124"><text:s text:c="4"/>else </text:p>
            <text:p text:style-name="P124"><text:s text:c="4"/>{ </text:p>
            <text:p text:style-name="P124"><text:s text:c="8"/>printf("first mismatch: %d and %d\n", </text:p>
            <text:p text:style-name="P124"><text:s text:c="12"/>*(int*)iterator_get_pointer(t_result.it_begin), </text:p>
            <text:p text:style-name="P124"><text:s text:c="12"/>*(int*)iterator_get_pointer(t_result.it_end)); </text:p>
            <text:p text:style-name="P124"><text:s text:c="4"/>} </text:p>
            <text:p text:style-name="P124"/>
            <text:p text:style-name="P124"><text:s text:c="4"/>t_result = algo_mismatch_if(vector_begin(pvec_coll1), </text:p>
            <text:p text:style-name="P124"><text:s text:c="8"/>vector_end(pvec_coll1), list_begin(plist_coll2), fun_less_equal_int); </text:p>
            <text:p text:style-name="P124"><text:s text:c="4"/>if(iterator_equal(t_result.it_begin, vector_end(pvec_coll1))) </text:p>
            <text:p text:style-name="P124"><text:s text:c="4"/>{ </text:p>
            <text:p text:style-name="P124"><text:s text:c="8"/>printf("always less-or-equal\n"); </text:p>
            <text:p text:style-name="P124"><text:s text:c="4"/>} </text:p>
            <text:p text:style-name="P124"><text:s text:c="4"/>else </text:p>
            <text:p text:style-name="P124"><text:s text:c="4"/>{ </text:p>
            <text:p text:style-name="P124"><text:s text:c="8"/>printf("not less-or-equal: %d and %d\n", </text:p>
            <text:p text:style-name="P124"><text:s text:c="12"/>*(int*)iterator_get_pointer(t_result.it_begin), </text:p>
            <text:p text:style-name="P124"><text:s text:c="12"/>*(int*)iterator_get_pointer(t_result.it_end));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程序的输出结果：</text:p>
      <text:p text:style-name="P35"><text:soft-page-break/>1 2 3 4 5 6 </text:p>
      <text:p text:style-name="P35">1 2 4 8 16 3 </text:p>
      <text:p text:style-name="P35">first mismatch: 3 and 4 </text:p>
      <text:p text:style-name="P35">not less-or-equal: 6 and 3</text:p>
      <text:p text:style-name="P35"/>
      <text:list xml:id="list153037350" text:continue-list="list1214481019" text:style-name="WW8Num13">
        <text:list-item>
          <text:list>
            <text:list-item>
              <text:h text:style-name="P311" text:outline-level="2">质变算法</text:h>
            </text:list-item>
          </text:list>
        </text:list-item>
      </text:list>
      <text:p text:style-name="P35"><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5"><text:tab/>关联容器不可以作为质变算法的目的容器，因为关联容器中的数据和存储位置是有直接关系的，修改了数据就破坏了关联容器中数据的存储顺序。</text:p>
      <text:p text:style-name="P35"><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3">algo_copy</text:p>
          </table:table-cell>
          <table:table-cell table:style-name="表格127.B1" office:value-type="string">
            <text:p text:style-name="P114">将源数据区间中的数据拷贝到目的数据区间。</text:p>
          </table:table-cell>
        </table:table-row>
        <table:table-row>
          <table:table-cell table:style-name="表格127.A2" office:value-type="string">
            <text:p text:style-name="P113">algo_copy_n</text:p>
          </table:table-cell>
          <table:table-cell table:style-name="表格127.B2" office:value-type="string">
            <text:p text:style-name="P114">将<text:span text:style-name="T23">n</text:span>个数据拷贝到目的数据区间。</text:p>
          </table:table-cell>
        </table:table-row>
        <table:table-row>
          <table:table-cell table:style-name="表格127.A2" office:value-type="string">
            <text:p text:style-name="P113">algo_copy_backward</text:p>
          </table:table-cell>
          <table:table-cell table:style-name="表格127.B2" office:value-type="string">
            <text:p text:style-name="P114">从后向前将源数据区间中的数据拷贝到目的数据区间中。</text:p>
          </table:table-cell>
        </table:table-row>
        <table:table-row>
          <table:table-cell table:style-name="表格127.A2" office:value-type="string">
            <text:p text:style-name="P113">algo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iter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swap_ranges</text:p>
          </table:table-cell>
          <table:table-cell table:style-name="表格127.B2" office:value-type="string">
            <text:p text:style-name="P114">交换两个数据区间中的数据。</text:p>
          </table:table-cell>
        </table:table-row>
        <table:table-row>
          <table:table-cell table:style-name="表格127.A2" office:value-type="string">
            <text:p text:style-name="P113">algo_transform</text:p>
          </table:table-cell>
          <table:table-cell table:style-name="表格127.B2" office:value-type="string">
            <text:p text:style-name="P114">将源数据区间中的数据经过转换后拷贝到目的数据区间中。</text:p>
          </table:table-cell>
        </table:table-row>
        <table:table-row>
          <table:table-cell table:style-name="表格127.A2" office:value-type="string">
            <text:p text:style-name="P113">algo_transform_binary</text:p>
          </table:table-cell>
          <table:table-cell table:style-name="表格127.B2" office:value-type="string">
            <text:p text:style-name="P114">将来自于两个源数据区间中的数据经过转换拷贝到目的数据区间中。</text:p>
          </table:table-cell>
        </table:table-row>
        <table:table-row>
          <table:table-cell table:style-name="表格127.A2" office:value-type="string">
            <text:p text:style-name="P113">algo_replace</text:p>
          </table:table-cell>
          <table:table-cell table:style-name="表格127.B2" office:value-type="string">
            <text:p text:style-name="P114">将数据区间中的指定数据替换成新数据。</text:p>
          </table:table-cell>
        </table:table-row>
        <table:table-row>
          <table:table-cell table:style-name="表格127.A2" office:value-type="string">
            <text:p text:style-name="P113">algo_replace_if</text:p>
          </table:table-cell>
          <table:table-cell table:style-name="表格127.B2" office:value-type="string">
            <text:p text:style-name="P114">将数据区间中的符合规则的数据替换成新数据。</text:p>
          </table:table-cell>
        </table:table-row>
        <table:table-row>
          <table:table-cell table:style-name="表格127.A2" office:value-type="string">
            <text:p text:style-name="P113">algo_replace_copy</text:p>
          </table:table-cell>
          <table:table-cell table:style-name="表格127.B2" office:value-type="string">
            <text:p text:style-name="P114">将数据区间中的指定数据替换成新数据，将替换结果拷贝到新数据区间中。</text:p>
          </table:table-cell>
        </table:table-row>
        <table:table-row>
          <table:table-cell table:style-name="表格127.A2" office:value-type="string">
            <text:p text:style-name="P113">algo_replace_copy_if</text:p>
          </table:table-cell>
          <table:table-cell table:style-name="表格127.B2" office:value-type="string">
            <text:p text:style-name="P114">将数据区间中的符合规则的数据替换成新数据，将替换结果拷贝到新区间中。</text:p>
          </table:table-cell>
        </table:table-row>
        <table:table-row>
          <table:table-cell table:style-name="表格127.A2" office:value-type="string">
            <text:p text:style-name="P113">algo_fill</text:p>
          </table:table-cell>
          <table:table-cell table:style-name="表格127.B2" office:value-type="string">
            <text:p text:style-name="P114">向数据区间中填充指定的数据。</text:p>
          </table:table-cell>
        </table:table-row>
        <table:table-row>
          <table:table-cell table:style-name="表格127.A2" office:value-type="string">
            <text:p text:style-name="P113">algo_fill_n</text:p>
          </table:table-cell>
          <table:table-cell table:style-name="表格127.B2" office:value-type="string">
            <text:p text:style-name="P114">将<text:span text:style-name="T23">n</text:span>个数据填充成指定的数据。</text:p>
          </table:table-cell>
        </table:table-row>
        <table:table-row>
          <table:table-cell table:style-name="表格127.A2" office:value-type="string">
            <text:p text:style-name="P113">algo_generate</text:p>
          </table:table-cell>
          <table:table-cell table:style-name="表格127.B2" office:value-type="string">
            <text:p text:style-name="P114">使用指定的规则产生的数据填充数据区间。</text:p>
          </table:table-cell>
        </table:table-row>
        <table:table-row>
          <table:table-cell table:style-name="表格127.A2" office:value-type="string">
            <text:p text:style-name="P113">algo_generate_n</text:p>
          </table:table-cell>
          <table:table-cell table:style-name="表格127.B2" office:value-type="string">
            <text:p text:style-name="P114">使用指定的规则产生的数据填充<text:span text:style-name="T23">n</text:span>个数据。</text:p>
          </table:table-cell>
        </table:table-row>
        <table:table-row>
          <table:table-cell table:style-name="表格127.A2" office:value-type="string">
            <text:p text:style-name="P113">algo_remove</text:p>
          </table:table-cell>
          <table:table-cell table:style-name="表格127.B2" office:value-type="string">
            <text:p text:style-name="P114">移除数据区间中指定的数据。</text:p>
          </table:table-cell>
        </table:table-row>
        <table:table-row>
          <table:table-cell table:style-name="表格127.A2" office:value-type="string">
            <text:p text:style-name="P113">algo_remove_if</text:p>
          </table:table-cell>
          <table:table-cell table:style-name="表格127.B2" office:value-type="string">
            <text:p text:style-name="P114">移除数据区间中符合规则的数据。</text:p>
          </table:table-cell>
        </table:table-row>
        <table:table-row>
          <table:table-cell table:style-name="表格127.A2" office:value-type="string">
            <text:p text:style-name="P113">algo_remove_copy</text:p>
          </table:table-cell>
          <table:table-cell table:style-name="表格127.B2" office:value-type="string">
            <text:p text:style-name="P114">移除数据区间中的指定数据，把结果拷贝到新数据区间。</text:p>
          </table:table-cell>
        </table:table-row>
        <table:table-row>
          <table:table-cell table:style-name="表格127.A2" office:value-type="string">
            <text:p text:style-name="P113">algo_remove_copy_if</text:p>
          </table:table-cell>
          <table:table-cell table:style-name="表格127.B2" office:value-type="string">
            <text:p text:style-name="P114">移除数据区间中的符合规则的数据，把结果拷贝到新数据区间中。</text:p>
          </table:table-cell>
        </table:table-row>
        <table:table-row>
          <table:table-cell table:style-name="表格127.A2" office:value-type="string">
            <text:p text:style-name="P113">algo_unique</text:p>
          </table:table-cell>
          <table:table-cell table:style-name="表格127.B2" office:value-type="string">
            <text:p text:style-name="P114">移除数据区间中相邻的重复的数据。</text:p>
          </table:table-cell>
        </table:table-row>
        <text:soft-page-break/>
        <table:table-row>
          <table:table-cell table:style-name="表格127.A2" office:value-type="string">
            <text:p text:style-name="P113">algo_unique_if</text:p>
          </table:table-cell>
          <table:table-cell table:style-name="表格127.B2" office:value-type="string">
            <text:p text:style-name="P114">移除数据区间中相邻的符合指定规则的数据。</text:p>
          </table:table-cell>
        </table:table-row>
        <table:table-row>
          <table:table-cell table:style-name="表格127.A2" office:value-type="string">
            <text:p text:style-name="P113">algo_unique_copy</text:p>
          </table:table-cell>
          <table:table-cell table:style-name="表格127.B2" office:value-type="string">
            <text:p text:style-name="P114">移除数据区间中相邻的重复数据，将结果拷贝到新数据区间。</text:p>
          </table:table-cell>
        </table:table-row>
        <table:table-row>
          <table:table-cell table:style-name="表格127.A2" office:value-type="string">
            <text:p text:style-name="P113">algo_unique_copy_if</text:p>
          </table:table-cell>
          <table:table-cell table:style-name="表格127.B2" office:value-type="string">
            <text:p text:style-name="P114">移除数据区间中相邻的符合规则的数据，将结果拷贝到新数据区间中。</text:p>
          </table:table-cell>
        </table:table-row>
        <table:table-row>
          <table:table-cell table:style-name="表格127.A2" office:value-type="string">
            <text:p text:style-name="P113">algo_reverse</text:p>
          </table:table-cell>
          <table:table-cell table:style-name="表格127.B2" office:value-type="string">
            <text:p text:style-name="P114">将数据区间中的数据逆序。</text:p>
          </table:table-cell>
        </table:table-row>
        <table:table-row>
          <table:table-cell table:style-name="表格127.A2" office:value-type="string">
            <text:p text:style-name="P113">algo_reverse_copy</text:p>
          </table:table-cell>
          <table:table-cell table:style-name="表格127.B2" office:value-type="string">
            <text:p text:style-name="P114">将数据区间中的数据逆序，将结果拷贝到新数据区间中。</text:p>
          </table:table-cell>
        </table:table-row>
        <table:table-row>
          <table:table-cell table:style-name="表格127.A2" office:value-type="string">
            <text:p text:style-name="P113">algo_rotate</text:p>
          </table:table-cell>
          <table:table-cell table:style-name="表格127.B2" office:value-type="string">
            <text:p text:style-name="P114">交换同一数据区间中的两部分。</text:p>
          </table:table-cell>
        </table:table-row>
        <table:table-row>
          <table:table-cell table:style-name="表格127.A2" office:value-type="string">
            <text:p text:style-name="P113">algo_rotate_copy</text:p>
          </table:table-cell>
          <table:table-cell table:style-name="表格127.B2" office:value-type="string">
            <text:p text:style-name="P114">交换同一数据区间中的两部分，将结果拷贝到新数据区间中。</text:p>
          </table:table-cell>
        </table:table-row>
        <table:table-row>
          <table:table-cell table:style-name="表格127.A2" office:value-type="string">
            <text:p text:style-name="P113">algo_random_shuffle</text:p>
          </table:table-cell>
          <table:table-cell table:style-name="表格127.B2" office:value-type="string">
            <text:p text:style-name="P114">将数据区间中的数据随机重排。</text:p>
          </table:table-cell>
        </table:table-row>
        <table:table-row>
          <table:table-cell table:style-name="表格127.A2" office:value-type="string">
            <text:p text:style-name="P113">algo_random_shuffle_if</text:p>
          </table:table-cell>
          <table:table-cell table:style-name="表格127.B2" office:value-type="string">
            <text:p text:style-name="P114">将数据区间中的数据使用指定的规则随机重排。</text:p>
          </table:table-cell>
        </table:table-row>
        <table:table-row>
          <table:table-cell table:style-name="表格127.A2" office:value-type="string">
            <text:p text:style-name="P113">algo_random_sample</text:p>
          </table:table-cell>
          <table:table-cell table:style-name="表格127.B2" office:value-type="string">
            <text:p text:style-name="P114">将源数据区间中的数据随机的抽出填充到目的数据区间中。</text:p>
          </table:table-cell>
        </table:table-row>
        <table:table-row>
          <table:table-cell table:style-name="表格127.A2" office:value-type="string">
            <text:p text:style-name="P113">algo_random_sample_if</text:p>
          </table:table-cell>
          <table:table-cell table:style-name="表格127.B2" office:value-type="string">
            <text:p text:style-name="P114">将源数据区间中的数据使用指定的规则随机的抽出填充到目的数据区间中。</text:p>
          </table:table-cell>
        </table:table-row>
        <table:table-row>
          <table:table-cell table:style-name="表格127.A2" office:value-type="string">
            <text:p text:style-name="P113">algo_random_sample_n</text:p>
          </table:table-cell>
          <table:table-cell table:style-name="表格127.B2" office:value-type="string">
            <text:p text:style-name="P114">将源数据区间中的数据随机的抽出<text:span text:style-name="T23">n</text:span>个数据填充到目的数据区间中。</text:p>
          </table:table-cell>
        </table:table-row>
        <table:table-row>
          <table:table-cell table:style-name="表格127.A2" office:value-type="string">
            <text:p text:style-name="P113">algo_random_sample_n_if</text:p>
          </table:table-cell>
          <table:table-cell table:style-name="表格127.B2" office:value-type="string">
            <text:p text:style-name="P114">将源数据区间中的数据使用指定的规则随机的抽出<text:span text:style-name="T23">n</text:span>个数据填充到目的区间中。</text:p>
          </table:table-cell>
        </table:table-row>
        <table:table-row>
          <table:table-cell table:style-name="表格127.A2" office:value-type="string">
            <text:p text:style-name="P113">algo_partition</text:p>
          </table:table-cell>
          <table:table-cell table:style-name="表格127.B2" office:value-type="string">
            <text:p text:style-name="P114">将数据区间中的数据分为符合规则和不符合规则的两部分。</text:p>
          </table:table-cell>
        </table:table-row>
        <table:table-row>
          <table:table-cell table:style-name="表格127.A2" office:value-type="string">
            <text:p text:style-name="P113">algo_stable_partition</text:p>
          </table:table-cell>
          <table:table-cell table:style-name="表格127.B2" office:value-type="string">
            <text:p text:style-name="P114">将数据区间中的数据按照稳定的方式分为符合规则和不符合规则的两部分。</text:p>
          </table:table-cell>
        </table:table-row>
      </table:table>
      <text:p text:style-name="P35"/>
      <text:list xml:id="list1376258826" text:continue-numbering="true" text:style-name="WW8Num13">
        <text:list-item>
          <text:list>
            <text:list-item>
              <text:list>
                <text:list-item>
                  <text:h text:style-name="P319" text:outline-level="3">拷贝数据</text:h>
                </text:list-item>
              </text:list>
            </text:list-item>
          </text:list>
        </text:list-item>
      </text:list>
      <text:list xml:id="list50705660" text:style-name="L133">
        <text:list-item>
          <text:p text:style-name="P181">algo_copy <text:s text:c="3"/>algo_copy_n <text:s text:c="3"/>algo_copy_backward将数据从源数据区间拷贝到目的数据区间</text:p>
        </text:list-item>
      </text:list>
      <text:list xml:id="list1565877863" text:style-name="L134">
        <text:list-item>
          <text:p text:style-name="P182">algo_copy和algo_copy_backward都是将源数据区间中的数据拷贝到目的数据区间。</text:p>
        </text:list-item>
        <text:list-item>
          <text:p text:style-name="P182">algo_copy从源数据区间的第一个数据开始逐个拷贝到目的数据区间。</text:p>
        </text:list-item>
        <text:list-item>
          <text:p text:style-name="P182">algo_copy_backward从源数据区间的最后一个数据开始逐个拷贝到目的数据区间。</text:p>
        </text:list-item>
        <text:list-item>
          <text:p text:style-name="P182">algo_copy_n是将源数据区间中的n个数据拷贝到目的数据区间中。</text:p>
        </text:list-item>
        <text:list-item>
          <text:p text:style-name="P182">三个算法都返回拷贝后目的数据区间中被拷贝过来的数据的末尾。</text:p>
        </text:list-item>
        <text:list-item>
          <text:p text:style-name="P182">用户在使用这个三个算法是要保证目的数据区间足够大。</text:p>
        </text:list-item>
      </text:list>
      <text:p text:style-name="P35">下面的例子展示了如何使用algo_copy和algo_copy_n算法：</text:p>
      <table:table table:name="表格128" table:style-name="表格128">
        <table:table-column table:style-name="表格128.A"/>
        <table:table-row>
          <table:table-cell table:style-name="表格128.A1" office:value-type="string">
            <text:p text:style-name="P124">/* </text:p>
            <text:p text:style-name="P124"><text:s/>* copy3.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algorithm.h&gt; </text:p>
            <text:p text:style-name="P124"><text:soft-page-break/><text:s/></text:p>
            <text:p text:style-name="P124">int main(int argc, char* argv[]) </text:p>
            <text:p text:style-name="P124">{ </text:p>
            <text:p text:style-name="P124"><text:s text:c="4"/>vector_t* pvec_coll1 = create_vector(int); </text:p>
            <text:p text:style-name="P124"><text:s text:c="4"/>list_t* plist_coll2 = create_list(int); </text:p>
            <text:p text:style-name="P124"><text:s text:c="4"/>list_t* plist_coll3 = create_list(int); </text:p>
            <text:p text:style-name="P124"><text:s text:c="4"/>iterator_t it_pos; </text:p>
            <text:p text:style-name="P124"><text:s text:c="4"/>int i = 0; </text:p>
            <text:p text:style-name="P124"/>
            <text:p text:style-name="P124"><text:s text:c="4"/>if(pvec_coll1 == NULL || plist_coll2 == NULL || plist_coll3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text:s text:c="4"/>list_init(plist_coll3); </text:p>
            <text:p text:style-name="P124"/>
            <text:p text:style-name="P124"><text:s text:c="4"/>for(i = 1; i &lt;= 9; ++i) </text:p>
            <text:p text:style-name="P124"><text:s text:c="4"/>{ </text:p>
            <text:p text:style-name="P124"><text:s text:c="8"/>vector_push_back(pvec_coll1, i); </text:p>
            <text:p text:style-name="P124"><text:s text:c="4"/>} </text:p>
            <text:p text:style-name="P124"/>
            <text:p text:style-name="P124"><text:s text:c="4"/>list_resize(plist_coll2, vector_size(pvec_coll1)); </text:p>
            <text:p text:style-name="P124"><text:s text:c="4"/>list_resize(plist_coll3, vector_size(pvec_coll1)); </text:p>
            <text:p text:style-name="P124"/>
            <text:p text:style-name="P124"><text:s text:c="4"/>algo_copy(vector_begin(pvec_coll1), vector_end(pvec_coll1), </text:p>
            <text:p text:style-name="P124"><text:s text:c="8"/>list_begin(plist_coll2)); </text:p>
            <text:p text:style-name="P124"><text:s text:c="4"/>algo_copy_n(vector_begin(pvec_coll1), 5, list_begin(plist_coll3));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oft-page-break/><text:s text:c="4"/>printf("\n"); </text:p>
            <text:p text:style-name="P124"><text:s text:c="4"/>for(it_pos = list_begin(plist_coll3); </text:p>
            <text:p text:style-name="P124"><text:s text:c="8"/>!iterator_equal(it_pos, list_end(plist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text:s text:c="4"/>list_destroy(plist_coll3); </text:p>
            <text:p text:style-name="P124"/>
            <text:p text:style-name="P124"><text:s text:c="4"/>return 0; </text:p>
            <text:p text:style-name="P124">}</text:p>
          </table:table-cell>
        </table:table-row>
      </table:table>
      <text:p text:style-name="P35">在这个例子中第一次使用algo_copy来拷贝数据，第二次使用了algo_copy_n拷贝数据，输出的结果如下：</text:p>
      <text:p text:style-name="P35">1 2 3 4 5 6 7 8 9 </text:p>
      <text:p text:style-name="P35">1 2 3 4 5 6 7 8 9 </text:p>
      <text:p text:style-name="P35">1 2 3 4 5 0 0 0 0 </text:p>
      <text:p text:style-name="P35"/>
      <text:p text:style-name="P35"><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24">/* </text:p>
            <text:p text:style-name="P124"><text:s/>* copy4.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deque.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deque_t* pdeq_coll3 = create_deque(int); </text:p>
            <text:p text:style-name="P124"><text:s text:c="4"/>deque_t* pdeq_coll4 = create_deque(int); </text:p>
            <text:p text:style-name="P124"><text:s text:c="4"/>iterator_t it_pos; </text:p>
            <text:p text:style-name="P124"><text:s text:c="4"/>int i = 0; </text:p>
            <text:p text:style-name="P124"/>
            <text:p text:style-name="P124"><text:s text:c="4"/>if(pvec_coll1 == NULL || plist_coll2 == NULL || </text:p>
            <text:p text:style-name="P124"><text:soft-page-break/><text:s text:c="7"/>pdeq_coll3 == NULL || pdeq_coll4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text:s text:c="4"/>deque_init(pdeq_coll3); </text:p>
            <text:p text:style-name="P124"><text:s text:c="4"/>deque_init(pdeq_coll4); </text:p>
            <text:p text:style-name="P124"/>
            <text:p text:style-name="P124"><text:s text:c="4"/>for(i = 0; i &lt;= 8; ++i) </text:p>
            <text:p text:style-name="P124"><text:s text:c="4"/>{ </text:p>
            <text:p text:style-name="P124"><text:s text:c="8"/>vector_push_back(pvec_coll1, i); </text:p>
            <text:p text:style-name="P124"><text:s text:c="8"/>list_push_back(plist_coll2, i); </text:p>
            <text:p text:style-name="P124"><text:s text:c="4"/>} </text:p>
            <text:p text:style-name="P124"><text:s text:c="4"/>deque_resize(pdeq_coll3, vector_size(pvec_coll1)); </text:p>
            <text:p text:style-name="P124"><text:s text:c="4"/>deque_resize(pdeq_coll4, vector_size(pvec_coll1)); </text:p>
            <text:p text:style-name="P124"/>
            <text:p text:style-name="P124"><text:s text:c="4"/>algo_copy(vector_begin(pvec_coll1), vector_end(pvec_coll1), </text:p>
            <text:p text:style-name="P124"><text:s text:c="8"/>deque_begin(pdeq_coll3)); </text:p>
            <text:p text:style-name="P124"><text:s text:c="4"/>algo_copy_backward(list_begin(plist_coll2), list_end(plist_coll2), </text:p>
            <text:p text:style-name="P124"><text:s text:c="8"/>deque_end(pdeq_coll4));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text:s text:c="4"/>printf("coll4: "); </text:p>
            <text:p text:style-name="P124"><text:s text:c="4"/>for(it_pos = deque_begin(pdeq_coll4); </text:p>
            <text:p text:style-name="P124"><text:s text:c="8"/>!iterator_equal(it_pos, deque_end(pdeq_coll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copy(iterator_advance(vector_begin(pvec_coll1), 2), </text:p>
            <text:p text:style-name="P124"><text:s text:c="8"/>iterator_advance(vector_begin(pvec_coll1), 7), </text:p>
            <text:p text:style-name="P124"><text:s text:c="8"/>vector_begin(pvec_coll1)); </text:p>
            <text:p text:style-name="P124"><text:s text:c="4"/>algo_copy(iterator_advance(list_begin(plist_coll2), 2), </text:p>
            <text:p text:style-name="P124"><text:s text:c="8"/>iterator_advance(list_begin(plist_coll2), 7), </text:p>
            <text:p text:style-name="P124"><text:s text:c="8"/>iterator_advance(list_begin(plist_coll2), 4)); </text:p>
            <text:p text:style-name="P124"><text:s text:c="4"/>algo_copy_backward(iterator_advance(deque_begin(pdeq_coll3), 2), </text:p>
            <text:p text:style-name="P124"><text:s text:c="8"/>iterator_advance(deque_begin(pdeq_coll3), 7), </text:p>
            <text:p text:style-name="P124"><text:s text:c="8"/>iterator_advance(deque_begin(pdeq_coll3), 5)); </text:p>
            <text:p text:style-name="P124"><text:s text:c="4"/>algo_copy_backward(iterator_advance(deque_begin(pdeq_coll4), 2), </text:p>
            <text:p text:style-name="P124"><text:s text:c="8"/>iterator_advance(deque_begin(pdeq_coll4), 7), </text:p>
            <text:p text:style-name="P124"><text:s text:c="8"/>deque_end(pdeq_coll4)); </text:p>
            <text:p text:style-name="P124"/>
            <text:p text:style-name="P124"><text:s text:c="4"/>printf("\n");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4: "); </text:p>
            <text:p text:style-name="P124"><text:s text:c="4"/>for(it_pos = deque_begin(pdeq_coll4); </text:p>
            <text:p text:style-name="P124"><text:s text:c="8"/>!iterator_equal(it_pos, deque_end(pdeq_coll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text:s text:c="4"/>deque_destroy(pdeq_coll3); </text:p>
            <text:p text:style-name="P124"><text:s text:c="4"/>deque_destroy(pdeq_coll4); </text:p>
            <text:p text:style-name="P124"/>
            <text:p text:style-name="P124"><text:s text:c="4"/>return 0; </text:p>
            <text:p text:style-name="P124">}</text:p>
          </table:table-cell>
        </table:table-row>
      </table:table>
      <text:p text:style-name="P35">这个程序的输出：</text:p>
      <text:p text:style-name="P35">coll1: 0 1 2 3 4 5 6 7 8 </text:p>
      <text:p text:style-name="P35">coll2: 0 1 2 3 4 5 6 7 8 </text:p>
      <text:p text:style-name="P35">coll3: 0 1 2 3 4 5 6 7 8 </text:p>
      <text:p text:style-name="P35">coll4: 0 1 2 3 4 5 6 7 8 </text:p>
      <text:p text:style-name="P35"/>
      <text:p text:style-name="P35">coll1: 2 3 4 5 6 5 6 7 8 </text:p>
      <text:p text:style-name="P35">coll2: 0 1 2 3 2 3 2 3 2 </text:p>
      <text:p text:style-name="P35">coll3: 6 5 6 5 6 5 6 7 8 </text:p>
      <text:p text:style-name="P35">coll4: 0 1 2 3 2 3 4 5 6 </text:p>
      <text:p text:style-name="P35">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6"><draw:frame draw:style-name="fr2" draw:name="图形23" text:anchor-type="paragraph" svg:width="19.006cm" svg:height="22.428cm" draw:z-index="29"><draw:image xlink:href="Pictures/10000000000002D20000035472C8A261.jpg" xlink:type="simple" xlink:show="embed" xlink:actuate="onLoad"/></draw:frame><text:soft-page-break/>图 6.1 algo_copy的执行过程</text:p>
      <text:p text:style-name="P35">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5"><text:soft-page-break/><text:tab/>对于coll3和coll4来说，它们的输出数据区间和输入数据区间的重叠情况分别和coll1和coll2相同，但是使用了算法algo_copy_backward执行拷贝，输出结果就与coll1和coll2不同了：</text:p>
      <text:p text:style-name="P36"><draw:frame draw:style-name="fr2" draw:name="图形24" text:anchor-type="paragraph" svg:width="19.006cm" svg:height="22.52cm" draw:z-index="30"><draw:image xlink:href="Pictures/10000000000002CA0000034E3168A19E.jpg" xlink:type="simple" xlink:show="embed" xlink:actuate="onLoad"/></draw:frame>图 6.2 algo_copy_backward执行过程</text:p>
      <text:p text:style-name="P35"><text:soft-page-break/>使用algo_copy_backward的情况与algo_copy的情况正好相反，输出数据区间在输入数据区间后面的情况下的结果是正确的。</text:p>
      <text:p text:style-name="P35">由上面的例子可以总结出：</text:p>
      <text:list xml:id="list1362145154" text:style-name="L135">
        <text:list-item>
          <text:p text:style-name="P183">输入数据区间和输出数据区间没有重叠的情况下algo_copy和algo_copy_backward是等效并正确的。</text:p>
        </text:list-item>
        <text:list-item>
          <text:p text:style-name="P183">有重叠并且输出数据区间在输入数据区间的前面时使用algo_copy是正确的。</text:p>
        </text:list-item>
        <text:list-item>
          <text:p text:style-name="P183">有重叠并且输出数据区间在输入数据区间的后面时使用algo_copy_backward是正确的。</text:p>
        </text:list-item>
      </text:list>
      <text:p text:style-name="P35"/>
      <text:list xml:id="list1371076156" text:continue-list="list1376258826" text:style-name="WW8Num13">
        <text:list-item>
          <text:list>
            <text:list-item>
              <text:list>
                <text:list-item>
                  <text:h text:style-name="P325" text:outline-level="3">交换数据</text:h>
                </text:list-item>
              </text:list>
            </text:list-item>
          </text:list>
        </text:list-item>
      </text:list>
      <text:list xml:id="list1250839887" text:style-name="L136">
        <text:list-item>
          <text:p text:style-name="P184">algo_iter_swap <text:s text:c="3"/>algo_swap交换迭代器指向的数据。</text:p>
        </text:list-item>
      </text:list>
      <text:p text:style-name="P35"><text:tab/>下面这个例子展示了如何使用这两个算法：</text:p>
      <table:table table:name="表格130" table:style-name="表格130">
        <table:table-column table:style-name="表格130.A"/>
        <table:table-row>
          <table:table-cell table:style-name="表格130.A1" office:value-type="string">
            <text:p text:style-name="P124">/* </text:p>
            <text:p text:style-name="P124"><text:s/>* swap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1; i &lt;= 9; ++i) </text:p>
            <text:p text:style-name="P124"><text:s text:c="4"/>{ </text:p>
            <text:p text:style-name="P124"><text:s text:c="8"/>list_push_back(plist_coll, i); </text:p>
            <text:p text:style-name="P124"><text:s text:c="4"/>} </text:p>
            <text:p text:style-name="P124"/>
            <text:p text:style-name="P124"><text:s text:c="4"/>for(it_pos = list_begin(plist_coll); </text:p>
            <text:p text:style-name="P124"><text:s text:c="8"/>!iterator_equal(it_pos, list_end(plist_coll));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iter_swap(list_begin(plist_coll), </text:p>
            <text:p text:style-name="P124"><text:s text:c="8"/>iterator_next(list_begin(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wap(list_begin(plist_coll), </text:p>
            <text:p text:style-name="P124"><text:s text:c="8"/>iterator_prev(list_end(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P35">程序的输出结果：</text:p>
      <text:p text:style-name="P35">1 2 3 4 5 6 7 8 9 </text:p>
      <text:p text:style-name="P35">2 1 3 4 5 6 7 8 9 </text:p>
      <text:p text:style-name="P35">9 1 3 4 5 6 7 8 2 </text:p>
      <text:p text:style-name="P35"/>
      <text:list xml:id="list1334496874" text:style-name="L137">
        <text:list-item>
          <text:p text:style-name="P185">algo_swap交换数据区间中的数据</text:p>
        </text:list-item>
      </text:list>
      <text:list xml:id="list1067766442" text:style-name="L138">
        <text:list-item>
          <text:p text:style-name="P186">交换源数据区间和目的数据区间中的数据。</text:p>
        </text:list-item>
        <text:list-item>
          <text:p text:style-name="P186">返回目的数据区间交换后的数据末尾。</text:p>
        </text:list-item>
        <text:list-item>
          <text:p text:style-name="P186">用户必须保证用户数据区间足够大。</text:p>
        </text:list-item>
      </text:list>
      <text:p text:style-name="P35"><text:tab/>下面是展示这个算法的例子：</text:p>
      <table:table table:name="表格131" table:style-name="表格131">
        <table:table-column table:style-name="表格131.A"/>
        <table:table-row>
          <table:table-cell table:style-name="表格131.A1" office:value-type="string">
            <text:p text:style-name="P124">/* </text:p>
            <text:p text:style-name="P124"><text:s/>* swap2.c </text:p>
            <text:p text:style-name="P124"><text:s/>* compile with : -lcstl </text:p>
            <text:p text:style-name="P124"><text:soft-page-break/><text:s/>*/ </text:p>
            <text:p text:style-name="P124"><text:s/></text:p>
            <text:p text:style-name="P124">#include &lt;stdio.h&gt; </text:p>
            <text:p text:style-name="P124">#include &lt;cstl/cvector.h&gt; </text:p>
            <text:p text:style-name="P124">#include &lt;cstl/clist.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terator_t it_end;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for(i = 11; i &lt;= 23; ++i) </text:p>
            <text:p text:style-name="P124"><text:s text:c="4"/>{ </text:p>
            <text:p text:style-name="P124"><text:s text:c="8"/>list_push_back(plist_coll2, i); </text:p>
            <text:p text:style-name="P124"><text:s text:c="4"/>}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it_end = algo_swap_ranges(vector_begin(pvec_coll1), </text:p>
            <text:p text:style-name="P124"><text:s text:c="8"/>vector_end(pvec_coll1), list_begin(plist_coll2));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if(!iterator_equal(it_end, list_end(plist_coll2))) </text:p>
            <text:p text:style-name="P124"><text:s text:c="4"/>{ </text:p>
            <text:p text:style-name="P124"><text:s text:c="8"/>printf("first element not modified: %d\n", </text:p>
            <text:p text:style-name="P124"><text:s text:c="12"/>*(int*)iterator_get_pointer(it_end));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algo_swap算法将源数据区间与目的数据区间中相应的数据交换，目的数据区间中剩余的数据不会被修改，算法返回目的数据区间中第一个没有被修改的数据的迭代器。</text:p>
      <text:p text:style-name="P35">下面是程序输出的结果：</text:p>
      <text:p text:style-name="P35">coll1: 1 2 3 4 5 6 7 8 9 </text:p>
      <text:p text:style-name="P35">coll2: 11 12 13 14 15 16 17 18 19 20 21 22 23 </text:p>
      <text:p text:style-name="P35"/>
      <text:p text:style-name="P35">coll1: 11 12 13 14 15 16 17 18 19 </text:p>
      <text:p text:style-name="P35"><text:soft-page-break/>coll2: 1 2 3 4 5 6 7 8 9 20 21 22 23 </text:p>
      <text:p text:style-name="P35"><text:s/></text:p>
      <text:p text:style-name="P35">first element not modified: 20</text:p>
      <text:p text:style-name="P35"/>
      <text:list xml:id="list1677830907" text:continue-list="list1371076156" text:style-name="WW8Num13">
        <text:list-item>
          <text:list>
            <text:list-item>
              <text:list>
                <text:list-item>
                  <text:h text:style-name="P325" text:outline-level="3">转换和合并</text:h>
                </text:list-item>
              </text:list>
            </text:list-item>
          </text:list>
        </text:list-item>
      </text:list>
      <text:list xml:id="list2118761209" text:style-name="L139">
        <text:list-item>
          <text:p text:style-name="P269">algo_transform是将源数据区间中的数据按照指定的转换函数转换到目的数据区间中</text:p>
        </text:list-item>
      </text:list>
      <text:p text:style-name="P76"><draw:frame draw:style-name="fr3" draw:name="图形25" text:anchor-type="paragraph" svg:width="19.006cm" svg:height="3.582cm" draw:z-index="31"><draw:image xlink:href="Pictures/10000000000002CC000000872F4514CC.jpg" xlink:type="simple" xlink:show="embed" xlink:actuate="onLoad"/></draw:frame>图 6.3 algo_transform执行过程</text:p>
      <text:list xml:id="list976088753" text:style-name="L140">
        <text:list-item>
          <text:p text:style-name="P270">algo_transform对于源数据区间中的每一个数据都调用指定的函数产生新数据保存到目的数据区间中。</text:p>
        </text:list-item>
        <text:list-item>
          <text:p text:style-name="P270">algo_transform返回目的数据区间被转换数据填充的数据区间的末尾。</text:p>
        </text:list-item>
        <text:list-item>
          <text:p text:style-name="P270">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102">/* </text:p>
            <text:p text:style-name="P102"><text:s/>* transform2.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include &lt;cstl/cfunctional.h&gt; </text:p>
            <text:p text:style-name="P102"/>
            <text:p text:style-name="P102">static void _multiplies_10(const void* cpv_input, void* pv_output) </text:p>
            <text:p text:style-name="P102">{ </text:p>
            <text:p text:style-name="P102"><text:s text:c="4"/>*(int*)pv_output = *(int*)cpv_input * 10; </text:p>
            <text:p text:style-name="P102">} </text:p>
            <text:p text:style-name="P102"/>
            <text:p text:style-name="P102">int main(int argc, char* argv[]) </text:p>
            <text:p text:style-name="P102">{ </text:p>
            <text:p text:style-name="P102"><text:s text:c="4"/>vector_t* pvec_coll1 = create_vector(int); </text:p>
            <text:p text:style-name="P102"><text:s text:c="4"/>list_t* plist_coll2 = create_list(int); </text:p>
            <text:p text:style-name="P102"><text:s text:c="4"/>iterator_t it_pos; </text:p>
            <text:p text:style-name="P102"><text:soft-page-break/><text:s text:c="4"/>int i = 0; </text:p>
            <text:p text:style-name="P102"/>
            <text:p text:style-name="P102"><text:s text:c="4"/>if(pvec_coll1 == NULL || plist_coll2 == NULL) </text:p>
            <text:p text:style-name="P102"><text:s text:c="4"/>{ </text:p>
            <text:p text:style-name="P102"><text:s text:c="8"/>return -1; </text:p>
            <text:p text:style-name="P102"><text:s text:c="4"/>} </text:p>
            <text:p text:style-name="P102"/>
            <text:p text:style-name="P102"><text:s text:c="4"/>vector_init(pvec_coll1); </text:p>
            <text:p text:style-name="P102"><text:s text:c="4"/>list_init(plist_coll2); </text:p>
            <text:p text:style-name="P102"/>
            <text:p text:style-name="P102"><text:s text:c="4"/>for(i = 1; i &lt;= 9; ++i) </text:p>
            <text:p text:style-name="P102"><text:s text:c="4"/>{ </text:p>
            <text:p text:style-name="P102"><text:s text:c="8"/>vector_push_back(pvec_coll1, i); </text:p>
            <text:p text:style-name="P102"><text:s text:c="4"/>} </text:p>
            <text:p text:style-name="P102"><text:s text:c="4"/>printf("coll1: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negate all elements in coll1 */ </text:p>
            <text:p text:style-name="P102"><text:s text:c="4"/>algo_transform(vector_begin(pvec_coll1), vector_end(pvec_coll1), </text:p>
            <text:p text:style-name="P102"><text:s text:c="8"/>vector_begin(pvec_coll1), fun_negate_int); </text:p>
            <text:p text:style-name="P102"><text:s text:c="4"/>printf("negated: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resize(plist_coll2, vector_size(pvec_coll1)); </text:p>
            <text:p text:style-name="P102"><text:s text:c="4"/>/* transform elements of coll1 into coll2 with ten times their value */ </text:p>
            <text:p text:style-name="P102"><text:s text:c="4"/>algo_transform(vector_begin(pvec_coll1), vector_end(pvec_coll1), </text:p>
            <text:p text:style-name="P102"><text:s text:c="8"/>list_begin(plist_coll2), _multiplies_10); </text:p>
            <text:p text:style-name="P102"><text:s text:c="4"/>printf("coll2: "); </text:p>
            <text:p text:style-name="P102"><text:s text:c="4"/>for(it_pos = list_begin(plist_coll2); </text:p>
            <text:p text:style-name="P102"><text:s text:c="8"/>!iterator_equal(it_pos, list_end(plist_coll2));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vector_destroy(pvec_coll1); </text:p>
            <text:p text:style-name="P102"><text:s text:c="4"/>list_destroy(plist_coll2); </text:p>
            <text:p text:style-name="P102"/>
            <text:p text:style-name="P102"><text:s text:c="4"/>return 0; </text:p>
            <text:p text:style-name="P102">}</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2040916322" text:style-name="L141">
        <text:list-item>
          <text:p text:style-name="P271">algo_transform_binary是将两个源数据区间中的数据通过函数合并到目的数据区间中</text:p>
        </text:list-item>
      </text:list>
      <text:p text:style-name="P76"><draw:frame draw:style-name="fr2" draw:name="图形26" text:anchor-type="paragraph" svg:width="19.006cm" svg:height="7.354cm" draw:z-index="32"><draw:image xlink:href="Pictures/10000000000002C4000001126AEAB463.jpg" xlink:type="simple" xlink:show="embed" xlink:actuate="onLoad"/></draw:frame>图 6.4 algo_transform_binary执行过程</text:p>
      <text:list xml:id="list292816935" text:style-name="L142">
        <text:list-item>
          <text:p text:style-name="P272">algo_transform_binary对两个源数据区间中的每一个数据都调用指定的函数生成新数据并赋值到目的数据区间中。</text:p>
        </text:list-item>
        <text:list-item>
          <text:p text:style-name="P272">algo_transform_binary返回目的数据区间中被合并的数据填充的数据区间的末尾。</text:p>
        </text:list-item>
        <text:list-item>
          <text:p text:style-name="P272">用户要保证第二个源数据区间要足够大。</text:p>
        </text:list-item>
        <text:list-item>
          <text:p text:style-name="P272">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24">/* </text:p>
            <text:p text:style-name="P124"><text:s/>* transform3.c </text:p>
            <text:p text:style-name="P124"><text:s/>* compile with : -lcstl </text:p>
            <text:p text:style-name="P124"><text:s/>*/ </text:p>
            <text:p text:style-name="P124"/>
            <text:p text:style-name="P124"><text:soft-page-break/>#include &lt;stdio.h&gt; </text:p>
            <text:p text:style-name="P124">#include &lt;cstl/cvector.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square each element */ </text:p>
            <text:p text:style-name="P124"><text:s text:c="4"/>algo_transform_binary(vector_begin(pvec_coll1), vector_end(pvec_coll1), </text:p>
            <text:p text:style-name="P124"><text:s text:c="8"/>vector_begin(pvec_coll1), vector_begin(pvec_coll1), fun_multiplies_int); </text:p>
            <text:p text:style-name="P124"><text:s text:c="4"/>printf("squared: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oft-page-break/><text:s text:c="4"/>} </text:p>
            <text:p text:style-name="P124"><text:s text:c="4"/>printf("\n"); </text:p>
            <text:p text:style-name="P124"/>
            <text:p text:style-name="P124"><text:s text:c="4"/>list_resize(plist_coll2, vector_size(pvec_coll1)); </text:p>
            <text:p text:style-name="P124"><text:s text:c="4"/>algo_transform_binary(vector_begin(pvec_coll1), vector_end(pvec_coll1), </text:p>
            <text:p text:style-name="P124"><text:s text:c="8"/>vector_begin(pvec_coll1), list_begin(plist_coll2), fun_plus_int);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937511732" text:continue-list="list1677830907" text:style-name="WW8Num13">
        <text:list-item>
          <text:list>
            <text:list-item>
              <text:list>
                <text:list-item>
                  <text:h text:style-name="P320" text:outline-level="3">替换数据</text:h>
                </text:list-item>
              </text:list>
            </text:list-item>
          </text:list>
        </text:list-item>
      </text:list>
      <text:list xml:id="list356205534" text:style-name="L143">
        <text:list-item>
          <text:p text:style-name="P273">algo_replace <text:s text:c="3"/>algo_replace_if替换数据区间中符合规则的数据</text:p>
        </text:list-item>
      </text:list>
      <text:list xml:id="list229610763" text:style-name="L144">
        <text:list-item>
          <text:p text:style-name="P274">algo_replace替换数据区间中与指定数据相等的数据。</text:p>
        </text:list-item>
        <text:list-item>
          <text:p text:style-name="P274">algo_replace_if替换数据区间中符合指定规则的数据。</text:p>
        </text:list-item>
        <text:list-item>
          <text:p text:style-name="P274">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24">/* </text:p>
            <text:p text:style-name="P124"><text:s/>* replace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text:soft-page-break/><text:s/></text:p>
            <text:p text:style-name="P124">static void _less_5(const void* cpv_input, void* pv_output) </text:p>
            <text:p text:style-name="P124">{ </text:p>
            <text:p text:style-name="P124"><text:s text:c="4"/>*(bool_t*)pv_output = *(int*)cpv_input &lt; 5 ? true : false; </text:p>
            <text:p text:style-name="P124">}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2; i &lt;= 7; ++i) </text:p>
            <text:p text:style-name="P124"><text:s text:c="4"/>{ </text:p>
            <text:p text:style-name="P124"><text:s text:c="8"/>list_push_back(plist_coll, i); </text:p>
            <text:p text:style-name="P124"><text:s text:c="4"/>} </text:p>
            <text:p text:style-name="P124"><text:s text:c="4"/>for(i = 4; i &lt;= 9; ++i) </text:p>
            <text:p text:style-name="P124"><text:s text:c="4"/>{ </text:p>
            <text:p text:style-name="P124"><text:s text:c="8"/>list_push_back(plist_coll, i); </text:p>
            <text:p text:style-name="P124"><text:s text:c="4"/>} </text:p>
            <text:p text:style-name="P124"/>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replace all elements from value 6 to value 42 */ </text:p>
            <text:p text:style-name="P124"><text:s text:c="4"/>algo_replace(list_begin(plist_coll), list_end(plist_coll), 6, 42);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
            <text:p text:style-name="P124"><text:s text:c="4"/>/* replace all elemens from value less than 5 to value 0 */ </text:p>
            <text:p text:style-name="P124"><text:s text:c="4"/>algo_replace_if(list_begin(plist_coll), list_end(plist_coll), _less_5, 0);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727307114" text:style-name="L145">
        <text:list-item>
          <text:p text:style-name="P275">algo_replace_copy <text:s text:c="3"/>algo_replace_copy_if将源数据区间中符合规则的数据替换并将结果拷贝到目的数据区间中</text:p>
        </text:list-item>
      </text:list>
      <text:list xml:id="list1761321692" text:style-name="L146">
        <text:list-item>
          <text:p text:style-name="P276">algo_replace_copy将源数据区间中与指定数据相等的数据替换并将结果拷贝到目的数据区间中。</text:p>
        </text:list-item>
        <text:list-item>
          <text:p text:style-name="P276">algo_replace_copy_if将源数据区间中符合指定规则的数据替换并将结果拷贝到目的数据区间中。</text:p>
        </text:list-item>
        <text:list-item>
          <text:p text:style-name="P276">两个算法都返回目的数据区间中拷贝过来的数据区间的末尾。</text:p>
        </text:list-item>
        <text:list-item>
          <text:p text:style-name="P276">algo_replace_copy_if中使用的函数不能修改源数据区间中的数据。</text:p>
        </text:list-item>
        <text:list-item>
          <text:p text:style-name="P276">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24">/* </text:p>
            <text:p text:style-name="P124"><text:s/>* replace2.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static void _less_5(const void* cpv_input, void* pv_output) </text:p>
            <text:p text:style-name="P124">{ </text:p>
            <text:p text:style-name="P124"><text:soft-page-break/><text:s text:c="4"/>*(bool_t*)pv_output = *(int*)cpv_input &lt; 5 ? true : false; </text:p>
            <text:p text:style-name="P124">} </text:p>
            <text:p text:style-name="P124"/>
            <text:p text:style-name="P124">int main(int argc, char* argv[]) </text:p>
            <text:p text:style-name="P124">{ </text:p>
            <text:p text:style-name="P124"><text:s text:c="4"/>list_t* plist_coll1 = create_list(int); </text:p>
            <text:p text:style-name="P124"><text:s text:c="4"/>list_t* plist_coll2 = create_list(int); </text:p>
            <text:p text:style-name="P124"><text:s text:c="4"/>iterator_t it_pos; </text:p>
            <text:p text:style-name="P124"><text:s text:c="4"/>int i = 0; </text:p>
            <text:p text:style-name="P124"/>
            <text:p text:style-name="P124"><text:s text:c="4"/>if(plist_coll1 == NULL || plist_coll2 == NULL) </text:p>
            <text:p text:style-name="P124"><text:s text:c="4"/>{ </text:p>
            <text:p text:style-name="P124"><text:s text:c="8"/>return -1; </text:p>
            <text:p text:style-name="P124"><text:s text:c="4"/>} </text:p>
            <text:p text:style-name="P124"/>
            <text:p text:style-name="P124"><text:s text:c="4"/>list_init(plist_coll1); </text:p>
            <text:p text:style-name="P124"><text:s text:c="4"/>list_init(plist_coll2); </text:p>
            <text:p text:style-name="P124"/>
            <text:p text:style-name="P124"><text:s text:c="4"/>for(i = 2; i &lt;= 7; ++i) </text:p>
            <text:p text:style-name="P124"><text:s text:c="4"/>{ </text:p>
            <text:p text:style-name="P124"><text:s text:c="8"/>list_push_back(plist_coll1, i); </text:p>
            <text:p text:style-name="P124"><text:s text:c="4"/>} </text:p>
            <text:p text:style-name="P124"><text:s text:c="4"/>for(i = 4; i &lt;= 9; ++i) </text:p>
            <text:p text:style-name="P124"><text:s text:c="4"/>{ </text:p>
            <text:p text:style-name="P124"><text:s text:c="8"/>list_push_back(plist_coll1, i); </text:p>
            <text:p text:style-name="P124"><text:s text:c="4"/>} </text:p>
            <text:p text:style-name="P124"/>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resize(plist_coll2, list_size(plist_coll1)); </text:p>
            <text:p text:style-name="P124"><text:s text:c="4"/>/* replace all elements of coll1 from value 6 to value 42 and copy to coll2*/ </text:p>
            <text:p text:style-name="P124"><text:s text:c="4"/>algo_replace_copy(list_begin(plist_coll1), list_end(plist_coll1), </text:p>
            <text:p text:style-name="P124"><text:s text:c="8"/>list_begin(plist_coll2), 6, 42);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text:p>
            <text:p text:style-name="P124"><text:s text:c="5"/>* replace all elemens of coll1 from value less than 5 to value 0 </text:p>
            <text:p text:style-name="P124"><text:s text:c="5"/>* and copy to coll2 </text:p>
            <text:p text:style-name="P124"><text:s text:c="5"/>*/ </text:p>
            <text:p text:style-name="P124"><text:s text:c="4"/>algo_replace_copy_if(list_begin(plist_coll1), list_end(plist_coll1), </text:p>
            <text:p text:style-name="P124"><text:s text:c="8"/>list_begin(plist_coll2), _less_5, 0);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1); </text:p>
            <text:p text:style-name="P124"><text:s text:c="4"/>list_destroy(plist_coll2); </text:p>
            <text:p text:style-name="P124"/>
            <text:p text:style-name="P124"><text:s text:c="4"/>return 0; </text:p>
            <text:p text:style-name="P12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902857860" text:continue-list="list937511732" text:style-name="WW8Num13">
        <text:list-item>
          <text:list>
            <text:list-item>
              <text:list>
                <text:list-item>
                  <text:h text:style-name="P320" text:outline-level="3">赋值新数据</text:h>
                </text:list-item>
              </text:list>
            </text:list-item>
          </text:list>
        </text:list-item>
      </text:list>
      <text:list xml:id="list1391225451" text:style-name="L147">
        <text:list-item>
          <text:p text:style-name="P277">algo_fill <text:s text:c="3"/>algo_fill_n向数据区间中填充数据</text:p>
        </text:list-item>
      </text:list>
      <text:list xml:id="list616855495" text:style-name="L148">
        <text:list-item>
          <text:p text:style-name="P278">algo_fill向数据区间中填充指定的数据。</text:p>
        </text:list-item>
        <text:list-item>
          <text:p text:style-name="P278">algo_fill_n向指定的数据区间填充n个指定的数据。</text:p>
        </text:list-item>
        <text:list-item>
          <text:p text:style-name="P278">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24">/* </text:p>
            <text:p text:style-name="P124"><text:s/>* fill1.c </text:p>
            <text:p text:style-name="P124"><text:soft-page-break/><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char*); </text:p>
            <text:p text:style-name="P124"><text:s text:c="4"/>iterator_t it_pos;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_n(plist_coll, 10); </text:p>
            <text:p text:style-name="P124"/>
            <text:p text:style-name="P124"><text:s text:c="4"/>algo_fill(list_begin(plist_coll), list_end(plist_coll), "hello");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fill_n(list_begin(plist_coll), list_size(plist_coll) - 2, "again");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fill(iterator_next(list_begin(plist_coll)), </text:p>
            <text:p text:style-name="P124"><text:s text:c="8"/>iterator_prev(list_end(plist_coll)), "mmmm"); </text:p>
            <text:p text:style-name="P124"><text:s text:c="4"/>printf("coll: "); </text:p>
            <text:p text:style-name="P124"><text:s text:c="4"/>for(it_pos = list_begin(plist_coll); </text:p>
            <text:p text:style-name="P124"><text:soft-page-break/><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24">/* </text:p>
            <text:p text:style-name="P124"><text:s/>* generate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list_t* plist_coll = create_list(int); </text:p>
            <text:p text:style-name="P124"><text:s text:c="4"/>iterator_t it_pos;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_elem(plist_coll, 10, 100); </text:p>
            <text:p text:style-name="P124"><text:s text:c="4"/>printf("coll: "); </text:p>
            <text:p text:style-name="P124"><text:soft-page-break/><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generate(list_begin(plist_coll), </text:p>
            <text:p text:style-name="P124"><text:s text:c="8"/>list_end(plist_coll), fun_random_number);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generate_n(list_begin(plist_coll), </text:p>
            <text:p text:style-name="P124"><text:s text:c="8"/>list_size(plist_coll) - 3, fun_random_number);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995424368" text:continue-list="list1902857860" text:style-name="WW8Num13">
        <text:list-item>
          <text:list>
            <text:list-item>
              <text:list>
                <text:list-item>
                  <text:h text:style-name="P320"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870165606" text:style-name="L149">
        <text:list-item>
          <text:p text:style-name="P279">algo_remove <text:s text:c="3"/>algo_remove_if移除数据区间中符合指定规则的数据</text:p>
        </text:list-item>
      </text:list>
      <text:list xml:id="list2050583882" text:style-name="L150">
        <text:list-item>
          <text:p text:style-name="P280">algo_remove移除数据区间中所有与指定数据相等的数据。</text:p>
        </text:list-item>
        <text:list-item>
          <text:p text:style-name="P280">algo_remove_if移除了数据区间中所有满足指定规则的数据。</text:p>
        </text:list-item>
        <text:list-item>
          <text:p text:style-name="P280">两个算法都返回移除数据后数据区间的新末尾。</text:p>
        </text:list-item>
        <text:list-item>
          <text:p text:style-name="P280">两个算法都是使用后面的数据来覆盖要移除的数据，而并不是将数据真的删除。</text:p>
        </text:list-item>
        <text:list-item>
          <text:p text:style-name="P280">数据区间中没有被移除的数据的内容和顺序不会改变。</text:p>
        </text:list-item>
        <text:list-item>
          <text:p text:style-name="P280">algo_remove_if算法使用的函数不能修改数据。</text:p>
        </text:list-item>
        <text:list-item>
          <text:p text:style-name="P280">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24">/* </text:p>
            <text:p text:style-name="P124"><text:s/>* remove5.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static void _less_4(const void* cpv_input, void* pv_output) </text:p>
            <text:p text:style-name="P124">{ </text:p>
            <text:p text:style-name="P124"><text:s text:c="4"/>*(bool_t*)pv_output = *(int*)cpv_input &lt; 4 ? true : false; </text:p>
            <text:p text:style-name="P124">}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terator_t it_end;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oft-page-break/><text:s text:c="4"/>for(i = 2; i &lt;= 6; ++i) </text:p>
            <text:p text:style-name="P124"><text:s text:c="4"/>{ </text:p>
            <text:p text:style-name="P124"><text:s text:c="8"/>list_push_back(plist_coll, i); </text:p>
            <text:p text:style-name="P124"><text:s text:c="4"/>} </text:p>
            <text:p text:style-name="P124"><text:s text:c="4"/>for(i = 4; i &lt;= 9; ++i) </text:p>
            <text:p text:style-name="P124"><text:s text:c="4"/>{ </text:p>
            <text:p text:style-name="P124"><text:s text:c="8"/>list_push_back(plist_coll, i); </text:p>
            <text:p text:style-name="P124"><text:s text:c="4"/>} </text:p>
            <text:p text:style-name="P124"><text:s text:c="4"/>for(i = 1; i &lt;= 7; ++i) </text:p>
            <text:p text:style-name="P124"><text:s text:c="4"/>{ </text:p>
            <text:p text:style-name="P124"><text:s text:c="8"/>list_push_back(plist_coll, i); </text:p>
            <text:p text:style-name="P124"><text:s text:c="4"/>} </text:p>
            <text:p text:style-name="P124"/>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text:p>
            <text:p text:style-name="P124"><text:s text:c="5"/>* remove all elements with value 5 </text:p>
            <text:p text:style-name="P124"><text:s text:c="5"/>*/ </text:p>
            <text:p text:style-name="P124"><text:s text:c="4"/>it_end = algo_remove(list_begin(plist_coll), list_end(plist_coll), 5); </text:p>
            <text:p text:style-name="P124"/>
            <text:p text:style-name="P124"><text:s text:c="4"/>printf("size not chang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erase the "removed" elements in the container */ </text:p>
            <text:p text:style-name="P124"><text:s text:c="4"/>list_erase_range(plist_coll, it_end, list_end(plist_coll)); </text:p>
            <text:p text:style-name="P124"><text:s text:c="4"/>printf("size chang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
            <text:p text:style-name="P124"><text:s text:c="4"/>/* </text:p>
            <text:p text:style-name="P124"><text:s text:c="5"/>* remove all elements with value less than 4 </text:p>
            <text:p text:style-name="P124"><text:s text:c="5"/>*/ </text:p>
            <text:p text:style-name="P124"><text:s text:c="4"/>list_erase_range(plist_coll, </text:p>
            <text:p text:style-name="P124"><text:s text:c="8"/>algo_remove_if(list_begin(plist_coll), list_end(plist_coll), _less_4), </text:p>
            <text:p text:style-name="P124"><text:s text:c="8"/>list_end(plist_coll)); </text:p>
            <text:p text:style-name="P124"><text:s text:c="4"/>printf("&lt; 4 remov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674658601" text:style-name="L151">
        <text:list-item>
          <text:p text:style-name="P281">algo_remove_copy <text:s text:c="3"/>algo_remove_copy_if移除数据区间中符合指定规则的数据并将数据拷贝到目的数据区间</text:p>
        </text:list-item>
      </text:list>
      <text:list xml:id="list1528579903" text:style-name="L152">
        <text:list-item>
          <text:p text:style-name="P282">algo_remove_copy移除数据区间中所有与指定数据相等的数据并将结果拷贝到目的数据区间中。</text:p>
        </text:list-item>
        <text:list-item>
          <text:p text:style-name="P282">algo_remove_copy_if移除数据区间中所有符合指定规则的数据并将结果拷贝到目的数据区间中。</text:p>
        </text:list-item>
        <text:list-item>
          <text:p text:style-name="P282">两个算法都返回目的数据区间中的新的数据区间结尾。</text:p>
        </text:list-item>
        <text:list-item>
          <text:p text:style-name="P282">用户要保证目的数据区间要足够大。</text:p>
        </text:list-item>
        <text:list-item>
          <text:p text:style-name="P282">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24">/* </text:p>
            <text:p text:style-name="P124"><text:s/>* remove6.c </text:p>
            <text:p text:style-name="P124"><text:s/>* compile with : -lcstl </text:p>
            <text:p text:style-name="P124"><text:s/>*/ </text:p>
            <text:p text:style-name="P124"/>
            <text:p text:style-name="P124">#include &lt;stdio.h&gt; </text:p>
            <text:p text:style-name="P124">#include &lt;cstl/clist.h&gt; </text:p>
            <text:p text:style-name="P124"><text:soft-page-break/>#include &lt;cstl/calgorithm.h&gt; </text:p>
            <text:p text:style-name="P124"/>
            <text:p text:style-name="P124">static void _greater_4(const void* cpv_input, void* pv_output) </text:p>
            <text:p text:style-name="P124">{ </text:p>
            <text:p text:style-name="P124"><text:s text:c="4"/>*(bool_t*)pv_output = *(int*)cpv_input &gt; 4 ? true : false; </text:p>
            <text:p text:style-name="P124">} </text:p>
            <text:p text:style-name="P124"/>
            <text:p text:style-name="P124">int main(int argc, char* argv[]) </text:p>
            <text:p text:style-name="P124">{ </text:p>
            <text:p text:style-name="P124"><text:s text:c="4"/>list_t* plist_coll1 = create_list(int); </text:p>
            <text:p text:style-name="P124"><text:s text:c="4"/>list_t* plist_coll2 = create_list(int); </text:p>
            <text:p text:style-name="P124"><text:s text:c="4"/>iterator_t it_pos; </text:p>
            <text:p text:style-name="P124"><text:s text:c="4"/>iterator_t it_end; </text:p>
            <text:p text:style-name="P124"><text:s text:c="4"/>int i = 0; </text:p>
            <text:p text:style-name="P124"/>
            <text:p text:style-name="P124"><text:s text:c="4"/>if(plist_coll1 == NULL || plist_coll2 == NULL) </text:p>
            <text:p text:style-name="P124"><text:s text:c="4"/>{ </text:p>
            <text:p text:style-name="P124"><text:s text:c="8"/>return -1; </text:p>
            <text:p text:style-name="P124"><text:s text:c="4"/>} </text:p>
            <text:p text:style-name="P124"/>
            <text:p text:style-name="P124"><text:s text:c="4"/>list_init(plist_coll1); </text:p>
            <text:p text:style-name="P124"><text:s text:c="4"/>list_init(plist_coll2); </text:p>
            <text:p text:style-name="P124"/>
            <text:p text:style-name="P124"><text:s text:c="4"/>for(i = 1; i &lt;= 6; ++i) </text:p>
            <text:p text:style-name="P124"><text:s text:c="4"/>{ </text:p>
            <text:p text:style-name="P124"><text:s text:c="8"/>list_push_back(plist_coll1, i); </text:p>
            <text:p text:style-name="P124"><text:s text:c="4"/>} </text:p>
            <text:p text:style-name="P124"><text:s text:c="4"/>for(i = 1; i &lt;= 9; ++i) </text:p>
            <text:p text:style-name="P124"><text:s text:c="4"/>{ </text:p>
            <text:p text:style-name="P124"><text:s text:c="8"/>list_push_back(plist_coll1, i); </text:p>
            <text:p text:style-name="P124"><text:s text:c="4"/>} </text:p>
            <text:p text:style-name="P124"/>
            <text:p text:style-name="P124"><text:s text:c="4"/>list_resize(plist_coll2, list_size(plist_coll1)); </text:p>
            <text:p text:style-name="P124"/>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oft-page-break/><text:s text:c="4"/>/* remove elements that with value 3 */ </text:p>
            <text:p text:style-name="P124"><text:s text:c="4"/>it_end = algo_remove_copy(list_begin(plist_coll1), list_end(plist_coll1), </text:p>
            <text:p text:style-name="P124"><text:s text:c="8"/>list_begin(plist_coll2), 3); </text:p>
            <text:p text:style-name="P124"><text:s text:c="4"/>printf("coll2: "); </text:p>
            <text:p text:style-name="P124"><text:s text:c="4"/>for(it_pos = list_begin(plist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remove elements that with value greater than 4 */ </text:p>
            <text:p text:style-name="P124"><text:s text:c="4"/>it_end = algo_remove_copy_if(list_begin(plist_coll1), list_end(plist_coll1), </text:p>
            <text:p text:style-name="P124"><text:s text:c="8"/>list_begin(plist_coll2), _greater_4); </text:p>
            <text:p text:style-name="P124"><text:s text:c="4"/>printf("coll2: "); </text:p>
            <text:p text:style-name="P124"><text:s text:c="4"/>for(it_pos = list_begin(plist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1); </text:p>
            <text:p text:style-name="P124"><text:s text:c="4"/>list_destroy(plist_coll2); </text:p>
            <text:p text:style-name="P124"/>
            <text:p text:style-name="P124"><text:s text:c="4"/>return 0; </text:p>
            <text:p text:style-name="P12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58566867" text:continue-list="list1995424368" text:style-name="WW8Num13">
        <text:list-item>
          <text:list>
            <text:list-item>
              <text:list>
                <text:list-item>
                  <text:h text:style-name="P320" text:outline-level="3">数据唯一</text:h>
                </text:list-item>
              </text:list>
            </text:list-item>
          </text:list>
        </text:list-item>
      </text:list>
      <text:list xml:id="list2061927271" text:style-name="L153">
        <text:list-item>
          <text:p text:style-name="P283">algo_unique <text:s text:c="3"/>algo_unique_if移除相邻的并且满足指定规则的数据</text:p>
        </text:list-item>
      </text:list>
      <text:list xml:id="list1635992538" text:style-name="L154">
        <text:list-item>
          <text:p text:style-name="P284">algo_unique移除数据区间中相邻的并且相等的数据。</text:p>
        </text:list-item>
        <text:list-item>
          <text:p text:style-name="P284">algo_unique_if移除数据区间中相邻并且符合指定规则的数据。</text:p>
        </text:list-item>
        <text:list-item>
          <text:p text:style-name="P284">两个算法都是是使用后面的数据覆盖要被移除的数据，而不是直接删掉。</text:p>
        </text:list-item>
        <text:list-item>
          <text:p text:style-name="P284"><text:soft-page-break/>两个算法都返回移除数据后新的数据区间的末尾。</text:p>
        </text:list-item>
        <text:list-item>
          <text:p text:style-name="P284">algo_remove_if使用的函数不能修改数据。</text:p>
        </text:list-item>
        <text:list-item>
          <text:p text:style-name="P284">数据区间中没有被移除的数据的顺序和内容不变。</text:p>
        </text:list-item>
        <text:list-item>
          <text:p text:style-name="P284">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24">/* </text:p>
            <text:p text:style-name="P124"><text:s/>* unique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iterator_t it_pos; </text:p>
            <text:p text:style-name="P124"><text:s text:c="4"/>iterator_t it_end;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deque_push_back(pdeq_coll, 1); </text:p>
            <text:p text:style-name="P124"><text:s text:c="4"/>deque_push_back(pdeq_coll, 4); </text:p>
            <text:p text:style-name="P124"><text:s text:c="4"/>deque_push_back(pdeq_coll, 4); </text:p>
            <text:p text:style-name="P124"><text:s text:c="4"/>deque_push_back(pdeq_coll, 6); </text:p>
            <text:p text:style-name="P124"><text:s text:c="4"/>deque_push_back(pdeq_coll, 1); </text:p>
            <text:p text:style-name="P124"><text:s text:c="4"/>deque_push_back(pdeq_coll, 2); </text:p>
            <text:p text:style-name="P124"><text:s text:c="4"/>deque_push_back(pdeq_coll, 2); </text:p>
            <text:p text:style-name="P124"><text:s text:c="4"/>deque_push_back(pdeq_coll, 3); </text:p>
            <text:p text:style-name="P124"><text:s text:c="4"/>deque_push_back(pdeq_coll, 1); </text:p>
            <text:p text:style-name="P124"><text:s text:c="4"/>deque_push_back(pdeq_coll, 6); </text:p>
            <text:p text:style-name="P124"><text:s text:c="4"/>deque_push_back(pdeq_coll, 6); </text:p>
            <text:p text:style-name="P124"><text:s text:c="4"/>deque_push_back(pdeq_coll, 6); </text:p>
            <text:p text:style-name="P124"><text:s text:c="4"/>deque_push_back(pdeq_coll, 5); </text:p>
            <text:p text:style-name="P124"><text:s text:c="4"/>deque_push_back(pdeq_coll, 7); </text:p>
            <text:p text:style-name="P124"><text:soft-page-break/><text:s text:c="4"/>deque_push_back(pdeq_coll, 5); </text:p>
            <text:p text:style-name="P124"><text:s text:c="4"/>deque_push_back(pdeq_coll, 4); </text:p>
            <text:p text:style-name="P124"><text:s text:c="4"/>deque_push_back(pdeq_coll, 4); </text:p>
            <text:p text:style-name="P124"/>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unique(deque_begin(pdeq_coll), deque_end(pdeq_coll)); </text:p>
            <text:p text:style-name="P124"><text:s text:c="4"/>printf("coll: "); </text:p>
            <text:p text:style-name="P124"><text:s text:c="4"/>for(it_pos = deque_begin(pdeq_coll);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unique_if(deque_begin(pdeq_coll), </text:p>
            <text:p text:style-name="P124"><text:s text:c="8"/>deque_end(pdeq_coll), fun_greater_int); </text:p>
            <text:p text:style-name="P124"><text:s text:c="4"/>printf("coll: "); </text:p>
            <text:p text:style-name="P124"><text:s text:c="4"/>for(it_pos = deque_begin(pdeq_coll);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 </text:p>
            <text:p text:style-name="P124"><text:soft-page-break/><text:s/></text:p>
            <text:p text:style-name="P124"><text:s text:c="4"/>return 0; </text:p>
            <text:p text:style-name="P124">}</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383327217" text:style-name="L155">
        <text:list-item>
          <text:p text:style-name="P285">algo_unique_copy <text:s text:c="3"/>algo_unique_copy_if将数据区间中相邻的符合规则的数据移除并拷贝到目的数据区间中</text:p>
        </text:list-item>
      </text:list>
      <text:list xml:id="list1721824450" text:style-name="L156">
        <text:list-item>
          <text:p text:style-name="P286">两个算法都返回拷贝到目的数据区间的末尾。</text:p>
        </text:list-item>
        <text:list-item>
          <text:p text:style-name="P286">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24">/* </text:p>
            <text:p text:style-name="P124"><text:s/>* unique2.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
            <text:p text:style-name="P124">static void _difference_one(const void* cpv_first, </text:p>
            <text:p text:style-name="P124"><text:s text:c="4"/>const void* cpv_second, void* pv_output) </text:p>
            <text:p text:style-name="P124">{ </text:p>
            <text:p text:style-name="P124"><text:s text:c="4"/>*(bool_t*)pv_output = </text:p>
            <text:p text:style-name="P124"><text:s text:c="8"/>*(int*)cpv_first + 1 == *(int*)cpv_second || </text:p>
            <text:p text:style-name="P124"><text:s text:c="8"/>*(int*)cpv_first - 1 == *(int*)cpv_second ? </text:p>
            <text:p text:style-name="P124"><text:s text:c="8"/>true : false; </text:p>
            <text:p text:style-name="P124">} </text:p>
            <text:p text:style-name="P124"/>
            <text:p text:style-name="P124">int main(int argc, char* argv[]) </text:p>
            <text:p text:style-name="P124">{ </text:p>
            <text:p text:style-name="P124"><text:s text:c="4"/>deque_t* pdeq_coll1 = create_deque(int); </text:p>
            <text:p text:style-name="P124"><text:s text:c="4"/>deque_t* pdeq_coll2 = create_deque(int); </text:p>
            <text:p text:style-name="P124"><text:s text:c="4"/>deque_t* pdeq_coll3 = create_deque(int); </text:p>
            <text:p text:style-name="P124"><text:s text:c="4"/>deque_t* pdeq_coll4 = create_deque(int); </text:p>
            <text:p text:style-name="P124"><text:s text:c="4"/>iterator_t it_pos; </text:p>
            <text:p text:style-name="P124"><text:s text:c="4"/>iterator_t it_end; </text:p>
            <text:p text:style-name="P124"><text:s text:c="4"/>int i = 0; </text:p>
            <text:p text:style-name="P124"/>
            <text:p text:style-name="P124"><text:s text:c="4"/>if(pdeq_coll1 == NULL || pdeq_coll2 == NULL || </text:p>
            <text:p text:style-name="P124"><text:soft-page-break/><text:s text:c="7"/>pdeq_coll3 == NULL || pdeq_coll4 == NULL) </text:p>
            <text:p text:style-name="P124"><text:s text:c="4"/>{ </text:p>
            <text:p text:style-name="P124"><text:s text:c="8"/>return -1; </text:p>
            <text:p text:style-name="P124"><text:s text:c="4"/>} </text:p>
            <text:p text:style-name="P124"/>
            <text:p text:style-name="P124"><text:s text:c="4"/>deque_init(pdeq_coll1); </text:p>
            <text:p text:style-name="P124"><text:s text:c="4"/>deque_init(pdeq_coll2); </text:p>
            <text:p text:style-name="P124"><text:s text:c="4"/>deque_init(pdeq_coll3); </text:p>
            <text:p text:style-name="P124"><text:s text:c="4"/>deque_init(pdeq_coll4); </text:p>
            <text:p text:style-name="P124"/>
            <text:p text:style-name="P124"><text:s text:c="4"/>deque_push_back(pdeq_coll1, 1); </text:p>
            <text:p text:style-name="P124"><text:s text:c="4"/>deque_push_back(pdeq_coll1, 4); </text:p>
            <text:p text:style-name="P124"><text:s text:c="4"/>deque_push_back(pdeq_coll1, 4); </text:p>
            <text:p text:style-name="P124"><text:s text:c="4"/>deque_push_back(pdeq_coll1, 6); </text:p>
            <text:p text:style-name="P124"><text:s text:c="4"/>deque_push_back(pdeq_coll1, 1); </text:p>
            <text:p text:style-name="P124"><text:s text:c="4"/>deque_push_back(pdeq_coll1, 2); </text:p>
            <text:p text:style-name="P124"><text:s text:c="4"/>deque_push_back(pdeq_coll1, 2); </text:p>
            <text:p text:style-name="P124"><text:s text:c="4"/>deque_push_back(pdeq_coll1, 3); </text:p>
            <text:p text:style-name="P124"><text:s text:c="4"/>deque_push_back(pdeq_coll1, 1); </text:p>
            <text:p text:style-name="P124"><text:s text:c="4"/>deque_push_back(pdeq_coll1, 6); </text:p>
            <text:p text:style-name="P124"><text:s text:c="4"/>deque_push_back(pdeq_coll1, 6); </text:p>
            <text:p text:style-name="P124"><text:s text:c="4"/>deque_push_back(pdeq_coll1, 6); </text:p>
            <text:p text:style-name="P124"><text:s text:c="4"/>deque_push_back(pdeq_coll1, 5); </text:p>
            <text:p text:style-name="P124"><text:s text:c="4"/>deque_push_back(pdeq_coll1, 7); </text:p>
            <text:p text:style-name="P124"><text:s text:c="4"/>deque_push_back(pdeq_coll1, 5); </text:p>
            <text:p text:style-name="P124"><text:s text:c="4"/>deque_push_back(pdeq_coll1, 4); </text:p>
            <text:p text:style-name="P124"><text:s text:c="4"/>deque_push_back(pdeq_coll1, 4); </text:p>
            <text:p text:style-name="P124"><text:s text:c="4"/>deque_assign(pdeq_coll3, pdeq_coll1); </text:p>
            <text:p text:style-name="P124"><text:s text:c="4"/>deque_resize(pdeq_coll2, deque_size(pdeq_coll1)); </text:p>
            <text:p text:style-name="P124"><text:s text:c="4"/>deque_resize(pdeq_coll4, deque_size(pdeq_coll1)); </text:p>
            <text:p text:style-name="P124"/>
            <text:p text:style-name="P124"><text:s text:c="4"/>printf("coll1: "); </text:p>
            <text:p text:style-name="P124"><text:s text:c="4"/>for(it_pos = deque_begin(pdeq_coll1); </text:p>
            <text:p text:style-name="P124"><text:s text:c="8"/>!iterator_equal(it_pos, deque_end(pdeq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unique_copy(deque_begin(pdeq_coll1), </text:p>
            <text:p text:style-name="P124"><text:s text:c="8"/>deque_end(pdeq_coll1), deque_begin(pdeq_coll2)); </text:p>
            <text:p text:style-name="P124"><text:s text:c="4"/>printf("coll2: "); </text:p>
            <text:p text:style-name="P124"><text:soft-page-break/><text:s text:c="4"/>for(it_pos = deque_begin(pdeq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unique_copy_if(deque_begin(pdeq_coll3), deque_end(pdeq_coll3), </text:p>
            <text:p text:style-name="P124"><text:s text:c="8"/>deque_begin(pdeq_coll4), _difference_one); </text:p>
            <text:p text:style-name="P124"><text:s text:c="4"/>printf("coll4: "); </text:p>
            <text:p text:style-name="P124"><text:s text:c="4"/>for(it_pos = deque_begin(pdeq_coll4);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deque_destroy(pdeq_coll1); </text:p>
            <text:p text:style-name="P124"><text:s text:c="4"/>deque_destroy(pdeq_coll2); </text:p>
            <text:p text:style-name="P124"><text:s text:c="4"/>deque_destroy(pdeq_coll3); </text:p>
            <text:p text:style-name="P124"><text:s text:c="4"/>deque_destroy(pdeq_coll4); </text:p>
            <text:p text:style-name="P124"/>
            <text:p text:style-name="P124"><text:s text:c="4"/>return 0; </text:p>
            <text:p text:style-name="P124">}</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716942825" text:continue-list="list158566867" text:style-name="WW8Num13">
        <text:list-item>
          <text:list>
            <text:list-item>
              <text:list>
                <text:list-item>
                  <text:h text:style-name="P320" text:outline-level="3"><text:soft-page-break/>逆序</text:h>
                </text:list-item>
              </text:list>
            </text:list-item>
          </text:list>
        </text:list-item>
      </text:list>
      <text:list xml:id="list327830036" text:style-name="L157">
        <text:list-item>
          <text:p text:style-name="P287">algo_reverse <text:s text:c="3"/>algo_reverse_copy将数据区间中的数据逆序</text:p>
        </text:list-item>
      </text:list>
      <text:list xml:id="list1136244482" text:style-name="L158">
        <text:list-item>
          <text:p text:style-name="P288">algo_reverse将数据区间中的数据逆序。</text:p>
        </text:list-item>
        <text:list-item>
          <text:p text:style-name="P288">algo_reverse_copy将数据区间中的数据逆序并将结果拷贝的目的数据区间。</text:p>
        </text:list-item>
        <text:list-item>
          <text:p text:style-name="P288">用户必须保证algo_reverse_copy的目的数据区间足够大。</text:p>
        </text:list-item>
        <text:list-item>
          <text:p text:style-name="P288">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24">/* </text:p>
            <text:p text:style-name="P124"><text:s/>* reverse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
            <text:p text:style-name="P124"><text:s text:c="4"/>algo_reverse(vector_begin(pvec_coll1), vector_end(pvec_coll1)); </text:p>
            <text:p text:style-name="P124"><text:s text:c="4"/>printf("after reversing 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resize(pvec_coll2, vector_size(pvec_coll1)); </text:p>
            <text:p text:style-name="P124"><text:s text:c="4"/>it_end = algo_reverse_copy(iterator_next_n(vector_begin(pvec_coll1), 3), </text:p>
            <text:p text:style-name="P124"><text:s text:c="8"/>iterator_prev(vector_end(pvec_coll1)), vector_begin(pvec_coll2)); </text:p>
            <text:p text:style-name="P124"><text:s text:c="4"/>printf("after reversing 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677578958" text:continue-list="list1716942825" text:style-name="WW8Num13">
        <text:list-item>
          <text:list>
            <text:list-item>
              <text:list>
                <text:list-item>
                  <text:h text:style-name="P320" text:outline-level="3">数据轮换</text:h>
                </text:list-item>
              </text:list>
            </text:list-item>
          </text:list>
        </text:list-item>
      </text:list>
      <text:list xml:id="list1809968290" text:style-name="L159">
        <text:list-item>
          <text:p text:style-name="P289">algo_rotate <text:s text:c="3"/>algo_rotate_copy是将数据区间的两部分数据调换</text:p>
        </text:list-item>
      </text:list>
      <text:list xml:id="list1048198777" text:style-name="L160">
        <text:list-item>
          <text:p text:style-name="P290"><text:soft-page-break/>algo_rotate将数据区间中的两部分调换，返回新的分界线迭代器。</text:p>
        </text:list-item>
        <text:list-item>
          <text:p text:style-name="P290">algo_rotate_copy将数据区间两部分调换并拷贝到目的数据区间中，返回目的数据区间的新末尾。</text:p>
        </text:list-item>
        <text:list-item>
          <text:p text:style-name="P290">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24">/* </text:p>
            <text:p text:style-name="P124"><text:s/>* rotate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vector_resize(pvec_coll2, vector_size(pvec_coll1));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text:p>
            <text:p text:style-name="P124"><text:s text:c="4"/>algo_rotate(vector_begin(pvec_coll1), </text:p>
            <text:p text:style-name="P124"><text:s text:c="8"/>iterator_next_n(vector_begin(pvec_coll1), 3), </text:p>
            <text:p text:style-name="P124"><text:s text:c="8"/>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otate(vector_begin(pvec_coll1), </text:p>
            <text:p text:style-name="P124"><text:s text:c="8"/>iterator_prev_n(vector_end(pvec_coll1), 2), </text:p>
            <text:p text:style-name="P124"><text:s text:c="8"/>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otate_copy(vector_begin(pvec_coll1), </text:p>
            <text:p text:style-name="P124"><text:s text:c="8"/>algo_find(vector_begin(pvec_coll1), vector_end(pvec_coll1), 6), </text:p>
            <text:p text:style-name="P124"><text:s text:c="8"/>vector_end(pvec_coll1), vector_begin(pvec_coll2));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684777908" text:continue-list="list677578958" text:style-name="WW8Num13">
        <text:list-item>
          <text:list>
            <text:list-item>
              <text:list>
                <text:list-item>
                  <text:h text:style-name="P320" text:outline-level="3">随机算法</text:h>
                </text:list-item>
              </text:list>
            </text:list-item>
          </text:list>
        </text:list-item>
      </text:list>
      <text:list xml:id="list1788151475" text:style-name="L161">
        <text:list-item>
          <text:p text:style-name="P291">algo_random_shuffle <text:s text:c="3"/>algo_random_shuffle_if将数据区间中的数据随机重排</text:p>
        </text:list-item>
      </text:list>
      <text:list xml:id="list500721101" text:style-name="L162">
        <text:list-item>
          <text:p text:style-name="P292">两个算法都是将数据区间中的数据顺序打乱，但是不修改数据内容。</text:p>
        </text:list-item>
        <text:list-item>
          <text:p text:style-name="P292">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24">/* </text:p>
            <text:p text:style-name="P124"><text:s/>* random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 = create_vector(int); </text:p>
            <text:p text:style-name="P124"><text:s text:c="4"/>iterator_t it_pos;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printf("coll: "); </text:p>
            <text:p text:style-name="P124"><text:s text:c="4"/>for(it_pos = vector_begin(pvec_coll); </text:p>
            <text:p text:style-name="P124"><text:soft-page-break/><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huffle(vector_begin(pvec_coll), vector_end(pvec_coll)); </text:p>
            <text:p text:style-name="P124"><text:s text:c="4"/>printf("shuffle: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ort(vector_begin(pvec_coll), vector_end(pvec_coll)); </text:p>
            <text:p text:style-name="P124"><text:s text:c="4"/>printf("sort: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huffle_if(vector_begin(pvec_coll), </text:p>
            <text:p text:style-name="P124"><text:s text:c="8"/>vector_end(pvec_coll), fun_random_number); </text:p>
            <text:p text:style-name="P124"><text:s text:c="4"/>printf("shuffle: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 </text:p>
            <text:p text:style-name="P124"/>
            <text:p text:style-name="P124"><text:s text:c="4"/>return 0; </text:p>
            <text:p text:style-name="P12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907630547" text:style-name="L163">
        <text:list-item>
          <text:p text:style-name="P293">algo_random_sample <text:s text:c="3"/>algo_random_sample_if <text:s text:c="3"/>algo_random_sample_n <text:s text:c="3"/>algo_random_sample_n_if随机抽样</text:p>
        </text:list-item>
      </text:list>
      <text:list xml:id="list1798493713" text:style-name="L164">
        <text:list-item>
          <text:p text:style-name="P294">随机抽样是在源数据区间中随机抽取n个数据样本到目的数据区间中，保证不会重复抽样。</text:p>
        </text:list-item>
        <text:list-item>
          <text:p text:style-name="P294">用户可以指定随机数生成函数。</text:p>
        </text:list-item>
        <text:list-item>
          <text:p text:style-name="P294">使用algo_random_sample_n和algo_random_sample_n_if算法，用户必须保证目的数据区间足够大。</text:p>
        </text:list-item>
        <text:list-item>
          <text:p text:style-name="P294">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24">/* </text:p>
            <text:p text:style-name="P124"><text:s/>* random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_n(pvec_coll2, 10); </text:p>
            <text:p text:style-name="P124"/>
            <text:p text:style-name="P124"><text:s text:c="4"/>for(i = 1; i &lt;= 1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oft-page-break/><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ample(vector_begin(pvec_coll1), vector_end(pvec_coll1), </text:p>
            <text:p text:style-name="P124"><text:s text:c="8"/>vector_begin(pvec_coll2), vector_end(pvec_coll2));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random_sample_if(vector_begin(pvec_coll1), vector_end(pvec_coll1), </text:p>
            <text:p text:style-name="P124"><text:s text:c="8"/>vector_begin(pvec_coll2), vector_end(pvec_coll2), fun_random_number);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random_sample_n(vector_begin(pvec_coll1), </text:p>
            <text:p text:style-name="P124"><text:s text:c="8"/>vector_end(pvec_coll1), vector_begin(pvec_coll2), 5); </text:p>
            <text:p text:style-name="P124"><text:s text:c="4"/>printf("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end = algo_random_sample_n_if(vector_begin(pvec_coll1), vector_end(pvec_coll1), </text:p>
            <text:p text:style-name="P124"><text:s text:c="8"/>vector_begin(pvec_coll2), 8, fun_random_number); </text:p>
            <text:p text:style-name="P124"><text:soft-page-break/><text:s text:c="4"/>printf("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552869149" text:continue-list="list684777908" text:style-name="WW8Num13">
        <text:list-item>
          <text:list>
            <text:list-item>
              <text:list>
                <text:list-item>
                  <text:h text:style-name="P320" text:outline-level="3">数据划分</text:h>
                </text:list-item>
              </text:list>
            </text:list-item>
          </text:list>
        </text:list-item>
      </text:list>
      <text:list xml:id="list2026235542" text:style-name="L165">
        <text:list-item>
          <text:p text:style-name="P187">algo_partition <text:s text:c="3"/>algo_stable_partition将符合规则的数据放在数据区间的前部，其余的数据放在后部</text:p>
        </text:list-item>
      </text:list>
      <text:list xml:id="list1081928631" text:style-name="L166">
        <text:list-item>
          <text:p text:style-name="P188">两个算法都将符合指定规则的数据放到数据区间的前部，其余的数据放在区间的后部。</text:p>
        </text:list-item>
        <text:list-item>
          <text:p text:style-name="P188">两个算法都返回两部分数据的边界迭代器。</text:p>
        </text:list-item>
        <text:list-item>
          <text:p text:style-name="P188">algo_stable_partition不改变每一个部分中数据的原始顺序。</text:p>
        </text:list-item>
      </text:list>
      <text:p text:style-name="P35">下面是两个算法的例子：</text:p>
      <table:table table:name="表格146" table:style-name="表格146">
        <table:table-column table:style-name="表格146.A"/>
        <table:table-row>
          <table:table-cell table:style-name="表格146.A1" office:value-type="string">
            <text:p text:style-name="P124">/* </text:p>
            <text:p text:style-name="P124"><text:s/>* partition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is_even(const void* cpv_input, void* pv_output) </text:p>
            <text:p text:style-name="P124">{ </text:p>
            <text:p text:style-name="P124"><text:s text:c="4"/>*(bool_t*)pv_output = *(int*)cpv_input % 2 == 0 ? true : false; </text:p>
            <text:p text:style-name="P124"><text:soft-page-break/>} </text:p>
            <text:p text:style-name="P124"/>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odd; </text:p>
            <text:p text:style-name="P124"><text:s text:c="4"/>int i = 0; </text:p>
            <text:p text:style-name="P124"/>
            <text:p text:style-name="P124"><text:s text:c="4"/>if(pvec_coll1 == NULL || pvec_coll2 == NULL) </text:p>
            <text:p text:style-name="P124"><text:s text:c="4"/>{ </text:p>
            <text:p text:style-name="P124"><text:s text:c="8"/>return -1; </text:p>
            <text:p text:style-name="P124"><text:s text:c="4"/>} </text:p>
            <text:p text:style-name="P124"/>
            <text:p text:style-name="P124"><text:s text:c="4"/>vector_init(pvec_coll1); </text:p>
            <text:p text:style-name="P124"><text:s text:c="4"/>vector_init(pvec_coll2); </text:p>
            <text:p text:style-name="P124"/>
            <text:p text:style-name="P124"><text:s text:c="4"/>for(i = 1; i &lt;= 9; ++i) </text:p>
            <text:p text:style-name="P124"><text:s text:c="4"/>{ </text:p>
            <text:p text:style-name="P124"><text:s text:c="8"/>vector_push_back(pvec_coll1, i); </text:p>
            <text:p text:style-name="P124"><text:s text:c="8"/>vector_push_back(pvec_coll2,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printf("partition:\n"); </text:p>
            <text:p text:style-name="P124"><text:s text:c="4"/>it_odd = algo_partition(vector_begin(pvec_coll1), </text:p>
            <text:p text:style-name="P124"><text:s text:c="8"/>vector_end(pvec_coll1), _is_even); </text:p>
            <text:p text:style-name="P124"><text:soft-page-break/><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first odd: %d\n", *(int*)iterator_get_pointer(it_odd)); </text:p>
            <text:p text:style-name="P124"><text:s text:c="4"/>it_odd = algo_stable_partition(vector_begin(pvec_coll2), </text:p>
            <text:p text:style-name="P124"><text:s text:c="8"/>vector_end(pvec_coll2), _is_eve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first odd: %d\n", *(int*)iterator_get_pointer(it_odd)); </text:p>
            <text:p text:style-name="P124"/>
            <text:p text:style-name="P124"><text:s text:c="4"/>vector_destroy(pvec_coll1); </text:p>
            <text:p text:style-name="P124"><text:s text:c="4"/>vector_destroy(pvec_coll2); </text:p>
            <text:p text:style-name="P124"/>
            <text:p text:style-name="P124"><text:s text:c="4"/>return 0; </text:p>
            <text:p text:style-name="P124">}</text:p>
          </table:table-cell>
        </table:table-row>
      </table:table>
      <text:p text:style-name="P35">输出结果：</text:p>
      <text:p text:style-name="P35">coll1: 1 2 3 4 5 6 7 8 9 </text:p>
      <text:p text:style-name="P35">coll2: 1 2 3 4 5 6 7 8 9 </text:p>
      <text:p text:style-name="P35">partition: </text:p>
      <text:p text:style-name="P35">coll1: 8 2 6 4 5 3 7 1 9 </text:p>
      <text:p text:style-name="P35">first odd: 5 </text:p>
      <text:p text:style-name="P35">coll2: 2 4 6 8 1 3 5 7 9 </text:p>
      <text:p text:style-name="P35">first odd: 1</text:p>
      <text:p text:style-name="P35"/>
      <text:list xml:id="list471115884" text:continue-list="list552869149" text:style-name="WW8Num13">
        <text:list-item>
          <text:list>
            <text:list-item>
              <text:h text:style-name="P311" text:outline-level="2">排序算法</text:h>
            </text:list-item>
          </text:list>
        </text:list-item>
      </text:list>
      <text:p text:style-name="P35"><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13">algo_sort</text:p>
          </table:table-cell>
          <table:table-cell table:style-name="表格147.B1" office:value-type="string">
            <text:p text:style-name="P114">将数据区间中的数据按照默认的比较规则排序。</text:p>
          </table:table-cell>
        </table:table-row>
        <table:table-row>
          <table:table-cell table:style-name="表格147.A2" office:value-type="string">
            <text:p text:style-name="P113">algo_sort_if</text:p>
          </table:table-cell>
          <table:table-cell table:style-name="表格147.B2" office:value-type="string">
            <text:p text:style-name="P114">将数据区间中的数据按照指定的比较规则排序。</text:p>
          </table:table-cell>
        </table:table-row>
        <table:table-row>
          <table:table-cell table:style-name="表格147.A2" office:value-type="string">
            <text:p text:style-name="P113">algo_stable_sort</text:p>
          </table:table-cell>
          <table:table-cell table:style-name="表格147.B2" office:value-type="string">
            <text:p text:style-name="P114">将数据区间中的数据按照默认比较规则进行稳定排序。</text:p>
          </table:table-cell>
        </table:table-row>
        <table:table-row>
          <table:table-cell table:style-name="表格147.A2" office:value-type="string">
            <text:p text:style-name="P113">algo_stable_sort_if</text:p>
          </table:table-cell>
          <table:table-cell table:style-name="表格147.B2" office:value-type="string">
            <text:p text:style-name="P114">将数据区间中的数据按照指定的比较规则进行稳定排序。</text:p>
          </table:table-cell>
        </table:table-row>
        <table:table-row>
          <table:table-cell table:style-name="表格147.A2" office:value-type="string">
            <text:p text:style-name="P113">algo_partial_sort</text:p>
          </table:table-cell>
          <table:table-cell table:style-name="表格147.B2" office:value-type="string">
            <text:p text:style-name="P114">将数据区间中的数据按照默认的比较规则进行部分排序。</text:p>
          </table:table-cell>
        </table:table-row>
        <table:table-row>
          <table:table-cell table:style-name="表格147.A2" office:value-type="string">
            <text:p text:style-name="P113">algo_partial_sort_if</text:p>
          </table:table-cell>
          <table:table-cell table:style-name="表格147.B2" office:value-type="string">
            <text:p text:style-name="P114">将数据区间中的数据按照指定的比较规则进行部分排序。</text:p>
          </table:table-cell>
        </table:table-row>
        <table:table-row>
          <table:table-cell table:style-name="表格147.A2" office:value-type="string">
            <text:p text:style-name="P113">algo_partial_sort_copy</text:p>
          </table:table-cell>
          <table:table-cell table:style-name="表格147.B2" office:value-type="string">
            <text:p text:style-name="P114">将数据区间按照默认比较规则部分排序，将排序结果拷贝到目的区间。</text:p>
          </table:table-cell>
        </table:table-row>
        <table:table-row>
          <table:table-cell table:style-name="表格147.A2" office:value-type="string">
            <text:p text:style-name="P113">algo_partial_sort_copy_if</text:p>
          </table:table-cell>
          <table:table-cell table:style-name="表格147.B2" office:value-type="string">
            <text:p text:style-name="P114">将数据区间按照指定比较规则部分排序，将排序结果拷贝到目的区间。</text:p>
          </table:table-cell>
        </table:table-row>
        <table:table-row>
          <table:table-cell table:style-name="表格147.A2" office:value-type="string">
            <text:p text:style-name="P113">algo_is_sorted</text:p>
          </table:table-cell>
          <table:table-cell table:style-name="表格147.B2" office:value-type="string">
            <text:p text:style-name="P114">判断数据区间是否是使用默认比较规则排序的。</text:p>
          </table:table-cell>
        </table:table-row>
        <table:table-row>
          <table:table-cell table:style-name="表格147.A2" office:value-type="string">
            <text:p text:style-name="P113">algo_is_sorted_if</text:p>
          </table:table-cell>
          <table:table-cell table:style-name="表格147.B2" office:value-type="string">
            <text:p text:style-name="P114">判断数据区间是否是使用指定比较规则排序的。</text:p>
          </table:table-cell>
        </table:table-row>
        <table:table-row>
          <table:table-cell table:style-name="表格147.A2" office:value-type="string">
            <text:p text:style-name="P113">algo_nth_element</text:p>
          </table:table-cell>
          <table:table-cell table:style-name="表格147.B2" office:value-type="string">
            <text:p text:style-name="P114">将数据区间按照默认的比较规则分成两部分,第n个数据与排序后的结果相同。</text:p>
          </table:table-cell>
        </table:table-row>
        <table:table-row>
          <table:table-cell table:style-name="表格147.A2" office:value-type="string">
            <text:p text:style-name="P113">algo_nth_element_if</text:p>
          </table:table-cell>
          <table:table-cell table:style-name="表格147.B2" office:value-type="string">
            <text:p text:style-name="P114">将数据区间按照指定的比较规则分成两部分,第n个数据与排序后的结果相同。</text:p>
          </table:table-cell>
        </table:table-row>
        <table:table-row>
          <table:table-cell table:style-name="表格147.A2" office:value-type="string">
            <text:p text:style-name="P113">algo_lower_bound</text:p>
          </table:table-cell>
          <table:table-cell table:style-name="表格147.B2" office:value-type="string">
            <text:p text:style-name="P114">返回使用默认比较规则排序的数据区间中第一个与指定数据相等的迭代器。</text:p>
          </table:table-cell>
        </table:table-row>
        <table:table-row>
          <table:table-cell table:style-name="表格147.A2" office:value-type="string">
            <text:p text:style-name="P113">algo_lower_bound_if</text:p>
          </table:table-cell>
          <table:table-cell table:style-name="表格147.B2" office:value-type="string">
            <text:p text:style-name="P114">返回使用指定比较规则排序的数据区间中第一个与指定数据相等的迭代器。</text:p>
          </table:table-cell>
        </table:table-row>
        <table:table-row>
          <table:table-cell table:style-name="表格147.A2" office:value-type="string">
            <text:p text:style-name="P113">algo_upper_bound</text:p>
          </table:table-cell>
          <table:table-cell table:style-name="表格147.B2" office:value-type="string">
            <text:p text:style-name="P114">返回使用默认比较规则排序的数据区间中第一个大于指定数据的迭代器。</text:p>
          </table:table-cell>
        </table:table-row>
        <table:table-row>
          <table:table-cell table:style-name="表格147.A2" office:value-type="string">
            <text:p text:style-name="P113">algo_upper_bound_if</text:p>
          </table:table-cell>
          <table:table-cell table:style-name="表格147.B2" office:value-type="string">
            <text:p text:style-name="P114">返回使用指定比较规则排序的数据区间中第一个大于指定数据的迭代器。</text:p>
          </table:table-cell>
        </table:table-row>
        <table:table-row>
          <table:table-cell table:style-name="表格147.A2" office:value-type="string">
            <text:p text:style-name="P113">algo_equal_range</text:p>
          </table:table-cell>
          <table:table-cell table:style-name="表格147.B2" office:value-type="string">
            <text:p text:style-name="P114">返回使用默认比较规俄排序的数据区间中包含指定数据的范围。</text:p>
          </table:table-cell>
        </table:table-row>
        <table:table-row>
          <table:table-cell table:style-name="表格147.A2" office:value-type="string">
            <text:p text:style-name="P113">algo_equal_range_if</text:p>
          </table:table-cell>
          <table:table-cell table:style-name="表格147.B2" office:value-type="string">
            <text:p text:style-name="P114">返回使用指定比较规则排序的数据区间中包含指定数据的范围。</text:p>
          </table:table-cell>
        </table:table-row>
        <table:table-row>
          <table:table-cell table:style-name="表格147.A2" office:value-type="string">
            <text:p text:style-name="P113">algo_binary_search</text:p>
          </table:table-cell>
          <table:table-cell table:style-name="表格147.B2" office:value-type="string">
            <text:p text:style-name="P114">在使用默认比较规则排序的数据区间中实现二分查找。</text:p>
          </table:table-cell>
        </table:table-row>
        <table:table-row>
          <table:table-cell table:style-name="表格147.A2" office:value-type="string">
            <text:p text:style-name="P113">algo_binary_search_if</text:p>
          </table:table-cell>
          <table:table-cell table:style-name="表格147.B2" office:value-type="string">
            <text:p text:style-name="P114">在使用指定比较规则排序的数据区间中实现二分查找。</text:p>
          </table:table-cell>
        </table:table-row>
        <table:table-row>
          <table:table-cell table:style-name="表格147.A2" office:value-type="string">
            <text:p text:style-name="P113">algo_merge</text:p>
          </table:table-cell>
          <table:table-cell table:style-name="表格147.B2" office:value-type="string">
            <text:p text:style-name="P114">合并两个使用默认比较规则排序的数据区间。</text:p>
          </table:table-cell>
        </table:table-row>
        <table:table-row>
          <table:table-cell table:style-name="表格147.A2" office:value-type="string">
            <text:p text:style-name="P113">algo_merge_if</text:p>
          </table:table-cell>
          <table:table-cell table:style-name="表格147.B2" office:value-type="string">
            <text:p text:style-name="P114">合并两个使用指定比较规则排序的数据区间。</text:p>
          </table:table-cell>
        </table:table-row>
        <table:table-row>
          <table:table-cell table:style-name="表格147.A2" office:value-type="string">
            <text:p text:style-name="P113">algo_inplace_merge</text:p>
          </table:table-cell>
          <table:table-cell table:style-name="表格147.B2" office:value-type="string">
            <text:p text:style-name="P114">合并同一数据区间中使用默认比较规则排序的两部分。</text:p>
          </table:table-cell>
        </table:table-row>
        <table:table-row>
          <table:table-cell table:style-name="表格147.A2" office:value-type="string">
            <text:p text:style-name="P113">algo_inplace_merge_if</text:p>
          </table:table-cell>
          <table:table-cell table:style-name="表格147.B2" office:value-type="string">
            <text:p text:style-name="P114">合并同一数据区间中使用指定比较规则排序的两部分。</text:p>
          </table:table-cell>
        </table:table-row>
        <table:table-row>
          <table:table-cell table:style-name="表格147.A2" office:value-type="string">
            <text:p text:style-name="P113">algo_includes</text:p>
          </table:table-cell>
          <table:table-cell table:style-name="表格147.B2" office:value-type="string">
            <text:p text:style-name="P114">判断两个使用默认比较规则排序的数据区间第一个是否包含第二个。</text:p>
          </table:table-cell>
        </table:table-row>
        <table:table-row>
          <table:table-cell table:style-name="表格147.A2" office:value-type="string">
            <text:p text:style-name="P113">algo_includes_if</text:p>
          </table:table-cell>
          <table:table-cell table:style-name="表格147.B2" office:value-type="string">
            <text:p text:style-name="P114">判断两个使用指定比较规则排序的数据区间第一个是否包含第二个。</text:p>
          </table:table-cell>
        </table:table-row>
        <table:table-row>
          <table:table-cell table:style-name="表格147.A2" office:value-type="string">
            <text:p text:style-name="P113">algo_set_union</text:p>
          </table:table-cell>
          <table:table-cell table:style-name="表格147.B2" office:value-type="string">
            <text:p text:style-name="P114">将两个使用默认比较规则排序的数据区间取并集。</text:p>
          </table:table-cell>
        </table:table-row>
        <table:table-row>
          <table:table-cell table:style-name="表格147.A2" office:value-type="string">
            <text:p text:style-name="P113">algo_set_union_if</text:p>
          </table:table-cell>
          <table:table-cell table:style-name="表格147.B2" office:value-type="string">
            <text:p text:style-name="P114">将两个使用指定比较规则排序的数据区间取并集。</text:p>
          </table:table-cell>
        </table:table-row>
        <table:table-row>
          <table:table-cell table:style-name="表格147.A2" office:value-type="string">
            <text:p text:style-name="P113">algo_set_intersection</text:p>
          </table:table-cell>
          <table:table-cell table:style-name="表格147.B2" office:value-type="string">
            <text:p text:style-name="P114">将两个使用默认比较规则排序的数据区间取交集。</text:p>
          </table:table-cell>
        </table:table-row>
        <table:table-row>
          <table:table-cell table:style-name="表格147.A2" office:value-type="string">
            <text:p text:style-name="P113">algo_set_intersection_if</text:p>
          </table:table-cell>
          <table:table-cell table:style-name="表格147.B2" office:value-type="string">
            <text:p text:style-name="P114">将两个使用指定比较规则排序的数据区间取交集。</text:p>
          </table:table-cell>
        </table:table-row>
        <table:table-row>
          <table:table-cell table:style-name="表格147.A2" office:value-type="string">
            <text:p text:style-name="P113">algo_set_difference</text:p>
          </table:table-cell>
          <table:table-cell table:style-name="表格147.B2" office:value-type="string">
            <text:p text:style-name="P114">将两个使用默认比较规则排序的数据区间取差集。</text:p>
          </table:table-cell>
        </table:table-row>
        <table:table-row>
          <table:table-cell table:style-name="表格147.A2" office:value-type="string">
            <text:p text:style-name="P113">algo_set_difference_if</text:p>
          </table:table-cell>
          <table:table-cell table:style-name="表格147.B2" office:value-type="string">
            <text:p text:style-name="P114">将两个使用指定比较规则排序的数据区间取差集。</text:p>
          </table:table-cell>
        </table:table-row>
        <text:soft-page-break/>
        <table:table-row>
          <table:table-cell table:style-name="表格147.A2" office:value-type="string">
            <text:p text:style-name="P113">algo_set_symmetric_difference</text:p>
          </table:table-cell>
          <table:table-cell table:style-name="表格147.B2" office:value-type="string">
            <text:p text:style-name="P114">将两个使用默认比较规则排序的数据区间取对称差集。</text:p>
          </table:table-cell>
        </table:table-row>
        <table:table-row>
          <table:table-cell table:style-name="表格147.A2" office:value-type="string">
            <text:p text:style-name="P113">algo_set_symmetric_difference_if</text:p>
          </table:table-cell>
          <table:table-cell table:style-name="表格147.B2" office:value-type="string">
            <text:p text:style-name="P114">将两个使用指定比较规则排序的数据区间取对称差集。</text:p>
          </table:table-cell>
        </table:table-row>
        <table:table-row>
          <table:table-cell table:style-name="表格147.A2" office:value-type="string">
            <text:p text:style-name="P113">algo_push_heap</text:p>
          </table:table-cell>
          <table:table-cell table:style-name="表格147.B2" office:value-type="string">
            <text:p text:style-name="P114">向使用默认比较规则的堆中插入一个数据。</text:p>
          </table:table-cell>
        </table:table-row>
        <table:table-row>
          <table:table-cell table:style-name="表格147.A2" office:value-type="string">
            <text:p text:style-name="P113">algo_push_heap_if</text:p>
          </table:table-cell>
          <table:table-cell table:style-name="表格147.B2" office:value-type="string">
            <text:p text:style-name="P114">向使用指定比较规则的堆中插入一个数据。</text:p>
          </table:table-cell>
        </table:table-row>
        <table:table-row>
          <table:table-cell table:style-name="表格147.A2" office:value-type="string">
            <text:p text:style-name="P113">algo_pop_heap</text:p>
          </table:table-cell>
          <table:table-cell table:style-name="表格147.B2" office:value-type="string">
            <text:p text:style-name="P114">将使用默认比较规则的堆中优先级最高的数据删除。</text:p>
          </table:table-cell>
        </table:table-row>
        <table:table-row>
          <table:table-cell table:style-name="表格147.A2" office:value-type="string">
            <text:p text:style-name="P113">algo_pop_heap_if</text:p>
          </table:table-cell>
          <table:table-cell table:style-name="表格147.B2" office:value-type="string">
            <text:p text:style-name="P114">将使用指定比较规则的堆中优先级最高的数据删除。</text:p>
          </table:table-cell>
        </table:table-row>
        <table:table-row>
          <table:table-cell table:style-name="表格147.A2" office:value-type="string">
            <text:p text:style-name="P113">algo_make_heap</text:p>
          </table:table-cell>
          <table:table-cell table:style-name="表格147.B2" office:value-type="string">
            <text:p text:style-name="P114">将数据区间变成使用默认比较规则的堆。</text:p>
          </table:table-cell>
        </table:table-row>
        <table:table-row>
          <table:table-cell table:style-name="表格147.A2" office:value-type="string">
            <text:p text:style-name="P113">algo_make_heap_if</text:p>
          </table:table-cell>
          <table:table-cell table:style-name="表格147.B2" office:value-type="string">
            <text:p text:style-name="P114">将数据区间变成使用指定比较规则的堆。</text:p>
          </table:table-cell>
        </table:table-row>
        <table:table-row>
          <table:table-cell table:style-name="表格147.A2" office:value-type="string">
            <text:p text:style-name="P113">algo_sort_heap</text:p>
          </table:table-cell>
          <table:table-cell table:style-name="表格147.B2" office:value-type="string">
            <text:p text:style-name="P114">将使用默认比较规则的堆进行堆排序。</text:p>
          </table:table-cell>
        </table:table-row>
        <table:table-row>
          <table:table-cell table:style-name="表格147.A2" office:value-type="string">
            <text:p text:style-name="P113">algo_sort_heap_if</text:p>
          </table:table-cell>
          <table:table-cell table:style-name="表格147.B2" office:value-type="string">
            <text:p text:style-name="P114">将使用指定比较规则的堆进行堆排序。</text:p>
          </table:table-cell>
        </table:table-row>
        <table:table-row>
          <table:table-cell table:style-name="表格147.A2" office:value-type="string">
            <text:p text:style-name="P113">algo_is_heap</text:p>
          </table:table-cell>
          <table:table-cell table:style-name="表格147.B2" office:value-type="string">
            <text:p text:style-name="P114">判断一个数据区间是否是使用默认比较规则的堆。</text:p>
          </table:table-cell>
        </table:table-row>
        <table:table-row>
          <table:table-cell table:style-name="表格147.A2" office:value-type="string">
            <text:p text:style-name="P113">algo_is_heap_if</text:p>
          </table:table-cell>
          <table:table-cell table:style-name="表格147.B2" office:value-type="string">
            <text:p text:style-name="P114">判断一个数据区间是否是使用指定比较规则的堆。</text:p>
          </table:table-cell>
        </table:table-row>
        <table:table-row>
          <table:table-cell table:style-name="表格147.A2" office:value-type="string">
            <text:p text:style-name="P113">algo_min</text:p>
          </table:table-cell>
          <table:table-cell table:style-name="表格147.B2" office:value-type="string">
            <text:p text:style-name="P114">使用默认比较规则找出两个迭代器所指的数据的小者。</text:p>
          </table:table-cell>
        </table:table-row>
        <table:table-row>
          <table:table-cell table:style-name="表格147.A2" office:value-type="string">
            <text:p text:style-name="P113">algo_min_if</text:p>
          </table:table-cell>
          <table:table-cell table:style-name="表格147.B2" office:value-type="string">
            <text:p text:style-name="P114">使用指定比较规则找出两个迭代器所指的数据的小者。</text:p>
          </table:table-cell>
        </table:table-row>
        <table:table-row>
          <table:table-cell table:style-name="表格147.A2" office:value-type="string">
            <text:p text:style-name="P113">algo_max</text:p>
          </table:table-cell>
          <table:table-cell table:style-name="表格147.B2" office:value-type="string">
            <text:p text:style-name="P114">使用默认比较规则找出两个迭代器所指的数据的大者。</text:p>
          </table:table-cell>
        </table:table-row>
        <table:table-row>
          <table:table-cell table:style-name="表格147.A2" office:value-type="string">
            <text:p text:style-name="P113">algo_max_if</text:p>
          </table:table-cell>
          <table:table-cell table:style-name="表格147.B2" office:value-type="string">
            <text:p text:style-name="P114">使用指定比较规则找出两个迭代器所指的数据的大者。</text:p>
          </table:table-cell>
        </table:table-row>
        <table:table-row>
          <table:table-cell table:style-name="表格147.A2" office:value-type="string">
            <text:p text:style-name="P113">algo_min_element</text:p>
          </table:table-cell>
          <table:table-cell table:style-name="表格147.B2" office:value-type="string">
            <text:p text:style-name="P114">使用默认的比较规则找出数据区间中最小的数据。</text:p>
          </table:table-cell>
        </table:table-row>
        <table:table-row>
          <table:table-cell table:style-name="表格147.A2" office:value-type="string">
            <text:p text:style-name="P113">algo_min_element_if</text:p>
          </table:table-cell>
          <table:table-cell table:style-name="表格147.B2" office:value-type="string">
            <text:p text:style-name="P114">使用指定的比较规则找出数据区间中最小的数据。</text:p>
          </table:table-cell>
        </table:table-row>
        <table:table-row>
          <table:table-cell table:style-name="表格147.A2" office:value-type="string">
            <text:p text:style-name="P113">algo_max_element</text:p>
          </table:table-cell>
          <table:table-cell table:style-name="表格147.B2" office:value-type="string">
            <text:p text:style-name="P114">使用默认的比较规则找出数据区间中最大的数据。</text:p>
          </table:table-cell>
        </table:table-row>
        <table:table-row>
          <table:table-cell table:style-name="表格147.A2" office:value-type="string">
            <text:p text:style-name="P113">algo_max_element_if</text:p>
          </table:table-cell>
          <table:table-cell table:style-name="表格147.B2" office:value-type="string">
            <text:p text:style-name="P114">使用指定的比较规则找出数据区间中最大的数据。</text:p>
          </table:table-cell>
        </table:table-row>
        <table:table-row>
          <table:table-cell table:style-name="表格147.A2" office:value-type="string">
            <text:p text:style-name="P113">algo_lexicographical_compare</text:p>
          </table:table-cell>
          <table:table-cell table:style-name="表格147.B2" office:value-type="string">
            <text:p text:style-name="P114">使用默认比较规则按照字典方式比较两个数据区间。</text:p>
          </table:table-cell>
        </table:table-row>
        <table:table-row>
          <table:table-cell table:style-name="表格147.A2" office:value-type="string">
            <text:p text:style-name="P113">algo_lexicographical_compare_if</text:p>
          </table:table-cell>
          <table:table-cell table:style-name="表格147.B2" office:value-type="string">
            <text:p text:style-name="P114">使用指定比较规则按照字典方式比较两个数据区间。</text:p>
          </table:table-cell>
        </table:table-row>
        <table:table-row>
          <table:table-cell table:style-name="表格147.A2" office:value-type="string">
            <text:p text:style-name="P113">algo_lexicographical_compare_3way</text:p>
          </table:table-cell>
          <table:table-cell table:style-name="表格147.B2" office:value-type="string">
            <text:p text:style-name="P114">使用默认比较规则按照字典方式比较两个数据区间，返回3种结果。</text:p>
          </table:table-cell>
        </table:table-row>
        <table:table-row>
          <table:table-cell table:style-name="表格147.A2" office:value-type="string">
            <text:p text:style-name="P113">algo_lexicographical_compare_3way_if</text:p>
          </table:table-cell>
          <table:table-cell table:style-name="表格147.B2" office:value-type="string">
            <text:p text:style-name="P114">使用指定比较规则按照字典方式比较两个数据区间，返回3种结果。</text:p>
          </table:table-cell>
        </table:table-row>
        <table:table-row>
          <table:table-cell table:style-name="表格147.A2" office:value-type="string">
            <text:p text:style-name="P113">algo_next_permutation</text:p>
          </table:table-cell>
          <table:table-cell table:style-name="表格147.B2" office:value-type="string">
            <text:p text:style-name="P114">返回使用默认比较规则的当前数据区间的下一排列方式。</text:p>
          </table:table-cell>
        </table:table-row>
        <table:table-row>
          <table:table-cell table:style-name="表格147.A2" office:value-type="string">
            <text:p text:style-name="P113">algo_next_permutation_if</text:p>
          </table:table-cell>
          <table:table-cell table:style-name="表格147.B2" office:value-type="string">
            <text:p text:style-name="P114">返回使用指定比较规则的当前数据区间的下一排列方式。</text:p>
          </table:table-cell>
        </table:table-row>
        <table:table-row>
          <table:table-cell table:style-name="表格147.A2" office:value-type="string">
            <text:p text:style-name="P113">algo_prev_permutation</text:p>
          </table:table-cell>
          <table:table-cell table:style-name="表格147.B2" office:value-type="string">
            <text:p text:style-name="P114">返回使用默认比较规则的当前数据区间的上一排列方式。</text:p>
          </table:table-cell>
        </table:table-row>
        <table:table-row>
          <table:table-cell table:style-name="表格147.A2" office:value-type="string">
            <text:p text:style-name="P113">algo_prev_permutation_if</text:p>
          </table:table-cell>
          <table:table-cell table:style-name="表格147.B2" office:value-type="string">
            <text:p text:style-name="P114">返回使用指定比较规则的当前数据区间的上一排列方式。</text:p>
          </table:table-cell>
        </table:table-row>
      </table:table>
      <text:p text:style-name="P35"/>
      <text:list xml:id="list960835831" text:continue-numbering="true" text:style-name="WW8Num13">
        <text:list-item>
          <text:list>
            <text:list-item>
              <text:list>
                <text:list-item>
                  <text:h text:style-name="P320" text:outline-level="3"><text:soft-page-break/>排序整个数据区间</text:h>
                </text:list-item>
              </text:list>
            </text:list-item>
          </text:list>
        </text:list-item>
      </text:list>
      <text:list xml:id="list136034224" text:style-name="L167">
        <text:list-item>
          <text:p text:style-name="P295"><text:span text:style-name="T45">algo_sort <text:s text:c="3"/>algo_sort_if <text:s text:c="3"/>algo_stable_sort <text:s text:c="3"/>algo_stable_sort_if对整个数据区间进行排序</text:span></text:p>
        </text:list-item>
      </text:list>
      <text:list xml:id="list1561388254" text:style-name="L168">
        <text:list-item>
          <text:p text:style-name="P296"><text:span text:style-name="T45">algo_sort和algo_stable_sort默认使用数据类型的小于操作函数作为比较规则进行排序。</text:span></text:p>
        </text:list-item>
        <text:list-item>
          <text:p text:style-name="P296"><text:span text:style-name="T45">algo_sort_if和algo_stable_sort_if使用指定的比较规则进行排序。</text:span></text:p>
        </text:list-item>
        <text:list-item>
          <text:p text:style-name="P296"><text:span text:style-name="T45">algo_sort_if和algo_stable_sort_if使用的比较规则不能修改数据。</text:span></text:p>
        </text:list-item>
        <text:list-item>
          <text:p text:style-name="P296"><text:span text:style-name="T45">algo_sort和algo_stable_sort的不同之处在于algo_stable_sort对于相等的数据不改变原有数据的相对位置。</text:span></text:p>
        </text:list-item>
        <text:list-item>
          <text:p text:style-name="P296"><text:span text:style-name="T45">有些容器提供了排序操作操作，排序时应该使用容器提供的排序操作函数。</text:span></text:p>
        </text:list-item>
      </text:list>
      <text:p text:style-name="P35">下面给出了algo_sort和algo_sort_if的例子：</text:p>
      <table:table table:name="表格148" table:style-name="表格148">
        <table:table-column table:style-name="表格148.A"/>
        <table:table-row>
          <table:table-cell table:style-name="表格148.A1" office:value-type="string">
            <text:p text:style-name="P124">/*</text:p>
            <text:p text:style-name="P124"><text:s/>* sort3.c</text:p>
            <text:p text:style-name="P124"><text:s/>* compile with : -lcstl</text:p>
            <text:p text:style-name="P124"><text:s/>*/</text:p>
            <text:p text:style-name="P124"></text:p>
            <text:p text:style-name="P124">#include &lt;stdio.h&gt;</text:p>
            <text:p text:style-name="P124">#include &lt;cstl/cdeque.h&gt;</text:p>
            <text:p text:style-name="P124">#include &lt;cstl/calgorithm.h&gt;</text:p>
            <text:p text:style-name="P124">#include &lt;cstl/cfunctional.h&gt;</text:p>
            <text:p text:style-name="P124"></text:p>
            <text:p text:style-name="P124">int main(int argc, char* argv[])</text:p>
            <text:p text:style-name="P124">{</text:p>
            <text:p text:style-name="P124"><text:s text:c="4"/>deque_t* pdeq_coll = create_deque(int);</text:p>
            <text:p text:style-name="P124"><text:s text:c="4"/>iterator_t it_pos;</text:p>
            <text:p text:style-name="P124"><text:s text:c="4"/>int i = 0;</text:p>
            <text:p text:style-name="P124"></text:p>
            <text:p text:style-name="P124"><text:s text:c="4"/>if(pdeq_coll == NULL)</text:p>
            <text:p text:style-name="P124"><text:s text:c="4"/>{</text:p>
            <text:p text:style-name="P124"><text:s text:c="8"/>return -1;</text:p>
            <text:p text:style-name="P124"><text:s text:c="4"/>}</text:p>
            <text:p text:style-name="P124"></text:p>
            <text:p text:style-name="P124"><text:s text:c="4"/>deque_init(pdeq_coll);</text:p>
            <text:p text:style-name="P124"></text:p>
            <text:p text:style-name="P124"><text:s text:c="4"/>for(i = 1; i &lt;= 9; ++i)</text:p>
            <text:p text:style-name="P124"><text:s text:c="4"/>{</text:p>
            <text:p text:style-name="P124"><text:s text:c="8"/>deque_push_back(pdeq_coll, i);</text:p>
            <text:p text:style-name="P124"><text:s text:c="4"/>}</text:p>
            <text:p text:style-name="P124"><text:s text:c="4"/>for(i = 1; i &lt;= 9; ++i)</text:p>
            <text:p text:style-name="P124"><text:s text:c="4"/>{</text:p>
            <text:p text:style-name="P124"><text:s text:c="8"/>deque_push_back(pdeq_coll, i);</text:p>
            <text:p text:style-name="P124"><text:s text:c="4"/>}</text:p>
            <text:p text:style-name="P124"></text:p>
            <text:p text:style-name="P124"><text:soft-page-break/><text:s text:c="4"/>printf("on entry: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sort(deque_begin(pdeq_coll), deque_end(pdeq_coll));</text:p>
            <text:p text:style-name="P124"><text:s text:c="4"/>printf("sorted: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sort_if(deque_begin(pdeq_coll), deque_end(pdeq_coll), fun_greater_int);</text:p>
            <text:p text:style-name="P124"><text:s text:c="4"/>printf("sorted &gt;: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deque_destroy(pdeq_coll);</text:p>
            <text:p text:style-name="P124"></text:p>
            <text:p text:style-name="P124"><text:s text:c="4"/>return 0;</text:p>
            <text:p text:style-name="P124">}</text:p>
          </table:table-cell>
        </table:table-row>
      </table:table>
      <text:p text:style-name="P35">输出结果：</text:p>
      <text:p text:style-name="P35">on entry: 1 2 3 4 5 6 7 8 9 1 2 3 4 5 6 7 8 9 </text:p>
      <text:p text:style-name="P35">sorted: 1 1 2 2 3 3 4 4 5 5 6 6 7 7 8 8 9 9 </text:p>
      <text:p text:style-name="P35">sorted &gt;: 9 9 8 8 7 7 6 6 5 5 4 4 3 3 2 2 1 1 </text:p>
      <text:p text:style-name="P35"/>
      <text:p text:style-name="P35">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24">/*</text:p>
            <text:p text:style-name="P124"><text:s/>* sort4.c</text:p>
            <text:p text:style-name="P124"><text:s/>* compile with : -lcstl</text:p>
            <text:p text:style-name="P124"><text:s/>*/</text:p>
            <text:p text:style-name="P124"><text:soft-page-break/></text:p>
            <text:p text:style-name="P124">#include &lt;stdio.h&gt;</text:p>
            <text:p text:style-name="P124">#include &lt;string.h&gt;</text:p>
            <text:p text:style-name="P124">#include &lt;cstl/cvector.h&gt;</text:p>
            <text:p text:style-name="P124">#include &lt;cstl/calgorithm.h&gt;</text:p>
            <text:p text:style-name="P124"></text:p>
            <text:p text:style-name="P124">static void _less_length(const void* cpv_first,</text:p>
            <text:p text:style-name="P124"><text:s text:c="4"/>const void* cpv_second, void* pv_output)</text:p>
            <text:p text:style-name="P124">{</text:p>
            <text:p text:style-name="P124"><text:s text:c="4"/>*(bool_t*)pv_output = strlen((char*)cpv_first) &lt; strlen((char*)cpv_second) ?</text:p>
            <text:p text:style-name="P124"><text:s text:c="8"/>true : false;</text:p>
            <text:p text:style-name="P124">}</text:p>
            <text:p text:style-name="P124"></text:p>
            <text:p text:style-name="P124">int main(int argc, char* argv[])</text:p>
            <text:p text:style-name="P124">{</text:p>
            <text:p text:style-name="P124"><text:s text:c="4"/>vector_t* pvec_coll1 = create_vector(char*);</text:p>
            <text:p text:style-name="P124"><text:s text:c="4"/>vector_t* pvec_coll2 = create_vector(char*);</text:p>
            <text:p text:style-name="P124"><text:s text:c="4"/>iterator_t it_pos;</text:p>
            <text:p text:style-name="P124"></text:p>
            <text:p text:style-name="P124"><text:s text:c="4"/>if(pvec_coll1 == NULL || pvec_coll2 == NULL)</text:p>
            <text:p text:style-name="P124"><text:s text:c="4"/>{</text:p>
            <text:p text:style-name="P124"><text:s text:c="8"/>return -1;</text:p>
            <text:p text:style-name="P124"><text:s text:c="4"/>}</text:p>
            <text:p text:style-name="P124"></text:p>
            <text:p text:style-name="P124"><text:s text:c="4"/>vector_init(pvec_coll1);</text:p>
            <text:p text:style-name="P124"><text:s text:c="4"/>vector_init(pvec_coll2);</text:p>
            <text:p text:style-name="P124"></text:p>
            <text:p text:style-name="P124"><text:s text:c="4"/>vector_push_back(pvec_coll1, "1xxx");</text:p>
            <text:p text:style-name="P124"><text:s text:c="4"/>vector_push_back(pvec_coll1, "2x");</text:p>
            <text:p text:style-name="P124"><text:s text:c="4"/>vector_push_back(pvec_coll1, "3x");</text:p>
            <text:p text:style-name="P124"><text:s text:c="4"/>vector_push_back(pvec_coll1, "4x");</text:p>
            <text:p text:style-name="P124"><text:s text:c="4"/>vector_push_back(pvec_coll1, "5xx");</text:p>
            <text:p text:style-name="P124"><text:s text:c="4"/>vector_push_back(pvec_coll1, "6xxxx");</text:p>
            <text:p text:style-name="P124"><text:s text:c="4"/>vector_push_back(pvec_coll1, "7xx");</text:p>
            <text:p text:style-name="P124"><text:s text:c="4"/>vector_push_back(pvec_coll1, "8xxx");</text:p>
            <text:p text:style-name="P124"><text:s text:c="4"/>vector_push_back(pvec_coll1, "9xx");</text:p>
            <text:p text:style-name="P124"><text:s text:c="4"/>vector_push_back(pvec_coll1, "10xxx");</text:p>
            <text:p text:style-name="P124"><text:s text:c="4"/>vector_push_back(pvec_coll1, "11");</text:p>
            <text:p text:style-name="P124"><text:s text:c="4"/>vector_push_back(pvec_coll1, "12");</text:p>
            <text:p text:style-name="P124"><text:s text:c="4"/>vector_push_back(pvec_coll1, "13");</text:p>
            <text:p text:style-name="P124"><text:s text:c="4"/>vector_push_back(pvec_coll1, "14xx");</text:p>
            <text:p text:style-name="P124"><text:s text:c="4"/>vector_push_back(pvec_coll1, "15");</text:p>
            <text:p text:style-name="P124"><text:s text:c="4"/>vector_push_back(pvec_coll1, "16");</text:p>
            <text:p text:style-name="P124"><text:soft-page-break/><text:s text:c="4"/>vector_push_back(pvec_coll1, "17");</text:p>
            <text:p text:style-name="P124"><text:s text:c="4"/>vector_assign(pvec_coll2, pvec_coll1);</text:p>
            <text:p text:style-name="P124"></text:p>
            <text:p text:style-name="P124"><text:s text:c="4"/>printf("on entry:\n");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p text:style-name="P124"><text:s text:c="4"/>algo_sort_if(vector_begin(pvec_coll1),</text:p>
            <text:p text:style-name="P124"><text:s text:c="8"/>vector_end(pvec_coll1), _less_length);</text:p>
            <text:p text:style-name="P124"><text:s text:c="4"/>algo_stable_sort_if(vector_begin(pvec_coll2),</text:p>
            <text:p text:style-name="P124"><text:s text:c="8"/>vector_end(pvec_coll2), _less_length);</text:p>
            <text:p text:style-name="P124"><text:s text:c="4"/>printf("with algo_sort_if():\n");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text:s text:c="4"/>printf("with algo_stable_sort_if():\n");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p text:style-name="P124"><text:s text:c="4"/>vector_destroy(pvec_coll1);</text:p>
            <text:p text:style-name="P124"><text:s text:c="4"/>vector_destroy(pvec_coll2);</text:p>
            <text:p text:style-name="P124"></text:p>
            <text:p text:style-name="P124"><text:s text:c="4"/>return 0;</text:p>
            <text:p text:style-name="P124">}</text:p>
          </table:table-cell>
        </table:table-row>
      </table:table>
      <text:p text:style-name="P35">程序的输出结果：</text:p>
      <text:p text:style-name="P35">on entry:</text:p>
      <text:p text:style-name="P35">1xxx 2x 3x 4x 5xx 6xxxx 7xx 8xxx 9xx 10xxx 11 12 13 14xx 15 16 17 </text:p>
      <text:p text:style-name="P35">with algo_sort_if():</text:p>
      <text:p text:style-name="P35">13 15 11 12 2x 17 16 3x 4x 5xx 7xx 9xx 1xxx 8xxx 14xx 10xxx 6xxxx </text:p>
      <text:p text:style-name="P35"><text:soft-page-break/>with algo_stable_sort_if():</text:p>
      <text:p text:style-name="P35">2x 3x 4x 11 12 13 15 16 17 5xx 7xx 9xx 1xxx 8xxx 14xx 6xxxx 10xxx </text:p>
      <text:p text:style-name="P35"/>
      <text:list xml:id="list1494075473" text:continue-list="list960835831" text:style-name="WW8Num13">
        <text:list-item>
          <text:list>
            <text:list-item>
              <text:list>
                <text:list-item>
                  <text:h text:style-name="P320" text:outline-level="3">部分排序</text:h>
                </text:list-item>
              </text:list>
            </text:list-item>
          </text:list>
        </text:list-item>
      </text:list>
      <text:list xml:id="list1507626188" text:style-name="L169">
        <text:list-item>
          <text:p text:style-name="P297"><text:span text:style-name="T45">algo_partial_sort <text:s text:c="3"/>algo_partial_sort_if将数据区间的一部分排序。</text:span></text:p>
        </text:list-item>
      </text:list>
      <text:list xml:id="list213625787" text:style-name="L170">
        <text:list-item>
          <text:p text:style-name="P298"><text:span text:style-name="T45">algo_partial_sort使用数据的小于操作函数作为比较规则排序。</text:span></text:p>
        </text:list-item>
        <text:list-item>
          <text:p text:style-name="P298"><text:span text:style-name="T45">algo_partial_sort_if使用指定的比较规则排序。</text:span></text:p>
        </text:list-item>
        <text:list-item>
          <text:p text:style-name="P298"><text:span text:style-name="T45">这两个算法不像algo_sort排序整个数据区间，而是排序后只是前面的一部分数据有序，后面的一部分并未排序。</text:span></text:p>
        </text:list-item>
        <text:list-item>
          <text:p text:style-name="P298"><text:span text:style-name="T45">algo_partial_sort_if使用的函数不能修改数据。</text:span></text:p>
        </text:list-item>
      </text:list>
      <text:p text:style-name="P35">下面的例子展示了如何使用algo_partial_sort和algo_partial_sort_if：</text:p>
      <table:table table:name="表格150" table:style-name="表格150">
        <table:table-column table:style-name="表格150.A"/>
        <table:table-row>
          <table:table-cell table:style-name="表格150.A1" office:value-type="string">
            <text:p text:style-name="P124">/*</text:p>
            <text:p text:style-name="P124"><text:s/>* psort1.c</text:p>
            <text:p text:style-name="P124"><text:s/>* compile with : -lcstl</text:p>
            <text:p text:style-name="P124"><text:s/>*/</text:p>
            <text:p text:style-name="P124"></text:p>
            <text:p text:style-name="P124">#include &lt;stdio.h&gt;</text:p>
            <text:p text:style-name="P124">#include &lt;cstl/cdeque.h&gt;</text:p>
            <text:p text:style-name="P124">#include &lt;cstl/calgorithm.h&gt;</text:p>
            <text:p text:style-name="P124">#include &lt;cstl/cfunctional.h&gt;</text:p>
            <text:p text:style-name="P124"></text:p>
            <text:p text:style-name="P124">int main(int argc, char* argv[])</text:p>
            <text:p text:style-name="P124">{</text:p>
            <text:p text:style-name="P124"><text:s text:c="4"/>deque_t* pdeq_coll = create_deque(int);</text:p>
            <text:p text:style-name="P124"><text:s text:c="4"/>iterator_t it_pos;</text:p>
            <text:p text:style-name="P124"><text:s text:c="4"/>int i = 0;</text:p>
            <text:p text:style-name="P124"></text:p>
            <text:p text:style-name="P124"><text:s text:c="4"/>if(pdeq_coll == NULL)</text:p>
            <text:p text:style-name="P124"><text:s text:c="4"/>{</text:p>
            <text:p text:style-name="P124"><text:s text:c="8"/>return -1;</text:p>
            <text:p text:style-name="P124"><text:s text:c="4"/>}</text:p>
            <text:p text:style-name="P124"></text:p>
            <text:p text:style-name="P124"><text:s text:c="4"/>deque_init(pdeq_coll);</text:p>
            <text:p text:style-name="P124"></text:p>
            <text:p text:style-name="P124"><text:s text:c="4"/>for(i = 3; i &lt;= 7; ++i)</text:p>
            <text:p text:style-name="P124"><text:s text:c="4"/>{</text:p>
            <text:p text:style-name="P124"><text:s text:c="8"/>deque_push_back(pdeq_coll, i);</text:p>
            <text:p text:style-name="P124"><text:s text:c="4"/>}</text:p>
            <text:p text:style-name="P124"><text:s text:c="4"/>for(i = 2; i &lt;= 6; ++i)</text:p>
            <text:p text:style-name="P124"><text:soft-page-break/><text:s text:c="4"/>{</text:p>
            <text:p text:style-name="P124"><text:s text:c="8"/>deque_push_back(pdeq_coll, i);</text:p>
            <text:p text:style-name="P124"><text:s text:c="4"/>}</text:p>
            <text:p text:style-name="P124"><text:s text:c="4"/>for(i = 1; i &lt;= 5; ++i)</text:p>
            <text:p text:style-name="P124"><text:s text:c="4"/>{</text:p>
            <text:p text:style-name="P124"><text:s text:c="8"/>deque_push_back(pdeq_coll, i);</text:p>
            <text:p text:style-name="P124"><text:s text:c="4"/>}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partial_sort(deque_begin(pdeq_coll),</text:p>
            <text:p text:style-name="P124"><text:s text:c="8"/>iterator_next_n(deque_begin(pdeq_coll), 5), deque_end(pdeq_coll));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partial_sort_if(deque_begin(pdeq_coll),</text:p>
            <text:p text:style-name="P124"><text:s text:c="8"/>iterator_next_n(deque_begin(pdeq_coll), 5),</text:p>
            <text:p text:style-name="P124"><text:s text:c="8"/>deque_end(pdeq_coll), fun_greater_int);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deque_destroy(pdeq_coll);</text:p>
            <text:p text:style-name="P124"></text:p>
            <text:p text:style-name="P124"><text:s text:c="4"/>return 0;</text:p>
            <text:p text:style-name="P124">}</text:p>
          </table:table-cell>
        </table:table-row>
      </table:table>
      <text:p text:style-name="P35"><text:soft-page-break/>输出结果：</text:p>
      <text:p text:style-name="P35">coll: 3 4 5 6 7 2 3 4 5 6 1 2 3 4 5 </text:p>
      <text:p text:style-name="P35">coll: 1 2 2 3 3 7 6 5 5 6 4 4 3 4 5 </text:p>
      <text:p text:style-name="P35">coll: 7 6 6 5 5 1 2 2 3 3 4 4 3 4 5 </text:p>
      <text:p text:style-name="P35">从结果看来algo_partial_sort和algo_partial_sort_if执行后只有前5个数字是这个数据区间排序的其余的是无序的。</text:p>
      <text:p text:style-name="P35"/>
      <text:p text:style-name="P35">algo_partial_sort_copy <text:s text:c="3"/>algo_partial_sort_copy_if对数据区间进行部分排序并将结果拷贝到目的数据区间中</text:p>
      <text:p text:style-name="P35">algo_partial_sort_copy使用数据类型的小于操作函数作为比较规则排序。</text:p>
      <text:p text:style-name="P35">algo_partial_sort_copy_if使用指定的比较规则排序。</text:p>
      <text:p text:style-name="P35">algo_partial_sort_copy_if使用的函数不能修改数据。</text:p>
      <text:p text:style-name="P35">两个算法拷贝到目的数据区间中的是最小排序数据区间。</text:p>
      <text:p text:style-name="P35">两个算法都返回拷贝到目的数据区间的数据的末尾。</text:p>
      <text:p text:style-name="P35">下面是这两个算法的例子：</text:p>
      <table:table table:name="表格151" table:style-name="表格151">
        <table:table-column table:style-name="表格151.A"/>
        <table:table-row>
          <table:table-cell table:style-name="表格151.A1" office:value-type="string">
            <text:p text:style-name="P124">/*</text:p>
            <text:p text:style-name="P124"><text:s/>* psort2.c</text:p>
            <text:p text:style-name="P124"><text:s/>* compile with : -lcstl</text:p>
            <text:p text:style-name="P124"><text:s/>*/</text:p>
            <text:p text:style-name="P124"></text:p>
            <text:p text:style-name="P124">#include &lt;stdio.h&gt;</text:p>
            <text:p text:style-name="P124">#include &lt;cstl/cdeque.h&gt;</text:p>
            <text:p text:style-name="P124">#include &lt;cstl/cvector.h&gt;</text:p>
            <text:p text:style-name="P124">#include &lt;cstl/calgorithm.h&gt;</text:p>
            <text:p text:style-name="P124">#include &lt;cstl/cfunctional.h&gt;</text:p>
            <text:p text:style-name="P124"></text:p>
            <text:p text:style-name="P124">int main(int argc, char* argv[])</text:p>
            <text:p text:style-name="P124">{</text:p>
            <text:p text:style-name="P124"><text:s text:c="4"/>deque_t* pdeq_coll = create_deque(int);</text:p>
            <text:p text:style-name="P124"><text:s text:c="4"/>vector_t* pvec_coll6 = create_vector(int);</text:p>
            <text:p text:style-name="P124"><text:s text:c="4"/>vector_t* pvec_coll30 = create_vector(int);</text:p>
            <text:p text:style-name="P124"><text:s text:c="4"/>iterator_t it_pos;</text:p>
            <text:p text:style-name="P124"><text:s text:c="4"/>iterator_t it_end;</text:p>
            <text:p text:style-name="P124"><text:s text:c="4"/>int i = 0;</text:p>
            <text:p text:style-name="P124"></text:p>
            <text:p text:style-name="P124"><text:s text:c="4"/>if(pdeq_coll == NULL || pvec_coll6 == NULL || pvec_coll30 == NULL)</text:p>
            <text:p text:style-name="P124"><text:s text:c="4"/>{</text:p>
            <text:p text:style-name="P124"><text:s text:c="8"/>return -1;</text:p>
            <text:p text:style-name="P124"><text:s text:c="4"/>}</text:p>
            <text:p text:style-name="P124"></text:p>
            <text:p text:style-name="P124"><text:s text:c="4"/>deque_init(pdeq_coll);</text:p>
            <text:p text:style-name="P124"><text:s text:c="4"/>vector_init_n(pvec_coll6, 6);</text:p>
            <text:p text:style-name="P124"><text:s text:c="4"/>vector_init_n(pvec_coll30, 30);</text:p>
            <text:p text:style-name="P124"></text:p>
            <text:p text:style-name="P124"><text:s text:c="4"/>for(i = 3; i &lt;= 7; ++i)</text:p>
            <text:p text:style-name="P124"><text:soft-page-break/><text:s text:c="4"/>{</text:p>
            <text:p text:style-name="P124"><text:s text:c="8"/>deque_push_back(pdeq_coll, i);</text:p>
            <text:p text:style-name="P124"><text:s text:c="4"/>}</text:p>
            <text:p text:style-name="P124"><text:s text:c="4"/>for(i = 2; i &lt;= 6; ++i)</text:p>
            <text:p text:style-name="P124"><text:s text:c="4"/>{</text:p>
            <text:p text:style-name="P124"><text:s text:c="8"/>deque_push_back(pdeq_coll, i);</text:p>
            <text:p text:style-name="P124"><text:s text:c="4"/>}</text:p>
            <text:p text:style-name="P124"><text:s text:c="4"/>for(i = 1; i &lt;= 5; ++i)</text:p>
            <text:p text:style-name="P124"><text:s text:c="4"/>{</text:p>
            <text:p text:style-name="P124"><text:s text:c="8"/>deque_push_back(pdeq_coll, i);</text:p>
            <text:p text:style-name="P124"><text:s text:c="4"/>}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partial_sort_copy(deque_begin(pdeq_coll), deque_end(pdeq_coll),</text:p>
            <text:p text:style-name="P124"><text:s text:c="8"/>vector_begin(pvec_coll6), vector_end(pvec_coll6));</text:p>
            <text:p text:style-name="P124"><text:s text:c="4"/>for(it_pos = vector_begin(pvec_coll6);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partial_sort_copy_if(deque_begin(pdeq_coll), deque_end(pdeq_coll),</text:p>
            <text:p text:style-name="P124"><text:s text:c="8"/>vector_begin(pvec_coll30), vector_end(pvec_coll30), fun_greater_int);</text:p>
            <text:p text:style-name="P124"><text:s text:c="4"/>for(it_pos = vector_begin(pvec_coll30);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deque_destroy(pdeq_coll);</text:p>
            <text:p text:style-name="P124"><text:s text:c="4"/>vector_destroy(pvec_coll6);</text:p>
            <text:p text:style-name="P124"><text:s text:c="4"/>vector_destroy(pvec_coll30);</text:p>
            <text:p text:style-name="P124"></text:p>
            <text:p text:style-name="P124"><text:soft-page-break/><text:s text:c="4"/>return 0;</text:p>
            <text:p text:style-name="P124">}</text:p>
          </table:table-cell>
        </table:table-row>
      </table:table>
      <text:p text:style-name="P35">程序输出：</text:p>
      <text:p text:style-name="P35">3 4 5 6 7 2 3 4 5 6 1 2 3 4 5 </text:p>
      <text:p text:style-name="P35">1 2 2 3 3 3 </text:p>
      <text:p text:style-name="P35">7 6 6 5 5 5 4 4 4 3 3 3 2 2 1 </text:p>
      <text:p text:style-name="P35"/>
      <text:list xml:id="list442513270" text:continue-list="list1494075473" text:style-name="WW8Num13">
        <text:list-item>
          <text:list>
            <text:list-item>
              <text:list>
                <text:list-item>
                  <text:h text:style-name="P320" text:outline-level="3">测试数据区间是否排序</text:h>
                </text:list-item>
              </text:list>
            </text:list-item>
          </text:list>
        </text:list-item>
      </text:list>
      <text:p text:style-name="P35">algo_is_sorted <text:s text:c="3"/>algo_is_sorted_if判断一个数据区间是否排序</text:p>
      <text:p text:style-name="P35">algo_is_sorted判断一个数据区间是否是以数据类型的小于操作作为比较规则排序的。</text:p>
      <text:p text:style-name="P35">algo_is_sorted_if判断一个数据区间是否是以指定的比较规则排序的。</text:p>
      <text:p text:style-name="P35">algo_is_sorted_if使用的函数不能修改数据。</text:p>
      <text:p text:style-name="P35">下面是这个两个算法的例子：</text:p>
      <table:table table:name="表格152" table:style-name="表格152">
        <table:table-column table:style-name="表格152.A"/>
        <table:table-row>
          <table:table-cell table:style-name="表格152.A1" office:value-type="string">
            <text:p text:style-name="P124">/*</text:p>
            <text:p text:style-name="P124"><text:s/>* issorted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include &lt;cstl/cfunctional.h&gt;</text:p>
            <text:p text:style-name="P124"></text:p>
            <text:p text:style-name="P124">int main(int argc, char* argv[])</text:p>
            <text:p text:style-name="P124">{</text:p>
            <text:p text:style-name="P124"><text:s text:c="4"/>vector_t* pvec_coll = create_vector(int);</text:p>
            <text:p text:style-name="P124"><text:s text:c="4"/>iterator_t it_pos;</text:p>
            <text:p text:style-name="P124"><text:s text:c="4"/>int i = 0;</text:p>
            <text:p text:style-name="P124"></text:p>
            <text:p text:style-name="P124"><text:s text:c="4"/>if(pvec_coll == NULL)</text:p>
            <text:p text:style-name="P124"><text:s text:c="4"/>{</text:p>
            <text:p text:style-name="P124"><text:s text:c="8"/>return -1;</text:p>
            <text:p text:style-name="P124"><text:s text:c="4"/>}</text:p>
            <text:p text:style-name="P124"></text:p>
            <text:p text:style-name="P124"><text:s text:c="4"/>vector_init(pvec_coll);</text:p>
            <text:p text:style-name="P124"></text:p>
            <text:p text:style-name="P124"><text:s text:c="4"/>for(i = 1; i &lt;= 9; ++i)</text:p>
            <text:p text:style-name="P124"><text:s text:c="4"/>{</text:p>
            <text:p text:style-name="P124"><text:s text:c="8"/>vector_push_back(pvec_coll, i);</text:p>
            <text:p text:style-name="P124"><text:soft-page-break/><text:s text:c="4"/>}</text:p>
            <text:p text:style-name="P124"></text:p>
            <text:p text:style-name="P124"><text:s text:c="4"/>algo_random_shuffle(vector_begin(pvec_coll), vector_end(pvec_coll));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f(algo_is_sorted(vector_begin(pvec_coll), vector_end(pvec_coll)))</text:p>
            <text:p text:style-name="P124"><text:s text:c="4"/>{</text:p>
            <text:p text:style-name="P124"><text:s text:c="8"/>printf("coll is sorted with &lt;.\n");</text:p>
            <text:p text:style-name="P124"><text:s text:c="4"/>}</text:p>
            <text:p text:style-name="P124"><text:s text:c="4"/>else</text:p>
            <text:p text:style-name="P124"><text:s text:c="4"/>{</text:p>
            <text:p text:style-name="P124"><text:s text:c="8"/>printf("coll is not sorted with &lt;.\n");</text:p>
            <text:p text:style-name="P124"><text:s text:c="4"/>}</text:p>
            <text:p text:style-name="P124"><text:s text:c="4"/>if(algo_is_sorted_if(vector_begin(pvec_coll),</text:p>
            <text:p text:style-name="P124"><text:s text:c="8"/>vector_end(pvec_coll), fun_greater_int))</text:p>
            <text:p text:style-name="P124"><text:s text:c="4"/>{</text:p>
            <text:p text:style-name="P124"><text:s text:c="8"/>printf("coll is sorted with &gt;.\n");</text:p>
            <text:p text:style-name="P124"><text:s text:c="4"/>}</text:p>
            <text:p text:style-name="P124"><text:s text:c="4"/>else</text:p>
            <text:p text:style-name="P124"><text:s text:c="4"/>{</text:p>
            <text:p text:style-name="P124"><text:s text:c="8"/>printf("coll is not sorted with &gt;.\n");</text:p>
            <text:p text:style-name="P124"><text:s text:c="4"/>}</text:p>
            <text:p text:style-name="P124"></text:p>
            <text:p text:style-name="P124"><text:s text:c="4"/>algo_sort(vector_begin(pvec_coll), vector_end(pvec_coll));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f(algo_is_sorted(vector_begin(pvec_coll), vector_end(pvec_coll)))</text:p>
            <text:p text:style-name="P124"><text:s text:c="4"/>{</text:p>
            <text:p text:style-name="P124"><text:s text:c="8"/>printf("coll is sorted with &lt;.\n");</text:p>
            <text:p text:style-name="P124"><text:s text:c="4"/>}</text:p>
            <text:p text:style-name="P124"><text:s text:c="4"/>else</text:p>
            <text:p text:style-name="P124"><text:s text:c="4"/>{</text:p>
            <text:p text:style-name="P124"><text:s text:c="8"/>printf("coll is not sorted with &lt;.\n");</text:p>
            <text:p text:style-name="P124"><text:soft-page-break/><text:s text:c="4"/>}</text:p>
            <text:p text:style-name="P124"><text:s text:c="4"/>if(algo_is_sorted_if(vector_begin(pvec_coll),</text:p>
            <text:p text:style-name="P124"><text:s text:c="8"/>vector_end(pvec_coll), fun_greater_int))</text:p>
            <text:p text:style-name="P124"><text:s text:c="4"/>{</text:p>
            <text:p text:style-name="P124"><text:s text:c="8"/>printf("coll is sorted with &gt;.\n");</text:p>
            <text:p text:style-name="P124"><text:s text:c="4"/>}</text:p>
            <text:p text:style-name="P124"><text:s text:c="4"/>else</text:p>
            <text:p text:style-name="P124"><text:s text:c="4"/>{</text:p>
            <text:p text:style-name="P124"><text:s text:c="8"/>printf("coll is not sorted with &gt;.\n");</text:p>
            <text:p text:style-name="P124"><text:s text:c="4"/>}</text:p>
            <text:p text:style-name="P124"></text:p>
            <text:p text:style-name="P124"><text:s text:c="4"/>algo_sort_if(vector_begin(pvec_coll), vector_end(pvec_coll), fun_greater_int);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f(algo_is_sorted(vector_begin(pvec_coll), vector_end(pvec_coll)))</text:p>
            <text:p text:style-name="P124"><text:s text:c="4"/>{</text:p>
            <text:p text:style-name="P124"><text:s text:c="8"/>printf("coll is sorted with &lt;.\n");</text:p>
            <text:p text:style-name="P124"><text:s text:c="4"/>}</text:p>
            <text:p text:style-name="P124"><text:s text:c="4"/>else</text:p>
            <text:p text:style-name="P124"><text:s text:c="4"/>{</text:p>
            <text:p text:style-name="P124"><text:s text:c="8"/>printf("coll is not sorted with &lt;.\n");</text:p>
            <text:p text:style-name="P124"><text:s text:c="4"/>}</text:p>
            <text:p text:style-name="P124"><text:s text:c="4"/>if(algo_is_sorted_if(vector_begin(pvec_coll),</text:p>
            <text:p text:style-name="P124"><text:s text:c="8"/>vector_end(pvec_coll), fun_greater_int))</text:p>
            <text:p text:style-name="P124"><text:s text:c="4"/>{</text:p>
            <text:p text:style-name="P124"><text:s text:c="8"/>printf("coll is sorted with &gt;.\n");</text:p>
            <text:p text:style-name="P124"><text:s text:c="4"/>}</text:p>
            <text:p text:style-name="P124"><text:s text:c="4"/>else</text:p>
            <text:p text:style-name="P124"><text:s text:c="4"/>{</text:p>
            <text:p text:style-name="P124"><text:s text:c="8"/>printf("coll is not sorted with &gt;.\n");</text:p>
            <text:p text:style-name="P124"><text:s text:c="4"/>}</text:p>
            <text:p text:style-name="P124"></text:p>
            <text:p text:style-name="P124"><text:s text:c="4"/>vector_destroy(pvec_coll);</text:p>
            <text:p text:style-name="P124"></text:p>
            <text:p text:style-name="P124"><text:s text:c="4"/>return 0;</text:p>
            <text:p text:style-name="P124">}</text:p>
          </table:table-cell>
        </table:table-row>
      </table:table>
      <text:p text:style-name="P35">输出结果：</text:p>
      <text:p text:style-name="P35">8 3 9 4 7 2 5 1 6 </text:p>
      <text:p text:style-name="P35"><text:soft-page-break/>coll is not sorted with &lt;.</text:p>
      <text:p text:style-name="P35">coll is not sorted with &gt;.</text:p>
      <text:p text:style-name="P35">1 2 3 4 5 6 7 8 9 </text:p>
      <text:p text:style-name="P35">coll is sorted with &lt;.</text:p>
      <text:p text:style-name="P35">coll is not sorted with &gt;.</text:p>
      <text:p text:style-name="P35">9 8 7 6 5 4 3 2 1 </text:p>
      <text:p text:style-name="P35">coll is not sorted with &lt;.</text:p>
      <text:p text:style-name="P35">coll is sorted with &gt;.</text:p>
      <text:p text:style-name="P35"/>
      <text:list xml:id="list944664323" text:continue-numbering="true" text:style-name="WW8Num13">
        <text:list-item>
          <text:list>
            <text:list-item>
              <text:list>
                <text:list-item>
                  <text:h text:style-name="P320" text:outline-level="3">根据第n个数据排序</text:h>
                </text:list-item>
              </text:list>
            </text:list-item>
          </text:list>
        </text:list-item>
      </text:list>
      <text:list xml:id="list1163892260" text:style-name="L171">
        <text:list-item>
          <text:p text:style-name="P299"><text:span text:style-name="T45">algo_nth_element <text:s text:c="3"/>algo_nth_element_if根据第n个数据排序，排序后第n个数据是排序后的数据，前面的数据都是小于n的数据后面的数据都是大于n的数据但是不保证第n个数据前后都是有序的</text:span></text:p>
        </text:list-item>
      </text:list>
      <text:list xml:id="list2102637972" text:style-name="L172">
        <text:list-item>
          <text:p text:style-name="P300"><text:span text:style-name="T45">algo_nth_element使用数据的小于操作函数作为默认的比较规则排序。</text:span></text:p>
        </text:list-item>
        <text:list-item>
          <text:p text:style-name="P300"><text:span text:style-name="T45">algo_nth_element_if使用指定的比较规则排序。</text:span></text:p>
        </text:list-item>
        <text:list-item>
          <text:p text:style-name="P300"><text:span text:style-name="T45">algo_nth_element_if使用的函数不能修改数据。</text:span></text:p>
        </text:list-item>
      </text:list>
      <text:p text:style-name="P35">下面是algo_nth_element和algo_nth_element_if的使用实例：</text:p>
      <table:table table:name="表格153" table:style-name="表格153">
        <table:table-column table:style-name="表格153.A"/>
        <table:table-row>
          <table:table-cell table:style-name="表格153.A1" office:value-type="string">
            <text:p text:style-name="P124">/*</text:p>
            <text:p text:style-name="P124"><text:s/>* nth1.c</text:p>
            <text:p text:style-name="P124"><text:s/>* compile with : -lcstl</text:p>
            <text:p text:style-name="P124"><text:s/>*/</text:p>
            <text:p text:style-name="P124"></text:p>
            <text:p text:style-name="P124">#include &lt;stdio.h&gt;</text:p>
            <text:p text:style-name="P124">#include &lt;cstl/cdeque.h&gt;</text:p>
            <text:p text:style-name="P124">#include &lt;cstl/calgorithm.h&gt;</text:p>
            <text:p text:style-name="P124">#include &lt;cstl/cfunctional.h&gt;</text:p>
            <text:p text:style-name="P124"></text:p>
            <text:p text:style-name="P124">int main(int argc, char* argv[])</text:p>
            <text:p text:style-name="P124">{</text:p>
            <text:p text:style-name="P124"><text:s text:c="4"/>deque_t* pdeq_coll = create_deque(int);</text:p>
            <text:p text:style-name="P124"><text:s text:c="4"/>iterator_t it_pos;</text:p>
            <text:p text:style-name="P124"><text:s text:c="4"/>int i = 0;</text:p>
            <text:p text:style-name="P124"></text:p>
            <text:p text:style-name="P124"><text:s text:c="4"/>if(pdeq_coll == NULL)</text:p>
            <text:p text:style-name="P124"><text:s text:c="4"/>{</text:p>
            <text:p text:style-name="P124"><text:s text:c="8"/>return -1;</text:p>
            <text:p text:style-name="P124"><text:s text:c="4"/>}</text:p>
            <text:p text:style-name="P124"></text:p>
            <text:p text:style-name="P124"><text:s text:c="4"/>deque_init(pdeq_coll);</text:p>
            <text:p text:style-name="P124"></text:p>
            <text:p text:style-name="P124"><text:soft-page-break/><text:s text:c="4"/>for(i = 3; i &lt;= 7; ++i)</text:p>
            <text:p text:style-name="P124"><text:s text:c="4"/>{</text:p>
            <text:p text:style-name="P124"><text:s text:c="8"/>deque_push_back(pdeq_coll, i);</text:p>
            <text:p text:style-name="P124"><text:s text:c="4"/>}</text:p>
            <text:p text:style-name="P124"><text:s text:c="4"/>for(i = 2; i &lt;= 6; ++i)</text:p>
            <text:p text:style-name="P124"><text:s text:c="4"/>{</text:p>
            <text:p text:style-name="P124"><text:s text:c="8"/>deque_push_back(pdeq_coll, i);</text:p>
            <text:p text:style-name="P124"><text:s text:c="4"/>}</text:p>
            <text:p text:style-name="P124"><text:s text:c="4"/>for(i = 1; i &lt;= 5; ++i)</text:p>
            <text:p text:style-name="P124"><text:s text:c="4"/>{</text:p>
            <text:p text:style-name="P124"><text:s text:c="8"/>deque_push_back(pdeq_coll, i);</text:p>
            <text:p text:style-name="P124"><text:s text:c="4"/>}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nth_element(deque_begin(pdeq_coll),</text:p>
            <text:p text:style-name="P124"><text:s text:c="8"/>iterator_next_n(deque_begin(pdeq_coll), 3), deque_end(pdeq_coll));</text:p>
            <text:p text:style-name="P124"><text:s text:c="4"/>printf("the four last elements are: ");</text:p>
            <text:p text:style-name="P124"><text:s text:c="4"/>for(it_pos = deque_begin(pdeq_coll);</text:p>
            <text:p text:style-name="P124"><text:s text:c="8"/>!iterator_equal(it_pos, iterator_next_n(deque_begin(pdeq_coll), 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nth_element(deque_begin(pdeq_coll),</text:p>
            <text:p text:style-name="P124"><text:s text:c="8"/>iterator_prev_n(deque_end(pdeq_coll), 4), deque_end(pdeq_coll));</text:p>
            <text:p text:style-name="P124"><text:s text:c="4"/>printf("the four highest elements are: ");</text:p>
            <text:p text:style-name="P124"><text:s text:c="4"/>for(it_pos = iterator_prev_n(deque_end(pdeq_coll), 4);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oft-page-break/><text:s text:c="4"/>algo_nth_element_if(deque_begin(pdeq_coll),</text:p>
            <text:p text:style-name="P124"><text:s text:c="8"/>iterator_next_n(deque_begin(pdeq_coll), 3),</text:p>
            <text:p text:style-name="P124"><text:s text:c="8"/>deque_end(pdeq_coll), fun_greater_int);</text:p>
            <text:p text:style-name="P124"><text:s text:c="4"/>printf("the four highest elements are: ");</text:p>
            <text:p text:style-name="P124"><text:s text:c="4"/>for(it_pos = deque_begin(pdeq_coll);</text:p>
            <text:p text:style-name="P124"><text:s text:c="8"/>!iterator_equal(it_pos, iterator_next_n(deque_begin(pdeq_coll), 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deque_destroy(pdeq_coll);</text:p>
            <text:p text:style-name="P124"></text:p>
            <text:p text:style-name="P124"><text:s text:c="4"/>return 0;</text:p>
            <text:p text:style-name="P124">}</text:p>
          </table:table-cell>
        </table:table-row>
      </table:table>
      <text:p text:style-name="P35">输出结果：</text:p>
      <text:p text:style-name="P35">coll: 3 4 5 6 7 2 3 4 5 6 1 2 3 4 5 </text:p>
      <text:p text:style-name="P35">the four last elements are: 2 1 2 3 </text:p>
      <text:p text:style-name="P35">the four highest elements are: 5 6 7 6 </text:p>
      <text:p text:style-name="P35">the four highest elements are: 6 7 6 5 </text:p>
      <text:p text:style-name="P35"/>
      <text:list xml:id="list874114184" text:continue-list="list944664323" text:style-name="WW8Num13">
        <text:list-item>
          <text:list>
            <text:list-item>
              <text:list>
                <text:list-item>
                  <text:h text:style-name="P320" text:outline-level="3">查找数据</text:h>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936689813" text:continue-numbering="true" text:style-name="WW8Num13">
        <text:list-item>
          <text:list>
            <text:list-item>
              <text:h text:style-name="P311" text:outline-level="2"><text:soft-page-break/>算数算法</text:h>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list xml:id="list1451660178" text:continue-numbering="true" text:style-name="WW8Num13">
        <text:list-item>
          <text:h text:style-name="P304" text:outline-level="1"><text:span text:style-name="T23">libcstl</text:span>函数</text:h>
          <text:list>
            <text:list-item>
              <text:h text:style-name="P313" text:outline-level="2">函数的作用</text:h>
            </text:list-item>
          </text:list>
        </text:list-item>
      </text:list>
      <text:p text:style-name="P84"><text:span text:style-name="T14">libcstl</text:span>提供了大量的函数,这些函数主要用来为算法提供扩展功能.算法中每一个算法都有一个后缀为if的版本,这个版本接受函数作为操作的规则.</text:p>
      <text:list xml:id="list236413918" text:continue-numbering="true" text:style-name="WW8Num13">
        <text:list-item>
          <text:list>
            <text:list-item>
              <text:list>
                <text:list-item>
                  <text:h text:style-name="P327"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oft-page-break/><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text:soft-page-break/>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oft-page-break/><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after remove:</text:p>
      <text:p text:style-name="P48">vector1: 1 2 4 5 6 7 8 9 10 10 </text:p>
      <text:p text:style-name="P48">vector2: 1 2 4 5 7 8 10 8 9 10</text:p>
      <text:list xml:id="list224904547" text:continue-numbering="true" text:style-name="WW8Num13">
        <text:list-item>
          <text:list>
            <text:list-item>
              <text:list>
                <text:list-item>
                  <text:h text:style-name="P327"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soft-page-break/>}</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100 100 100 100 100 100 100 100 100 100</text:p>
      <text:list xml:id="list711217477" text:continue-numbering="true" text:style-name="WW8Num13">
        <text:list-item>
          <text:list>
            <text:list-item>
              <text:h text:style-name="P313"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2016523851" text:continue-numbering="true" text:style-name="WW8Num13">
        <text:list-item>
          <text:list>
            <text:list-item>
              <text:list>
                <text:list-item>
                  <text:h text:style-name="P327" text:outline-level="3">一元函数</text:h>
                </text:list-item>
              </text:list>
            </text:list-item>
          </text:list>
        </text:list-item>
      </text:list>
      <text:p text:style-name="P40"><text:span text:style-name="T55"><text:tab/></text:span><text:span text:style-name="T59">一元函数具有如下形式</text:span></text:p>
      <text:p text:style-name="P86">void unary_function(const void* cpv_input, void* pv_output);</text:p>
      <text:p text:style-name="P84">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660652085" text:continue-numbering="true" text:style-name="WW8Num13">
        <text:list-item>
          <text:list>
            <text:list-item>
              <text:list>
                <text:list-item>
                  <text:h text:style-name="P327" text:outline-level="3">二元函数</text:h>
                </text:list-item>
              </text:list>
            </text:list-item>
          </text:list>
        </text:list-item>
      </text:list>
      <text:p text:style-name="P84">二元函数具有如下形式</text:p>
      <text:p text:style-name="P86">void binary_function(</text:p>
      <text:p text:style-name="P118">const void* cpv_first, const void* cpv_second, void* pv_output);</text:p>
      <text:p text:style-name="P84">前两个参数是输入数据,最后一个参数是输出数据.同一元函数的输出类型相同二元函数的输出也会有很多类型.当输出类型是bool_t是就是二元谓词.</text:p>
      <text:list xml:id="list1589709008" text:continue-numbering="true" text:style-name="WW8Num13">
        <text:list-item>
          <text:list>
            <text:list-item>
              <text:h text:style-name="P313" text:outline-level="2"><text:soft-page-break/>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822355384" text:continue-numbering="true" text:style-name="WW8Num13">
        <text:list-item>
          <text:list>
            <text:list-item>
              <text:list>
                <text:list-item>
                  <text:h text:style-name="P327"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1134540843" text:continue-numbering="true" text:style-name="WW8Num13">
        <text:list-item>
          <text:list>
            <text:list-item>
              <text:list>
                <text:list-item>
                  <text:h text:style-name="P327"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592858100" text:continue-numbering="true" text:style-name="WW8Num13">
        <text:list-item>
          <text:list>
            <text:list-item>
              <text:list>
                <text:list-item>
                  <text:h text:style-name="P327"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1842923816" text:continue-numbering="true" text:style-name="WW8Num13">
        <text:list-item>
          <text:list>
            <text:list-item>
              <text:list>
                <text:list-item>
                  <text:h text:style-name="P327" text:outline-level="3"><text:soft-page-break/>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159403492" text:continue-numbering="true" text:style-name="WW8Num13">
        <text:list-item>
          <text:h text:style-name="P304"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703760728" text:continue-numbering="true" text:style-name="WW8Num13">
        <text:list-item>
          <text:list>
            <text:list-item>
              <text:h text:style-name="P313" text:outline-level="2">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1029564272" text:continue-numbering="true" text:style-name="WW8Num13">
        <text:list-item>
          <text:list>
            <text:list-item>
              <text:h text:style-name="P313"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ext:soft-page-break/>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4">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oft-page-break/><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draw:g text:anchor-type="as-char" svg:y="0cm" draw:z-index="0" draw:style-name="gr1"><draw:rect draw:style-name="gr2" draw:text-style-name="P334" svg:width="17.779cm" svg:height="2.751cm" svg:x="0.002cm" svg:y="0.002cm"><text:p/></draw:rect><draw:frame draw:style-name="gr3" draw:text-style-name="P335" svg:width="17.779cm" svg:height="2.751cm" svg:x="0cm" svg:y="0cm"><draw:text-box><text:p text:style-name="P335"><text:span text:style-name="T78">建议</text:span><text:span text:style-name="T78">: </text:span><text:span text:style-name="T78">在使用</text:span><text:span text:style-name="T79">algo_for_each()</text:span><text:span text:style-name="T78">算法时不要使用修改数据的规则</text:span><text:span text:style-name="T78">,</text:span><text:span text:style-name="T78">如果要修改数据请使用</text:span><text:span text:style-name="T79">algo_generate()</text:span><text:span text:style-name="T78">算法</text:span><text:span text:style-name="T78">.</text:span></text:p></draw:text-box></draw:frame></draw:g></text:p>
      <text:p text:style-name="P42"><text:tab/>除了algo_for_each()算法外,非质变算法都是与查找相关的.但是查找分为两类,一类似查找单一数据,另一类时查找一个区间.</text:p>
      <text:list xml:id="list1488344926" text:continue-numbering="true" text:style-name="WW8Num13">
        <text:list-item>
          <text:list>
            <text:list-item>
              <text:list>
                <text:list-item>
                  <text:h text:style-name="P327"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oft-page-break/><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oft-page-break/><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4">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oft-page-break/><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oft-page-break/><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text:soft-page-break/>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text:soft-page-break/></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9"><text:span text:style-name="T59"><text:tab/><text:tab/></text:span><text:span text:style-name="T55">使用指定规则找到第二个区间中任意数据在第一个区间中出现的位置:</text:span><text:span text:style-name="T55"> </text:span></text:p>
      <text:p text:style-name="P120">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oft-page-break/><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text:soft-page-break/>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191973266" text:continue-numbering="true" text:style-name="WW8Num13">
        <text:list-item>
          <text:list>
            <text:list-item>
              <text:list>
                <text:list-item>
                  <text:h text:style-name="P327" text:outline-level="3">数据区间匹配</text:h>
                </text:list-item>
              </text:list>
            </text:list-item>
          </text:list>
        </text:list-item>
      </text:list>
      <text:p text:style-name="P82"><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static void _both_even_or_odd(</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text:soft-page-break/></text:p>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6">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text:soft-page-break/>vector != list</text:p>
      <text:p text:style-name="P48">even and odd elements correspond.</text:p>
      <text:p text:style-name="P48"/>
      <text:p text:style-name="P82"><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oft-page-break/><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2">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2"><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oft-page-break/><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include &lt;cstl/cdeque.h&gt;</text:p>
      <text:p text:style-name="P48">#include &lt;cstl/calgorithm.h&gt;</text:p>
      <text:p text:style-name="P48"/>
      <text:p text:style-name="P48">static void _print(const void* cpv_input, void* pv_output);</text:p>
      <text:p text:style-name="P48">static void _check_even(</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text:soft-page-break/></text:p>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6">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oft-page-break/><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2"><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oft-page-break/><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2"><text:span text:style-name="T55">查找最后一个与第二个区间满足特定规则的位置:</text:span><text:span text:style-name="T55"> </text:span></text:p>
      <text:p text:style-name="P86">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oft-page-break/><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soft-page-break/>}</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1924941182" text:continue-numbering="true" text:style-name="WW8Num13">
        <text:list-item>
          <text:list>
            <text:list-item>
              <text:h text:style-name="P313"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ext:soft-page-break/>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1201584317" text:continue-numbering="true" text:style-name="WW8Num13">
        <text:list-item>
          <text:list>
            <text:list-item>
              <text:list>
                <text:list-item>
                  <text:h text:style-name="P327"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text:span><text:span text:style-name="T59">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text:soft-page-break/><draw:g text:anchor-type="as-char" svg:y="0cm" draw:z-index="1" draw:style-name="gr1"><draw:rect draw:style-name="gr4" draw:text-style-name="P334" svg:width="17.781cm" svg:height="15.685cm" svg:x="0cm" svg:y="0cm"><text:p/></draw:rect><draw:frame draw:style-name="gr5" draw:text-style-name="P335" svg:width="0.636cm" svg:height="0.826cm" svg:x="1.588cm" svg:y="1.651cm"><draw:text-box><text:p text:style-name="P335"><text:span text:style-name="T79">0</text:span></text:p></draw:text-box></draw:frame><draw:frame draw:style-name="gr5" draw:text-style-name="P335" svg:width="0.634cm" svg:height="0.826cm" svg:x="2.54cm" svg:y="1.651cm"><draw:text-box><text:p text:style-name="P335"><text:span text:style-name="T79">1</text:span></text:p></draw:text-box></draw:frame><draw:frame draw:style-name="gr6" draw:text-style-name="P335" svg:width="0.634cm" svg:height="0.826cm" svg:x="3.491cm" svg:y="1.651cm"><draw:text-box><text:p text:style-name="P335"><text:span text:style-name="T79">2</text:span></text:p></draw:text-box></draw:frame><draw:frame draw:style-name="gr6" draw:text-style-name="P335" svg:width="0.632cm" svg:height="0.826cm" svg:x="4.445cm" svg:y="1.651cm"><draw:text-box><text:p text:style-name="P335"><text:span text:style-name="T79">3</text:span></text:p></draw:text-box></draw:frame><draw:frame draw:style-name="gr6" draw:text-style-name="P335" svg:width="0.63cm" svg:height="0.826cm" svg:x="5.396cm" svg:y="1.651cm"><draw:text-box><text:p text:style-name="P335"><text:span text:style-name="T79">4</text:span></text:p></draw:text-box></draw:frame><draw:frame draw:style-name="gr6" draw:text-style-name="P335" svg:width="0.63cm" svg:height="0.826cm" svg:x="6.346cm" svg:y="1.651cm"><draw:text-box><text:p text:style-name="P335"><text:span text:style-name="T79">5</text:span></text:p></draw:text-box></draw:frame><draw:frame draw:style-name="gr6" draw:text-style-name="P335" svg:width="0.63cm" svg:height="0.826cm" svg:x="7.301cm" svg:y="1.651cm"><draw:text-box><text:p text:style-name="P335"><text:span text:style-name="T79">6</text:span></text:p></draw:text-box></draw:frame><draw:frame draw:style-name="gr5" draw:text-style-name="P335" svg:width="0.63cm" svg:height="0.826cm" svg:x="8.253cm" svg:y="1.651cm"><draw:text-box><text:p text:style-name="P335"><text:span text:style-name="T79">7</text:span></text:p></draw:text-box></draw:frame><draw:frame draw:style-name="gr5" draw:text-style-name="P335" svg:width="0.63cm" svg:height="0.826cm" svg:x="9.208cm" svg:y="1.651cm"><draw:text-box><text:p text:style-name="P335"><text:span text:style-name="T79">8</text:span></text:p></draw:text-box></draw:frame><draw:frame draw:style-name="gr7" draw:text-style-name="P335" svg:width="1.588cm" svg:height="0.826cm" svg:x="1.588cm" svg:y="3.577cm"><draw:text-box><text:p text:style-name="P335"><text:span text:style-name="T80">result</text:span></text:p></draw:text-box></draw:frame><draw:line draw:style-name="gr8" draw:text-style-name="P334" svg:x1="1.588cm" svg:y1="3.299cm" svg:x2="1.59cm" svg:y2="2.475cm"><text:p/></draw:line><draw:line draw:style-name="gr9" draw:text-style-name="P334" svg:x1="1.588cm" svg:y1="3.029cm" svg:x2="6.033cm" svg:y2="3.031cm"><text:p/></draw:line><draw:line draw:style-name="gr8" draw:text-style-name="P334" svg:x1="3.493cm" svg:y1="0.826cm" svg:x2="3.495cm" svg:y2="1.652cm"><text:p/></draw:line><draw:line draw:style-name="gr8" draw:text-style-name="P334" svg:x1="8.255cm" svg:y1="0.826cm" svg:x2="8.259cm" svg:y2="1.652cm"><text:p/></draw:line><draw:line draw:style-name="gr9" draw:text-style-name="P334" svg:x1="3.493cm" svg:y1="1.101cm" svg:x2="8.256cm" svg:y2="1.105cm"><text:p/></draw:line><draw:frame draw:style-name="gr7" draw:text-style-name="P335" svg:width="1.588cm" svg:height="0.826cm" svg:x="3.81cm" svg:y="0cm"><draw:text-box><text:p text:style-name="P335"><text:span text:style-name="T80">first</text:span></text:p></draw:text-box></draw:frame><draw:frame draw:style-name="gr7" draw:text-style-name="P335" svg:width="1.588cm" svg:height="0.826cm" svg:x="8.573cm" svg:y="0cm"><draw:text-box><text:p text:style-name="P335"><text:span text:style-name="T80">last</text:span></text:p></draw:text-box></draw:frame><draw:frame draw:style-name="gr5" draw:text-style-name="P335" svg:width="0.636cm" svg:height="0.826cm" svg:x="6.35cm" svg:y="5.228cm"><draw:text-box><text:p text:style-name="P335"><text:span text:style-name="T79">5</text:span></text:p></draw:text-box></draw:frame><draw:frame draw:style-name="gr5" draw:text-style-name="P335" svg:width="0.634cm" svg:height="0.826cm" svg:x="7.301cm" svg:y="5.228cm"><draw:text-box><text:p text:style-name="P335"><text:span text:style-name="T79">6</text:span></text:p></draw:text-box></draw:frame><draw:frame draw:style-name="gr6" draw:text-style-name="P335" svg:width="0.634cm" svg:height="0.826cm" svg:x="1.586cm" svg:y="5.228cm"><draw:text-box><text:p text:style-name="P335"><text:span text:style-name="T79">2</text:span></text:p></draw:text-box></draw:frame><draw:frame draw:style-name="gr6" draw:text-style-name="P335" svg:width="0.632cm" svg:height="0.826cm" svg:x="2.54cm" svg:y="5.228cm"><draw:text-box><text:p text:style-name="P335"><text:span text:style-name="T79">3</text:span></text:p></draw:text-box></draw:frame><draw:frame draw:style-name="gr6" draw:text-style-name="P335" svg:width="0.63cm" svg:height="0.826cm" svg:x="3.491cm" svg:y="5.228cm"><draw:text-box><text:p text:style-name="P335"><text:span text:style-name="T79">4</text:span></text:p></draw:text-box></draw:frame><draw:frame draw:style-name="gr6" draw:text-style-name="P335" svg:width="0.63cm" svg:height="0.826cm" svg:x="4.441cm" svg:y="5.228cm"><draw:text-box><text:p text:style-name="P335"><text:span text:style-name="T79">5</text:span></text:p></draw:text-box></draw:frame><draw:frame draw:style-name="gr6" draw:text-style-name="P335" svg:width="0.63cm" svg:height="0.826cm" svg:x="5.396cm" svg:y="5.228cm"><draw:text-box><text:p text:style-name="P335"><text:span text:style-name="T79">6</text:span></text:p></draw:text-box></draw:frame><draw:frame draw:style-name="gr5" draw:text-style-name="P335" svg:width="0.63cm" svg:height="0.826cm" svg:x="8.253cm" svg:y="5.228cm"><draw:text-box><text:p text:style-name="P335"><text:span text:style-name="T79">7</text:span></text:p></draw:text-box></draw:frame><draw:frame draw:style-name="gr5" draw:text-style-name="P335" svg:width="0.63cm" svg:height="0.826cm" svg:x="9.208cm" svg:y="5.228cm"><draw:text-box><text:p text:style-name="P335"><text:span text:style-name="T79">8</text:span></text:p></draw:text-box></draw:frame><draw:custom-shape draw:style-name="gr10" draw:text-style-name="P336"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5" svg:width="3.493cm" svg:height="0.826cm" svg:x="13.653cm" svg:y="3.577cm"><draw:text-box><text:p text:style-name="P335"><text:span text:style-name="T81">algo_copy()</text:span></text:p></draw:text-box></draw:frame><draw:frame draw:style-name="gr7" draw:text-style-name="P335" svg:width="6.033cm" svg:height="0.826cm" svg:x="3.493cm" svg:y="3.577cm"><draw:text-box><text:p text:style-name="P335"><text:span text:style-name="T80">输出区间的末端与输入区间重叠</text:span></text:p></draw:text-box></draw:frame><draw:frame draw:style-name="gr5" draw:text-style-name="P335" svg:width="0.636cm" svg:height="0.826cm" svg:x="1.588cm" svg:y="9.081cm"><draw:text-box><text:p text:style-name="P335"><text:span text:style-name="T79">0</text:span></text:p></draw:text-box></draw:frame><draw:frame draw:style-name="gr5" draw:text-style-name="P335" svg:width="0.634cm" svg:height="0.826cm" svg:x="2.54cm" svg:y="9.081cm"><draw:text-box><text:p text:style-name="P335"><text:span text:style-name="T79">1</text:span></text:p></draw:text-box></draw:frame><draw:frame draw:style-name="gr6" draw:text-style-name="P335" svg:width="0.634cm" svg:height="0.826cm" svg:x="3.491cm" svg:y="9.081cm"><draw:text-box><text:p text:style-name="P335"><text:span text:style-name="T79">2</text:span></text:p></draw:text-box></draw:frame><draw:frame draw:style-name="gr6" draw:text-style-name="P335" svg:width="0.632cm" svg:height="0.826cm" svg:x="4.445cm" svg:y="9.081cm"><draw:text-box><text:p text:style-name="P335"><text:span text:style-name="T79">3</text:span></text:p></draw:text-box></draw:frame><draw:frame draw:style-name="gr6" draw:text-style-name="P335" svg:width="0.63cm" svg:height="0.826cm" svg:x="5.396cm" svg:y="9.081cm"><draw:text-box><text:p text:style-name="P335"><text:span text:style-name="T79">4</text:span></text:p></draw:text-box></draw:frame><draw:frame draw:style-name="gr6" draw:text-style-name="P335" svg:width="0.63cm" svg:height="0.826cm" svg:x="6.346cm" svg:y="9.081cm"><draw:text-box><text:p text:style-name="P335"><text:span text:style-name="T79">5</text:span></text:p></draw:text-box></draw:frame><draw:frame draw:style-name="gr6" draw:text-style-name="P335" svg:width="0.63cm" svg:height="0.826cm" svg:x="7.301cm" svg:y="9.081cm"><draw:text-box><text:p text:style-name="P335"><text:span text:style-name="T79">6</text:span></text:p></draw:text-box></draw:frame><draw:frame draw:style-name="gr5" draw:text-style-name="P335" svg:width="0.63cm" svg:height="0.826cm" svg:x="8.253cm" svg:y="9.081cm"><draw:text-box><text:p text:style-name="P335"><text:span text:style-name="T79">7</text:span></text:p></draw:text-box></draw:frame><draw:frame draw:style-name="gr5" draw:text-style-name="P335" svg:width="0.63cm" svg:height="0.826cm" svg:x="9.208cm" svg:y="9.081cm"><draw:text-box><text:p text:style-name="P335"><text:span text:style-name="T79">8</text:span></text:p></draw:text-box></draw:frame><draw:frame draw:style-name="gr7" draw:text-style-name="P335" svg:width="1.588cm" svg:height="0.826cm" svg:x="7.938cm" svg:y="11.007cm"><draw:text-box><text:p text:style-name="P335"><text:span text:style-name="T80">result</text:span></text:p></draw:text-box></draw:frame><draw:line draw:style-name="gr8" draw:text-style-name="P334" svg:x1="5.398cm" svg:y1="10.728cm" svg:x2="5.4cm" svg:y2="9.904cm"><text:p/></draw:line><draw:line draw:style-name="gr9" draw:text-style-name="P334" svg:x1="5.398cm" svg:y1="10.458cm" svg:x2="9.843cm" svg:y2="10.46cm"><text:p/></draw:line><draw:line draw:style-name="gr8" draw:text-style-name="P334" svg:x1="3.493cm" svg:y1="8.255cm" svg:x2="3.495cm" svg:y2="9.081cm"><text:p/></draw:line><draw:line draw:style-name="gr8" draw:text-style-name="P334" svg:x1="8.255cm" svg:y1="8.255cm" svg:x2="8.259cm" svg:y2="9.081cm"><text:p/></draw:line><draw:line draw:style-name="gr9" draw:text-style-name="P334" svg:x1="3.493cm" svg:y1="8.53cm" svg:x2="8.256cm" svg:y2="8.534cm"><text:p/></draw:line><draw:frame draw:style-name="gr7" draw:text-style-name="P335" svg:width="1.588cm" svg:height="0.826cm" svg:x="3.81cm" svg:y="7.43cm"><draw:text-box><text:p text:style-name="P335"><text:span text:style-name="T80">first</text:span></text:p></draw:text-box></draw:frame><draw:frame draw:style-name="gr7" draw:text-style-name="P335" svg:width="1.588cm" svg:height="0.826cm" svg:x="8.573cm" svg:y="7.43cm"><draw:text-box><text:p text:style-name="P335"><text:span text:style-name="T80">last</text:span></text:p></draw:text-box></draw:frame><draw:frame draw:style-name="gr5" draw:text-style-name="P335" svg:width="0.636cm" svg:height="0.826cm" svg:x="1.588cm" svg:y="12.658cm"><draw:text-box><text:p text:style-name="P335"><text:span text:style-name="T79">0</text:span></text:p></draw:text-box></draw:frame><draw:frame draw:style-name="gr5" draw:text-style-name="P335" svg:width="0.634cm" svg:height="0.826cm" svg:x="2.538cm" svg:y="12.658cm"><draw:text-box><text:p text:style-name="P335"><text:span text:style-name="T79">1</text:span></text:p></draw:text-box></draw:frame><draw:frame draw:style-name="gr6" draw:text-style-name="P335" svg:width="0.634cm" svg:height="0.826cm" svg:x="5.401cm" svg:y="12.658cm"><draw:text-box><text:p text:style-name="P335"><text:span text:style-name="T79">2</text:span></text:p></draw:text-box></draw:frame><draw:frame draw:style-name="gr6" draw:text-style-name="P335" svg:width="0.632cm" svg:height="0.826cm" svg:x="6.355cm" svg:y="12.658cm"><draw:text-box><text:p text:style-name="P335"><text:span text:style-name="T79">3</text:span></text:p></draw:text-box></draw:frame><draw:frame draw:style-name="gr6" draw:text-style-name="P335" svg:width="0.63cm" svg:height="0.826cm" svg:x="7.306cm" svg:y="12.658cm"><draw:text-box><text:p text:style-name="P335"><text:span text:style-name="T79">2</text:span></text:p></draw:text-box></draw:frame><draw:frame draw:style-name="gr6" draw:text-style-name="P335" svg:width="0.63cm" svg:height="0.826cm" svg:x="8.257cm" svg:y="12.658cm"><draw:text-box><text:p text:style-name="P335"><text:span text:style-name="T79">3</text:span></text:p></draw:text-box></draw:frame><draw:frame draw:style-name="gr6" draw:text-style-name="P335" svg:width="0.63cm" svg:height="0.826cm" svg:x="9.211cm" svg:y="12.658cm"><draw:text-box><text:p text:style-name="P335"><text:span text:style-name="T79">2</text:span></text:p></draw:text-box></draw:frame><draw:frame draw:style-name="gr5" draw:text-style-name="P335" svg:width="0.63cm" svg:height="0.826cm" svg:x="3.491cm" svg:y="12.658cm"><draw:text-box><text:p text:style-name="P335"><text:span text:style-name="T79">2</text:span></text:p></draw:text-box></draw:frame><draw:frame draw:style-name="gr5" draw:text-style-name="P335" svg:width="0.63cm" svg:height="0.826cm" svg:x="4.445cm" svg:y="12.658cm"><draw:text-box><text:p text:style-name="P335"><text:span text:style-name="T79">3</text:span></text:p></draw:text-box></draw:frame><draw:custom-shape draw:style-name="gr10" draw:text-style-name="P336"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5" svg:width="3.493cm" svg:height="0.826cm" svg:x="13.653cm" svg:y="11.007cm"><draw:text-box><text:p text:style-name="P335"><text:span text:style-name="T81">algo_copy()</text:span></text:p></draw:text-box></draw:frame><draw:frame draw:style-name="gr7" draw:text-style-name="P335" svg:width="6.033cm" svg:height="0.826cm" svg:x="1.588cm" svg:y="11.007cm"><draw:text-box><text:p text:style-name="P335"><text:span text:style-name="T80">输出区间的前端与输入区间重叠</text:span></text:p></draw:text-box></draw:frame><draw:frame draw:style-name="gr7" draw:text-style-name="P335" svg:width="6.033cm" svg:height="0.826cm" svg:x="1.588cm" svg:y="14.309cm"><draw:text-box><text:p text:style-name="P335"><text:span text:style-name="T80">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334" svg:width="17.781cm" svg:height="15.685cm" svg:x="0cm" svg:y="0.002cm"><text:p/></draw:rect><draw:frame draw:style-name="gr5" draw:text-style-name="P335" svg:width="0.636cm" svg:height="0.825cm" svg:x="0.953cm" svg:y="1.926cm"><draw:text-box><text:p text:style-name="P335"><text:span text:style-name="T79">0</text:span></text:p></draw:text-box></draw:frame><draw:frame draw:style-name="gr5" draw:text-style-name="P335" svg:width="0.634cm" svg:height="0.825cm" svg:x="1.905cm" svg:y="1.926cm"><draw:text-box><text:p text:style-name="P335"><text:span text:style-name="T79">1</text:span></text:p></draw:text-box></draw:frame><draw:frame draw:style-name="gr6" draw:text-style-name="P335" svg:width="0.634cm" svg:height="0.825cm" svg:x="2.856cm" svg:y="1.926cm"><draw:text-box><text:p text:style-name="P335"><text:span text:style-name="T79">2</text:span></text:p></draw:text-box></draw:frame><draw:frame draw:style-name="gr6" draw:text-style-name="P335" svg:width="0.632cm" svg:height="0.825cm" svg:x="3.81cm" svg:y="1.926cm"><draw:text-box><text:p text:style-name="P335"><text:span text:style-name="T79">3</text:span></text:p></draw:text-box></draw:frame><draw:frame draw:style-name="gr6" draw:text-style-name="P335" svg:width="0.63cm" svg:height="0.825cm" svg:x="4.761cm" svg:y="1.926cm"><draw:text-box><text:p text:style-name="P335"><text:span text:style-name="T79">4</text:span></text:p></draw:text-box></draw:frame><draw:frame draw:style-name="gr6" draw:text-style-name="P335" svg:width="0.63cm" svg:height="0.825cm" svg:x="5.711cm" svg:y="1.926cm"><draw:text-box><text:p text:style-name="P335"><text:span text:style-name="T79">5</text:span></text:p></draw:text-box></draw:frame><draw:frame draw:style-name="gr6" draw:text-style-name="P335" svg:width="0.63cm" svg:height="0.825cm" svg:x="6.666cm" svg:y="1.926cm"><draw:text-box><text:p text:style-name="P335"><text:span text:style-name="T79">6</text:span></text:p></draw:text-box></draw:frame><draw:frame draw:style-name="gr5" draw:text-style-name="P335" svg:width="0.63cm" svg:height="0.825cm" svg:x="7.618cm" svg:y="1.926cm"><draw:text-box><text:p text:style-name="P335"><text:span text:style-name="T79">7</text:span></text:p></draw:text-box></draw:frame><draw:frame draw:style-name="gr5" draw:text-style-name="P335" svg:width="0.63cm" svg:height="0.825cm" svg:x="8.573cm" svg:y="1.926cm"><draw:text-box><text:p text:style-name="P335"><text:span text:style-name="T79">8</text:span></text:p></draw:text-box></draw:frame><draw:frame draw:style-name="gr7" draw:text-style-name="P335" svg:width="1.588cm" svg:height="0.826cm" svg:x="6.033cm" svg:y="3.304cm"><draw:text-box><text:p text:style-name="P335"><text:span text:style-name="T80">result</text:span></text:p></draw:text-box></draw:frame><draw:line draw:style-name="gr8" draw:text-style-name="P334" svg:x1="5.715cm" svg:y1="3.579cm" svg:x2="5.719cm" svg:y2="2.753cm"><text:p/></draw:line><draw:line draw:style-name="gr11" draw:text-style-name="P334" svg:x1="0.953cm" svg:y1="3.304cm" svg:x2="5.716cm" svg:y2="3.302cm"><text:p/></draw:line><draw:line draw:style-name="gr8" draw:text-style-name="P334" svg:x1="2.858cm" svg:y1="1.101cm" svg:x2="2.86cm" svg:y2="1.928cm"><text:p/></draw:line><draw:line draw:style-name="gr8" draw:text-style-name="P334" svg:x1="7.62cm" svg:y1="1.101cm" svg:x2="7.624cm" svg:y2="1.928cm"><text:p/></draw:line><draw:line draw:style-name="gr11" draw:text-style-name="P334" svg:x1="2.858cm" svg:y1="1.378cm" svg:x2="7.621cm" svg:y2="1.382cm"><text:p/></draw:line><draw:frame draw:style-name="gr5" draw:text-style-name="P335" svg:width="0.639cm" svg:height="0.826cm" svg:x="5.713cm" svg:y="5.505cm"><draw:text-box><text:p text:style-name="P335"><text:span text:style-name="T79">5</text:span></text:p></draw:text-box></draw:frame><draw:frame draw:style-name="gr5" draw:text-style-name="P335" svg:width="0.636cm" svg:height="0.826cm" svg:x="6.668cm" svg:y="5.505cm"><draw:text-box><text:p text:style-name="P335"><text:span text:style-name="T79">6</text:span></text:p></draw:text-box></draw:frame><draw:frame draw:style-name="gr6" draw:text-style-name="P335" svg:width="0.634cm" svg:height="0.826cm" svg:x="0.951cm" svg:y="5.505cm"><draw:text-box><text:p text:style-name="P335"><text:span text:style-name="T79">6</text:span></text:p></draw:text-box></draw:frame><draw:frame draw:style-name="gr6" draw:text-style-name="P335" svg:width="0.63cm" svg:height="0.826cm" svg:x="1.905cm" svg:y="5.505cm"><draw:text-box><text:p text:style-name="P335"><text:span text:style-name="T79">5</text:span></text:p></draw:text-box></draw:frame><draw:frame draw:style-name="gr6" draw:text-style-name="P335" svg:width="0.63cm" svg:height="0.826cm" svg:x="2.856cm" svg:y="5.505cm"><draw:text-box><text:p text:style-name="P335"><text:span text:style-name="T79">6</text:span></text:p></draw:text-box></draw:frame><draw:frame draw:style-name="gr6" draw:text-style-name="P335" svg:width="0.63cm" svg:height="0.826cm" svg:x="3.806cm" svg:y="5.505cm"><draw:text-box><text:p text:style-name="P335"><text:span text:style-name="T79">5</text:span></text:p></draw:text-box></draw:frame><draw:frame draw:style-name="gr6" draw:text-style-name="P335" svg:width="0.63cm" svg:height="0.826cm" svg:x="4.761cm" svg:y="5.505cm"><draw:text-box><text:p text:style-name="P335"><text:span text:style-name="T79">6</text:span></text:p></draw:text-box></draw:frame><draw:frame draw:style-name="gr5" draw:text-style-name="P335" svg:width="0.63cm" svg:height="0.826cm" svg:x="7.618cm" svg:y="5.505cm"><draw:text-box><text:p text:style-name="P335"><text:span text:style-name="T79">7</text:span></text:p></draw:text-box></draw:frame><draw:frame draw:style-name="gr5" draw:text-style-name="P335" svg:width="0.63cm" svg:height="0.826cm" svg:x="8.573cm" svg:y="5.505cm"><draw:text-box><text:p text:style-name="P335"><text:span text:style-name="T79">8</text:span></text:p></draw:text-box></draw:frame><draw:custom-shape draw:style-name="gr10" draw:text-style-name="P336"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5" svg:width="5.081cm" svg:height="0.826cm" svg:x="12.383cm" svg:y="3.854cm"><draw:text-box><text:p text:style-name="P335"><text:span text:style-name="T81">algo_copy_backward()</text:span></text:p></draw:text-box></draw:frame><draw:frame draw:style-name="gr7" draw:text-style-name="P335" svg:width="6.033cm" svg:height="0.826cm" svg:x="0.953cm" svg:y="4.129cm"><draw:text-box><text:p text:style-name="P335"><text:span text:style-name="T80">输出区间的末端与输入区间重叠</text:span></text:p></draw:text-box></draw:frame><draw:frame draw:style-name="gr5" draw:text-style-name="P335" svg:width="0.636cm" svg:height="0.825cm" svg:x="0.953cm" svg:y="10.458cm"><draw:text-box><text:p text:style-name="P335"><text:span text:style-name="T79">0</text:span></text:p></draw:text-box></draw:frame><draw:frame draw:style-name="gr5" draw:text-style-name="P335" svg:width="0.634cm" svg:height="0.825cm" svg:x="1.905cm" svg:y="10.458cm"><draw:text-box><text:p text:style-name="P335"><text:span text:style-name="T79">1</text:span></text:p></draw:text-box></draw:frame><draw:frame draw:style-name="gr6" draw:text-style-name="P335" svg:width="0.634cm" svg:height="0.825cm" svg:x="2.856cm" svg:y="10.458cm"><draw:text-box><text:p text:style-name="P335"><text:span text:style-name="T79">2</text:span></text:p></draw:text-box></draw:frame><draw:frame draw:style-name="gr6" draw:text-style-name="P335" svg:width="0.632cm" svg:height="0.825cm" svg:x="3.81cm" svg:y="10.458cm"><draw:text-box><text:p text:style-name="P335"><text:span text:style-name="T79">3</text:span></text:p></draw:text-box></draw:frame><draw:frame draw:style-name="gr6" draw:text-style-name="P335" svg:width="0.63cm" svg:height="0.825cm" svg:x="4.761cm" svg:y="10.458cm"><draw:text-box><text:p text:style-name="P335"><text:span text:style-name="T79">4</text:span></text:p></draw:text-box></draw:frame><draw:frame draw:style-name="gr6" draw:text-style-name="P335" svg:width="0.63cm" svg:height="0.825cm" svg:x="5.711cm" svg:y="10.458cm"><draw:text-box><text:p text:style-name="P335"><text:span text:style-name="T79">5</text:span></text:p></draw:text-box></draw:frame><draw:frame draw:style-name="gr6" draw:text-style-name="P335" svg:width="0.63cm" svg:height="0.825cm" svg:x="6.666cm" svg:y="10.458cm"><draw:text-box><text:p text:style-name="P335"><text:span text:style-name="T79">6</text:span></text:p></draw:text-box></draw:frame><draw:frame draw:style-name="gr5" draw:text-style-name="P335" svg:width="0.63cm" svg:height="0.825cm" svg:x="7.618cm" svg:y="10.458cm"><draw:text-box><text:p text:style-name="P335"><text:span text:style-name="T79">7</text:span></text:p></draw:text-box></draw:frame><draw:frame draw:style-name="gr5" draw:text-style-name="P335" svg:width="0.63cm" svg:height="0.825cm" svg:x="8.573cm" svg:y="10.458cm"><draw:text-box><text:p text:style-name="P335"><text:span text:style-name="T79">8</text:span></text:p></draw:text-box></draw:frame><draw:frame draw:style-name="gr7" draw:text-style-name="P335" svg:width="1.588cm" svg:height="0.828cm" svg:x="7.938cm" svg:y="12.383cm"><draw:text-box><text:p text:style-name="P335"><text:span text:style-name="T80">result</text:span></text:p></draw:text-box></draw:frame><draw:line draw:style-name="gr8" draw:text-style-name="P334" svg:x1="9.525cm" svg:y1="12.106cm" svg:x2="9.527cm" svg:y2="11.282cm"><text:p/></draw:line><draw:line draw:style-name="gr11" draw:text-style-name="P334" svg:x1="4.763cm" svg:y1="11.834cm" svg:x2="9.526cm" svg:y2="11.836cm"><text:p/></draw:line><draw:line draw:style-name="gr8" draw:text-style-name="P334" svg:x1="2.858cm" svg:y1="9.633cm" svg:x2="2.86cm" svg:y2="10.46cm"><text:p/></draw:line><draw:line draw:style-name="gr8" draw:text-style-name="P334" svg:x1="7.62cm" svg:y1="9.633cm" svg:x2="7.624cm" svg:y2="10.46cm"><text:p/></draw:line><draw:line draw:style-name="gr9" draw:text-style-name="P334" svg:x1="2.858cm" svg:y1="9.908cm" svg:x2="7.621cm" svg:y2="9.912cm"><text:p/></draw:line><draw:frame draw:style-name="gr7" draw:text-style-name="P335" svg:width="1.588cm" svg:height="0.825cm" svg:x="3.175cm" svg:y="8.807cm"><draw:text-box><text:p text:style-name="P335"><text:span text:style-name="T80">first</text:span></text:p></draw:text-box></draw:frame><draw:frame draw:style-name="gr7" draw:text-style-name="P335" svg:width="1.59cm" svg:height="0.825cm" svg:x="7.934cm" svg:y="8.807cm"><draw:text-box><text:p text:style-name="P335"><text:span text:style-name="T80">last</text:span></text:p></draw:text-box></draw:frame><draw:frame draw:style-name="gr5" draw:text-style-name="P335" svg:width="0.636cm" svg:height="0.828cm" svg:x="0.953cm" svg:y="14.032cm"><draw:text-box><text:p text:style-name="P335"><text:span text:style-name="T79">0</text:span></text:p></draw:text-box></draw:frame><draw:frame draw:style-name="gr5" draw:text-style-name="P335" svg:width="0.632cm" svg:height="0.828cm" svg:x="1.907cm" svg:y="14.032cm"><draw:text-box><text:p text:style-name="P335"><text:span text:style-name="T79">1</text:span></text:p></draw:text-box></draw:frame><draw:frame draw:style-name="gr6" draw:text-style-name="P335" svg:width="0.634cm" svg:height="0.828cm" svg:x="4.766cm" svg:y="14.032cm"><draw:text-box><text:p text:style-name="P335"><text:span text:style-name="T79">2</text:span></text:p></draw:text-box></draw:frame><draw:frame draw:style-name="gr6" draw:text-style-name="P335" svg:width="0.63cm" svg:height="0.828cm" svg:x="5.72cm" svg:y="14.032cm"><draw:text-box><text:p text:style-name="P335"><text:span text:style-name="T79">3</text:span></text:p></draw:text-box></draw:frame><draw:frame draw:style-name="gr6" draw:text-style-name="P335" svg:width="0.63cm" svg:height="0.828cm" svg:x="6.671cm" svg:y="14.032cm"><draw:text-box><text:p text:style-name="P335"><text:span text:style-name="T79">4</text:span></text:p></draw:text-box></draw:frame><draw:frame draw:style-name="gr6" draw:text-style-name="P335" svg:width="0.63cm" svg:height="0.828cm" svg:x="7.622cm" svg:y="14.032cm"><draw:text-box><text:p text:style-name="P335"><text:span text:style-name="T79">5</text:span></text:p></draw:text-box></draw:frame><draw:frame draw:style-name="gr6" draw:text-style-name="P335" svg:width="0.63cm" svg:height="0.828cm" svg:x="8.576cm" svg:y="14.032cm"><draw:text-box><text:p text:style-name="P335"><text:span text:style-name="T79">6</text:span></text:p></draw:text-box></draw:frame><draw:frame draw:style-name="gr5" draw:text-style-name="P335" svg:width="0.63cm" svg:height="0.828cm" svg:x="2.856cm" svg:y="14.032cm"><draw:text-box><text:p text:style-name="P335"><text:span text:style-name="T79">2</text:span></text:p></draw:text-box></draw:frame><draw:frame draw:style-name="gr5" draw:text-style-name="P335" svg:width="0.63cm" svg:height="0.828cm" svg:x="3.81cm" svg:y="14.032cm"><draw:text-box><text:p text:style-name="P335"><text:span text:style-name="T79">3</text:span></text:p></draw:text-box></draw:frame><draw:custom-shape draw:style-name="gr10" draw:text-style-name="P336"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5" svg:width="6.033cm" svg:height="0.828cm" svg:x="0.953cm" svg:y="12.381cm"><draw:text-box><text:p text:style-name="P335"><text:span text:style-name="T80">输出区间的前端与输入区间重叠</text:span></text:p></draw:text-box></draw:frame><draw:frame draw:style-name="gr7" draw:text-style-name="P335" svg:width="6.033cm" svg:height="0.828cm" svg:x="0.953cm" svg:y="7.153cm"><draw:text-box><text:p text:style-name="P335"><text:span text:style-name="T80">在这种情况下可能会出现错误</text:span></text:p></draw:text-box></draw:frame><draw:frame draw:style-name="gr7" draw:text-style-name="P335" svg:width="1.59cm" svg:height="0.825cm" svg:x="7.618cm" svg:y="0cm"><draw:text-box><text:p text:style-name="P335"><text:span text:style-name="T80">last</text:span></text:p></draw:text-box></draw:frame><draw:frame draw:style-name="gr7" draw:text-style-name="P335" svg:width="1.588cm" svg:height="0.825cm" svg:x="2.858cm" svg:y="0cm"><draw:text-box><text:p text:style-name="P335"><text:span text:style-name="T80">first</text:span></text:p></draw:text-box></draw:frame><draw:frame draw:style-name="gr7" draw:text-style-name="P335" svg:width="5.081cm" svg:height="0.826cm" svg:x="12.383cm" svg:y="12.384cm"><draw:text-box><text:p text:style-name="P335"><text:span text:style-name="T81">algo_copy_backward()</text:span></text:p></draw:text-box></draw:frame></draw:g></text:p>
      <text:p text:style-name="Standard"><text:span text:style-name="T11">algo_copy_backward()</text:span><text:span text:style-name="T1">最需要注意的是最后一个参数是输出区间的末端,而不是前端.</text:span></text:p>
      <text:list xml:id="list2145262912" text:continue-numbering="true" text:style-name="WW8Num13">
        <text:list-item>
          <text:list>
            <text:list-item>
              <text:list>
                <text:list-item>
                  <text:h text:style-name="P330"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2041373328" text:continue-numbering="true" text:style-name="WW8Num13">
        <text:list-item>
          <text:list>
            <text:list-item>
              <text:list>
                <text:list-item>
                  <text:h text:style-name="P330"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728908772" text:continue-numbering="true" text:style-name="WW8Num13">
        <text:list-item>
          <text:list>
            <text:list-item>
              <text:list>
                <text:list-item>
                  <text:h text:style-name="P330"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633223400" text:continue-numbering="true" text:style-name="WW8Num13">
        <text:list-item>
          <text:list>
            <text:list-item>
              <text:list>
                <text:list-item>
                  <text:h text:style-name="P330"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2 2 2 2 2 5 5 5 0 0 1 1 2 3 5 8 13 0 0 0</text:p>
      <text:p text:style-name="P15"/>
      <text:list xml:id="list536532866" text:continue-numbering="true" text:style-name="WW8Num13">
        <text:list-item>
          <text:list>
            <text:list-item>
              <text:list>
                <text:list-item>
                  <text:h text:style-name="P330"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oft-page-break/><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soft-page-break/>{</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oft-page-break/><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3">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239643099" text:continue-numbering="true" text:style-name="WW8Num13">
        <text:list-item>
          <text:list>
            <text:list-item>
              <text:list>
                <text:list-item>
                  <text:h text:style-name="P330"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oft-page-break/><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062204462" text:continue-numbering="true" text:style-name="WW8Num13">
        <text:list-item>
          <text:list>
            <text:list-item>
              <text:list>
                <text:list-item>
                  <text:h text:style-name="P330"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oft-page-break/><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455233775" text:continue-numbering="true" text:style-name="WW8Num13">
        <text:list-item>
          <text:list>
            <text:list-item>
              <text:list>
                <text:list-item>
                  <text:h text:style-name="P330"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oft-page-break/><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oft-page-break/><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544100003" text:continue-numbering="true" text:style-name="WW8Num13">
        <text:list-item>
          <text:list>
            <text:list-item>
              <text:list>
                <text:list-item>
                  <text:h text:style-name="P330"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text:soft-page-break/>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1">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462582811" text:continue-numbering="true" text:style-name="WW8Num13">
        <text:list-item>
          <text:list>
            <text:list-item>
              <text:h text:style-name="P317"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ext:soft-page-break/>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210279528" text:continue-numbering="true" text:style-name="WW8Num13">
        <text:list-item>
          <text:list>
            <text:list-item>
              <text:list>
                <text:list-item>
                  <text:h text:style-name="P330" text:outline-level="3"><text:soft-page-break/>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oft-page-break/><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oft-page-break/><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text:soft-page-break/>(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text:soft-page-break/>(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oft-page-break/><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80">algo_partial_sort_if(</text:p>
      <text:p text:style-name="P91">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text:soft-page-break/></text:p>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oft-page-break/><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oft-page-break/><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oft-page-break/><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text:soft-page-break/>vector1: 9 8 7 6 5 4 3 2 1 0 </text:p>
      <text:p text:style-name="P15">vector2: 8 9 7 6 5 3 2 4 1 0</text:p>
      <text:list xml:id="list1376079365" text:continue-numbering="true" text:style-name="WW8Num13">
        <text:list-item>
          <text:list>
            <text:list-item>
              <text:list>
                <text:list-item>
                  <text:h text:style-name="P330"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text:soft-page-break/></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7"><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oft-page-break/><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1 2 3 4 5 6 7 8 9 </text:p>
      <text:p text:style-name="P15">5 is present</text:p>
      <text:p text:style-name="P15">42 isn't present</text:p>
      <text:p text:style-name="P15"/>
      <text:list xml:id="list209654154" text:continue-numbering="true" text:style-name="WW8Num13">
        <text:list-item>
          <text:list>
            <text:list-item>
              <text:list>
                <text:list-item>
                  <text:h text:style-name="P330"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oft-page-break/><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619804885" text:continue-numbering="true" text:style-name="WW8Num13">
        <text:list-item>
          <text:list>
            <text:list-item>
              <text:list>
                <text:list-item>
                  <text:h text:style-name="P330" text:outline-level="3"><text:soft-page-break/>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oft-page-break/><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oft-page-break/><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text:soft-page-break/></text:p>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1570358361" text:continue-numbering="true" text:style-name="WW8Num13">
        <text:list-item>
          <text:list>
            <text:list-item>
              <text:list>
                <text:list-item>
                  <text:h text:style-name="P330"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oft-page-break/><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oft-page-break/><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text:soft-page-break/><draw:g text:anchor-type="as-char" svg:y="0cm" draw:z-index="3" draw:style-name="gr1"><draw:rect draw:style-name="gr4" draw:text-style-name="P334" svg:width="17.781cm" svg:height="7.43cm" svg:x="0cm" svg:y="0cm"><text:p/></draw:rect><draw:frame draw:style-name="gr5" draw:text-style-name="P337" svg:width="1.588cm" svg:height="0.826cm" svg:x="8.573cm" svg:y="0.55cm"><draw:text-box><text:p text:style-name="P337"><text:span text:style-name="T79">9</text:span></text:p></draw:text-box></draw:frame><draw:frame draw:style-name="gr5" draw:text-style-name="P337" svg:width="1.588cm" svg:height="0.826cm" svg:x="4.445cm" svg:y="2.201cm"><draw:text-box><text:p text:style-name="P337"><text:span text:style-name="T79">8</text:span></text:p></draw:text-box></draw:frame><draw:frame draw:style-name="gr5" draw:text-style-name="P337" svg:width="1.59cm" svg:height="0.826cm" svg:x="13.016cm" svg:y="2.201cm"><draw:text-box><text:p text:style-name="P337"><text:span text:style-name="T79">6</text:span></text:p></draw:text-box></draw:frame><draw:frame draw:style-name="gr5" draw:text-style-name="P337" svg:width="1.59cm" svg:height="0.826cm" svg:x="1.901cm" svg:y="3.852cm"><draw:text-box><text:p text:style-name="P337"><text:span text:style-name="T79">7</text:span></text:p></draw:text-box></draw:frame><draw:frame draw:style-name="gr5" draw:text-style-name="P337" svg:width="1.588cm" svg:height="0.826cm" svg:x="6.668cm" svg:y="3.852cm"><draw:text-box><text:p text:style-name="P337"><text:span text:style-name="T79">7</text:span></text:p></draw:text-box></draw:frame><draw:frame draw:style-name="gr5" draw:text-style-name="P337" svg:width="1.592cm" svg:height="0.826cm" svg:x="10.795cm" svg:y="3.852cm"><draw:text-box><text:p text:style-name="P337"><text:span text:style-name="T79">5</text:span></text:p></draw:text-box></draw:frame><draw:frame draw:style-name="gr5" draw:text-style-name="P337" svg:width="1.59cm" svg:height="0.826cm" svg:x="15.236cm" svg:y="3.852cm"><draw:text-box><text:p text:style-name="P337"><text:span text:style-name="T79">5</text:span></text:p></draw:text-box></draw:frame><draw:frame draw:style-name="gr5" draw:text-style-name="P337" svg:width="1.588cm" svg:height="0.821cm" svg:x="0.635cm" svg:y="5.779cm"><draw:text-box><text:p text:style-name="P337"><text:span text:style-name="T79">3</text:span></text:p></draw:text-box></draw:frame><draw:frame draw:style-name="gr5" draw:text-style-name="P337" svg:width="1.59cm" svg:height="0.819cm" svg:x="3.173cm" svg:y="5.78cm"><draw:text-box><text:p text:style-name="P337"><text:span text:style-name="T79">6</text:span></text:p></draw:text-box></draw:frame><draw:frame draw:style-name="gr5" draw:text-style-name="P337" svg:width="1.59cm" svg:height="0.821cm" svg:x="5.396cm" svg:y="5.779cm"><draw:text-box><text:p text:style-name="P337"><text:span text:style-name="T79">4</text:span></text:p></draw:text-box></draw:frame><draw:frame draw:style-name="gr5" draw:text-style-name="P337" svg:width="1.592cm" svg:height="0.819cm" svg:x="7.62cm" svg:y="5.78cm"><draw:text-box><text:p text:style-name="P337"><text:span text:style-name="T79">1</text:span></text:p></draw:text-box></draw:frame><draw:frame draw:style-name="gr5" draw:text-style-name="P337" svg:width="1.594cm" svg:height="0.819cm" svg:x="9.841cm" svg:y="5.78cm"><draw:text-box><text:p text:style-name="P337"><text:span text:style-name="T79">2</text:span></text:p></draw:text-box></draw:frame><draw:frame draw:style-name="gr5" draw:text-style-name="P337" svg:width="1.592cm" svg:height="0.819cm" svg:x="12.065cm" svg:y="5.78cm"><draw:text-box><text:p text:style-name="P337"><text:span text:style-name="T79">3</text:span></text:p></draw:text-box></draw:frame><draw:frame draw:style-name="gr5" draw:text-style-name="P337" svg:width="1.592cm" svg:height="0.817cm" svg:x="14.288cm" svg:y="5.779cm"><draw:text-box><text:p text:style-name="P337"><text:span text:style-name="T79">4</text:span></text:p></draw:text-box></draw:frame><draw:line draw:style-name="gr12" draw:text-style-name="P334" svg:x1="8.89cm" svg:y1="1.376cm" svg:x2="5.08cm" svg:y2="2.202cm"><text:p/></draw:line><draw:line draw:style-name="gr12" draw:text-style-name="P334" svg:x1="9.843cm" svg:y1="1.376cm" svg:x2="13.971cm" svg:y2="2.202cm"><text:p/></draw:line><draw:line draw:style-name="gr12" draw:text-style-name="P334" svg:x1="4.763cm" svg:y1="3.027cm" svg:x2="2.54cm" svg:y2="3.853cm"><text:p/></draw:line><draw:line draw:style-name="gr12" draw:text-style-name="P334" svg:x1="5.715cm" svg:y1="3.027cm" svg:x2="7.62cm" svg:y2="3.853cm"><text:p/></draw:line><draw:line draw:style-name="gr12" draw:text-style-name="P334" svg:x1="2.223cm" svg:y1="4.678cm" svg:x2="1.27cm" svg:y2="5.779cm"><text:p/></draw:line><draw:line draw:style-name="gr12" draw:text-style-name="P334" svg:x1="3.175cm" svg:y1="4.678cm" svg:x2="4.128cm" svg:y2="5.779cm"><text:p/></draw:line><draw:line draw:style-name="gr12" draw:text-style-name="P334" svg:x1="6.986cm" svg:y1="4.678cm" svg:x2="6.033cm" svg:y2="5.779cm"><text:p/></draw:line><draw:line draw:style-name="gr12" draw:text-style-name="P334" svg:x1="7.938cm" svg:y1="4.678cm" svg:x2="8.573cm" svg:y2="5.779cm"><text:p/></draw:line><draw:line draw:style-name="gr12" draw:text-style-name="P334" svg:x1="13.335cm" svg:y1="3.027cm" svg:x2="11.43cm" svg:y2="3.853cm"><text:p/></draw:line><draw:line draw:style-name="gr12" draw:text-style-name="P334" svg:x1="14.288cm" svg:y1="3.027cm" svg:x2="16.193cm" svg:y2="3.853cm"><text:p/></draw:line><draw:line draw:style-name="gr12" draw:text-style-name="P334" svg:x1="11.113cm" svg:y1="4.678cm" svg:x2="10.478cm" svg:y2="5.779cm"><text:p/></draw:line><draw:line draw:style-name="gr12" draw:text-style-name="P334" svg:x1="12.065cm" svg:y1="4.678cm" svg:x2="12.7cm" svg:y2="5.779cm"><text:p/></draw:line><draw:line draw:style-name="gr12" draw:text-style-name="P334" svg:x1="15.558cm" svg:y1="4.678cm" svg:x2="14.923cm" svg:y2="5.779cm"><text:p/></draw:line></draw:g></text:p>
      <text:list xml:id="list392423779" text:continue-numbering="true" text:style-name="WW8Num13">
        <text:list-item>
          <text:list>
            <text:list-item>
              <text:list>
                <text:list-item>
                  <text:h text:style-name="P330"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oft-page-break/><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oft-page-break/><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text:soft-page-break/>minmum of absolute value in list: 0</text:p>
      <text:p text:style-name="P15">maxmum of absolute value in list: -9</text:p>
      <text:list xml:id="list141403692" text:continue-numbering="true" text:style-name="WW8Num13">
        <text:list-item>
          <text:list>
            <text:list-item>
              <text:list>
                <text:list-item>
                  <text:h text:style-name="P330" text:outline-level="3">按词典顺序比较</text:h>
                </text:list-item>
              </text:list>
            </text:list-item>
          </text:list>
        </text:list-item>
      </text:list>
      <text:p text:style-name="P88">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oft-page-break/><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oft-page-break/><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oft-page-break/><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text:soft-page-break/>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397263542" text:continue-numbering="true" text:style-name="WW8Num13">
        <text:list-item>
          <text:list>
            <text:list-item>
              <text:list>
                <text:list-item>
                  <text:h text:style-name="P330" text:outline-level="3">排列组合</text:h>
                </text:list-item>
              </text:list>
            </text:list-item>
          </text:list>
        </text:list-item>
      </text:list>
      <text:p text:style-name="P90"><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oft-page-break/><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text:soft-page-break/>afterward: 3 2 1</text:p>
      <text:list xml:id="list1010940943" text:continue-numbering="true" text:style-name="WW8Num13">
        <text:list-item>
          <text:list>
            <text:list-item>
              <text:h text:style-name="P317"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688977778" text:continue-numbering="true" text:style-name="WW8Num13">
        <text:list-item>
          <text:list>
            <text:list-item>
              <text:list>
                <text:list-item>
                  <text:h text:style-name="P330"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oft-page-break/><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2177484004" text:continue-numbering="true" text:style-name="WW8Num13">
        <text:list-item>
          <text:list>
            <text:list-item>
              <text:list>
                <text:list-item>
                  <text:h text:style-name="P330"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oft-page-break/><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2103346764" text:continue-numbering="true" text:style-name="WW8Num13">
        <text:list-item>
          <text:list>
            <text:list-item>
              <text:list>
                <text:list-item>
                  <text:h text:style-name="P330" text:outline-level="3">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text:soft-page-break/></text:p>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1 2 3 4 5 6 </text:p>
      <text:p text:style-name="P15">1 2 3 4 5 6 </text:p>
      <text:p text:style-name="P15">inner product: 91</text:p>
      <text:p text:style-name="P15">inner reverse product: 56</text:p>
      <text:p text:style-name="P15">product of sums: 46080</text:p>
      <text:list xml:id="list92217208" text:continue-numbering="true" text:style-name="WW8Num13">
        <text:list-item>
          <text:list>
            <text:list-item>
              <text:list>
                <text:list-item>
                  <text:h text:style-name="P330"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oft-page-break/><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830789150" text:continue-numbering="true" text:style-name="WW8Num13">
        <text:list-item>
          <text:list>
            <text:list-item>
              <text:list>
                <text:list-item>
                  <text:h text:style-name="P330"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oft-page-break/><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1">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73131587" text:continue-numbering="true" text:style-name="WW8Num13">
        <text:list-item>
          <text:list>
            <text:list-item>
              <text:list>
                <text:list-item>
                  <text:h text:style-name="P330" text:outline-level="3">幂运算</text:h>
                </text:list-item>
              </text:list>
            </text:list-item>
          </text:list>
        </text:list-item>
      </text:list>
      <text:p text:style-name="P15">algo_power(),algo_power_if().</text:p>
      <text:p text:style-name="P8"><text:soft-page-break/>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753842915" text:continue-numbering="true" text:style-name="WW8Num13">
        <text:list-item>
          <text:h text:style-name="P302" text:outline-level="1">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670734753" text:continue-numbering="true" text:style-name="WW8Num13">
        <text:list-item>
          <text:list>
            <text:list-item>
              <text:h text:style-name="P317" text:outline-level="2">stack_t</text:h>
            </text:list-item>
          </text:list>
        </text:list-item>
      </text:list>
      <text:p text:style-name="P87"><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text:soft-page-break/><draw:g text:anchor-type="as-char" svg:y="0cm" draw:z-index="4" draw:style-name="gr1"><draw:rect draw:style-name="gr4" draw:text-style-name="P334" svg:width="17.781cm" svg:height="9.632cm" svg:x="0cm" svg:y="0cm"><text:p/></draw:rect><draw:frame draw:style-name="gr5" draw:text-style-name="P337" svg:width="9.843cm" svg:height="5.779cm" svg:x="0.635cm" svg:y="3.025cm"><draw:text-box><text:p text:style-name="P337"><text:span text:style-name="T82">stack_t</text:span></text:p><text:p text:style-name="P338"><text:span text:style-name="T83">deque_back()</text:span></text:p><text:p text:style-name="P335"><text:span text:style-name="T83"/></text:p><text:p text:style-name="P335"><text:span text:style-name="T84"><text:s/></text:span><text:span text:style-name="T83">deque_push_back() <text:s text:c="2"/>deque_pop_back()</text:span></text:p></draw:text-box></draw:frame><draw:custom-shape draw:style-name="gr13" draw:text-style-name="P336"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35" svg:width="3.493cm" svg:height="0.825cm" svg:x="11.113cm" svg:y="0.826cm"><draw:text-box><text:p text:style-name="P335"><text:span text:style-name="T83">stack_top()</text:span></text:p></draw:text-box></draw:frame><draw:custom-shape draw:style-name="gr13" draw:text-style-name="P336"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36"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35" svg:width="3.492cm" svg:height="0.823cm" svg:x="13.651cm" svg:y="4.678cm"><draw:text-box><text:p text:style-name="P335"><text:span text:style-name="T83">stack_pop()</text:span></text:p></draw:text-box></draw:frame><draw:frame draw:style-name="gr7" draw:text-style-name="P335" svg:width="3.807cm" svg:height="0.823cm" svg:x="13.653cm" svg:y="6.329cm"><draw:text-box><text:p text:style-name="P335"><text:span text:style-name="T83">stack_push()</text:span></text:p></draw:text-box></draw:frame><draw:frame draw:style-name="gr14" draw:text-style-name="P337" svg:width="8.572cm" svg:height="0.826cm" svg:x="1.586cm" svg:y="7.722cm"><draw:text-box><text:p text:style-name="P337"><text:span text:style-name="T79">cstl </text:span><text:span text:style-name="T79">容器</text:span><text:span text:style-name="T79">(</text:span><text:span text:style-name="T79">通常是</text:span><text:span text:style-name="T79">deque_t)</text:span></text:p></draw:text-box></draw:frame><draw:custom-shape draw:style-name="gr13" draw:text-style-name="P336"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36"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36"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519341491" text:continue-numbering="true" text:style-name="WW8Num13">
        <text:list-item>
          <text:list>
            <text:list-item>
              <text:list>
                <text:list-item>
                  <text:h text:style-name="P330" text:outline-level="3">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ext:soft-page-break/>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903681159" text:continue-numbering="true" text:style-name="WW8Num13">
        <text:list-item>
          <text:list>
            <text:list-item>
              <text:list>
                <text:list-item>
                  <text:h text:style-name="P330"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406057265" text:continue-numbering="true" text:style-name="WW8Num13">
        <text:list-item>
          <text:list>
            <text:list-item>
              <text:h text:style-name="P317" text:outline-level="2"><text:soft-page-break/>queue_t</text:h>
            </text:list-item>
          </text:list>
        </text:list-item>
      </text:list>
      <text:p text:style-name="P87"><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draw:g text:anchor-type="as-char" svg:y="0cm" draw:z-index="5" draw:style-name="gr1"><draw:rect draw:style-name="gr4" draw:text-style-name="P334" svg:width="17.781cm" svg:height="8.531cm" svg:x="0.002cm" svg:y="0cm"><text:p/></draw:rect><draw:frame draw:style-name="gr5" draw:text-style-name="P335" svg:width="10.798cm" svg:height="4.679cm" svg:x="3.81cm" svg:y="3.577cm"><draw:text-box><text:p text:style-name="P335"><text:span text:style-name="T85"><text:s text:c="12"/></text:span><text:span text:style-name="T81"><text:s/></text:span><text:span text:style-name="T81">deque_back() <text:s/>deque_front()</text:span></text:p><text:p text:style-name="P335"><text:span text:style-name="T81"/></text:p><text:p text:style-name="P335"><text:span text:style-name="T81"/></text:p><text:p text:style-name="P335"><text:span text:style-name="T81">deque_push_back() <text:s text:c="13"/>deque_pop_front()</text:span></text:p></draw:text-box></draw:frame><draw:custom-shape draw:style-name="gr13" draw:text-style-name="P336"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36"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36"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35" svg:width="3.807cm" svg:height="0.773cm" svg:x="5.082cm" svg:y="0.55cm"><draw:text-box><text:p text:style-name="P335"><text:span text:style-name="T83">queue_back()</text:span></text:p></draw:text-box></draw:frame><draw:frame draw:style-name="gr7" draw:text-style-name="P335" svg:width="3.492cm" svg:height="0.772cm" svg:x="14.288cm" svg:y="2.475cm"><draw:text-box><text:p text:style-name="P335"><text:span text:style-name="T83">queue_pop()</text:span></text:p></draw:text-box></draw:frame><draw:frame draw:style-name="gr7" draw:text-style-name="P335" svg:width="3.805cm" svg:height="0.773cm" svg:x="0cm" svg:y="2.752cm"><draw:text-box><text:p text:style-name="P335"><text:span text:style-name="T83">queue_push()</text:span></text:p></draw:text-box></draw:frame><draw:custom-shape draw:style-name="gr13" draw:text-style-name="P336"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35" svg:width="4.127cm" svg:height="0.773cm" svg:x="8.89cm" svg:y="0.55cm"><draw:text-box><text:p text:style-name="P335"><text:span text:style-name="T83">queue_front()</text:span></text:p></draw:text-box></draw:frame><draw:frame draw:style-name="gr14" draw:text-style-name="P337" svg:width="8.572cm" svg:height="0.825cm" svg:x="5.08cm" svg:y="7.153cm"><draw:text-box><text:p text:style-name="P337"><text:span text:style-name="T79">cstl </text:span><text:span text:style-name="T79">容器</text:span><text:span text:style-name="T79">(</text:span><text:span text:style-name="T79">通常是</text:span><text:span text:style-name="T79">deque_t)</text:span></text:p></draw:text-box></draw:frame><draw:custom-shape draw:style-name="gr13" draw:text-style-name="P336"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36"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36"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36"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37" svg:width="3.807cm" svg:height="1.325cm" svg:x="6.987cm" svg:y="2.2cm"><draw:text-box><text:p text:style-name="P337"><text:span text:style-name="T84">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531307138" text:continue-numbering="true" text:style-name="WW8Num13">
        <text:list-item>
          <text:list>
            <text:list-item>
              <text:list>
                <text:list-item>
                  <text:h text:style-name="P330"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ext:soft-page-break/>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859325301" text:continue-numbering="true" text:style-name="WW8Num13">
        <text:list-item>
          <text:list>
            <text:list-item>
              <text:list>
                <text:list-item>
                  <text:h text:style-name="P330"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1">*(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1">*(int*)queue_front(&amp;t_q), *(int*)queue_back(&amp;t_q));</text:p>
      <text:p text:style-name="P15"/>
      <text:p text:style-name="P15"><text:s text:c="4"/>while(!queue_empty(&amp;t_q))</text:p>
      <text:p text:style-name="P15"><text:s text:c="4"/>{</text:p>
      <text:p text:style-name="P15"><text:soft-page-break/><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257811823" text:continue-numbering="true" text:style-name="WW8Num13">
        <text:list-item>
          <text:list>
            <text:list-item>
              <text:h text:style-name="P317" text:outline-level="2">priority_queue_t</text:h>
            </text:list-item>
          </text:list>
        </text:list-item>
      </text:list>
      <text:p text:style-name="P90">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218080789" text:continue-numbering="true" text:style-name="WW8Num13">
        <text:list-item>
          <text:list>
            <text:list-item>
              <text:list>
                <text:list-item>
                  <text:h text:style-name="P330"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text:soft-page-break/>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1450413580" text:continue-numbering="true" text:style-name="WW8Num13">
        <text:list-item>
          <text:list>
            <text:list-item>
              <text:list>
                <text:list-item>
                  <text:h text:style-name="P330"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oft-page-break/><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 text:c="4"/>return 0;</text:p>
      <text:p text:style-name="P15">}</text:p>
      <text:p text:style-name="P8">结果:</text:p>
      <text:p text:style-name="P15">66.600000 44.400000 </text:p>
      <text:p text:style-name="P15">33.300000 22.200000 11.100000</text:p>
      <text:list xml:id="list752209467" text:continue-numbering="true" text:style-name="WW8Num13">
        <text:list-item>
          <text:h text:style-name="P302"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268105018" text:continue-numbering="true" text:style-name="WW8Num13">
        <text:list-item>
          <text:list>
            <text:list-item>
              <text:h text:style-name="P317" text:outline-level="2">两个string_t的使用实例</text:h>
              <text:list>
                <text:list-item>
                  <text:h text:style-name="P330" text:outline-level="3">第一个例子:提取文件名模版</text:h>
                </text:list-item>
              </text:list>
            </text:list-item>
          </text:list>
        </text:list-item>
      </text:list>
      <text:p text:style-name="P90">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text:soft-page-break/>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4"><text:soft-page-break/>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oft-page-break/><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322999172" text:continue-numbering="true" text:style-name="WW8Num13">
        <text:list-item>
          <text:list>
            <text:list-item>
              <text:list>
                <text:list-item>
                  <text:h text:style-name="P330"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oft-page-break/><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5">t_endinx = string_length(&amp;t_str);</text:p>
      <text:p text:style-name="P15">}</text:p>
      <text:p text:style-name="P8">确定了单词的开始和结尾然后逆序打印单词.</text:p>
      <text:p text:style-name="P15">for(i = t_endinx - 1; i &gt;= (int)t_beginx; --i)</text:p>
      <text:p text:style-name="P15">{</text:p>
      <text:p text:style-name="P96">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text:soft-page-break/>数据结果为</text:p>
      <text:p text:style-name="P15">stop &amp; snap</text:p>
      <text:p text:style-name="P15">I was a deer</text:p>
      <text:list xml:id="list2165308120" text:continue-numbering="true" text:style-name="WW8Num13">
        <text:list-item>
          <text:list>
            <text:list-item>
              <text:h text:style-name="P317" text:outline-level="2">string_t类型的描述</text:h>
              <text:list>
                <text:list-item>
                  <text:h text:style-name="P330"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770069899" text:continue-numbering="true" text:style-name="WW8Num13">
        <text:list-item>
          <text:list>
            <text:list-item>
              <text:list>
                <text:list-item>
                  <text:h text:style-name="P330"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ext:soft-page-break/>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743446861" text:continue-numbering="true" text:style-name="WW8Num13">
        <text:list-item>
          <text:list>
            <text:list-item>
              <text:list>
                <text:list-item>
                  <text:h text:style-name="P330"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85968779" text:continue-numbering="true" text:style-name="WW8Num13">
        <text:list-item>
          <text:list>
            <text:list-item>
              <text:list>
                <text:list-item>
                  <text:h text:style-name="P330"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oft-page-break/><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2104013942" text:continue-numbering="true" text:style-name="WW8Num13">
        <text:list-item>
          <text:list>
            <text:list-item>
              <text:list>
                <text:list-item>
                  <text:h text:style-name="P330"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910965693" text:continue-numbering="true" text:style-name="WW8Num13">
        <text:list-item>
          <text:list>
            <text:list-item>
              <text:list>
                <text:list-item>
                  <text:h text:style-name="P330"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763638342" text:continue-numbering="true" text:style-name="WW8Num13">
        <text:list-item>
          <text:list>
            <text:list-item>
              <text:list>
                <text:list-item>
                  <text:h text:style-name="P330" text:outline-level="3"><text:soft-page-break/>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1484753333" text:continue-numbering="true" text:style-name="WW8Num13">
        <text:list-item>
          <text:list>
            <text:list-item>
              <text:list>
                <text:list-item>
                  <text:h text:style-name="P330"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ext:soft-page-break/>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13770503" text:continue-numbering="true" text:style-name="WW8Num13">
        <text:list-item>
          <text:list>
            <text:list-item>
              <text:list>
                <text:list-item>
                  <text:h text:style-name="P330"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1862906712" text:continue-numbering="true" text:style-name="WW8Num13">
        <text:list-item>
          <text:list>
            <text:list-item>
              <text:list>
                <text:list-item>
                  <text:h text:style-name="P330"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oft-page-break/><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692397905" text:continue-numbering="true" text:style-name="WW8Num13">
        <text:list-item>
          <text:list>
            <text:list-item>
              <text:list>
                <text:list-item>
                  <text:h text:style-name="P330" text:outline-level="3">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082576024" text:continue-numbering="true" text:style-name="WW8Num13">
        <text:list-item>
          <text:list>
            <text:list-item>
              <text:list>
                <text:list-item>
                  <text:h text:style-name="P330"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1362265421" text:continue-numbering="true" text:style-name="WW8Num13">
        <text:list-item>
          <text:list>
            <text:list-item>
              <text:list>
                <text:list-item>
                  <text:h text:style-name="P330" text:outline-level="3"><text:soft-page-break/>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680262840" text:continue-numbering="true" text:style-name="WW8Num13">
        <text:list-item>
          <text:list>
            <text:list-item>
              <text:list>
                <text:list-item>
                  <text:h text:style-name="P330"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334" svg:width="17.779cm" svg:height="3.026cm" svg:x="0.002cm" svg:y="0.002cm"><text:p/></draw:rect><draw:frame draw:style-name="gr3" draw:text-style-name="P335" svg:width="17.779cm" svg:height="3.026cm" svg:x="0cm" svg:y="0cm"><draw:text-box><text:p text:style-name="P335"><text:span text:style-name="T78">注意</text:span><text:span text:style-name="T78">:</text:span><text:span text:style-name="T80"> </text:span><text:span text:style-name="T79">string_substr()</text:span><text:span text:style-name="T80">函数的返回值是一个已经初始化的</text:span><text:span text:style-name="T79">string_t</text:span><text:span text:style-name="T80">类型</text:span><text:span text:style-name="T78">,</text:span><text:span text:style-name="T80">所以这个函数的返回值不能忽略</text:span><text:span text:style-name="T78">,</text:span><text:span text:style-name="T78">同时必须使用为初始化的</text:span><text:span text:style-name="T78">string_t</text:span><text:span text:style-name="T78">变量去接收返回值</text:span><text:span text:style-name="T78">,</text:span><text:span text:style-name="T78">使用之后要销毁</text:span><text:span text:style-name="T78">.</text:span><text:span text:style-name="T78">这个函数与</text:span></text:p><text:p text:style-name="P335"><text:span text:style-name="T79">xxxx_equal_range()</text:span><text:span text:style-name="T78">函数一样</text:span><text:span text:style-name="T78">.</text:span></text:p></draw:text-box></draw:frame></draw:g></text:p>
      <text:list xml:id="list996303718" text:continue-numbering="true" text:style-name="WW8Num13">
        <text:list-item>
          <text:list>
            <text:list-item>
              <text:list>
                <text:list-item>
                  <text:h text:style-name="P330"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ext:soft-page-break/>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tab/>while(string_getline_delimiter(&amp;t_str, stdin, ‘:’))</text:p>
      <text:p text:style-name="P15"><text:tab/>{</text:p>
      <text:p text:style-name="P15"><text:tab/>...</text:p>
      <text:p text:style-name="P15"><text:tab/>}</text:p>
      <text:list xml:id="list1412347207" text:continue-numbering="true" text:style-name="WW8Num13">
        <text:list-item>
          <text:list>
            <text:list-item>
              <text:list>
                <text:list-item>
                  <text:h text:style-name="P330"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ext:soft-page-break/>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321432920" text:continue-numbering="true" text:style-name="WW8Num13">
        <text:list-item>
          <text:list>
            <text:list-item>
              <text:list>
                <text:list-item>
                  <text:h text:style-name="P330"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9">{</text:p>
      <text:p text:style-name="P89">...<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027299883" text:continue-numbering="true" text:style-name="WW8Num13">
        <text:list-item>
          <text:list>
            <text:list-item>
              <text:list>
                <text:list-item>
                  <text:h text:style-name="P330"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text:soft-page-break/>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22T22:03:33</dc:date>
    <meta:editing-cycles>1213</meta:editing-cycles>
    <meta:editing-duration>PT165H16M48S</meta:editing-duration>
    <meta:generator>OpenOffice.org/3.1$Linux OpenOffice.org_project/310m19$Build-9420</meta:generator>
    <dc:creator>Wangbo </dc:creator>
    <meta:document-statistic meta:table-count="190" meta:image-count="26" meta:object-count="0" meta:page-count="326" meta:paragraph-count="11637" meta:word-count="55142" meta:character-count="325922"/>
  </office:meta>
</office:document-meta>
</file>